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2.85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36.9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</office:automatic-styles>
  <office:body>
    <office:spreadsheet>
      <table:table table:name="result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-166" calcext:value-type="float">
            <text:p>-166</text:p>
          </table:table-cell>
          <table:table-cell office:value-type="float" office:value="-87.04" calcext:value-type="float">
            <text:p>-87.04</text:p>
          </table:table-cell>
          <table:table-cell/>
          <table:table-cell office:value-type="string" calcext:value-type="string">
            <text:p>Total Rows</text:p>
          </table:table-cell>
          <table:table-cell office:value-type="float" office:value="3806" calcext:value-type="float">
            <text:p>3806</text:p>
          </table:table-cell>
          <table:table-cell table:number-columns-repeated="2"/>
          <table:table-cell table:formula="of:=ROW()" office:value-type="float" office:value="1" calcext:value-type="float">
            <text:p>1</text:p>
          </table:table-cell>
          <table:table-cell table:style-name="ce1" table:formula="of:=AVERAGEIF([.$A$1:.$A$3806];ROW();[.B$1:.B$3806])" office:value-type="float" office:value="-25.7" calcext:value-type="float">
            <text:p>-25.7</text:p>
          </table:table-cell>
          <table:table-cell table:style-name="ce1" table:formula="of:=AVERAGEIF([.$A$1:.$A$3806];ROW();[.C$1:.C$3806])" office:value-type="float" office:value="-151.5" calcext:value-type="float">
            <text:p>-151.5</text:p>
          </table:table-cell>
          <table:table-cell table:style-name="ce1" table:formula="of:=AVERAGEIF([.$A$1:.$A$3806];ROW();[.D$1:.D$3806])" office:value-type="float" office:value="-83.27" calcext:value-type="float">
            <text:p>-83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-145" calcext:value-type="float">
            <text:p>-145</text:p>
          </table:table-cell>
          <table:table-cell office:value-type="float" office:value="-79.17" calcext:value-type="float">
            <text:p>-79.17</text:p>
          </table:table-cell>
          <table:table-cell/>
          <table:table-cell office:value-type="string" calcext:value-type="string">
            <text:p>Max Generations</text:p>
          </table:table-cell>
          <table:table-cell table:formula="of:=MAX([.A1]:INDIRECT(&quot;A&quot;&amp;[.G1]))" office:value-type="float" office:value="604" calcext:value-type="float">
            <text:p>604</text:p>
          </table:table-cell>
          <table:table-cell table:number-columns-repeated="2"/>
          <table:table-cell table:formula="of:=ROW()" office:value-type="float" office:value="2" calcext:value-type="float">
            <text:p>2</text:p>
          </table:table-cell>
          <table:table-cell table:style-name="ce1" table:formula="of:=AVERAGEIF([.$A$1:.$A$3806];ROW();[.B$1:.B$3806])" office:value-type="float" office:value="-23.1" calcext:value-type="float">
            <text:p>-23.1</text:p>
          </table:table-cell>
          <table:table-cell table:style-name="ce1" table:formula="of:=AVERAGEIF([.$A$1:.$A$3806];ROW();[.C$1:.C$3806])" office:value-type="float" office:value="-130.4" calcext:value-type="float">
            <text:p>-130.4</text:p>
          </table:table-cell>
          <table:table-cell table:style-name="ce1" table:formula="of:=AVERAGEIF([.$A$1:.$A$3806];ROW();[.D$1:.D$3806])" office:value-type="float" office:value="-71.657" calcext:value-type="float">
            <text:p>-71.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-133" calcext:value-type="float">
            <text:p>-133</text:p>
          </table:table-cell>
          <table:table-cell office:value-type="float" office:value="-63.53" calcext:value-type="float">
            <text:p>-63.53</text:p>
          </table:table-cell>
          <table:table-cell/>
          <table:table-cell office:value-type="string" calcext:value-type="string">
            <text:p>Labels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Average</text:p>
          </table:table-cell>
          <table:table-cell table:formula="of:=ROW()" office:value-type="float" office:value="3" calcext:value-type="float">
            <text:p>3</text:p>
          </table:table-cell>
          <table:table-cell table:style-name="ce1" table:formula="of:=AVERAGEIF([.$A$1:.$A$3806];ROW();[.B$1:.B$3806])" office:value-type="float" office:value="-18.3" calcext:value-type="float">
            <text:p>-18.3</text:p>
          </table:table-cell>
          <table:table-cell table:style-name="ce1" table:formula="of:=AVERAGEIF([.$A$1:.$A$3806];ROW();[.C$1:.C$3806])" office:value-type="float" office:value="-120.6" calcext:value-type="float">
            <text:p>-120.6</text:p>
          </table:table-cell>
          <table:table-cell table:style-name="ce1" table:formula="of:=AVERAGEIF([.$A$1:.$A$3806];ROW();[.D$1:.D$3806])" office:value-type="float" office:value="-61.504" calcext:value-type="float">
            <text:p>-61.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-129" calcext:value-type="float">
            <text:p>-129</text:p>
          </table:table-cell>
          <table:table-cell office:value-type="float" office:value="-51.6" calcext:value-type="float">
            <text:p>-51.6</text:p>
          </table:table-cell>
          <table:table-cell table:number-columns-repeated="5"/>
          <table:table-cell table:formula="of:=ROW()" office:value-type="float" office:value="4" calcext:value-type="float">
            <text:p>4</text:p>
          </table:table-cell>
          <table:table-cell table:style-name="ce1" table:formula="of:=AVERAGEIF([.$A$1:.$A$3806];ROW();[.B$1:.B$3806])" office:value-type="float" office:value="-14.6" calcext:value-type="float">
            <text:p>-14.6</text:p>
          </table:table-cell>
          <table:table-cell table:style-name="ce1" table:formula="of:=AVERAGEIF([.$A$1:.$A$3806];ROW();[.C$1:.C$3806])" office:value-type="float" office:value="-108.6" calcext:value-type="float">
            <text:p>-108.6</text:p>
          </table:table-cell>
          <table:table-cell table:style-name="ce1" table:formula="of:=AVERAGEIF([.$A$1:.$A$3806];ROW();[.D$1:.D$3806])" office:value-type="float" office:value="-53.222" calcext:value-type="float">
            <text:p>-53.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-94" calcext:value-type="float">
            <text:p>-94</text:p>
          </table:table-cell>
          <table:table-cell office:value-type="float" office:value="-42.33" calcext:value-type="float">
            <text:p>-42.33</text:p>
          </table:table-cell>
          <table:table-cell table:number-columns-repeated="5"/>
          <table:table-cell table:formula="of:=ROW()" office:value-type="float" office:value="5" calcext:value-type="float">
            <text:p>5</text:p>
          </table:table-cell>
          <table:table-cell table:style-name="ce1" table:formula="of:=AVERAGEIF([.$A$1:.$A$3806];ROW();[.B$1:.B$3806])" office:value-type="float" office:value="-13.4" calcext:value-type="float">
            <text:p>-13.4</text:p>
          </table:table-cell>
          <table:table-cell table:style-name="ce1" table:formula="of:=AVERAGEIF([.$A$1:.$A$3806];ROW();[.C$1:.C$3806])" office:value-type="float" office:value="-91.9" calcext:value-type="float">
            <text:p>-91.9</text:p>
          </table:table-cell>
          <table:table-cell table:style-name="ce1" table:formula="of:=AVERAGEIF([.$A$1:.$A$3806];ROW();[.D$1:.D$3806])" office:value-type="float" office:value="-46.059" calcext:value-type="float">
            <text:p>-46.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88" calcext:value-type="float">
            <text:p>-88</text:p>
          </table:table-cell>
          <table:table-cell office:value-type="float" office:value="-37.33" calcext:value-type="float">
            <text:p>-37.33</text:p>
          </table:table-cell>
          <table:table-cell table:number-columns-repeated="5"/>
          <table:table-cell table:formula="of:=ROW()" office:value-type="float" office:value="6" calcext:value-type="float">
            <text:p>6</text:p>
          </table:table-cell>
          <table:table-cell table:style-name="ce1" table:formula="of:=AVERAGEIF([.$A$1:.$A$3806];ROW();[.B$1:.B$3806])" office:value-type="float" office:value="-13.3" calcext:value-type="float">
            <text:p>-13.3</text:p>
          </table:table-cell>
          <table:table-cell table:style-name="ce1" table:formula="of:=AVERAGEIF([.$A$1:.$A$3806];ROW();[.C$1:.C$3806])" office:value-type="float" office:value="-83.5" calcext:value-type="float">
            <text:p>-83.5</text:p>
          </table:table-cell>
          <table:table-cell table:style-name="ce1" table:formula="of:=AVERAGEIF([.$A$1:.$A$3806];ROW();[.D$1:.D$3806])" office:value-type="float" office:value="-40.579" calcext:value-type="float">
            <text:p>-40.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-73" calcext:value-type="float">
            <text:p>-73</text:p>
          </table:table-cell>
          <table:table-cell office:value-type="float" office:value="-31.81" calcext:value-type="float">
            <text:p>-31.81</text:p>
          </table:table-cell>
          <table:table-cell table:number-columns-repeated="5"/>
          <table:table-cell table:formula="of:=ROW()" office:value-type="float" office:value="7" calcext:value-type="float">
            <text:p>7</text:p>
          </table:table-cell>
          <table:table-cell table:style-name="ce1" table:formula="of:=AVERAGEIF([.$A$1:.$A$3806];ROW();[.B$1:.B$3806])" office:value-type="float" office:value="-12.1" calcext:value-type="float">
            <text:p>-12.1</text:p>
          </table:table-cell>
          <table:table-cell table:style-name="ce1" table:formula="of:=AVERAGEIF([.$A$1:.$A$3806];ROW();[.C$1:.C$3806])" office:value-type="float" office:value="-77.1" calcext:value-type="float">
            <text:p>-77.1</text:p>
          </table:table-cell>
          <table:table-cell table:style-name="ce1" table:formula="of:=AVERAGEIF([.$A$1:.$A$3806];ROW();[.D$1:.D$3806])" office:value-type="float" office:value="-36.234" calcext:value-type="float">
            <text:p>-36.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64" calcext:value-type="float">
            <text:p>-64</text:p>
          </table:table-cell>
          <table:table-cell office:value-type="float" office:value="-28.34" calcext:value-type="float">
            <text:p>-28.34</text:p>
          </table:table-cell>
          <table:table-cell table:number-columns-repeated="5"/>
          <table:table-cell table:formula="of:=ROW()" office:value-type="float" office:value="8" calcext:value-type="float">
            <text:p>8</text:p>
          </table:table-cell>
          <table:table-cell table:style-name="ce1" table:formula="of:=AVERAGEIF([.$A$1:.$A$3806];ROW();[.B$1:.B$3806])" office:value-type="float" office:value="-11.7" calcext:value-type="float">
            <text:p>-11.7</text:p>
          </table:table-cell>
          <table:table-cell table:style-name="ce1" table:formula="of:=AVERAGEIF([.$A$1:.$A$3806];ROW();[.C$1:.C$3806])" office:value-type="float" office:value="-72.5" calcext:value-type="float">
            <text:p>-72.5</text:p>
          </table:table-cell>
          <table:table-cell table:style-name="ce1" table:formula="of:=AVERAGEIF([.$A$1:.$A$3806];ROW();[.D$1:.D$3806])" office:value-type="float" office:value="-32.681" calcext:value-type="float">
            <text:p>-32.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54" calcext:value-type="float">
            <text:p>-54</text:p>
          </table:table-cell>
          <table:table-cell office:value-type="float" office:value="-25.77" calcext:value-type="float">
            <text:p>-25.77</text:p>
          </table:table-cell>
          <table:table-cell table:number-columns-repeated="5"/>
          <table:table-cell table:formula="of:=ROW()" office:value-type="float" office:value="9" calcext:value-type="float">
            <text:p>9</text:p>
          </table:table-cell>
          <table:table-cell table:style-name="ce1" table:formula="of:=AVERAGEIF([.$A$1:.$A$3806];ROW();[.B$1:.B$3806])" office:value-type="float" office:value="-11.5" calcext:value-type="float">
            <text:p>-11.5</text:p>
          </table:table-cell>
          <table:table-cell table:style-name="ce1" table:formula="of:=AVERAGEIF([.$A$1:.$A$3806];ROW();[.C$1:.C$3806])" office:value-type="float" office:value="-62.9" calcext:value-type="float">
            <text:p>-62.9</text:p>
          </table:table-cell>
          <table:table-cell table:style-name="ce1" table:formula="of:=AVERAGEIF([.$A$1:.$A$3806];ROW();[.D$1:.D$3806])" office:value-type="float" office:value="-28.947" calcext:value-type="float">
            <text:p>-28.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62" calcext:value-type="float">
            <text:p>-62</text:p>
          </table:table-cell>
          <table:table-cell office:value-type="float" office:value="-23.54" calcext:value-type="float">
            <text:p>-23.54</text:p>
          </table:table-cell>
          <table:table-cell table:number-columns-repeated="5"/>
          <table:table-cell table:formula="of:=ROW()" office:value-type="float" office:value="10" calcext:value-type="float">
            <text:p>10</text:p>
          </table:table-cell>
          <table:table-cell table:style-name="ce1" table:formula="of:=AVERAGEIF([.$A$1:.$A$3806];ROW();[.B$1:.B$3806])" office:value-type="float" office:value="-11.2" calcext:value-type="float">
            <text:p>-11.2</text:p>
          </table:table-cell>
          <table:table-cell table:style-name="ce1" table:formula="of:=AVERAGEIF([.$A$1:.$A$3806];ROW();[.C$1:.C$3806])" office:value-type="float" office:value="-56.2" calcext:value-type="float">
            <text:p>-56.2</text:p>
          </table:table-cell>
          <table:table-cell table:style-name="ce1" table:formula="of:=AVERAGEIF([.$A$1:.$A$3806];ROW();[.D$1:.D$3806])" office:value-type="float" office:value="-26.445" calcext:value-type="float">
            <text:p>-26.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71" calcext:value-type="float">
            <text:p>-71</text:p>
          </table:table-cell>
          <table:table-cell office:value-type="float" office:value="-23.32" calcext:value-type="float">
            <text:p>-23.32</text:p>
          </table:table-cell>
          <table:table-cell table:number-columns-repeated="5"/>
          <table:table-cell table:formula="of:=ROW()" office:value-type="float" office:value="11" calcext:value-type="float">
            <text:p>11</text:p>
          </table:table-cell>
          <table:table-cell table:style-name="ce1" table:formula="of:=AVERAGEIF([.$A$1:.$A$3806];ROW();[.B$1:.B$3806])" office:value-type="float" office:value="-11" calcext:value-type="float">
            <text:p>-11</text:p>
          </table:table-cell>
          <table:table-cell table:style-name="ce1" table:formula="of:=AVERAGEIF([.$A$1:.$A$3806];ROW();[.C$1:.C$3806])" office:value-type="float" office:value="-58.1" calcext:value-type="float">
            <text:p>-58.1</text:p>
          </table:table-cell>
          <table:table-cell table:style-name="ce1" table:formula="of:=AVERAGEIF([.$A$1:.$A$3806];ROW();[.D$1:.D$3806])" office:value-type="float" office:value="-24.293" calcext:value-type="float">
            <text:p>-24.2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-72" calcext:value-type="float">
            <text:p>-72</text:p>
          </table:table-cell>
          <table:table-cell office:value-type="float" office:value="-19.5" calcext:value-type="float">
            <text:p>-19.5</text:p>
          </table:table-cell>
          <table:table-cell table:number-columns-repeated="5"/>
          <table:table-cell table:formula="of:=ROW()" office:value-type="float" office:value="12" calcext:value-type="float">
            <text:p>12</text:p>
          </table:table-cell>
          <table:table-cell table:style-name="ce1" table:formula="of:=AVERAGEIF([.$A$1:.$A$3806];ROW();[.B$1:.B$3806])" office:value-type="float" office:value="-10.2" calcext:value-type="float">
            <text:p>-10.2</text:p>
          </table:table-cell>
          <table:table-cell table:style-name="ce1" table:formula="of:=AVERAGEIF([.$A$1:.$A$3806];ROW();[.C$1:.C$3806])" office:value-type="float" office:value="-62.7" calcext:value-type="float">
            <text:p>-62.7</text:p>
          </table:table-cell>
          <table:table-cell table:style-name="ce1" table:formula="of:=AVERAGEIF([.$A$1:.$A$3806];ROW();[.D$1:.D$3806])" office:value-type="float" office:value="-22.641" calcext:value-type="float">
            <text:p>-22.6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17.02" calcext:value-type="float">
            <text:p>-17.02</text:p>
          </table:table-cell>
          <table:table-cell table:number-columns-repeated="5"/>
          <table:table-cell table:formula="of:=ROW()" office:value-type="float" office:value="13" calcext:value-type="float">
            <text:p>13</text:p>
          </table:table-cell>
          <table:table-cell table:style-name="ce1" table:formula="of:=AVERAGEIF([.$A$1:.$A$3806];ROW();[.B$1:.B$3806])" office:value-type="float" office:value="-10.1" calcext:value-type="float">
            <text:p>-10.1</text:p>
          </table:table-cell>
          <table:table-cell table:style-name="ce1" table:formula="of:=AVERAGEIF([.$A$1:.$A$3806];ROW();[.C$1:.C$3806])" office:value-type="float" office:value="-54.2" calcext:value-type="float">
            <text:p>-54.2</text:p>
          </table:table-cell>
          <table:table-cell table:style-name="ce1" table:formula="of:=AVERAGEIF([.$A$1:.$A$3806];ROW();[.D$1:.D$3806])" office:value-type="float" office:value="-21.541" calcext:value-type="float">
            <text:p>-21.5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15.59" calcext:value-type="float">
            <text:p>-15.59</text:p>
          </table:table-cell>
          <table:table-cell table:number-columns-repeated="5"/>
          <table:table-cell table:formula="of:=ROW()" office:value-type="float" office:value="14" calcext:value-type="float">
            <text:p>14</text:p>
          </table:table-cell>
          <table:table-cell table:style-name="ce1" table:formula="of:=AVERAGEIF([.$A$1:.$A$3806];ROW();[.B$1:.B$3806])" office:value-type="float" office:value="-9.8" calcext:value-type="float">
            <text:p>-9.8</text:p>
          </table:table-cell>
          <table:table-cell table:style-name="ce1" table:formula="of:=AVERAGEIF([.$A$1:.$A$3806];ROW();[.C$1:.C$3806])" office:value-type="float" office:value="-56.8" calcext:value-type="float">
            <text:p>-56.8</text:p>
          </table:table-cell>
          <table:table-cell table:style-name="ce1" table:formula="of:=AVERAGEIF([.$A$1:.$A$3806];ROW();[.D$1:.D$3806])" office:value-type="float" office:value="-20.262" calcext:value-type="float">
            <text:p>-20.2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14.55" calcext:value-type="float">
            <text:p>-14.55</text:p>
          </table:table-cell>
          <table:table-cell table:number-columns-repeated="5"/>
          <table:table-cell table:formula="of:=ROW()" office:value-type="float" office:value="15" calcext:value-type="float">
            <text:p>15</text:p>
          </table:table-cell>
          <table:table-cell table:style-name="ce1" table:formula="of:=AVERAGEIF([.$A$1:.$A$3806];ROW();[.B$1:.B$3806])" office:value-type="float" office:value="-9.8" calcext:value-type="float">
            <text:p>-9.8</text:p>
          </table:table-cell>
          <table:table-cell table:style-name="ce1" table:formula="of:=AVERAGEIF([.$A$1:.$A$3806];ROW();[.C$1:.C$3806])" office:value-type="float" office:value="-52.4" calcext:value-type="float">
            <text:p>-52.4</text:p>
          </table:table-cell>
          <table:table-cell table:style-name="ce1" table:formula="of:=AVERAGEIF([.$A$1:.$A$3806];ROW();[.D$1:.D$3806])" office:value-type="float" office:value="-19.223" calcext:value-type="float">
            <text:p>-19.2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58" calcext:value-type="float">
            <text:p>-58</text:p>
          </table:table-cell>
          <table:table-cell office:value-type="float" office:value="-13.98" calcext:value-type="float">
            <text:p>-13.98</text:p>
          </table:table-cell>
          <table:table-cell table:number-columns-repeated="5"/>
          <table:table-cell table:formula="of:=ROW()" office:value-type="float" office:value="16" calcext:value-type="float">
            <text:p>16</text:p>
          </table:table-cell>
          <table:table-cell table:style-name="ce1" table:formula="of:=AVERAGEIF([.$A$1:.$A$3806];ROW();[.B$1:.B$3806])" office:value-type="float" office:value="-9.6" calcext:value-type="float">
            <text:p>-9.6</text:p>
          </table:table-cell>
          <table:table-cell table:style-name="ce1" table:formula="of:=AVERAGEIF([.$A$1:.$A$3806];ROW();[.C$1:.C$3806])" office:value-type="float" office:value="-50.8" calcext:value-type="float">
            <text:p>-50.8</text:p>
          </table:table-cell>
          <table:table-cell table:style-name="ce1" table:formula="of:=AVERAGEIF([.$A$1:.$A$3806];ROW();[.D$1:.D$3806])" office:value-type="float" office:value="-18.53" calcext:value-type="float">
            <text:p>-18.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14.16" calcext:value-type="float">
            <text:p>-14.16</text:p>
          </table:table-cell>
          <table:table-cell table:number-columns-repeated="5"/>
          <table:table-cell table:formula="of:=ROW()" office:value-type="float" office:value="17" calcext:value-type="float">
            <text:p>17</text:p>
          </table:table-cell>
          <table:table-cell table:style-name="ce1" table:formula="of:=AVERAGEIF([.$A$1:.$A$3806];ROW();[.B$1:.B$3806])" office:value-type="float" office:value="-9.3" calcext:value-type="float">
            <text:p>-9.3</text:p>
          </table:table-cell>
          <table:table-cell table:style-name="ce1" table:formula="of:=AVERAGEIF([.$A$1:.$A$3806];ROW();[.C$1:.C$3806])" office:value-type="float" office:value="-53.9" calcext:value-type="float">
            <text:p>-53.9</text:p>
          </table:table-cell>
          <table:table-cell table:style-name="ce1" table:formula="of:=AVERAGEIF([.$A$1:.$A$3806];ROW();[.D$1:.D$3806])" office:value-type="float" office:value="-17.624" calcext:value-type="float">
            <text:p>-17.6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13.98" calcext:value-type="float">
            <text:p>-13.98</text:p>
          </table:table-cell>
          <table:table-cell table:number-columns-repeated="5"/>
          <table:table-cell table:formula="of:=ROW()" office:value-type="float" office:value="18" calcext:value-type="float">
            <text:p>18</text:p>
          </table:table-cell>
          <table:table-cell table:style-name="ce1" table:formula="of:=AVERAGEIF([.$A$1:.$A$3806];ROW();[.B$1:.B$3806])" office:value-type="float" office:value="-9.3" calcext:value-type="float">
            <text:p>-9.3</text:p>
          </table:table-cell>
          <table:table-cell table:style-name="ce1" table:formula="of:=AVERAGEIF([.$A$1:.$A$3806];ROW();[.C$1:.C$3806])" office:value-type="float" office:value="-50.5" calcext:value-type="float">
            <text:p>-50.5</text:p>
          </table:table-cell>
          <table:table-cell table:style-name="ce1" table:formula="of:=AVERAGEIF([.$A$1:.$A$3806];ROW();[.D$1:.D$3806])" office:value-type="float" office:value="-17.305" calcext:value-type="float">
            <text:p>-17.3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13.47" calcext:value-type="float">
            <text:p>-13.47</text:p>
          </table:table-cell>
          <table:table-cell table:number-columns-repeated="5"/>
          <table:table-cell table:formula="of:=ROW()" office:value-type="float" office:value="19" calcext:value-type="float">
            <text:p>19</text:p>
          </table:table-cell>
          <table:table-cell table:style-name="ce1" table:formula="of:=AVERAGEIF([.$A$1:.$A$3806];ROW();[.B$1:.B$3806])" office:value-type="float" office:value="-9.3" calcext:value-type="float">
            <text:p>-9.3</text:p>
          </table:table-cell>
          <table:table-cell table:style-name="ce1" table:formula="of:=AVERAGEIF([.$A$1:.$A$3806];ROW();[.C$1:.C$3806])" office:value-type="float" office:value="-52.7" calcext:value-type="float">
            <text:p>-52.7</text:p>
          </table:table-cell>
          <table:table-cell table:style-name="ce1" table:formula="of:=AVERAGEIF([.$A$1:.$A$3806];ROW();[.D$1:.D$3806])" office:value-type="float" office:value="-16.915" calcext:value-type="float">
            <text:p>-16.9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13.57" calcext:value-type="float">
            <text:p>-13.57</text:p>
          </table:table-cell>
          <table:table-cell table:number-columns-repeated="5"/>
          <table:table-cell table:formula="of:=ROW()" office:value-type="float" office:value="20" calcext:value-type="float">
            <text:p>20</text:p>
          </table:table-cell>
          <table:table-cell table:style-name="ce1" table:formula="of:=AVERAGEIF([.$A$1:.$A$3806];ROW();[.B$1:.B$3806])" office:value-type="float" office:value="-8.9" calcext:value-type="float">
            <text:p>-8.9</text:p>
          </table:table-cell>
          <table:table-cell table:style-name="ce1" table:formula="of:=AVERAGEIF([.$A$1:.$A$3806];ROW();[.C$1:.C$3806])" office:value-type="float" office:value="-46.1" calcext:value-type="float">
            <text:p>-46.1</text:p>
          </table:table-cell>
          <table:table-cell table:style-name="ce1" table:formula="of:=AVERAGEIF([.$A$1:.$A$3806];ROW();[.D$1:.D$3806])" office:value-type="float" office:value="-16.257" calcext:value-type="float">
            <text:p>-16.2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13.73" calcext:value-type="float">
            <text:p>-13.73</text:p>
          </table:table-cell>
          <table:table-cell table:number-columns-repeated="5"/>
          <table:table-cell table:formula="of:=ROW()" office:value-type="float" office:value="21" calcext:value-type="float">
            <text:p>21</text:p>
          </table:table-cell>
          <table:table-cell table:style-name="ce1" table:formula="of:=AVERAGEIF([.$A$1:.$A$3806];ROW();[.B$1:.B$3806])" office:value-type="float" office:value="-8.4" calcext:value-type="float">
            <text:p>-8.4</text:p>
          </table:table-cell>
          <table:table-cell table:style-name="ce1" table:formula="of:=AVERAGEIF([.$A$1:.$A$3806];ROW();[.C$1:.C$3806])" office:value-type="float" office:value="-50.8" calcext:value-type="float">
            <text:p>-50.8</text:p>
          </table:table-cell>
          <table:table-cell table:style-name="ce1" table:formula="of:=AVERAGEIF([.$A$1:.$A$3806];ROW();[.D$1:.D$3806])" office:value-type="float" office:value="-15.963" calcext:value-type="float">
            <text:p>-15.9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12.47" calcext:value-type="float">
            <text:p>-12.47</text:p>
          </table:table-cell>
          <table:table-cell table:number-columns-repeated="5"/>
          <table:table-cell table:formula="of:=ROW()" office:value-type="float" office:value="22" calcext:value-type="float">
            <text:p>22</text:p>
          </table:table-cell>
          <table:table-cell table:style-name="ce1" table:formula="of:=AVERAGEIF([.$A$1:.$A$3806];ROW();[.B$1:.B$3806])" office:value-type="float" office:value="-8.4" calcext:value-type="float">
            <text:p>-8.4</text:p>
          </table:table-cell>
          <table:table-cell table:style-name="ce1" table:formula="of:=AVERAGEIF([.$A$1:.$A$3806];ROW();[.C$1:.C$3806])" office:value-type="float" office:value="-51.2" calcext:value-type="float">
            <text:p>-51.2</text:p>
          </table:table-cell>
          <table:table-cell table:style-name="ce1" table:formula="of:=AVERAGEIF([.$A$1:.$A$3806];ROW();[.D$1:.D$3806])" office:value-type="float" office:value="-15.36" calcext:value-type="float">
            <text:p>-15.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12.59" calcext:value-type="float">
            <text:p>-12.59</text:p>
          </table:table-cell>
          <table:table-cell table:number-columns-repeated="5"/>
          <table:table-cell table:formula="of:=ROW()" office:value-type="float" office:value="23" calcext:value-type="float">
            <text:p>23</text:p>
          </table:table-cell>
          <table:table-cell table:style-name="ce1" table:formula="of:=AVERAGEIF([.$A$1:.$A$3806];ROW();[.B$1:.B$3806])" office:value-type="float" office:value="-8.4" calcext:value-type="float">
            <text:p>-8.4</text:p>
          </table:table-cell>
          <table:table-cell table:style-name="ce1" table:formula="of:=AVERAGEIF([.$A$1:.$A$3806];ROW();[.C$1:.C$3806])" office:value-type="float" office:value="-50.3" calcext:value-type="float">
            <text:p>-50.3</text:p>
          </table:table-cell>
          <table:table-cell table:style-name="ce1" table:formula="of:=AVERAGEIF([.$A$1:.$A$3806];ROW();[.D$1:.D$3806])" office:value-type="float" office:value="-15.167" calcext:value-type="float">
            <text:p>-15.1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12.31" calcext:value-type="float">
            <text:p>-12.31</text:p>
          </table:table-cell>
          <table:table-cell table:number-columns-repeated="5"/>
          <table:table-cell table:formula="of:=ROW()" office:value-type="float" office:value="24" calcext:value-type="float">
            <text:p>24</text:p>
          </table:table-cell>
          <table:table-cell table:style-name="ce1" table:formula="of:=AVERAGEIF([.$A$1:.$A$3806];ROW();[.B$1:.B$3806])" office:value-type="float" office:value="-7.4" calcext:value-type="float">
            <text:p>-7.4</text:p>
          </table:table-cell>
          <table:table-cell table:style-name="ce1" table:formula="of:=AVERAGEIF([.$A$1:.$A$3806];ROW();[.C$1:.C$3806])" office:value-type="float" office:value="-50.4" calcext:value-type="float">
            <text:p>-50.4</text:p>
          </table:table-cell>
          <table:table-cell table:style-name="ce1" table:formula="of:=AVERAGEIF([.$A$1:.$A$3806];ROW();[.D$1:.D$3806])" office:value-type="float" office:value="-14.745" calcext:value-type="float">
            <text:p>-14.7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-25" calcext:value-type="float">
            <text:p>-25</text:p>
          </table:table-cell>
          <table:table-cell office:value-type="float" office:value="-11.24" calcext:value-type="float">
            <text:p>-11.24</text:p>
          </table:table-cell>
          <table:table-cell table:number-columns-repeated="5"/>
          <table:table-cell table:formula="of:=ROW()" office:value-type="float" office:value="25" calcext:value-type="float">
            <text:p>25</text:p>
          </table:table-cell>
          <table:table-cell table:style-name="ce1" table:formula="of:=AVERAGEIF([.$A$1:.$A$3806];ROW();[.B$1:.B$3806])" office:value-type="float" office:value="-7.66666666666667" calcext:value-type="float">
            <text:p>-7.6666666667</text:p>
          </table:table-cell>
          <table:table-cell table:style-name="ce1" table:formula="of:=AVERAGEIF([.$A$1:.$A$3806];ROW();[.C$1:.C$3806])" office:value-type="float" office:value="-46.6666666666667" calcext:value-type="float">
            <text:p>-46.6666666667</text:p>
          </table:table-cell>
          <table:table-cell table:style-name="ce1" table:formula="of:=AVERAGEIF([.$A$1:.$A$3806];ROW();[.D$1:.D$3806])" office:value-type="float" office:value="-14.7866666666667" calcext:value-type="float">
            <text:p>-14.78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11.14" calcext:value-type="float">
            <text:p>-11.14</text:p>
          </table:table-cell>
          <table:table-cell table:number-columns-repeated="5"/>
          <table:table-cell table:formula="of:=ROW()" office:value-type="float" office:value="26" calcext:value-type="float">
            <text:p>26</text:p>
          </table:table-cell>
          <table:table-cell table:style-name="ce1" table:formula="of:=AVERAGEIF([.$A$1:.$A$3806];ROW();[.B$1:.B$3806])" office:value-type="float" office:value="-7.66666666666667" calcext:value-type="float">
            <text:p>-7.6666666667</text:p>
          </table:table-cell>
          <table:table-cell table:style-name="ce1" table:formula="of:=AVERAGEIF([.$A$1:.$A$3806];ROW();[.C$1:.C$3806])" office:value-type="float" office:value="-45.5555555555556" calcext:value-type="float">
            <text:p>-45.5555555556</text:p>
          </table:table-cell>
          <table:table-cell table:style-name="ce1" table:formula="of:=AVERAGEIF([.$A$1:.$A$3806];ROW();[.D$1:.D$3806])" office:value-type="float" office:value="-14.5677777777778" calcext:value-type="float">
            <text:p>-14.567777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10.94" calcext:value-type="float">
            <text:p>-10.94</text:p>
          </table:table-cell>
          <table:table-cell table:number-columns-repeated="5"/>
          <table:table-cell table:formula="of:=ROW()" office:value-type="float" office:value="27" calcext:value-type="float">
            <text:p>27</text:p>
          </table:table-cell>
          <table:table-cell table:style-name="ce1" table:formula="of:=AVERAGEIF([.$A$1:.$A$3806];ROW();[.B$1:.B$3806])" office:value-type="float" office:value="-7.11111111111111" calcext:value-type="float">
            <text:p>-7.1111111111</text:p>
          </table:table-cell>
          <table:table-cell table:style-name="ce1" table:formula="of:=AVERAGEIF([.$A$1:.$A$3806];ROW();[.C$1:.C$3806])" office:value-type="float" office:value="-46.4444444444444" calcext:value-type="float">
            <text:p>-46.4444444444</text:p>
          </table:table-cell>
          <table:table-cell table:style-name="ce1" table:formula="of:=AVERAGEIF([.$A$1:.$A$3806];ROW();[.D$1:.D$3806])" office:value-type="float" office:value="-14.1166666666667" calcext:value-type="float">
            <text:p>-14.11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11.24" calcext:value-type="float">
            <text:p>-11.24</text:p>
          </table:table-cell>
          <table:table-cell table:number-columns-repeated="5"/>
          <table:table-cell table:formula="of:=ROW()" office:value-type="float" office:value="28" calcext:value-type="float">
            <text:p>28</text:p>
          </table:table-cell>
          <table:table-cell table:style-name="ce1" table:formula="of:=AVERAGEIF([.$A$1:.$A$3806];ROW();[.B$1:.B$3806])" office:value-type="float" office:value="-7" calcext:value-type="float">
            <text:p>-7</text:p>
          </table:table-cell>
          <table:table-cell table:style-name="ce1" table:formula="of:=AVERAGEIF([.$A$1:.$A$3806];ROW();[.C$1:.C$3806])" office:value-type="float" office:value="-45.8888888888889" calcext:value-type="float">
            <text:p>-45.8888888889</text:p>
          </table:table-cell>
          <table:table-cell table:style-name="ce1" table:formula="of:=AVERAGEIF([.$A$1:.$A$3806];ROW();[.D$1:.D$3806])" office:value-type="float" office:value="-13.9088888888889" calcext:value-type="float">
            <text:p>-13.90888888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11.81" calcext:value-type="float">
            <text:p>-11.81</text:p>
          </table:table-cell>
          <table:table-cell table:number-columns-repeated="5"/>
          <table:table-cell table:formula="of:=ROW()" office:value-type="float" office:value="29" calcext:value-type="float">
            <text:p>29</text:p>
          </table:table-cell>
          <table:table-cell table:style-name="ce1" table:formula="of:=AVERAGEIF([.$A$1:.$A$3806];ROW();[.B$1:.B$3806])" office:value-type="float" office:value="-7" calcext:value-type="float">
            <text:p>-7</text:p>
          </table:table-cell>
          <table:table-cell table:style-name="ce1" table:formula="of:=AVERAGEIF([.$A$1:.$A$3806];ROW();[.C$1:.C$3806])" office:value-type="float" office:value="-48.7777777777778" calcext:value-type="float">
            <text:p>-48.7777777778</text:p>
          </table:table-cell>
          <table:table-cell table:style-name="ce1" table:formula="of:=AVERAGEIF([.$A$1:.$A$3806];ROW();[.D$1:.D$3806])" office:value-type="float" office:value="-13.5888888888889" calcext:value-type="float">
            <text:p>-13.5888888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12.08" calcext:value-type="float">
            <text:p>-12.08</text:p>
          </table:table-cell>
          <table:table-cell table:number-columns-repeated="5"/>
          <table:table-cell table:formula="of:=ROW()" office:value-type="float" office:value="30" calcext:value-type="float">
            <text:p>30</text:p>
          </table:table-cell>
          <table:table-cell table:style-name="ce1" table:formula="of:=AVERAGEIF([.$A$1:.$A$3806];ROW();[.B$1:.B$3806])" office:value-type="float" office:value="-7" calcext:value-type="float">
            <text:p>-7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13.38" calcext:value-type="float">
            <text:p>-13.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11.32" calcext:value-type="float">
            <text:p>-11.32</text:p>
          </table:table-cell>
          <table:table-cell table:number-columns-repeated="5"/>
          <table:table-cell table:formula="of:=ROW()" office:value-type="float" office:value="31" calcext:value-type="float">
            <text:p>31</text:p>
          </table:table-cell>
          <table:table-cell table:style-name="ce1" table:formula="of:=AVERAGEIF([.$A$1:.$A$3806];ROW();[.B$1:.B$3806])" office:value-type="float" office:value="-6.88888888888889" calcext:value-type="float">
            <text:p>-6.8888888889</text:p>
          </table:table-cell>
          <table:table-cell table:style-name="ce1" table:formula="of:=AVERAGEIF([.$A$1:.$A$3806];ROW();[.C$1:.C$3806])" office:value-type="float" office:value="-48.7777777777778" calcext:value-type="float">
            <text:p>-48.7777777778</text:p>
          </table:table-cell>
          <table:table-cell table:style-name="ce1" table:formula="of:=AVERAGEIF([.$A$1:.$A$3806];ROW();[.D$1:.D$3806])" office:value-type="float" office:value="-13.0022222222222" calcext:value-type="float">
            <text:p>-13.00222222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10.93" calcext:value-type="float">
            <text:p>-10.93</text:p>
          </table:table-cell>
          <table:table-cell table:number-columns-repeated="5"/>
          <table:table-cell table:formula="of:=ROW()" office:value-type="float" office:value="32" calcext:value-type="float">
            <text:p>32</text:p>
          </table:table-cell>
          <table:table-cell table:style-name="ce1" table:formula="of:=AVERAGEIF([.$A$1:.$A$3806];ROW();[.B$1:.B$3806])" office:value-type="float" office:value="-6.88888888888889" calcext:value-type="float">
            <text:p>-6.8888888889</text:p>
          </table:table-cell>
          <table:table-cell table:style-name="ce1" table:formula="of:=AVERAGEIF([.$A$1:.$A$3806];ROW();[.C$1:.C$3806])" office:value-type="float" office:value="-42.6666666666667" calcext:value-type="float">
            <text:p>-42.6666666667</text:p>
          </table:table-cell>
          <table:table-cell table:style-name="ce1" table:formula="of:=AVERAGEIF([.$A$1:.$A$3806];ROW();[.D$1:.D$3806])" office:value-type="float" office:value="-12.7677777777778" calcext:value-type="float">
            <text:p>-12.7677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9.55" calcext:value-type="float">
            <text:p>-9.55</text:p>
          </table:table-cell>
          <table:table-cell table:number-columns-repeated="5"/>
          <table:table-cell table:formula="of:=ROW()" office:value-type="float" office:value="33" calcext:value-type="float">
            <text:p>33</text:p>
          </table:table-cell>
          <table:table-cell table:style-name="ce1" table:formula="of:=AVERAGEIF([.$A$1:.$A$3806];ROW();[.B$1:.B$3806])" office:value-type="float" office:value="-6.33333333333333" calcext:value-type="float">
            <text:p>-6.3333333333</text:p>
          </table:table-cell>
          <table:table-cell table:style-name="ce1" table:formula="of:=AVERAGEIF([.$A$1:.$A$3806];ROW();[.C$1:.C$3806])" office:value-type="float" office:value="-44.8888888888889" calcext:value-type="float">
            <text:p>-44.8888888889</text:p>
          </table:table-cell>
          <table:table-cell table:style-name="ce1" table:formula="of:=AVERAGEIF([.$A$1:.$A$3806];ROW();[.D$1:.D$3806])" office:value-type="float" office:value="-12.58" calcext:value-type="float">
            <text:p>-12.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9.79" calcext:value-type="float">
            <text:p>-9.79</text:p>
          </table:table-cell>
          <table:table-cell table:number-columns-repeated="5"/>
          <table:table-cell table:formula="of:=ROW()" office:value-type="float" office:value="34" calcext:value-type="float">
            <text:p>34</text:p>
          </table:table-cell>
          <table:table-cell table:style-name="ce1" table:formula="of:=AVERAGEIF([.$A$1:.$A$3806];ROW();[.B$1:.B$3806])" office:value-type="float" office:value="-6.44444444444444" calcext:value-type="float">
            <text:p>-6.4444444444</text:p>
          </table:table-cell>
          <table:table-cell table:style-name="ce1" table:formula="of:=AVERAGEIF([.$A$1:.$A$3806];ROW();[.C$1:.C$3806])" office:value-type="float" office:value="-46.3333333333333" calcext:value-type="float">
            <text:p>-46.3333333333</text:p>
          </table:table-cell>
          <table:table-cell table:style-name="ce1" table:formula="of:=AVERAGEIF([.$A$1:.$A$3806];ROW();[.D$1:.D$3806])" office:value-type="float" office:value="-12.4133333333333" calcext:value-type="float">
            <text:p>-12.41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9.99" calcext:value-type="float">
            <text:p>-9.99</text:p>
          </table:table-cell>
          <table:table-cell table:number-columns-repeated="5"/>
          <table:table-cell table:formula="of:=ROW()" office:value-type="float" office:value="35" calcext:value-type="float">
            <text:p>35</text:p>
          </table:table-cell>
          <table:table-cell table:style-name="ce1" table:formula="of:=AVERAGEIF([.$A$1:.$A$3806];ROW();[.B$1:.B$3806])" office:value-type="float" office:value="-6.11111111111111" calcext:value-type="float">
            <text:p>-6.1111111111</text:p>
          </table:table-cell>
          <table:table-cell table:style-name="ce1" table:formula="of:=AVERAGEIF([.$A$1:.$A$3806];ROW();[.C$1:.C$3806])" office:value-type="float" office:value="-41.2222222222222" calcext:value-type="float">
            <text:p>-41.2222222222</text:p>
          </table:table-cell>
          <table:table-cell table:style-name="ce1" table:formula="of:=AVERAGEIF([.$A$1:.$A$3806];ROW();[.D$1:.D$3806])" office:value-type="float" office:value="-11.9444444444444" calcext:value-type="float">
            <text:p>-11.94444444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float" office:value="-9.87" calcext:value-type="float">
            <text:p>-9.87</text:p>
          </table:table-cell>
          <table:table-cell table:number-columns-repeated="5"/>
          <table:table-cell table:formula="of:=ROW()" office:value-type="float" office:value="36" calcext:value-type="float">
            <text:p>36</text:p>
          </table:table-cell>
          <table:table-cell table:style-name="ce1" table:formula="of:=AVERAGEIF([.$A$1:.$A$3806];ROW();[.B$1:.B$3806])" office:value-type="float" office:value="-6.11111111111111" calcext:value-type="float">
            <text:p>-6.1111111111</text:p>
          </table:table-cell>
          <table:table-cell table:style-name="ce1" table:formula="of:=AVERAGEIF([.$A$1:.$A$3806];ROW();[.C$1:.C$3806])" office:value-type="float" office:value="-46.1111111111111" calcext:value-type="float">
            <text:p>-46.1111111111</text:p>
          </table:table-cell>
          <table:table-cell table:style-name="ce1" table:formula="of:=AVERAGEIF([.$A$1:.$A$3806];ROW();[.D$1:.D$3806])" office:value-type="float" office:value="-11.7522222222222" calcext:value-type="float">
            <text:p>-11.75222222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9.91" calcext:value-type="float">
            <text:p>-9.91</text:p>
          </table:table-cell>
          <table:table-cell table:number-columns-repeated="5"/>
          <table:table-cell table:formula="of:=ROW()" office:value-type="float" office:value="37" calcext:value-type="float">
            <text:p>37</text:p>
          </table:table-cell>
          <table:table-cell table:style-name="ce1" table:formula="of:=AVERAGEIF([.$A$1:.$A$3806];ROW();[.B$1:.B$3806])" office:value-type="float" office:value="-6.11111111111111" calcext:value-type="float">
            <text:p>-6.1111111111</text:p>
          </table:table-cell>
          <table:table-cell table:style-name="ce1" table:formula="of:=AVERAGEIF([.$A$1:.$A$3806];ROW();[.C$1:.C$3806])" office:value-type="float" office:value="-44.2222222222222" calcext:value-type="float">
            <text:p>-44.2222222222</text:p>
          </table:table-cell>
          <table:table-cell table:style-name="ce1" table:formula="of:=AVERAGEIF([.$A$1:.$A$3806];ROW();[.D$1:.D$3806])" office:value-type="float" office:value="-11.5866666666667" calcext:value-type="float">
            <text:p>-11.58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10.42" calcext:value-type="float">
            <text:p>-10.42</text:p>
          </table:table-cell>
          <table:table-cell table:number-columns-repeated="5"/>
          <table:table-cell table:formula="of:=ROW()" office:value-type="float" office:value="38" calcext:value-type="float">
            <text:p>38</text:p>
          </table:table-cell>
          <table:table-cell table:style-name="ce1" table:formula="of:=AVERAGEIF([.$A$1:.$A$3806];ROW();[.B$1:.B$3806])" office:value-type="float" office:value="-5.33333333333333" calcext:value-type="float">
            <text:p>-5.3333333333</text:p>
          </table:table-cell>
          <table:table-cell table:style-name="ce1" table:formula="of:=AVERAGEIF([.$A$1:.$A$3806];ROW();[.C$1:.C$3806])" office:value-type="float" office:value="-49.6666666666667" calcext:value-type="float">
            <text:p>-49.6666666667</text:p>
          </table:table-cell>
          <table:table-cell table:style-name="ce1" table:formula="of:=AVERAGEIF([.$A$1:.$A$3806];ROW();[.D$1:.D$3806])" office:value-type="float" office:value="-11.5166666666667" calcext:value-type="float">
            <text:p>-11.51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10.09" calcext:value-type="float">
            <text:p>-10.09</text:p>
          </table:table-cell>
          <table:table-cell table:number-columns-repeated="5"/>
          <table:table-cell table:formula="of:=ROW()" office:value-type="float" office:value="39" calcext:value-type="float">
            <text:p>39</text:p>
          </table:table-cell>
          <table:table-cell table:style-name="ce1" table:formula="of:=AVERAGEIF([.$A$1:.$A$3806];ROW();[.B$1:.B$3806])" office:value-type="float" office:value="-5.33333333333333" calcext:value-type="float">
            <text:p>-5.3333333333</text:p>
          </table:table-cell>
          <table:table-cell table:style-name="ce1" table:formula="of:=AVERAGEIF([.$A$1:.$A$3806];ROW();[.C$1:.C$3806])" office:value-type="float" office:value="-44" calcext:value-type="float">
            <text:p>-44</text:p>
          </table:table-cell>
          <table:table-cell table:style-name="ce1" table:formula="of:=AVERAGEIF([.$A$1:.$A$3806];ROW();[.D$1:.D$3806])" office:value-type="float" office:value="-11.3211111111111" calcext:value-type="float">
            <text:p>-11.321111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9.47" calcext:value-type="float">
            <text:p>-9.47</text:p>
          </table:table-cell>
          <table:table-cell table:number-columns-repeated="5"/>
          <table:table-cell table:formula="of:=ROW()" office:value-type="float" office:value="40" calcext:value-type="float">
            <text:p>40</text:p>
          </table:table-cell>
          <table:table-cell table:style-name="ce1" table:formula="of:=AVERAGEIF([.$A$1:.$A$3806];ROW();[.B$1:.B$3806])" office:value-type="float" office:value="-5.33333333333333" calcext:value-type="float">
            <text:p>-5.3333333333</text:p>
          </table:table-cell>
          <table:table-cell table:style-name="ce1" table:formula="of:=AVERAGEIF([.$A$1:.$A$3806];ROW();[.C$1:.C$3806])" office:value-type="float" office:value="-43.3333333333333" calcext:value-type="float">
            <text:p>-43.3333333333</text:p>
          </table:table-cell>
          <table:table-cell table:style-name="ce1" table:formula="of:=AVERAGEIF([.$A$1:.$A$3806];ROW();[.D$1:.D$3806])" office:value-type="float" office:value="-10.8988888888889" calcext:value-type="float">
            <text:p>-10.89888888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8.44" calcext:value-type="float">
            <text:p>-8.44</text:p>
          </table:table-cell>
          <table:table-cell table:number-columns-repeated="5"/>
          <table:table-cell table:formula="of:=ROW()" office:value-type="float" office:value="41" calcext:value-type="float">
            <text:p>41</text:p>
          </table:table-cell>
          <table:table-cell table:style-name="ce1" table:formula="of:=AVERAGEIF([.$A$1:.$A$3806];ROW();[.B$1:.B$3806])" office:value-type="float" office:value="-5.33333333333333" calcext:value-type="float">
            <text:p>-5.3333333333</text:p>
          </table:table-cell>
          <table:table-cell table:style-name="ce1" table:formula="of:=AVERAGEIF([.$A$1:.$A$3806];ROW();[.C$1:.C$3806])" office:value-type="float" office:value="-46.6666666666667" calcext:value-type="float">
            <text:p>-46.6666666667</text:p>
          </table:table-cell>
          <table:table-cell table:style-name="ce1" table:formula="of:=AVERAGEIF([.$A$1:.$A$3806];ROW();[.D$1:.D$3806])" office:value-type="float" office:value="-10.7188888888889" calcext:value-type="float">
            <text:p>-10.71888888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9.36" calcext:value-type="float">
            <text:p>-9.36</text:p>
          </table:table-cell>
          <table:table-cell table:number-columns-repeated="5"/>
          <table:table-cell table:formula="of:=ROW()" office:value-type="float" office:value="42" calcext:value-type="float">
            <text:p>42</text:p>
          </table:table-cell>
          <table:table-cell table:style-name="ce1" table:formula="of:=AVERAGEIF([.$A$1:.$A$3806];ROW();[.B$1:.B$3806])" office:value-type="float" office:value="-5.22222222222222" calcext:value-type="float">
            <text:p>-5.2222222222</text:p>
          </table:table-cell>
          <table:table-cell table:style-name="ce1" table:formula="of:=AVERAGEIF([.$A$1:.$A$3806];ROW();[.C$1:.C$3806])" office:value-type="float" office:value="-46.7777777777778" calcext:value-type="float">
            <text:p>-46.7777777778</text:p>
          </table:table-cell>
          <table:table-cell table:style-name="ce1" table:formula="of:=AVERAGEIF([.$A$1:.$A$3806];ROW();[.D$1:.D$3806])" office:value-type="float" office:value="-10.6655555555556" calcext:value-type="float">
            <text:p>-10.6655555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8.8" calcext:value-type="float">
            <text:p>-8.8</text:p>
          </table:table-cell>
          <table:table-cell table:number-columns-repeated="5"/>
          <table:table-cell table:formula="of:=ROW()" office:value-type="float" office:value="43" calcext:value-type="float">
            <text:p>43</text:p>
          </table:table-cell>
          <table:table-cell table:style-name="ce1" table:formula="of:=AVERAGEIF([.$A$1:.$A$3806];ROW();[.B$1:.B$3806])" office:value-type="float" office:value="-5.22222222222222" calcext:value-type="float">
            <text:p>-5.2222222222</text:p>
          </table:table-cell>
          <table:table-cell table:style-name="ce1" table:formula="of:=AVERAGEIF([.$A$1:.$A$3806];ROW();[.C$1:.C$3806])" office:value-type="float" office:value="-41.7777777777778" calcext:value-type="float">
            <text:p>-41.7777777778</text:p>
          </table:table-cell>
          <table:table-cell table:style-name="ce1" table:formula="of:=AVERAGEIF([.$A$1:.$A$3806];ROW();[.D$1:.D$3806])" office:value-type="float" office:value="-10.3644444444444" calcext:value-type="float">
            <text:p>-10.3644444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9.27" calcext:value-type="float">
            <text:p>-9.27</text:p>
          </table:table-cell>
          <table:table-cell table:number-columns-repeated="5"/>
          <table:table-cell table:formula="of:=ROW()" office:value-type="float" office:value="44" calcext:value-type="float">
            <text:p>44</text:p>
          </table:table-cell>
          <table:table-cell table:style-name="ce1" table:formula="of:=AVERAGEIF([.$A$1:.$A$3806];ROW();[.B$1:.B$3806])" office:value-type="float" office:value="-5.22222222222222" calcext:value-type="float">
            <text:p>-5.2222222222</text:p>
          </table:table-cell>
          <table:table-cell table:style-name="ce1" table:formula="of:=AVERAGEIF([.$A$1:.$A$3806];ROW();[.C$1:.C$3806])" office:value-type="float" office:value="-44.1111111111111" calcext:value-type="float">
            <text:p>-44.1111111111</text:p>
          </table:table-cell>
          <table:table-cell table:style-name="ce1" table:formula="of:=AVERAGEIF([.$A$1:.$A$3806];ROW();[.D$1:.D$3806])" office:value-type="float" office:value="-10.3288888888889" calcext:value-type="float">
            <text:p>-10.3288888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9.24" calcext:value-type="float">
            <text:p>-9.24</text:p>
          </table:table-cell>
          <table:table-cell table:number-columns-repeated="5"/>
          <table:table-cell table:formula="of:=ROW()" office:value-type="float" office:value="45" calcext:value-type="float">
            <text:p>45</text:p>
          </table:table-cell>
          <table:table-cell table:style-name="ce1" table:formula="of:=AVERAGEIF([.$A$1:.$A$3806];ROW();[.B$1:.B$3806])" office:value-type="float" office:value="-5.22222222222222" calcext:value-type="float">
            <text:p>-5.2222222222</text:p>
          </table:table-cell>
          <table:table-cell table:style-name="ce1" table:formula="of:=AVERAGEIF([.$A$1:.$A$3806];ROW();[.C$1:.C$3806])" office:value-type="float" office:value="-43.3333333333333" calcext:value-type="float">
            <text:p>-43.3333333333</text:p>
          </table:table-cell>
          <table:table-cell table:style-name="ce1" table:formula="of:=AVERAGEIF([.$A$1:.$A$3806];ROW();[.D$1:.D$3806])" office:value-type="float" office:value="-10.2444444444444" calcext:value-type="float">
            <text:p>-10.24444444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9.25" calcext:value-type="float">
            <text:p>-9.25</text:p>
          </table:table-cell>
          <table:table-cell table:number-columns-repeated="5"/>
          <table:table-cell table:formula="of:=ROW()" office:value-type="float" office:value="46" calcext:value-type="float">
            <text:p>46</text:p>
          </table:table-cell>
          <table:table-cell table:style-name="ce1" table:formula="of:=AVERAGEIF([.$A$1:.$A$3806];ROW();[.B$1:.B$3806])" office:value-type="float" office:value="-5.11111111111111" calcext:value-type="float">
            <text:p>-5.1111111111</text:p>
          </table:table-cell>
          <table:table-cell table:style-name="ce1" table:formula="of:=AVERAGEIF([.$A$1:.$A$3806];ROW();[.C$1:.C$3806])" office:value-type="float" office:value="-41.5555555555556" calcext:value-type="float">
            <text:p>-41.5555555556</text:p>
          </table:table-cell>
          <table:table-cell table:style-name="ce1" table:formula="of:=AVERAGEIF([.$A$1:.$A$3806];ROW();[.D$1:.D$3806])" office:value-type="float" office:value="-9.87" calcext:value-type="float">
            <text:p>-9.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9.03" calcext:value-type="float">
            <text:p>-9.03</text:p>
          </table:table-cell>
          <table:table-cell table:number-columns-repeated="5"/>
          <table:table-cell table:formula="of:=ROW()" office:value-type="float" office:value="47" calcext:value-type="float">
            <text:p>47</text:p>
          </table:table-cell>
          <table:table-cell table:style-name="ce1" table:formula="of:=AVERAGEIF([.$A$1:.$A$3806];ROW();[.B$1:.B$3806])" office:value-type="float" office:value="-4.77777777777778" calcext:value-type="float">
            <text:p>-4.7777777778</text:p>
          </table:table-cell>
          <table:table-cell table:style-name="ce1" table:formula="of:=AVERAGEIF([.$A$1:.$A$3806];ROW();[.C$1:.C$3806])" office:value-type="float" office:value="-45.6666666666667" calcext:value-type="float">
            <text:p>-45.6666666667</text:p>
          </table:table-cell>
          <table:table-cell table:style-name="ce1" table:formula="of:=AVERAGEIF([.$A$1:.$A$3806];ROW();[.D$1:.D$3806])" office:value-type="float" office:value="-9.87555555555556" calcext:value-type="float">
            <text:p>-9.875555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8.59" calcext:value-type="float">
            <text:p>-8.59</text:p>
          </table:table-cell>
          <table:table-cell table:number-columns-repeated="5"/>
          <table:table-cell table:formula="of:=ROW()" office:value-type="float" office:value="48" calcext:value-type="float">
            <text:p>48</text:p>
          </table:table-cell>
          <table:table-cell table:style-name="ce1" table:formula="of:=AVERAGEIF([.$A$1:.$A$3806];ROW();[.B$1:.B$3806])" office:value-type="float" office:value="-4.77777777777778" calcext:value-type="float">
            <text:p>-4.7777777778</text:p>
          </table:table-cell>
          <table:table-cell table:style-name="ce1" table:formula="of:=AVERAGEIF([.$A$1:.$A$3806];ROW();[.C$1:.C$3806])" office:value-type="float" office:value="-44.3333333333333" calcext:value-type="float">
            <text:p>-44.3333333333</text:p>
          </table:table-cell>
          <table:table-cell table:style-name="ce1" table:formula="of:=AVERAGEIF([.$A$1:.$A$3806];ROW();[.D$1:.D$3806])" office:value-type="float" office:value="-9.87666666666667" calcext:value-type="float">
            <text:p>-9.87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8.58" calcext:value-type="float">
            <text:p>-8.58</text:p>
          </table:table-cell>
          <table:table-cell table:number-columns-repeated="5"/>
          <table:table-cell table:formula="of:=ROW()" office:value-type="float" office:value="49" calcext:value-type="float">
            <text:p>49</text:p>
          </table:table-cell>
          <table:table-cell table:style-name="ce1" table:formula="of:=AVERAGEIF([.$A$1:.$A$3806];ROW();[.B$1:.B$3806])" office:value-type="float" office:value="-4.77777777777778" calcext:value-type="float">
            <text:p>-4.7777777778</text:p>
          </table:table-cell>
          <table:table-cell table:style-name="ce1" table:formula="of:=AVERAGEIF([.$A$1:.$A$3806];ROW();[.C$1:.C$3806])" office:value-type="float" office:value="-43.7777777777778" calcext:value-type="float">
            <text:p>-43.7777777778</text:p>
          </table:table-cell>
          <table:table-cell table:style-name="ce1" table:formula="of:=AVERAGEIF([.$A$1:.$A$3806];ROW();[.D$1:.D$3806])" office:value-type="float" office:value="-9.89111111111111" calcext:value-type="float">
            <text:p>-9.8911111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8.88" calcext:value-type="float">
            <text:p>-8.88</text:p>
          </table:table-cell>
          <table:table-cell table:number-columns-repeated="5"/>
          <table:table-cell table:formula="of:=ROW()" office:value-type="float" office:value="50" calcext:value-type="float">
            <text:p>50</text:p>
          </table:table-cell>
          <table:table-cell table:style-name="ce1" table:formula="of:=AVERAGEIF([.$A$1:.$A$3806];ROW();[.B$1:.B$3806])" office:value-type="float" office:value="-4.66666666666667" calcext:value-type="float">
            <text:p>-4.6666666667</text:p>
          </table:table-cell>
          <table:table-cell table:style-name="ce1" table:formula="of:=AVERAGEIF([.$A$1:.$A$3806];ROW();[.C$1:.C$3806])" office:value-type="float" office:value="-40.1111111111111" calcext:value-type="float">
            <text:p>-40.1111111111</text:p>
          </table:table-cell>
          <table:table-cell table:style-name="ce1" table:formula="of:=AVERAGEIF([.$A$1:.$A$3806];ROW();[.D$1:.D$3806])" office:value-type="float" office:value="-9.56444444444445" calcext:value-type="float">
            <text:p>-9.56444444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8.36" calcext:value-type="float">
            <text:p>-8.36</text:p>
          </table:table-cell>
          <table:table-cell table:number-columns-repeated="5"/>
          <table:table-cell table:formula="of:=ROW()" office:value-type="float" office:value="51" calcext:value-type="float">
            <text:p>51</text:p>
          </table:table-cell>
          <table:table-cell table:style-name="ce1" table:formula="of:=AVERAGEIF([.$A$1:.$A$3806];ROW();[.B$1:.B$3806])" office:value-type="float" office:value="-4.66666666666667" calcext:value-type="float">
            <text:p>-4.6666666667</text:p>
          </table:table-cell>
          <table:table-cell table:style-name="ce1" table:formula="of:=AVERAGEIF([.$A$1:.$A$3806];ROW();[.C$1:.C$3806])" office:value-type="float" office:value="-42.3333333333333" calcext:value-type="float">
            <text:p>-42.3333333333</text:p>
          </table:table-cell>
          <table:table-cell table:style-name="ce1" table:formula="of:=AVERAGEIF([.$A$1:.$A$3806];ROW();[.D$1:.D$3806])" office:value-type="float" office:value="-9.39888888888889" calcext:value-type="float">
            <text:p>-9.39888888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8.88" calcext:value-type="float">
            <text:p>-8.88</text:p>
          </table:table-cell>
          <table:table-cell table:number-columns-repeated="5"/>
          <table:table-cell table:formula="of:=ROW()" office:value-type="float" office:value="52" calcext:value-type="float">
            <text:p>52</text:p>
          </table:table-cell>
          <table:table-cell table:style-name="ce1" table:formula="of:=AVERAGEIF([.$A$1:.$A$3806];ROW();[.B$1:.B$3806])" office:value-type="float" office:value="-4.66666666666667" calcext:value-type="float">
            <text:p>-4.6666666667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9.57333333333333" calcext:value-type="float">
            <text:p>-9.57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8.45" calcext:value-type="float">
            <text:p>-8.45</text:p>
          </table:table-cell>
          <table:table-cell table:number-columns-repeated="5"/>
          <table:table-cell table:formula="of:=ROW()" office:value-type="float" office:value="53" calcext:value-type="float">
            <text:p>53</text:p>
          </table:table-cell>
          <table:table-cell table:style-name="ce1" table:formula="of:=AVERAGEIF([.$A$1:.$A$3806];ROW();[.B$1:.B$3806])" office:value-type="float" office:value="-4.77777777777778" calcext:value-type="float">
            <text:p>-4.7777777778</text:p>
          </table:table-cell>
          <table:table-cell table:style-name="ce1" table:formula="of:=AVERAGEIF([.$A$1:.$A$3806];ROW();[.C$1:.C$3806])" office:value-type="float" office:value="-42.2222222222222" calcext:value-type="float">
            <text:p>-42.2222222222</text:p>
          </table:table-cell>
          <table:table-cell table:style-name="ce1" table:formula="of:=AVERAGEIF([.$A$1:.$A$3806];ROW();[.D$1:.D$3806])" office:value-type="float" office:value="-9.42555555555556" calcext:value-type="float">
            <text:p>-9.42555555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8.83" calcext:value-type="float">
            <text:p>-8.83</text:p>
          </table:table-cell>
          <table:table-cell table:number-columns-repeated="5"/>
          <table:table-cell table:formula="of:=ROW()" office:value-type="float" office:value="54" calcext:value-type="float">
            <text:p>54</text:p>
          </table:table-cell>
          <table:table-cell table:style-name="ce1" table:formula="of:=AVERAGEIF([.$A$1:.$A$3806];ROW();[.B$1:.B$3806])" office:value-type="float" office:value="-4.77777777777778" calcext:value-type="float">
            <text:p>-4.7777777778</text:p>
          </table:table-cell>
          <table:table-cell table:style-name="ce1" table:formula="of:=AVERAGEIF([.$A$1:.$A$3806];ROW();[.C$1:.C$3806])" office:value-type="float" office:value="-46.8888888888889" calcext:value-type="float">
            <text:p>-46.8888888889</text:p>
          </table:table-cell>
          <table:table-cell table:style-name="ce1" table:formula="of:=AVERAGEIF([.$A$1:.$A$3806];ROW();[.D$1:.D$3806])" office:value-type="float" office:value="-9.37444444444444" calcext:value-type="float">
            <text:p>-9.37444444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8.47" calcext:value-type="float">
            <text:p>-8.47</text:p>
          </table:table-cell>
          <table:table-cell table:number-columns-repeated="5"/>
          <table:table-cell table:formula="of:=ROW()" office:value-type="float" office:value="55" calcext:value-type="float">
            <text:p>55</text:p>
          </table:table-cell>
          <table:table-cell table:style-name="ce1" table:formula="of:=AVERAGEIF([.$A$1:.$A$3806];ROW();[.B$1:.B$3806])" office:value-type="float" office:value="-4.77777777777778" calcext:value-type="float">
            <text:p>-4.7777777778</text:p>
          </table:table-cell>
          <table:table-cell table:style-name="ce1" table:formula="of:=AVERAGEIF([.$A$1:.$A$3806];ROW();[.C$1:.C$3806])" office:value-type="float" office:value="-43.8888888888889" calcext:value-type="float">
            <text:p>-43.8888888889</text:p>
          </table:table-cell>
          <table:table-cell table:style-name="ce1" table:formula="of:=AVERAGEIF([.$A$1:.$A$3806];ROW();[.D$1:.D$3806])" office:value-type="float" office:value="-9.33111111111111" calcext:value-type="float">
            <text:p>-9.33111111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float" office:value="-7.8" calcext:value-type="float">
            <text:p>-7.8</text:p>
          </table:table-cell>
          <table:table-cell table:number-columns-repeated="5"/>
          <table:table-cell table:formula="of:=ROW()" office:value-type="float" office:value="56" calcext:value-type="float">
            <text:p>56</text:p>
          </table:table-cell>
          <table:table-cell table:style-name="ce1" table:formula="of:=AVERAGEIF([.$A$1:.$A$3806];ROW();[.B$1:.B$3806])" office:value-type="float" office:value="-4.77777777777778" calcext:value-type="float">
            <text:p>-4.7777777778</text:p>
          </table:table-cell>
          <table:table-cell table:style-name="ce1" table:formula="of:=AVERAGEIF([.$A$1:.$A$3806];ROW();[.C$1:.C$3806])" office:value-type="float" office:value="-37.8888888888889" calcext:value-type="float">
            <text:p>-37.8888888889</text:p>
          </table:table-cell>
          <table:table-cell table:style-name="ce1" table:formula="of:=AVERAGEIF([.$A$1:.$A$3806];ROW();[.D$1:.D$3806])" office:value-type="float" office:value="-9.17333333333333" calcext:value-type="float">
            <text:p>-9.17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7.96" calcext:value-type="float">
            <text:p>-7.96</text:p>
          </table:table-cell>
          <table:table-cell table:number-columns-repeated="5"/>
          <table:table-cell table:formula="of:=ROW()" office:value-type="float" office:value="57" calcext:value-type="float">
            <text:p>57</text:p>
          </table:table-cell>
          <table:table-cell table:style-name="ce1" table:formula="of:=AVERAGEIF([.$A$1:.$A$3806];ROW();[.B$1:.B$3806])" office:value-type="float" office:value="-4.77777777777778" calcext:value-type="float">
            <text:p>-4.7777777778</text:p>
          </table:table-cell>
          <table:table-cell table:style-name="ce1" table:formula="of:=AVERAGEIF([.$A$1:.$A$3806];ROW();[.C$1:.C$3806])" office:value-type="float" office:value="-45.7777777777778" calcext:value-type="float">
            <text:p>-45.7777777778</text:p>
          </table:table-cell>
          <table:table-cell table:style-name="ce1" table:formula="of:=AVERAGEIF([.$A$1:.$A$3806];ROW();[.D$1:.D$3806])" office:value-type="float" office:value="-9.03777777777778" calcext:value-type="float">
            <text:p>-9.03777777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7.95" calcext:value-type="float">
            <text:p>-7.95</text:p>
          </table:table-cell>
          <table:table-cell table:number-columns-repeated="5"/>
          <table:table-cell table:formula="of:=ROW()" office:value-type="float" office:value="58" calcext:value-type="float">
            <text:p>58</text:p>
          </table:table-cell>
          <table:table-cell table:style-name="ce1" table:formula="of:=AVERAGEIF([.$A$1:.$A$3806];ROW();[.B$1:.B$3806])" office:value-type="float" office:value="-5" calcext:value-type="float">
            <text:p>-5</text:p>
          </table:table-cell>
          <table:table-cell table:style-name="ce1" table:formula="of:=AVERAGEIF([.$A$1:.$A$3806];ROW();[.C$1:.C$3806])" office:value-type="float" office:value="-44.3333333333333" calcext:value-type="float">
            <text:p>-44.3333333333</text:p>
          </table:table-cell>
          <table:table-cell table:style-name="ce1" table:formula="of:=AVERAGEIF([.$A$1:.$A$3806];ROW();[.D$1:.D$3806])" office:value-type="float" office:value="-8.88222222222222" calcext:value-type="float">
            <text:p>-8.88222222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7.8" calcext:value-type="float">
            <text:p>-7.8</text:p>
          </table:table-cell>
          <table:table-cell table:number-columns-repeated="5"/>
          <table:table-cell table:formula="of:=ROW()" office:value-type="float" office:value="59" calcext:value-type="float">
            <text:p>59</text:p>
          </table:table-cell>
          <table:table-cell table:style-name="ce1" table:formula="of:=AVERAGEIF([.$A$1:.$A$3806];ROW();[.B$1:.B$3806])" office:value-type="float" office:value="-4.55555555555556" calcext:value-type="float">
            <text:p>-4.5555555556</text:p>
          </table:table-cell>
          <table:table-cell table:style-name="ce1" table:formula="of:=AVERAGEIF([.$A$1:.$A$3806];ROW();[.C$1:.C$3806])" office:value-type="float" office:value="-40.6666666666667" calcext:value-type="float">
            <text:p>-40.6666666667</text:p>
          </table:table-cell>
          <table:table-cell table:style-name="ce1" table:formula="of:=AVERAGEIF([.$A$1:.$A$3806];ROW();[.D$1:.D$3806])" office:value-type="float" office:value="-8.71777777777778" calcext:value-type="float">
            <text:p>-8.71777777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7.79" calcext:value-type="float">
            <text:p>-7.79</text:p>
          </table:table-cell>
          <table:table-cell table:number-columns-repeated="5"/>
          <table:table-cell table:formula="of:=ROW()" office:value-type="float" office:value="60" calcext:value-type="float">
            <text:p>60</text:p>
          </table:table-cell>
          <table:table-cell table:style-name="ce1" table:formula="of:=AVERAGEIF([.$A$1:.$A$3806];ROW();[.B$1:.B$3806])" office:value-type="float" office:value="-4.55555555555556" calcext:value-type="float">
            <text:p>-4.5555555556</text:p>
          </table:table-cell>
          <table:table-cell table:style-name="ce1" table:formula="of:=AVERAGEIF([.$A$1:.$A$3806];ROW();[.C$1:.C$3806])" office:value-type="float" office:value="-40.7777777777778" calcext:value-type="float">
            <text:p>-40.7777777778</text:p>
          </table:table-cell>
          <table:table-cell table:style-name="ce1" table:formula="of:=AVERAGEIF([.$A$1:.$A$3806];ROW();[.D$1:.D$3806])" office:value-type="float" office:value="-8.72222222222222" calcext:value-type="float">
            <text:p>-8.72222222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8.71" calcext:value-type="float">
            <text:p>-8.71</text:p>
          </table:table-cell>
          <table:table-cell table:number-columns-repeated="5"/>
          <table:table-cell table:formula="of:=ROW()" office:value-type="float" office:value="61" calcext:value-type="float">
            <text:p>61</text:p>
          </table:table-cell>
          <table:table-cell table:style-name="ce1" table:formula="of:=AVERAGEIF([.$A$1:.$A$3806];ROW();[.B$1:.B$3806])" office:value-type="float" office:value="-4.44444444444444" calcext:value-type="float">
            <text:p>-4.4444444444</text:p>
          </table:table-cell>
          <table:table-cell table:style-name="ce1" table:formula="of:=AVERAGEIF([.$A$1:.$A$3806];ROW();[.C$1:.C$3806])" office:value-type="float" office:value="-38.7777777777778" calcext:value-type="float">
            <text:p>-38.7777777778</text:p>
          </table:table-cell>
          <table:table-cell table:style-name="ce1" table:formula="of:=AVERAGEIF([.$A$1:.$A$3806];ROW();[.D$1:.D$3806])" office:value-type="float" office:value="-8.45555555555556" calcext:value-type="float">
            <text:p>-8.45555555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7.86" calcext:value-type="float">
            <text:p>-7.86</text:p>
          </table:table-cell>
          <table:table-cell table:number-columns-repeated="5"/>
          <table:table-cell table:formula="of:=ROW()" office:value-type="float" office:value="62" calcext:value-type="float">
            <text:p>62</text:p>
          </table:table-cell>
          <table:table-cell table:style-name="ce1" table:formula="of:=AVERAGEIF([.$A$1:.$A$3806];ROW();[.B$1:.B$3806])" office:value-type="float" office:value="-4.33333333333333" calcext:value-type="float">
            <text:p>-4.3333333333</text:p>
          </table:table-cell>
          <table:table-cell table:style-name="ce1" table:formula="of:=AVERAGEIF([.$A$1:.$A$3806];ROW();[.C$1:.C$3806])" office:value-type="float" office:value="-42.4444444444444" calcext:value-type="float">
            <text:p>-42.4444444444</text:p>
          </table:table-cell>
          <table:table-cell table:style-name="ce1" table:formula="of:=AVERAGEIF([.$A$1:.$A$3806];ROW();[.D$1:.D$3806])" office:value-type="float" office:value="-8.44777777777778" calcext:value-type="float">
            <text:p>-8.44777777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8.2" calcext:value-type="float">
            <text:p>-8.2</text:p>
          </table:table-cell>
          <table:table-cell table:number-columns-repeated="5"/>
          <table:table-cell table:formula="of:=ROW()" office:value-type="float" office:value="63" calcext:value-type="float">
            <text:p>63</text:p>
          </table:table-cell>
          <table:table-cell table:style-name="ce1" table:formula="of:=AVERAGEIF([.$A$1:.$A$3806];ROW();[.B$1:.B$3806])" office:value-type="float" office:value="-4.22222222222222" calcext:value-type="float">
            <text:p>-4.2222222222</text:p>
          </table:table-cell>
          <table:table-cell table:style-name="ce1" table:formula="of:=AVERAGEIF([.$A$1:.$A$3806];ROW();[.C$1:.C$3806])" office:value-type="float" office:value="-41.5555555555556" calcext:value-type="float">
            <text:p>-41.5555555556</text:p>
          </table:table-cell>
          <table:table-cell table:style-name="ce1" table:formula="of:=AVERAGEIF([.$A$1:.$A$3806];ROW();[.D$1:.D$3806])" office:value-type="float" office:value="-8.54777777777778" calcext:value-type="float">
            <text:p>-8.54777777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8.34" calcext:value-type="float">
            <text:p>-8.34</text:p>
          </table:table-cell>
          <table:table-cell table:number-columns-repeated="5"/>
          <table:table-cell table:formula="of:=ROW()" office:value-type="float" office:value="64" calcext:value-type="float">
            <text:p>64</text:p>
          </table:table-cell>
          <table:table-cell table:style-name="ce1" table:formula="of:=AVERAGEIF([.$A$1:.$A$3806];ROW();[.B$1:.B$3806])" office:value-type="float" office:value="-4.11111111111111" calcext:value-type="float">
            <text:p>-4.1111111111</text:p>
          </table:table-cell>
          <table:table-cell table:style-name="ce1" table:formula="of:=AVERAGEIF([.$A$1:.$A$3806];ROW();[.C$1:.C$3806])" office:value-type="float" office:value="-42.5555555555556" calcext:value-type="float">
            <text:p>-42.5555555556</text:p>
          </table:table-cell>
          <table:table-cell table:style-name="ce1" table:formula="of:=AVERAGEIF([.$A$1:.$A$3806];ROW();[.D$1:.D$3806])" office:value-type="float" office:value="-8.46333333333333" calcext:value-type="float">
            <text:p>-8.46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8.19" calcext:value-type="float">
            <text:p>-8.19</text:p>
          </table:table-cell>
          <table:table-cell table:number-columns-repeated="5"/>
          <table:table-cell table:formula="of:=ROW()" office:value-type="float" office:value="65" calcext:value-type="float">
            <text:p>65</text:p>
          </table:table-cell>
          <table:table-cell table:style-name="ce1" table:formula="of:=AVERAGEIF([.$A$1:.$A$3806];ROW();[.B$1:.B$3806])" office:value-type="float" office:value="-4.44444444444444" calcext:value-type="float">
            <text:p>-4.4444444444</text:p>
          </table:table-cell>
          <table:table-cell table:style-name="ce1" table:formula="of:=AVERAGEIF([.$A$1:.$A$3806];ROW();[.C$1:.C$3806])" office:value-type="float" office:value="-44.5555555555556" calcext:value-type="float">
            <text:p>-44.5555555556</text:p>
          </table:table-cell>
          <table:table-cell table:style-name="ce1" table:formula="of:=AVERAGEIF([.$A$1:.$A$3806];ROW();[.D$1:.D$3806])" office:value-type="float" office:value="-8.54444444444444" calcext:value-type="float">
            <text:p>-8.544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8.34" calcext:value-type="float">
            <text:p>-8.34</text:p>
          </table:table-cell>
          <table:table-cell table:number-columns-repeated="5"/>
          <table:table-cell table:formula="of:=ROW()" office:value-type="float" office:value="66" calcext:value-type="float">
            <text:p>66</text:p>
          </table:table-cell>
          <table:table-cell table:style-name="ce1" table:formula="of:=AVERAGEIF([.$A$1:.$A$3806];ROW();[.B$1:.B$3806])" office:value-type="float" office:value="-4.44444444444444" calcext:value-type="float">
            <text:p>-4.4444444444</text:p>
          </table:table-cell>
          <table:table-cell table:style-name="ce1" table:formula="of:=AVERAGEIF([.$A$1:.$A$3806];ROW();[.C$1:.C$3806])" office:value-type="float" office:value="-44.6666666666667" calcext:value-type="float">
            <text:p>-44.6666666667</text:p>
          </table:table-cell>
          <table:table-cell table:style-name="ce1" table:formula="of:=AVERAGEIF([.$A$1:.$A$3806];ROW();[.D$1:.D$3806])" office:value-type="float" office:value="-8.40222222222222" calcext:value-type="float">
            <text:p>-8.40222222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7.47" calcext:value-type="float">
            <text:p>-7.47</text:p>
          </table:table-cell>
          <table:table-cell table:number-columns-repeated="5"/>
          <table:table-cell table:formula="of:=ROW()" office:value-type="float" office:value="67" calcext:value-type="float">
            <text:p>67</text:p>
          </table:table-cell>
          <table:table-cell table:style-name="ce1" table:formula="of:=AVERAGEIF([.$A$1:.$A$3806];ROW();[.B$1:.B$3806])" office:value-type="float" office:value="-4.44444444444444" calcext:value-type="float">
            <text:p>-4.4444444444</text:p>
          </table:table-cell>
          <table:table-cell table:style-name="ce1" table:formula="of:=AVERAGEIF([.$A$1:.$A$3806];ROW();[.C$1:.C$3806])" office:value-type="float" office:value="-48.4444444444444" calcext:value-type="float">
            <text:p>-48.4444444444</text:p>
          </table:table-cell>
          <table:table-cell table:style-name="ce1" table:formula="of:=AVERAGEIF([.$A$1:.$A$3806];ROW();[.D$1:.D$3806])" office:value-type="float" office:value="-8.47888888888889" calcext:value-type="float">
            <text:p>-8.47888888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8.02" calcext:value-type="float">
            <text:p>-8.02</text:p>
          </table:table-cell>
          <table:table-cell table:number-columns-repeated="5"/>
          <table:table-cell table:formula="of:=ROW()" office:value-type="float" office:value="68" calcext:value-type="float">
            <text:p>68</text:p>
          </table:table-cell>
          <table:table-cell table:style-name="ce1" table:formula="of:=AVERAGEIF([.$A$1:.$A$3806];ROW();[.B$1:.B$3806])" office:value-type="float" office:value="-4.44444444444444" calcext:value-type="float">
            <text:p>-4.4444444444</text:p>
          </table:table-cell>
          <table:table-cell table:style-name="ce1" table:formula="of:=AVERAGEIF([.$A$1:.$A$3806];ROW();[.C$1:.C$3806])" office:value-type="float" office:value="-45.5555555555556" calcext:value-type="float">
            <text:p>-45.5555555556</text:p>
          </table:table-cell>
          <table:table-cell table:style-name="ce1" table:formula="of:=AVERAGEIF([.$A$1:.$A$3806];ROW();[.D$1:.D$3806])" office:value-type="float" office:value="-8.52555555555556" calcext:value-type="float">
            <text:p>-8.52555555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8.26" calcext:value-type="float">
            <text:p>-8.26</text:p>
          </table:table-cell>
          <table:table-cell table:number-columns-repeated="5"/>
          <table:table-cell table:formula="of:=ROW()" office:value-type="float" office:value="69" calcext:value-type="float">
            <text:p>69</text:p>
          </table:table-cell>
          <table:table-cell table:style-name="ce1" table:formula="of:=AVERAGEIF([.$A$1:.$A$3806];ROW();[.B$1:.B$3806])" office:value-type="float" office:value="-4.44444444444444" calcext:value-type="float">
            <text:p>-4.4444444444</text:p>
          </table:table-cell>
          <table:table-cell table:style-name="ce1" table:formula="of:=AVERAGEIF([.$A$1:.$A$3806];ROW();[.C$1:.C$3806])" office:value-type="float" office:value="-44.8888888888889" calcext:value-type="float">
            <text:p>-44.8888888889</text:p>
          </table:table-cell>
          <table:table-cell table:style-name="ce1" table:formula="of:=AVERAGEIF([.$A$1:.$A$3806];ROW();[.D$1:.D$3806])" office:value-type="float" office:value="-8.44222222222222" calcext:value-type="float">
            <text:p>-8.44222222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7.14" calcext:value-type="float">
            <text:p>-7.14</text:p>
          </table:table-cell>
          <table:table-cell table:number-columns-repeated="5"/>
          <table:table-cell table:formula="of:=ROW()" office:value-type="float" office:value="70" calcext:value-type="float">
            <text:p>70</text:p>
          </table:table-cell>
          <table:table-cell table:style-name="ce1" table:formula="of:=AVERAGEIF([.$A$1:.$A$3806];ROW();[.B$1:.B$3806])" office:value-type="float" office:value="-4.33333333333333" calcext:value-type="float">
            <text:p>-4.3333333333</text:p>
          </table:table-cell>
          <table:table-cell table:style-name="ce1" table:formula="of:=AVERAGEIF([.$A$1:.$A$3806];ROW();[.C$1:.C$3806])" office:value-type="float" office:value="-41.6666666666667" calcext:value-type="float">
            <text:p>-41.6666666667</text:p>
          </table:table-cell>
          <table:table-cell table:style-name="ce1" table:formula="of:=AVERAGEIF([.$A$1:.$A$3806];ROW();[.D$1:.D$3806])" office:value-type="float" office:value="-8.22" calcext:value-type="float">
            <text:p>-8.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15" calcext:value-type="float">
            <text:p>-7.15</text:p>
          </table:table-cell>
          <table:table-cell table:number-columns-repeated="5"/>
          <table:table-cell table:formula="of:=ROW()" office:value-type="float" office:value="71" calcext:value-type="float">
            <text:p>71</text:p>
          </table:table-cell>
          <table:table-cell table:style-name="ce1" table:formula="of:=AVERAGEIF([.$A$1:.$A$3806];ROW();[.B$1:.B$3806])" office:value-type="float" office:value="-3.77777777777778" calcext:value-type="float">
            <text:p>-3.7777777778</text:p>
          </table:table-cell>
          <table:table-cell table:style-name="ce1" table:formula="of:=AVERAGEIF([.$A$1:.$A$3806];ROW();[.C$1:.C$3806])" office:value-type="float" office:value="-39.6666666666667" calcext:value-type="float">
            <text:p>-39.6666666667</text:p>
          </table:table-cell>
          <table:table-cell table:style-name="ce1" table:formula="of:=AVERAGEIF([.$A$1:.$A$3806];ROW();[.D$1:.D$3806])" office:value-type="float" office:value="-8.12888888888889" calcext:value-type="float">
            <text:p>-8.12888888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19" calcext:value-type="float">
            <text:p>-7.19</text:p>
          </table:table-cell>
          <table:table-cell table:number-columns-repeated="5"/>
          <table:table-cell table:formula="of:=ROW()" office:value-type="float" office:value="72" calcext:value-type="float">
            <text:p>72</text:p>
          </table:table-cell>
          <table:table-cell table:style-name="ce1" table:formula="of:=AVERAGEIF([.$A$1:.$A$3806];ROW();[.B$1:.B$3806])" office:value-type="float" office:value="-3.88888888888889" calcext:value-type="float">
            <text:p>-3.8888888889</text:p>
          </table:table-cell>
          <table:table-cell table:style-name="ce1" table:formula="of:=AVERAGEIF([.$A$1:.$A$3806];ROW();[.C$1:.C$3806])" office:value-type="float" office:value="-41.4444444444444" calcext:value-type="float">
            <text:p>-41.4444444444</text:p>
          </table:table-cell>
          <table:table-cell table:style-name="ce1" table:formula="of:=AVERAGEIF([.$A$1:.$A$3806];ROW();[.D$1:.D$3806])" office:value-type="float" office:value="-8.05111111111111" calcext:value-type="float">
            <text:p>-8.05111111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7.06" calcext:value-type="float">
            <text:p>-7.06</text:p>
          </table:table-cell>
          <table:table-cell table:number-columns-repeated="5"/>
          <table:table-cell table:formula="of:=ROW()" office:value-type="float" office:value="73" calcext:value-type="float">
            <text:p>73</text:p>
          </table:table-cell>
          <table:table-cell table:style-name="ce1" table:formula="of:=AVERAGEIF([.$A$1:.$A$3806];ROW();[.B$1:.B$3806])" office:value-type="float" office:value="-3.88888888888889" calcext:value-type="float">
            <text:p>-3.8888888889</text:p>
          </table:table-cell>
          <table:table-cell table:style-name="ce1" table:formula="of:=AVERAGEIF([.$A$1:.$A$3806];ROW();[.C$1:.C$3806])" office:value-type="float" office:value="-43.3333333333333" calcext:value-type="float">
            <text:p>-43.3333333333</text:p>
          </table:table-cell>
          <table:table-cell table:style-name="ce1" table:formula="of:=AVERAGEIF([.$A$1:.$A$3806];ROW();[.D$1:.D$3806])" office:value-type="float" office:value="-8.03777777777778" calcext:value-type="float">
            <text:p>-8.03777777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7.44" calcext:value-type="float">
            <text:p>-7.44</text:p>
          </table:table-cell>
          <table:table-cell table:number-columns-repeated="5"/>
          <table:table-cell table:formula="of:=ROW()" office:value-type="float" office:value="74" calcext:value-type="float">
            <text:p>74</text:p>
          </table:table-cell>
          <table:table-cell table:style-name="ce1" table:formula="of:=AVERAGEIF([.$A$1:.$A$3806];ROW();[.B$1:.B$3806])" office:value-type="float" office:value="-3.88888888888889" calcext:value-type="float">
            <text:p>-3.8888888889</text:p>
          </table:table-cell>
          <table:table-cell table:style-name="ce1" table:formula="of:=AVERAGEIF([.$A$1:.$A$3806];ROW();[.C$1:.C$3806])" office:value-type="float" office:value="-47.2222222222222" calcext:value-type="float">
            <text:p>-47.2222222222</text:p>
          </table:table-cell>
          <table:table-cell table:style-name="ce1" table:formula="of:=AVERAGEIF([.$A$1:.$A$3806];ROW();[.D$1:.D$3806])" office:value-type="float" office:value="-8.25111111111111" calcext:value-type="float">
            <text:p>-8.25111111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8.29" calcext:value-type="float">
            <text:p>-8.29</text:p>
          </table:table-cell>
          <table:table-cell table:number-columns-repeated="5"/>
          <table:table-cell table:formula="of:=ROW()" office:value-type="float" office:value="75" calcext:value-type="float">
            <text:p>75</text:p>
          </table:table-cell>
          <table:table-cell table:style-name="ce1" table:formula="of:=AVERAGEIF([.$A$1:.$A$3806];ROW();[.B$1:.B$3806])" office:value-type="float" office:value="-3.88888888888889" calcext:value-type="float">
            <text:p>-3.8888888889</text:p>
          </table:table-cell>
          <table:table-cell table:style-name="ce1" table:formula="of:=AVERAGEIF([.$A$1:.$A$3806];ROW();[.C$1:.C$3806])" office:value-type="float" office:value="-45.1111111111111" calcext:value-type="float">
            <text:p>-45.1111111111</text:p>
          </table:table-cell>
          <table:table-cell table:style-name="ce1" table:formula="of:=AVERAGEIF([.$A$1:.$A$3806];ROW();[.D$1:.D$3806])" office:value-type="float" office:value="-8.27333333333333" calcext:value-type="float">
            <text:p>-8.273333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-6.54" calcext:value-type="float">
            <text:p>-6.54</text:p>
          </table:table-cell>
          <table:table-cell table:number-columns-repeated="5"/>
          <table:table-cell table:formula="of:=ROW()" office:value-type="float" office:value="76" calcext:value-type="float">
            <text:p>76</text:p>
          </table:table-cell>
          <table:table-cell table:style-name="ce1" table:formula="of:=AVERAGEIF([.$A$1:.$A$3806];ROW();[.B$1:.B$3806])" office:value-type="float" office:value="-3.77777777777778" calcext:value-type="float">
            <text:p>-3.7777777778</text:p>
          </table:table-cell>
          <table:table-cell table:style-name="ce1" table:formula="of:=AVERAGEIF([.$A$1:.$A$3806];ROW();[.C$1:.C$3806])" office:value-type="float" office:value="-42.4444444444444" calcext:value-type="float">
            <text:p>-42.4444444444</text:p>
          </table:table-cell>
          <table:table-cell table:style-name="ce1" table:formula="of:=AVERAGEIF([.$A$1:.$A$3806];ROW();[.D$1:.D$3806])" office:value-type="float" office:value="-7.89777777777778" calcext:value-type="float">
            <text:p>-7.89777777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7.31" calcext:value-type="float">
            <text:p>-7.31</text:p>
          </table:table-cell>
          <table:table-cell table:number-columns-repeated="5"/>
          <table:table-cell table:formula="of:=ROW()" office:value-type="float" office:value="77" calcext:value-type="float">
            <text:p>77</text:p>
          </table:table-cell>
          <table:table-cell table:style-name="ce1" table:formula="of:=AVERAGEIF([.$A$1:.$A$3806];ROW();[.B$1:.B$3806])" office:value-type="float" office:value="-3.77777777777778" calcext:value-type="float">
            <text:p>-3.7777777778</text:p>
          </table:table-cell>
          <table:table-cell table:style-name="ce1" table:formula="of:=AVERAGEIF([.$A$1:.$A$3806];ROW();[.C$1:.C$3806])" office:value-type="float" office:value="-45.1111111111111" calcext:value-type="float">
            <text:p>-45.1111111111</text:p>
          </table:table-cell>
          <table:table-cell table:style-name="ce1" table:formula="of:=AVERAGEIF([.$A$1:.$A$3806];ROW();[.D$1:.D$3806])" office:value-type="float" office:value="-7.85666666666667" calcext:value-type="float">
            <text:p>-7.85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7.66" calcext:value-type="float">
            <text:p>-7.66</text:p>
          </table:table-cell>
          <table:table-cell table:number-columns-repeated="5"/>
          <table:table-cell table:formula="of:=ROW()" office:value-type="float" office:value="78" calcext:value-type="float">
            <text:p>78</text:p>
          </table:table-cell>
          <table:table-cell table:style-name="ce1" table:formula="of:=AVERAGEIF([.$A$1:.$A$3806];ROW();[.B$1:.B$3806])" office:value-type="float" office:value="-3.77777777777778" calcext:value-type="float">
            <text:p>-3.7777777778</text:p>
          </table:table-cell>
          <table:table-cell table:style-name="ce1" table:formula="of:=AVERAGEIF([.$A$1:.$A$3806];ROW();[.C$1:.C$3806])" office:value-type="float" office:value="-43.7777777777778" calcext:value-type="float">
            <text:p>-43.7777777778</text:p>
          </table:table-cell>
          <table:table-cell table:style-name="ce1" table:formula="of:=AVERAGEIF([.$A$1:.$A$3806];ROW();[.D$1:.D$3806])" office:value-type="float" office:value="-7.98222222222222" calcext:value-type="float">
            <text:p>-7.98222222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7.04" calcext:value-type="float">
            <text:p>-7.04</text:p>
          </table:table-cell>
          <table:table-cell table:number-columns-repeated="5"/>
          <table:table-cell table:formula="of:=ROW()" office:value-type="float" office:value="79" calcext:value-type="float">
            <text:p>79</text:p>
          </table:table-cell>
          <table:table-cell table:style-name="ce1" table:formula="of:=AVERAGEIF([.$A$1:.$A$3806];ROW();[.B$1:.B$3806])" office:value-type="float" office:value="-3.77777777777778" calcext:value-type="float">
            <text:p>-3.7777777778</text:p>
          </table:table-cell>
          <table:table-cell table:style-name="ce1" table:formula="of:=AVERAGEIF([.$A$1:.$A$3806];ROW();[.C$1:.C$3806])" office:value-type="float" office:value="-43.2222222222222" calcext:value-type="float">
            <text:p>-43.2222222222</text:p>
          </table:table-cell>
          <table:table-cell table:style-name="ce1" table:formula="of:=AVERAGEIF([.$A$1:.$A$3806];ROW();[.D$1:.D$3806])" office:value-type="float" office:value="-7.74666666666667" calcext:value-type="float">
            <text:p>-7.74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6.73" calcext:value-type="float">
            <text:p>-6.73</text:p>
          </table:table-cell>
          <table:table-cell table:number-columns-repeated="5"/>
          <table:table-cell table:formula="of:=ROW()" office:value-type="float" office:value="80" calcext:value-type="float">
            <text:p>80</text:p>
          </table:table-cell>
          <table:table-cell table:style-name="ce1" table:formula="of:=AVERAGEIF([.$A$1:.$A$3806];ROW();[.B$1:.B$3806])" office:value-type="float" office:value="-3.77777777777778" calcext:value-type="float">
            <text:p>-3.7777777778</text:p>
          </table:table-cell>
          <table:table-cell table:style-name="ce1" table:formula="of:=AVERAGEIF([.$A$1:.$A$3806];ROW();[.C$1:.C$3806])" office:value-type="float" office:value="-42.3333333333333" calcext:value-type="float">
            <text:p>-42.3333333333</text:p>
          </table:table-cell>
          <table:table-cell table:style-name="ce1" table:formula="of:=AVERAGEIF([.$A$1:.$A$3806];ROW();[.D$1:.D$3806])" office:value-type="float" office:value="-7.82333333333333" calcext:value-type="float">
            <text:p>-7.8233333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7.54" calcext:value-type="float">
            <text:p>-7.54</text:p>
          </table:table-cell>
          <table:table-cell table:number-columns-repeated="5"/>
          <table:table-cell table:formula="of:=ROW()" office:value-type="float" office:value="81" calcext:value-type="float">
            <text:p>81</text:p>
          </table:table-cell>
          <table:table-cell table:style-name="ce1" table:formula="of:=AVERAGEIF([.$A$1:.$A$3806];ROW();[.B$1:.B$3806])" office:value-type="float" office:value="-3.77777777777778" calcext:value-type="float">
            <text:p>-3.7777777778</text:p>
          </table:table-cell>
          <table:table-cell table:style-name="ce1" table:formula="of:=AVERAGEIF([.$A$1:.$A$3806];ROW();[.C$1:.C$3806])" office:value-type="float" office:value="-44.4444444444444" calcext:value-type="float">
            <text:p>-44.4444444444</text:p>
          </table:table-cell>
          <table:table-cell table:style-name="ce1" table:formula="of:=AVERAGEIF([.$A$1:.$A$3806];ROW();[.D$1:.D$3806])" office:value-type="float" office:value="-7.90888888888889" calcext:value-type="float">
            <text:p>-7.90888888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7.31" calcext:value-type="float">
            <text:p>-7.31</text:p>
          </table:table-cell>
          <table:table-cell table:number-columns-repeated="5"/>
          <table:table-cell table:formula="of:=ROW()" office:value-type="float" office:value="82" calcext:value-type="float">
            <text:p>82</text:p>
          </table:table-cell>
          <table:table-cell table:style-name="ce1" table:formula="of:=AVERAGEIF([.$A$1:.$A$3806];ROW();[.B$1:.B$3806])" office:value-type="float" office:value="-3.77777777777778" calcext:value-type="float">
            <text:p>-3.7777777778</text:p>
          </table:table-cell>
          <table:table-cell table:style-name="ce1" table:formula="of:=AVERAGEIF([.$A$1:.$A$3806];ROW();[.C$1:.C$3806])" office:value-type="float" office:value="-40.3333333333333" calcext:value-type="float">
            <text:p>-40.3333333333</text:p>
          </table:table-cell>
          <table:table-cell table:style-name="ce1" table:formula="of:=AVERAGEIF([.$A$1:.$A$3806];ROW();[.D$1:.D$3806])" office:value-type="float" office:value="-7.82444444444444" calcext:value-type="float">
            <text:p>-7.82444444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7.45" calcext:value-type="float">
            <text:p>-7.45</text:p>
          </table:table-cell>
          <table:table-cell table:number-columns-repeated="5"/>
          <table:table-cell table:formula="of:=ROW()" office:value-type="float" office:value="83" calcext:value-type="float">
            <text:p>83</text:p>
          </table:table-cell>
          <table:table-cell table:style-name="ce1" table:formula="of:=AVERAGEIF([.$A$1:.$A$3806];ROW();[.B$1:.B$3806])" office:value-type="float" office:value="-3.66666666666667" calcext:value-type="float">
            <text:p>-3.6666666667</text:p>
          </table:table-cell>
          <table:table-cell table:style-name="ce1" table:formula="of:=AVERAGEIF([.$A$1:.$A$3806];ROW();[.C$1:.C$3806])" office:value-type="float" office:value="-43.4444444444444" calcext:value-type="float">
            <text:p>-43.4444444444</text:p>
          </table:table-cell>
          <table:table-cell table:style-name="ce1" table:formula="of:=AVERAGEIF([.$A$1:.$A$3806];ROW();[.D$1:.D$3806])" office:value-type="float" office:value="-7.93444444444444" calcext:value-type="float">
            <text:p>-7.93444444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7.54" calcext:value-type="float">
            <text:p>-7.54</text:p>
          </table:table-cell>
          <table:table-cell table:number-columns-repeated="5"/>
          <table:table-cell table:formula="of:=ROW()" office:value-type="float" office:value="84" calcext:value-type="float">
            <text:p>84</text:p>
          </table:table-cell>
          <table:table-cell table:style-name="ce1" table:formula="of:=AVERAGEIF([.$A$1:.$A$3806];ROW();[.B$1:.B$3806])" office:value-type="float" office:value="-3.66666666666667" calcext:value-type="float">
            <text:p>-3.6666666667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7.77888888888889" calcext:value-type="float">
            <text:p>-7.77888888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7.43" calcext:value-type="float">
            <text:p>-7.43</text:p>
          </table:table-cell>
          <table:table-cell table:number-columns-repeated="5"/>
          <table:table-cell table:formula="of:=ROW()" office:value-type="float" office:value="85" calcext:value-type="float">
            <text:p>85</text:p>
          </table:table-cell>
          <table:table-cell table:style-name="ce1" table:formula="of:=AVERAGEIF([.$A$1:.$A$3806];ROW();[.B$1:.B$3806])" office:value-type="float" office:value="-3.55555555555556" calcext:value-type="float">
            <text:p>-3.5555555556</text:p>
          </table:table-cell>
          <table:table-cell table:style-name="ce1" table:formula="of:=AVERAGEIF([.$A$1:.$A$3806];ROW();[.C$1:.C$3806])" office:value-type="float" office:value="-44.5555555555556" calcext:value-type="float">
            <text:p>-44.5555555556</text:p>
          </table:table-cell>
          <table:table-cell table:style-name="ce1" table:formula="of:=AVERAGEIF([.$A$1:.$A$3806];ROW();[.D$1:.D$3806])" office:value-type="float" office:value="-7.79111111111111" calcext:value-type="float">
            <text:p>-7.7911111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7.5" calcext:value-type="float">
            <text:p>-7.5</text:p>
          </table:table-cell>
          <table:table-cell table:number-columns-repeated="5"/>
          <table:table-cell table:formula="of:=ROW()" office:value-type="float" office:value="86" calcext:value-type="float">
            <text:p>86</text:p>
          </table:table-cell>
          <table:table-cell table:style-name="ce1" table:formula="of:=AVERAGEIF([.$A$1:.$A$3806];ROW();[.B$1:.B$3806])" office:value-type="float" office:value="-3.66666666666667" calcext:value-type="float">
            <text:p>-3.6666666667</text:p>
          </table:table-cell>
          <table:table-cell table:style-name="ce1" table:formula="of:=AVERAGEIF([.$A$1:.$A$3806];ROW();[.C$1:.C$3806])" office:value-type="float" office:value="-42.8888888888889" calcext:value-type="float">
            <text:p>-42.8888888889</text:p>
          </table:table-cell>
          <table:table-cell table:style-name="ce1" table:formula="of:=AVERAGEIF([.$A$1:.$A$3806];ROW();[.D$1:.D$3806])" office:value-type="float" office:value="-7.90555555555556" calcext:value-type="float">
            <text:p>-7.90555555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7.54" calcext:value-type="float">
            <text:p>-7.54</text:p>
          </table:table-cell>
          <table:table-cell table:number-columns-repeated="5"/>
          <table:table-cell table:formula="of:=ROW()" office:value-type="float" office:value="87" calcext:value-type="float">
            <text:p>87</text:p>
          </table:table-cell>
          <table:table-cell table:style-name="ce1" table:formula="of:=AVERAGEIF([.$A$1:.$A$3806];ROW();[.B$1:.B$3806])" office:value-type="float" office:value="-3.66666666666667" calcext:value-type="float">
            <text:p>-3.6666666667</text:p>
          </table:table-cell>
          <table:table-cell table:style-name="ce1" table:formula="of:=AVERAGEIF([.$A$1:.$A$3806];ROW();[.C$1:.C$3806])" office:value-type="float" office:value="-40.5555555555556" calcext:value-type="float">
            <text:p>-40.5555555556</text:p>
          </table:table-cell>
          <table:table-cell table:style-name="ce1" table:formula="of:=AVERAGEIF([.$A$1:.$A$3806];ROW();[.D$1:.D$3806])" office:value-type="float" office:value="-7.73" calcext:value-type="float">
            <text:p>-7.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7.33" calcext:value-type="float">
            <text:p>-7.33</text:p>
          </table:table-cell>
          <table:table-cell table:number-columns-repeated="5"/>
          <table:table-cell table:formula="of:=ROW()" office:value-type="float" office:value="88" calcext:value-type="float">
            <text:p>88</text:p>
          </table:table-cell>
          <table:table-cell table:style-name="ce1" table:formula="of:=AVERAGEIF([.$A$1:.$A$3806];ROW();[.B$1:.B$3806])" office:value-type="float" office:value="-3.55555555555556" calcext:value-type="float">
            <text:p>-3.5555555556</text:p>
          </table:table-cell>
          <table:table-cell table:style-name="ce1" table:formula="of:=AVERAGEIF([.$A$1:.$A$3806];ROW();[.C$1:.C$3806])" office:value-type="float" office:value="-41.6666666666667" calcext:value-type="float">
            <text:p>-41.6666666667</text:p>
          </table:table-cell>
          <table:table-cell table:style-name="ce1" table:formula="of:=AVERAGEIF([.$A$1:.$A$3806];ROW();[.D$1:.D$3806])" office:value-type="float" office:value="-7.68222222222222" calcext:value-type="float">
            <text:p>-7.68222222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7.4" calcext:value-type="float">
            <text:p>-7.4</text:p>
          </table:table-cell>
          <table:table-cell table:number-columns-repeated="5"/>
          <table:table-cell table:formula="of:=ROW()" office:value-type="float" office:value="89" calcext:value-type="float">
            <text:p>89</text:p>
          </table:table-cell>
          <table:table-cell table:style-name="ce1" table:formula="of:=AVERAGEIF([.$A$1:.$A$3806];ROW();[.B$1:.B$3806])" office:value-type="float" office:value="-3.55555555555556" calcext:value-type="float">
            <text:p>-3.5555555556</text:p>
          </table:table-cell>
          <table:table-cell table:style-name="ce1" table:formula="of:=AVERAGEIF([.$A$1:.$A$3806];ROW();[.C$1:.C$3806])" office:value-type="float" office:value="-42.8888888888889" calcext:value-type="float">
            <text:p>-42.8888888889</text:p>
          </table:table-cell>
          <table:table-cell table:style-name="ce1" table:formula="of:=AVERAGEIF([.$A$1:.$A$3806];ROW();[.D$1:.D$3806])" office:value-type="float" office:value="-7.83666666666667" calcext:value-type="float">
            <text:p>-7.83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7.89" calcext:value-type="float">
            <text:p>-7.89</text:p>
          </table:table-cell>
          <table:table-cell table:number-columns-repeated="5"/>
          <table:table-cell table:formula="of:=ROW()" office:value-type="float" office:value="90" calcext:value-type="float">
            <text:p>90</text:p>
          </table:table-cell>
          <table:table-cell table:style-name="ce1" table:formula="of:=AVERAGEIF([.$A$1:.$A$3806];ROW();[.B$1:.B$3806])" office:value-type="float" office:value="-3.55555555555556" calcext:value-type="float">
            <text:p>-3.5555555556</text:p>
          </table:table-cell>
          <table:table-cell table:style-name="ce1" table:formula="of:=AVERAGEIF([.$A$1:.$A$3806];ROW();[.C$1:.C$3806])" office:value-type="float" office:value="-46.2222222222222" calcext:value-type="float">
            <text:p>-46.2222222222</text:p>
          </table:table-cell>
          <table:table-cell table:style-name="ce1" table:formula="of:=AVERAGEIF([.$A$1:.$A$3806];ROW();[.D$1:.D$3806])" office:value-type="float" office:value="-8.04333333333333" calcext:value-type="float">
            <text:p>-8.043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7.54" calcext:value-type="float">
            <text:p>-7.54</text:p>
          </table:table-cell>
          <table:table-cell table:number-columns-repeated="5"/>
          <table:table-cell table:formula="of:=ROW()" office:value-type="float" office:value="91" calcext:value-type="float">
            <text:p>91</text:p>
          </table:table-cell>
          <table:table-cell table:style-name="ce1" table:formula="of:=AVERAGEIF([.$A$1:.$A$3806];ROW();[.B$1:.B$3806])" office:value-type="float" office:value="-3.55555555555556" calcext:value-type="float">
            <text:p>-3.5555555556</text:p>
          </table:table-cell>
          <table:table-cell table:style-name="ce1" table:formula="of:=AVERAGEIF([.$A$1:.$A$3806];ROW();[.C$1:.C$3806])" office:value-type="float" office:value="-45.6666666666667" calcext:value-type="float">
            <text:p>-45.6666666667</text:p>
          </table:table-cell>
          <table:table-cell table:style-name="ce1" table:formula="of:=AVERAGEIF([.$A$1:.$A$3806];ROW();[.D$1:.D$3806])" office:value-type="float" office:value="-7.82333333333333" calcext:value-type="float">
            <text:p>-7.82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8.02" calcext:value-type="float">
            <text:p>-8.02</text:p>
          </table:table-cell>
          <table:table-cell table:number-columns-repeated="5"/>
          <table:table-cell table:formula="of:=ROW()" office:value-type="float" office:value="92" calcext:value-type="float">
            <text:p>92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39.8888888888889" calcext:value-type="float">
            <text:p>-39.8888888889</text:p>
          </table:table-cell>
          <table:table-cell table:style-name="ce1" table:formula="of:=AVERAGEIF([.$A$1:.$A$3806];ROW();[.D$1:.D$3806])" office:value-type="float" office:value="-7.66111111111111" calcext:value-type="float">
            <text:p>-7.66111111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7.04" calcext:value-type="float">
            <text:p>-7.04</text:p>
          </table:table-cell>
          <table:table-cell table:number-columns-repeated="5"/>
          <table:table-cell table:formula="of:=ROW()" office:value-type="float" office:value="93" calcext:value-type="float">
            <text:p>93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39.6666666666667" calcext:value-type="float">
            <text:p>-39.6666666667</text:p>
          </table:table-cell>
          <table:table-cell table:style-name="ce1" table:formula="of:=AVERAGEIF([.$A$1:.$A$3806];ROW();[.D$1:.D$3806])" office:value-type="float" office:value="-7.54888888888889" calcext:value-type="float">
            <text:p>-7.5488888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82" calcext:value-type="float">
            <text:p>-6.82</text:p>
          </table:table-cell>
          <table:table-cell table:number-columns-repeated="5"/>
          <table:table-cell table:formula="of:=ROW()" office:value-type="float" office:value="94" calcext:value-type="float">
            <text:p>94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44.7777777777778" calcext:value-type="float">
            <text:p>-44.7777777778</text:p>
          </table:table-cell>
          <table:table-cell table:style-name="ce1" table:formula="of:=AVERAGEIF([.$A$1:.$A$3806];ROW();[.D$1:.D$3806])" office:value-type="float" office:value="-7.61555555555556" calcext:value-type="float">
            <text:p>-7.61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7.21" calcext:value-type="float">
            <text:p>-7.21</text:p>
          </table:table-cell>
          <table:table-cell table:number-columns-repeated="5"/>
          <table:table-cell table:formula="of:=ROW()" office:value-type="float" office:value="95" calcext:value-type="float">
            <text:p>95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40.2222222222222" calcext:value-type="float">
            <text:p>-40.2222222222</text:p>
          </table:table-cell>
          <table:table-cell table:style-name="ce1" table:formula="of:=AVERAGEIF([.$A$1:.$A$3806];ROW();[.D$1:.D$3806])" office:value-type="float" office:value="-7.56666666666667" calcext:value-type="float">
            <text:p>-7.5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7.32" calcext:value-type="float">
            <text:p>-7.32</text:p>
          </table:table-cell>
          <table:table-cell table:number-columns-repeated="5"/>
          <table:table-cell table:formula="of:=ROW()" office:value-type="float" office:value="96" calcext:value-type="float">
            <text:p>96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7.53555555555556" calcext:value-type="float">
            <text:p>-7.53555555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7.31" calcext:value-type="float">
            <text:p>-7.31</text:p>
          </table:table-cell>
          <table:table-cell table:number-columns-repeated="5"/>
          <table:table-cell table:formula="of:=ROW()" office:value-type="float" office:value="97" calcext:value-type="float">
            <text:p>97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46" calcext:value-type="float">
            <text:p>-46</text:p>
          </table:table-cell>
          <table:table-cell table:style-name="ce1" table:formula="of:=AVERAGEIF([.$A$1:.$A$3806];ROW();[.D$1:.D$3806])" office:value-type="float" office:value="-7.71444444444444" calcext:value-type="float">
            <text:p>-7.71444444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6.79" calcext:value-type="float">
            <text:p>-6.79</text:p>
          </table:table-cell>
          <table:table-cell table:number-columns-repeated="5"/>
          <table:table-cell table:formula="of:=ROW()" office:value-type="float" office:value="98" calcext:value-type="float">
            <text:p>98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41.4444444444444" calcext:value-type="float">
            <text:p>-41.4444444444</text:p>
          </table:table-cell>
          <table:table-cell table:style-name="ce1" table:formula="of:=AVERAGEIF([.$A$1:.$A$3806];ROW();[.D$1:.D$3806])" office:value-type="float" office:value="-7.59888888888889" calcext:value-type="float">
            <text:p>-7.59888888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7.65" calcext:value-type="float">
            <text:p>-7.65</text:p>
          </table:table-cell>
          <table:table-cell table:number-columns-repeated="5"/>
          <table:table-cell table:formula="of:=ROW()" office:value-type="float" office:value="99" calcext:value-type="float">
            <text:p>99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44.8888888888889" calcext:value-type="float">
            <text:p>-44.8888888889</text:p>
          </table:table-cell>
          <table:table-cell table:style-name="ce1" table:formula="of:=AVERAGEIF([.$A$1:.$A$3806];ROW();[.D$1:.D$3806])" office:value-type="float" office:value="-7.58444444444445" calcext:value-type="float">
            <text:p>-7.5844444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7.61" calcext:value-type="float">
            <text:p>-7.61</text:p>
          </table:table-cell>
          <table:table-cell table:number-columns-repeated="5"/>
          <table:table-cell table:formula="of:=ROW()" office:value-type="float" office:value="100" calcext:value-type="float">
            <text:p>100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39.5555555555556" calcext:value-type="float">
            <text:p>-39.5555555556</text:p>
          </table:table-cell>
          <table:table-cell table:style-name="ce1" table:formula="of:=AVERAGEIF([.$A$1:.$A$3806];ROW();[.D$1:.D$3806])" office:value-type="float" office:value="-7.16222222222222" calcext:value-type="float">
            <text:p>-7.1622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7.9" calcext:value-type="float">
            <text:p>-7.9</text:p>
          </table:table-cell>
          <table:table-cell table:number-columns-repeated="5"/>
          <table:table-cell table:formula="of:=ROW()" office:value-type="float" office:value="101" calcext:value-type="float">
            <text:p>101</text:p>
          </table:table-cell>
          <table:table-cell table:style-name="ce1" table:formula="of:=AVERAGEIF([.$A$1:.$A$3806];ROW();[.B$1:.B$3806])" office:value-type="float" office:value="-3.44444444444444" calcext:value-type="float">
            <text:p>-3.4444444444</text:p>
          </table:table-cell>
          <table:table-cell table:style-name="ce1" table:formula="of:=AVERAGEIF([.$A$1:.$A$3806];ROW();[.C$1:.C$3806])" office:value-type="float" office:value="-42.5555555555556" calcext:value-type="float">
            <text:p>-42.5555555556</text:p>
          </table:table-cell>
          <table:table-cell table:style-name="ce1" table:formula="of:=AVERAGEIF([.$A$1:.$A$3806];ROW();[.D$1:.D$3806])" office:value-type="float" office:value="-7.24111111111111" calcext:value-type="float">
            <text:p>-7.24111111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7.3" calcext:value-type="float">
            <text:p>-7.3</text:p>
          </table:table-cell>
          <table:table-cell table:number-columns-repeated="5"/>
          <table:table-cell table:formula="of:=ROW()" office:value-type="float" office:value="102" calcext:value-type="float">
            <text:p>102</text:p>
          </table:table-cell>
          <table:table-cell table:style-name="ce1" table:formula="of:=AVERAGEIF([.$A$1:.$A$3806];ROW();[.B$1:.B$3806])" office:value-type="float" office:value="-3.33333333333333" calcext:value-type="float">
            <text:p>-3.3333333333</text:p>
          </table:table-cell>
          <table:table-cell table:style-name="ce1" table:formula="of:=AVERAGEIF([.$A$1:.$A$3806];ROW();[.C$1:.C$3806])" office:value-type="float" office:value="-42.2222222222222" calcext:value-type="float">
            <text:p>-42.2222222222</text:p>
          </table:table-cell>
          <table:table-cell table:style-name="ce1" table:formula="of:=AVERAGEIF([.$A$1:.$A$3806];ROW();[.D$1:.D$3806])" office:value-type="float" office:value="-7.24111111111111" calcext:value-type="float">
            <text:p>-7.24111111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65" calcext:value-type="float">
            <text:p>-7.65</text:p>
          </table:table-cell>
          <table:table-cell table:number-columns-repeated="5"/>
          <table:table-cell table:formula="of:=ROW()" office:value-type="float" office:value="103" calcext:value-type="float">
            <text:p>103</text:p>
          </table:table-cell>
          <table:table-cell table:style-name="ce1" table:formula="of:=AVERAGEIF([.$A$1:.$A$3806];ROW();[.B$1:.B$3806])" office:value-type="float" office:value="-3.33333333333333" calcext:value-type="float">
            <text:p>-3.3333333333</text:p>
          </table:table-cell>
          <table:table-cell table:style-name="ce1" table:formula="of:=AVERAGEIF([.$A$1:.$A$3806];ROW();[.C$1:.C$3806])" office:value-type="float" office:value="-43.3333333333333" calcext:value-type="float">
            <text:p>-43.3333333333</text:p>
          </table:table-cell>
          <table:table-cell table:style-name="ce1" table:formula="of:=AVERAGEIF([.$A$1:.$A$3806];ROW();[.D$1:.D$3806])" office:value-type="float" office:value="-7.02111111111111" calcext:value-type="float">
            <text:p>-7.02111111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7.81" calcext:value-type="float">
            <text:p>-7.81</text:p>
          </table:table-cell>
          <table:table-cell table:number-columns-repeated="5"/>
          <table:table-cell table:formula="of:=ROW()" office:value-type="float" office:value="104" calcext:value-type="float">
            <text:p>104</text:p>
          </table:table-cell>
          <table:table-cell table:style-name="ce1" table:formula="of:=AVERAGEIF([.$A$1:.$A$3806];ROW();[.B$1:.B$3806])" office:value-type="float" office:value="-3.33333333333333" calcext:value-type="float">
            <text:p>-3.3333333333</text:p>
          </table:table-cell>
          <table:table-cell table:style-name="ce1" table:formula="of:=AVERAGEIF([.$A$1:.$A$3806];ROW();[.C$1:.C$3806])" office:value-type="float" office:value="-46.1111111111111" calcext:value-type="float">
            <text:p>-46.1111111111</text:p>
          </table:table-cell>
          <table:table-cell table:style-name="ce1" table:formula="of:=AVERAGEIF([.$A$1:.$A$3806];ROW();[.D$1:.D$3806])" office:value-type="float" office:value="-7.27555555555555" calcext:value-type="float">
            <text:p>-7.27555555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7.66" calcext:value-type="float">
            <text:p>-7.66</text:p>
          </table:table-cell>
          <table:table-cell table:number-columns-repeated="5"/>
          <table:table-cell table:formula="of:=ROW()" office:value-type="float" office:value="105" calcext:value-type="float">
            <text:p>105</text:p>
          </table:table-cell>
          <table:table-cell table:style-name="ce1" table:formula="of:=AVERAGEIF([.$A$1:.$A$3806];ROW();[.B$1:.B$3806])" office:value-type="float" office:value="-3.33333333333333" calcext:value-type="float">
            <text:p>-3.3333333333</text:p>
          </table:table-cell>
          <table:table-cell table:style-name="ce1" table:formula="of:=AVERAGEIF([.$A$1:.$A$3806];ROW();[.C$1:.C$3806])" office:value-type="float" office:value="-42.2222222222222" calcext:value-type="float">
            <text:p>-42.2222222222</text:p>
          </table:table-cell>
          <table:table-cell table:style-name="ce1" table:formula="of:=AVERAGEIF([.$A$1:.$A$3806];ROW();[.D$1:.D$3806])" office:value-type="float" office:value="-7.05888888888889" calcext:value-type="float">
            <text:p>-7.05888888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7.89" calcext:value-type="float">
            <text:p>-7.89</text:p>
          </table:table-cell>
          <table:table-cell table:number-columns-repeated="5"/>
          <table:table-cell table:formula="of:=ROW()" office:value-type="float" office:value="106" calcext:value-type="float">
            <text:p>106</text:p>
          </table:table-cell>
          <table:table-cell table:style-name="ce1" table:formula="of:=AVERAGEIF([.$A$1:.$A$3806];ROW();[.B$1:.B$3806])" office:value-type="float" office:value="-3.33333333333333" calcext:value-type="float">
            <text:p>-3.3333333333</text:p>
          </table:table-cell>
          <table:table-cell table:style-name="ce1" table:formula="of:=AVERAGEIF([.$A$1:.$A$3806];ROW();[.C$1:.C$3806])" office:value-type="float" office:value="-41.5555555555556" calcext:value-type="float">
            <text:p>-41.5555555556</text:p>
          </table:table-cell>
          <table:table-cell table:style-name="ce1" table:formula="of:=AVERAGEIF([.$A$1:.$A$3806];ROW();[.D$1:.D$3806])" office:value-type="float" office:value="-7.06" calcext:value-type="float">
            <text:p>-7.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7.62" calcext:value-type="float">
            <text:p>-7.62</text:p>
          </table:table-cell>
          <table:table-cell table:number-columns-repeated="5"/>
          <table:table-cell table:formula="of:=ROW()" office:value-type="float" office:value="107" calcext:value-type="float">
            <text:p>107</text:p>
          </table:table-cell>
          <table:table-cell table:style-name="ce1" table:formula="of:=AVERAGEIF([.$A$1:.$A$3806];ROW();[.B$1:.B$3806])" office:value-type="float" office:value="-3.33333333333333" calcext:value-type="float">
            <text:p>-3.3333333333</text:p>
          </table:table-cell>
          <table:table-cell table:style-name="ce1" table:formula="of:=AVERAGEIF([.$A$1:.$A$3806];ROW();[.C$1:.C$3806])" office:value-type="float" office:value="-41.4444444444444" calcext:value-type="float">
            <text:p>-41.4444444444</text:p>
          </table:table-cell>
          <table:table-cell table:style-name="ce1" table:formula="of:=AVERAGEIF([.$A$1:.$A$3806];ROW();[.D$1:.D$3806])" office:value-type="float" office:value="-7.01444444444445" calcext:value-type="float">
            <text:p>-7.01444444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7.22" calcext:value-type="float">
            <text:p>-7.22</text:p>
          </table:table-cell>
          <table:table-cell table:number-columns-repeated="5"/>
          <table:table-cell table:formula="of:=ROW()" office:value-type="float" office:value="108" calcext:value-type="float">
            <text:p>108</text:p>
          </table:table-cell>
          <table:table-cell table:style-name="ce1" table:formula="of:=AVERAGEIF([.$A$1:.$A$3806];ROW();[.B$1:.B$3806])" office:value-type="float" office:value="-3.33333333333333" calcext:value-type="float">
            <text:p>-3.3333333333</text:p>
          </table:table-cell>
          <table:table-cell table:style-name="ce1" table:formula="of:=AVERAGEIF([.$A$1:.$A$3806];ROW();[.C$1:.C$3806])" office:value-type="float" office:value="-41.3333333333333" calcext:value-type="float">
            <text:p>-41.3333333333</text:p>
          </table:table-cell>
          <table:table-cell table:style-name="ce1" table:formula="of:=AVERAGEIF([.$A$1:.$A$3806];ROW();[.D$1:.D$3806])" office:value-type="float" office:value="-6.97" calcext:value-type="float">
            <text:p>-6.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7.1" calcext:value-type="float">
            <text:p>-7.1</text:p>
          </table:table-cell>
          <table:table-cell table:number-columns-repeated="5"/>
          <table:table-cell table:formula="of:=ROW()" office:value-type="float" office:value="109" calcext:value-type="float">
            <text:p>109</text:p>
          </table:table-cell>
          <table:table-cell table:style-name="ce1" table:formula="of:=AVERAGEIF([.$A$1:.$A$3806];ROW();[.B$1:.B$3806])" office:value-type="float" office:value="-3.22222222222222" calcext:value-type="float">
            <text:p>-3.2222222222</text:p>
          </table:table-cell>
          <table:table-cell table:style-name="ce1" table:formula="of:=AVERAGEIF([.$A$1:.$A$3806];ROW();[.C$1:.C$3806])" office:value-type="float" office:value="-38.6666666666667" calcext:value-type="float">
            <text:p>-38.6666666667</text:p>
          </table:table-cell>
          <table:table-cell table:style-name="ce1" table:formula="of:=AVERAGEIF([.$A$1:.$A$3806];ROW();[.D$1:.D$3806])" office:value-type="float" office:value="-6.65111111111111" calcext:value-type="float">
            <text:p>-6.6511111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6.36" calcext:value-type="float">
            <text:p>-6.36</text:p>
          </table:table-cell>
          <table:table-cell table:number-columns-repeated="5"/>
          <table:table-cell table:formula="of:=ROW()" office:value-type="float" office:value="110" calcext:value-type="float">
            <text:p>110</text:p>
          </table:table-cell>
          <table:table-cell table:style-name="ce1" table:formula="of:=AVERAGEIF([.$A$1:.$A$3806];ROW();[.B$1:.B$3806])" office:value-type="float" office:value="-3.11111111111111" calcext:value-type="float">
            <text:p>-3.1111111111</text:p>
          </table:table-cell>
          <table:table-cell table:style-name="ce1" table:formula="of:=AVERAGEIF([.$A$1:.$A$3806];ROW();[.C$1:.C$3806])" office:value-type="float" office:value="-42.3333333333333" calcext:value-type="float">
            <text:p>-42.3333333333</text:p>
          </table:table-cell>
          <table:table-cell table:style-name="ce1" table:formula="of:=AVERAGEIF([.$A$1:.$A$3806];ROW();[.D$1:.D$3806])" office:value-type="float" office:value="-6.70111111111111" calcext:value-type="float">
            <text:p>-6.7011111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6.8" calcext:value-type="float">
            <text:p>-6.8</text:p>
          </table:table-cell>
          <table:table-cell table:number-columns-repeated="5"/>
          <table:table-cell table:formula="of:=ROW()" office:value-type="float" office:value="111" calcext:value-type="float">
            <text:p>111</text:p>
          </table:table-cell>
          <table:table-cell table:style-name="ce1" table:formula="of:=AVERAGEIF([.$A$1:.$A$3806];ROW();[.B$1:.B$3806])" office:value-type="float" office:value="-3" calcext:value-type="float">
            <text:p>-3</text:p>
          </table:table-cell>
          <table:table-cell table:style-name="ce1" table:formula="of:=AVERAGEIF([.$A$1:.$A$3806];ROW();[.C$1:.C$3806])" office:value-type="float" office:value="-43.2222222222222" calcext:value-type="float">
            <text:p>-43.2222222222</text:p>
          </table:table-cell>
          <table:table-cell table:style-name="ce1" table:formula="of:=AVERAGEIF([.$A$1:.$A$3806];ROW();[.D$1:.D$3806])" office:value-type="float" office:value="-6.85111111111111" calcext:value-type="float">
            <text:p>-6.8511111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6.68" calcext:value-type="float">
            <text:p>-6.68</text:p>
          </table:table-cell>
          <table:table-cell table:number-columns-repeated="5"/>
          <table:table-cell table:formula="of:=ROW()" office:value-type="float" office:value="112" calcext:value-type="float">
            <text:p>112</text:p>
          </table:table-cell>
          <table:table-cell table:style-name="ce1" table:formula="of:=AVERAGEIF([.$A$1:.$A$3806];ROW();[.B$1:.B$3806])" office:value-type="float" office:value="-3" calcext:value-type="float">
            <text:p>-3</text:p>
          </table:table-cell>
          <table:table-cell table:style-name="ce1" table:formula="of:=AVERAGEIF([.$A$1:.$A$3806];ROW();[.C$1:.C$3806])" office:value-type="float" office:value="-37.7777777777778" calcext:value-type="float">
            <text:p>-37.7777777778</text:p>
          </table:table-cell>
          <table:table-cell table:style-name="ce1" table:formula="of:=AVERAGEIF([.$A$1:.$A$3806];ROW();[.D$1:.D$3806])" office:value-type="float" office:value="-6.34333333333333" calcext:value-type="float">
            <text:p>-6.34333333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7.32" calcext:value-type="float">
            <text:p>-7.32</text:p>
          </table:table-cell>
          <table:table-cell table:number-columns-repeated="5"/>
          <table:table-cell table:formula="of:=ROW()" office:value-type="float" office:value="113" calcext:value-type="float">
            <text:p>113</text:p>
          </table:table-cell>
          <table:table-cell table:style-name="ce1" table:formula="of:=AVERAGEIF([.$A$1:.$A$3806];ROW();[.B$1:.B$3806])" office:value-type="float" office:value="-3" calcext:value-type="float">
            <text:p>-3</text:p>
          </table:table-cell>
          <table:table-cell table:style-name="ce1" table:formula="of:=AVERAGEIF([.$A$1:.$A$3806];ROW();[.C$1:.C$3806])" office:value-type="float" office:value="-37.3333333333333" calcext:value-type="float">
            <text:p>-37.3333333333</text:p>
          </table:table-cell>
          <table:table-cell table:style-name="ce1" table:formula="of:=AVERAGEIF([.$A$1:.$A$3806];ROW();[.D$1:.D$3806])" office:value-type="float" office:value="-6.46111111111111" calcext:value-type="float">
            <text:p>-6.46111111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7.59" calcext:value-type="float">
            <text:p>-7.59</text:p>
          </table:table-cell>
          <table:table-cell table:number-columns-repeated="5"/>
          <table:table-cell table:formula="of:=ROW()" office:value-type="float" office:value="114" calcext:value-type="float">
            <text:p>114</text:p>
          </table:table-cell>
          <table:table-cell table:style-name="ce1" table:formula="of:=AVERAGEIF([.$A$1:.$A$3806];ROW();[.B$1:.B$3806])" office:value-type="float" office:value="-3" calcext:value-type="float">
            <text:p>-3</text:p>
          </table:table-cell>
          <table:table-cell table:style-name="ce1" table:formula="of:=AVERAGEIF([.$A$1:.$A$3806];ROW();[.C$1:.C$3806])" office:value-type="float" office:value="-41.2222222222222" calcext:value-type="float">
            <text:p>-41.2222222222</text:p>
          </table:table-cell>
          <table:table-cell table:style-name="ce1" table:formula="of:=AVERAGEIF([.$A$1:.$A$3806];ROW();[.D$1:.D$3806])" office:value-type="float" office:value="-6.59555555555556" calcext:value-type="float">
            <text:p>-6.59555555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7.02" calcext:value-type="float">
            <text:p>-7.02</text:p>
          </table:table-cell>
          <table:table-cell table:number-columns-repeated="5"/>
          <table:table-cell table:formula="of:=ROW()" office:value-type="float" office:value="115" calcext:value-type="float">
            <text:p>115</text:p>
          </table:table-cell>
          <table:table-cell table:style-name="ce1" table:formula="of:=AVERAGEIF([.$A$1:.$A$3806];ROW();[.B$1:.B$3806])" office:value-type="float" office:value="-3" calcext:value-type="float">
            <text:p>-3</text:p>
          </table:table-cell>
          <table:table-cell table:style-name="ce1" table:formula="of:=AVERAGEIF([.$A$1:.$A$3806];ROW();[.C$1:.C$3806])" office:value-type="float" office:value="-45.4444444444444" calcext:value-type="float">
            <text:p>-45.4444444444</text:p>
          </table:table-cell>
          <table:table-cell table:style-name="ce1" table:formula="of:=AVERAGEIF([.$A$1:.$A$3806];ROW();[.D$1:.D$3806])" office:value-type="float" office:value="-6.66333333333333" calcext:value-type="float">
            <text:p>-6.66333333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63" calcext:value-type="float">
            <text:p>-6.63</text:p>
          </table:table-cell>
          <table:table-cell table:number-columns-repeated="5"/>
          <table:table-cell table:formula="of:=ROW()" office:value-type="float" office:value="116" calcext:value-type="float">
            <text:p>116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.5555555555556" calcext:value-type="float">
            <text:p>-42.5555555556</text:p>
          </table:table-cell>
          <table:table-cell table:style-name="ce1" table:formula="of:=AVERAGEIF([.$A$1:.$A$3806];ROW();[.D$1:.D$3806])" office:value-type="float" office:value="-6.46888888888889" calcext:value-type="float">
            <text:p>-6.46888888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6.57" calcext:value-type="float">
            <text:p>-6.57</text:p>
          </table:table-cell>
          <table:table-cell table:number-columns-repeated="5"/>
          <table:table-cell table:formula="of:=ROW()" office:value-type="float" office:value="117" calcext:value-type="float">
            <text:p>117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4.6666666666667" calcext:value-type="float">
            <text:p>-44.6666666667</text:p>
          </table:table-cell>
          <table:table-cell table:style-name="ce1" table:formula="of:=AVERAGEIF([.$A$1:.$A$3806];ROW();[.D$1:.D$3806])" office:value-type="float" office:value="-6.59444444444444" calcext:value-type="float">
            <text:p>-6.59444444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6.31" calcext:value-type="float">
            <text:p>-6.31</text:p>
          </table:table-cell>
          <table:table-cell table:number-columns-repeated="5"/>
          <table:table-cell table:formula="of:=ROW()" office:value-type="float" office:value="118" calcext:value-type="float">
            <text:p>118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1.7777777777778" calcext:value-type="float">
            <text:p>-41.7777777778</text:p>
          </table:table-cell>
          <table:table-cell table:style-name="ce1" table:formula="of:=AVERAGEIF([.$A$1:.$A$3806];ROW();[.D$1:.D$3806])" office:value-type="float" office:value="-6.63555555555556" calcext:value-type="float">
            <text:p>-6.63555555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5.47" calcext:value-type="float">
            <text:p>-5.47</text:p>
          </table:table-cell>
          <table:table-cell table:number-columns-repeated="5"/>
          <table:table-cell table:formula="of:=ROW()" office:value-type="float" office:value="119" calcext:value-type="float">
            <text:p>119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6.49222222222222" calcext:value-type="float">
            <text:p>-6.49222222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31" calcext:value-type="float">
            <text:p>-5.31</text:p>
          </table:table-cell>
          <table:table-cell table:number-columns-repeated="5"/>
          <table:table-cell table:formula="of:=ROW()" office:value-type="float" office:value="120" calcext:value-type="float">
            <text:p>120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9.6666666666667" calcext:value-type="float">
            <text:p>-39.6666666667</text:p>
          </table:table-cell>
          <table:table-cell table:style-name="ce1" table:formula="of:=AVERAGEIF([.$A$1:.$A$3806];ROW();[.D$1:.D$3806])" office:value-type="float" office:value="-6.06888888888889" calcext:value-type="float">
            <text:p>-6.06888888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58" calcext:value-type="float">
            <text:p>-5.58</text:p>
          </table:table-cell>
          <table:table-cell table:number-columns-repeated="5"/>
          <table:table-cell table:formula="of:=ROW()" office:value-type="float" office:value="121" calcext:value-type="float">
            <text:p>121</text:p>
          </table:table-cell>
          <table:table-cell table:style-name="ce1" table:formula="of:=AVERAGEIF([.$A$1:.$A$3806];ROW();[.B$1:.B$3806])" office:value-type="float" office:value="-2.88888888888889" calcext:value-type="float">
            <text:p>-2.8888888889</text:p>
          </table:table-cell>
          <table:table-cell table:style-name="ce1" table:formula="of:=AVERAGEIF([.$A$1:.$A$3806];ROW();[.C$1:.C$3806])" office:value-type="float" office:value="-37.7777777777778" calcext:value-type="float">
            <text:p>-37.7777777778</text:p>
          </table:table-cell>
          <table:table-cell table:style-name="ce1" table:formula="of:=AVERAGEIF([.$A$1:.$A$3806];ROW();[.D$1:.D$3806])" office:value-type="float" office:value="-6.23888888888889" calcext:value-type="float">
            <text:p>-6.238888888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5.63" calcext:value-type="float">
            <text:p>-5.63</text:p>
          </table:table-cell>
          <table:table-cell table:number-columns-repeated="5"/>
          <table:table-cell table:formula="of:=ROW()" office:value-type="float" office:value="122" calcext:value-type="float">
            <text:p>122</text:p>
          </table:table-cell>
          <table:table-cell table:style-name="ce1" table:formula="of:=AVERAGEIF([.$A$1:.$A$3806];ROW();[.B$1:.B$3806])" office:value-type="float" office:value="-2.88888888888889" calcext:value-type="float">
            <text:p>-2.8888888889</text:p>
          </table:table-cell>
          <table:table-cell table:style-name="ce1" table:formula="of:=AVERAGEIF([.$A$1:.$A$3806];ROW();[.C$1:.C$3806])" office:value-type="float" office:value="-43.8888888888889" calcext:value-type="float">
            <text:p>-43.8888888889</text:p>
          </table:table-cell>
          <table:table-cell table:style-name="ce1" table:formula="of:=AVERAGEIF([.$A$1:.$A$3806];ROW();[.D$1:.D$3806])" office:value-type="float" office:value="-6.33888888888889" calcext:value-type="float">
            <text:p>-6.33888888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46" calcext:value-type="float">
            <text:p>-5.46</text:p>
          </table:table-cell>
          <table:table-cell table:number-columns-repeated="5"/>
          <table:table-cell table:formula="of:=ROW()" office:value-type="float" office:value="123" calcext:value-type="float">
            <text:p>123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9.2222222222222" calcext:value-type="float">
            <text:p>-39.2222222222</text:p>
          </table:table-cell>
          <table:table-cell table:style-name="ce1" table:formula="of:=AVERAGEIF([.$A$1:.$A$3806];ROW();[.D$1:.D$3806])" office:value-type="float" office:value="-6.07555555555556" calcext:value-type="float">
            <text:p>-6.07555555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6.19" calcext:value-type="float">
            <text:p>-6.19</text:p>
          </table:table-cell>
          <table:table-cell table:number-columns-repeated="5"/>
          <table:table-cell table:formula="of:=ROW()" office:value-type="float" office:value="124" calcext:value-type="float">
            <text:p>124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8.1111111111111" calcext:value-type="float">
            <text:p>-38.1111111111</text:p>
          </table:table-cell>
          <table:table-cell table:style-name="ce1" table:formula="of:=AVERAGEIF([.$A$1:.$A$3806];ROW();[.D$1:.D$3806])" office:value-type="float" office:value="-6.15666666666667" calcext:value-type="float">
            <text:p>-6.15666666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5.83" calcext:value-type="float">
            <text:p>-5.83</text:p>
          </table:table-cell>
          <table:table-cell table:number-columns-repeated="5"/>
          <table:table-cell table:formula="of:=ROW()" office:value-type="float" office:value="125" calcext:value-type="float">
            <text:p>125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6.13555555555556" calcext:value-type="float">
            <text:p>-6.13555555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55" calcext:value-type="float">
            <text:p>-5.55</text:p>
          </table:table-cell>
          <table:table-cell table:number-columns-repeated="5"/>
          <table:table-cell table:formula="of:=ROW()" office:value-type="float" office:value="126" calcext:value-type="float">
            <text:p>126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1.2222222222222" calcext:value-type="float">
            <text:p>-41.2222222222</text:p>
          </table:table-cell>
          <table:table-cell table:style-name="ce1" table:formula="of:=AVERAGEIF([.$A$1:.$A$3806];ROW();[.D$1:.D$3806])" office:value-type="float" office:value="-6.21777777777778" calcext:value-type="float">
            <text:p>-6.21777777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5.33" calcext:value-type="float">
            <text:p>-5.33</text:p>
          </table:table-cell>
          <table:table-cell table:number-columns-repeated="5"/>
          <table:table-cell table:formula="of:=ROW()" office:value-type="float" office:value="127" calcext:value-type="float">
            <text:p>127</text:p>
          </table:table-cell>
          <table:table-cell table:style-name="ce1" table:formula="of:=AVERAGEIF([.$A$1:.$A$3806];ROW();[.B$1:.B$3806])" office:value-type="float" office:value="-2.66666666666667" calcext:value-type="float">
            <text:p>-2.6666666667</text:p>
          </table:table-cell>
          <table:table-cell table:style-name="ce1" table:formula="of:=AVERAGEIF([.$A$1:.$A$3806];ROW();[.C$1:.C$3806])" office:value-type="float" office:value="-40.2222222222222" calcext:value-type="float">
            <text:p>-40.2222222222</text:p>
          </table:table-cell>
          <table:table-cell table:style-name="ce1" table:formula="of:=AVERAGEIF([.$A$1:.$A$3806];ROW();[.D$1:.D$3806])" office:value-type="float" office:value="-6.07777777777778" calcext:value-type="float">
            <text:p>-6.07777777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4.71" calcext:value-type="float">
            <text:p>-4.71</text:p>
          </table:table-cell>
          <table:table-cell table:number-columns-repeated="5"/>
          <table:table-cell table:formula="of:=ROW()" office:value-type="float" office:value="128" calcext:value-type="float">
            <text:p>128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5.8888888888889" calcext:value-type="float">
            <text:p>-35.8888888889</text:p>
          </table:table-cell>
          <table:table-cell table:style-name="ce1" table:formula="of:=AVERAGEIF([.$A$1:.$A$3806];ROW();[.D$1:.D$3806])" office:value-type="float" office:value="-6.03777777777778" calcext:value-type="float">
            <text:p>-6.03777777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9" calcext:value-type="float">
            <text:p>-4.9</text:p>
          </table:table-cell>
          <table:table-cell table:number-columns-repeated="5"/>
          <table:table-cell table:formula="of:=ROW()" office:value-type="float" office:value="129" calcext:value-type="float">
            <text:p>129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9.3333333333333" calcext:value-type="float">
            <text:p>-39.3333333333</text:p>
          </table:table-cell>
          <table:table-cell table:style-name="ce1" table:formula="of:=AVERAGEIF([.$A$1:.$A$3806];ROW();[.D$1:.D$3806])" office:value-type="float" office:value="-5.99444444444444" calcext:value-type="float">
            <text:p>-5.99444444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55" calcext:value-type="float">
            <text:p>-5.55</text:p>
          </table:table-cell>
          <table:table-cell table:number-columns-repeated="5"/>
          <table:table-cell table:formula="of:=ROW()" office:value-type="float" office:value="130" calcext:value-type="float">
            <text:p>130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5.74888888888889" calcext:value-type="float">
            <text:p>-5.74888888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4.45" calcext:value-type="float">
            <text:p>-4.45</text:p>
          </table:table-cell>
          <table:table-cell table:number-columns-repeated="5"/>
          <table:table-cell table:formula="of:=ROW()" office:value-type="float" office:value="131" calcext:value-type="float">
            <text:p>131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.5555555555556" calcext:value-type="float">
            <text:p>-42.5555555556</text:p>
          </table:table-cell>
          <table:table-cell table:style-name="ce1" table:formula="of:=AVERAGEIF([.$A$1:.$A$3806];ROW();[.D$1:.D$3806])" office:value-type="float" office:value="-5.84444444444445" calcext:value-type="float">
            <text:p>-5.84444444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31" calcext:value-type="float">
            <text:p>-5.31</text:p>
          </table:table-cell>
          <table:table-cell table:number-columns-repeated="5"/>
          <table:table-cell table:formula="of:=ROW()" office:value-type="float" office:value="132" calcext:value-type="float">
            <text:p>132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9.2222222222222" calcext:value-type="float">
            <text:p>-39.2222222222</text:p>
          </table:table-cell>
          <table:table-cell table:style-name="ce1" table:formula="of:=AVERAGEIF([.$A$1:.$A$3806];ROW();[.D$1:.D$3806])" office:value-type="float" office:value="-6.02888888888889" calcext:value-type="float">
            <text:p>-6.02888888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5.54" calcext:value-type="float">
            <text:p>-5.54</text:p>
          </table:table-cell>
          <table:table-cell table:number-columns-repeated="5"/>
          <table:table-cell table:formula="of:=ROW()" office:value-type="float" office:value="133" calcext:value-type="float">
            <text:p>133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7.3333333333333" calcext:value-type="float">
            <text:p>-47.3333333333</text:p>
          </table:table-cell>
          <table:table-cell table:style-name="ce1" table:formula="of:=AVERAGEIF([.$A$1:.$A$3806];ROW();[.D$1:.D$3806])" office:value-type="float" office:value="-5.90222222222222" calcext:value-type="float">
            <text:p>-5.90222222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6.02" calcext:value-type="float">
            <text:p>-6.02</text:p>
          </table:table-cell>
          <table:table-cell table:number-columns-repeated="5"/>
          <table:table-cell table:formula="of:=ROW()" office:value-type="float" office:value="134" calcext:value-type="float">
            <text:p>134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6.02333333333333" calcext:value-type="float">
            <text:p>-6.02333333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32" calcext:value-type="float">
            <text:p>-6.32</text:p>
          </table:table-cell>
          <table:table-cell table:number-columns-repeated="5"/>
          <table:table-cell table:formula="of:=ROW()" office:value-type="float" office:value="135" calcext:value-type="float">
            <text:p>135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4.2222222222222" calcext:value-type="float">
            <text:p>-34.2222222222</text:p>
          </table:table-cell>
          <table:table-cell table:style-name="ce1" table:formula="of:=AVERAGEIF([.$A$1:.$A$3806];ROW();[.D$1:.D$3806])" office:value-type="float" office:value="-5.73333333333333" calcext:value-type="float">
            <text:p>-5.73333333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7" calcext:value-type="float">
            <text:p>-5.7</text:p>
          </table:table-cell>
          <table:table-cell table:number-columns-repeated="5"/>
          <table:table-cell table:formula="of:=ROW()" office:value-type="float" office:value="136" calcext:value-type="float">
            <text:p>136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9.1111111111111" calcext:value-type="float">
            <text:p>-39.1111111111</text:p>
          </table:table-cell>
          <table:table-cell table:style-name="ce1" table:formula="of:=AVERAGEIF([.$A$1:.$A$3806];ROW();[.D$1:.D$3806])" office:value-type="float" office:value="-5.73777777777778" calcext:value-type="float">
            <text:p>-5.73777777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4.79" calcext:value-type="float">
            <text:p>-4.79</text:p>
          </table:table-cell>
          <table:table-cell table:number-columns-repeated="5"/>
          <table:table-cell table:formula="of:=ROW()" office:value-type="float" office:value="137" calcext:value-type="float">
            <text:p>137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1.3333333333333" calcext:value-type="float">
            <text:p>-41.3333333333</text:p>
          </table:table-cell>
          <table:table-cell table:style-name="ce1" table:formula="of:=AVERAGEIF([.$A$1:.$A$3806];ROW();[.D$1:.D$3806])" office:value-type="float" office:value="-5.56777777777778" calcext:value-type="float">
            <text:p>-5.56777777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27" calcext:value-type="float">
            <text:p>-5.27</text:p>
          </table:table-cell>
          <table:table-cell table:number-columns-repeated="5"/>
          <table:table-cell table:formula="of:=ROW()" office:value-type="float" office:value="138" calcext:value-type="float">
            <text:p>138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.8888888888889" calcext:value-type="float">
            <text:p>-42.8888888889</text:p>
          </table:table-cell>
          <table:table-cell table:style-name="ce1" table:formula="of:=AVERAGEIF([.$A$1:.$A$3806];ROW();[.D$1:.D$3806])" office:value-type="float" office:value="-5.73333333333333" calcext:value-type="float">
            <text:p>-5.73333333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19" calcext:value-type="float">
            <text:p>-5.19</text:p>
          </table:table-cell>
          <table:table-cell table:number-columns-repeated="5"/>
          <table:table-cell table:formula="of:=ROW()" office:value-type="float" office:value="139" calcext:value-type="float">
            <text:p>139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7" calcext:value-type="float">
            <text:p>-47</text:p>
          </table:table-cell>
          <table:table-cell table:style-name="ce1" table:formula="of:=AVERAGEIF([.$A$1:.$A$3806];ROW();[.D$1:.D$3806])" office:value-type="float" office:value="-5.76444444444444" calcext:value-type="float">
            <text:p>-5.76444444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45" calcext:value-type="float">
            <text:p>-5.45</text:p>
          </table:table-cell>
          <table:table-cell table:number-columns-repeated="5"/>
          <table:table-cell table:formula="of:=ROW()" office:value-type="float" office:value="140" calcext:value-type="float">
            <text:p>140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0.7777777777778" calcext:value-type="float">
            <text:p>-40.7777777778</text:p>
          </table:table-cell>
          <table:table-cell table:style-name="ce1" table:formula="of:=AVERAGEIF([.$A$1:.$A$3806];ROW();[.D$1:.D$3806])" office:value-type="float" office:value="-6.06111111111111" calcext:value-type="float">
            <text:p>-6.06111111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22" calcext:value-type="float">
            <text:p>-5.22</text:p>
          </table:table-cell>
          <table:table-cell table:number-columns-repeated="5"/>
          <table:table-cell table:formula="of:=ROW()" office:value-type="float" office:value="141" calcext:value-type="float">
            <text:p>141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0.1111111111111" calcext:value-type="float">
            <text:p>-40.1111111111</text:p>
          </table:table-cell>
          <table:table-cell table:style-name="ce1" table:formula="of:=AVERAGEIF([.$A$1:.$A$3806];ROW();[.D$1:.D$3806])" office:value-type="float" office:value="-5.90888888888889" calcext:value-type="float">
            <text:p>-5.90888888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5.9" calcext:value-type="float">
            <text:p>-5.9</text:p>
          </table:table-cell>
          <table:table-cell table:number-columns-repeated="5"/>
          <table:table-cell table:formula="of:=ROW()" office:value-type="float" office:value="142" calcext:value-type="float">
            <text:p>142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1.2222222222222" calcext:value-type="float">
            <text:p>-41.2222222222</text:p>
          </table:table-cell>
          <table:table-cell table:style-name="ce1" table:formula="of:=AVERAGEIF([.$A$1:.$A$3806];ROW();[.D$1:.D$3806])" office:value-type="float" office:value="-5.82555555555556" calcext:value-type="float">
            <text:p>-5.82555555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5.7" calcext:value-type="float">
            <text:p>-5.7</text:p>
          </table:table-cell>
          <table:table-cell table:number-columns-repeated="5"/>
          <table:table-cell table:formula="of:=ROW()" office:value-type="float" office:value="143" calcext:value-type="float">
            <text:p>143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9.5555555555556" calcext:value-type="float">
            <text:p>-49.5555555556</text:p>
          </table:table-cell>
          <table:table-cell table:style-name="ce1" table:formula="of:=AVERAGEIF([.$A$1:.$A$3806];ROW();[.D$1:.D$3806])" office:value-type="float" office:value="-5.80666666666667" calcext:value-type="float">
            <text:p>-5.80666666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26" calcext:value-type="float">
            <text:p>-6.26</text:p>
          </table:table-cell>
          <table:table-cell table:number-columns-repeated="5"/>
          <table:table-cell table:formula="of:=ROW()" office:value-type="float" office:value="144" calcext:value-type="float">
            <text:p>144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6.5555555555556" calcext:value-type="float">
            <text:p>-46.5555555556</text:p>
          </table:table-cell>
          <table:table-cell table:style-name="ce1" table:formula="of:=AVERAGEIF([.$A$1:.$A$3806];ROW();[.D$1:.D$3806])" office:value-type="float" office:value="-5.87888888888889" calcext:value-type="float">
            <text:p>-5.87888888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4" calcext:value-type="float">
            <text:p>-5.4</text:p>
          </table:table-cell>
          <table:table-cell table:number-columns-repeated="5"/>
          <table:table-cell table:formula="of:=ROW()" office:value-type="float" office:value="145" calcext:value-type="float">
            <text:p>145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.4444444444444" calcext:value-type="float">
            <text:p>-42.4444444444</text:p>
          </table:table-cell>
          <table:table-cell table:style-name="ce1" table:formula="of:=AVERAGEIF([.$A$1:.$A$3806];ROW();[.D$1:.D$3806])" office:value-type="float" office:value="-5.66555555555556" calcext:value-type="float">
            <text:p>-5.66555555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83" calcext:value-type="float">
            <text:p>-5.83</text:p>
          </table:table-cell>
          <table:table-cell table:number-columns-repeated="5"/>
          <table:table-cell table:formula="of:=ROW()" office:value-type="float" office:value="146" calcext:value-type="float">
            <text:p>146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6.1111111111111" calcext:value-type="float">
            <text:p>-46.1111111111</text:p>
          </table:table-cell>
          <table:table-cell table:style-name="ce1" table:formula="of:=AVERAGEIF([.$A$1:.$A$3806];ROW();[.D$1:.D$3806])" office:value-type="float" office:value="-5.87888888888889" calcext:value-type="float">
            <text:p>-5.87888888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47" calcext:value-type="float">
            <text:p>-5.47</text:p>
          </table:table-cell>
          <table:table-cell table:number-columns-repeated="5"/>
          <table:table-cell table:formula="of:=ROW()" office:value-type="float" office:value="147" calcext:value-type="float">
            <text:p>147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3.5555555555556" calcext:value-type="float">
            <text:p>-43.5555555556</text:p>
          </table:table-cell>
          <table:table-cell table:style-name="ce1" table:formula="of:=AVERAGEIF([.$A$1:.$A$3806];ROW();[.D$1:.D$3806])" office:value-type="float" office:value="-5.67666666666667" calcext:value-type="float">
            <text:p>-5.67666666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19" calcext:value-type="float">
            <text:p>-5.19</text:p>
          </table:table-cell>
          <table:table-cell table:number-columns-repeated="5"/>
          <table:table-cell table:formula="of:=ROW()" office:value-type="float" office:value="148" calcext:value-type="float">
            <text:p>148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5.70888888888889" calcext:value-type="float">
            <text:p>-5.70888888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1" calcext:value-type="float">
            <text:p>-5.1</text:p>
          </table:table-cell>
          <table:table-cell table:number-columns-repeated="5"/>
          <table:table-cell table:formula="of:=ROW()" office:value-type="float" office:value="149" calcext:value-type="float">
            <text:p>149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0.8888888888889" calcext:value-type="float">
            <text:p>-40.8888888889</text:p>
          </table:table-cell>
          <table:table-cell table:style-name="ce1" table:formula="of:=AVERAGEIF([.$A$1:.$A$3806];ROW();[.D$1:.D$3806])" office:value-type="float" office:value="-5.58888888888889" calcext:value-type="float">
            <text:p>-5.58888888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21" calcext:value-type="float">
            <text:p>-5.21</text:p>
          </table:table-cell>
          <table:table-cell table:number-columns-repeated="5"/>
          <table:table-cell table:formula="of:=ROW()" office:value-type="float" office:value="150" calcext:value-type="float">
            <text:p>150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.7777777777778" calcext:value-type="float">
            <text:p>-42.7777777778</text:p>
          </table:table-cell>
          <table:table-cell table:style-name="ce1" table:formula="of:=AVERAGEIF([.$A$1:.$A$3806];ROW();[.D$1:.D$3806])" office:value-type="float" office:value="-5.82" calcext:value-type="float">
            <text:p>-5.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5.09" calcext:value-type="float">
            <text:p>-5.09</text:p>
          </table:table-cell>
          <table:table-cell table:number-columns-repeated="5"/>
          <table:table-cell table:formula="of:=ROW()" office:value-type="float" office:value="151" calcext:value-type="float">
            <text:p>151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6.3333333333333" calcext:value-type="float">
            <text:p>-46.3333333333</text:p>
          </table:table-cell>
          <table:table-cell table:style-name="ce1" table:formula="of:=AVERAGEIF([.$A$1:.$A$3806];ROW();[.D$1:.D$3806])" office:value-type="float" office:value="-5.51666666666667" calcext:value-type="float">
            <text:p>-5.51666666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66" calcext:value-type="float">
            <text:p>-4.66</text:p>
          </table:table-cell>
          <table:table-cell table:number-columns-repeated="5"/>
          <table:table-cell table:formula="of:=ROW()" office:value-type="float" office:value="152" calcext:value-type="float">
            <text:p>152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5.51222222222222" calcext:value-type="float">
            <text:p>-5.51222222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04" calcext:value-type="float">
            <text:p>-5.04</text:p>
          </table:table-cell>
          <table:table-cell table:number-columns-repeated="5"/>
          <table:table-cell table:formula="of:=ROW()" office:value-type="float" office:value="153" calcext:value-type="float">
            <text:p>153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.6666666666667" calcext:value-type="float">
            <text:p>-42.6666666667</text:p>
          </table:table-cell>
          <table:table-cell table:style-name="ce1" table:formula="of:=AVERAGEIF([.$A$1:.$A$3806];ROW();[.D$1:.D$3806])"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" calcext:value-type="float">
            <text:p>-5</text:p>
          </table:table-cell>
          <table:table-cell table:number-columns-repeated="5"/>
          <table:table-cell table:formula="of:=ROW()" office:value-type="float" office:value="154" calcext:value-type="float">
            <text:p>154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9.6666666666667" calcext:value-type="float">
            <text:p>-39.6666666667</text:p>
          </table:table-cell>
          <table:table-cell table:style-name="ce1" table:formula="of:=AVERAGEIF([.$A$1:.$A$3806];ROW();[.D$1:.D$3806])" office:value-type="float" office:value="-5.46" calcext:value-type="float">
            <text:p>-5.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73" calcext:value-type="float">
            <text:p>-5.73</text:p>
          </table:table-cell>
          <table:table-cell table:number-columns-repeated="5"/>
          <table:table-cell table:formula="of:=ROW()" office:value-type="float" office:value="155" calcext:value-type="float">
            <text:p>155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6.6666666666667" calcext:value-type="float">
            <text:p>-46.6666666667</text:p>
          </table:table-cell>
          <table:table-cell table:style-name="ce1" table:formula="of:=AVERAGEIF([.$A$1:.$A$3806];ROW();[.D$1:.D$3806])" office:value-type="float" office:value="-5.78888888888889" calcext:value-type="float">
            <text:p>-5.78888888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42" calcext:value-type="float">
            <text:p>-5.42</text:p>
          </table:table-cell>
          <table:table-cell table:number-columns-repeated="5"/>
          <table:table-cell table:formula="of:=ROW()" office:value-type="float" office:value="156" calcext:value-type="float">
            <text:p>156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1.4444444444444" calcext:value-type="float">
            <text:p>-41.4444444444</text:p>
          </table:table-cell>
          <table:table-cell table:style-name="ce1" table:formula="of:=AVERAGEIF([.$A$1:.$A$3806];ROW();[.D$1:.D$3806])" office:value-type="float" office:value="-5.60888888888889" calcext:value-type="float">
            <text:p>-5.60888888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67" calcext:value-type="float">
            <text:p>-4.67</text:p>
          </table:table-cell>
          <table:table-cell table:number-columns-repeated="5"/>
          <table:table-cell table:formula="of:=ROW()" office:value-type="float" office:value="157" calcext:value-type="float">
            <text:p>157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5.7777777777778" calcext:value-type="float">
            <text:p>-45.7777777778</text:p>
          </table:table-cell>
          <table:table-cell table:style-name="ce1" table:formula="of:=AVERAGEIF([.$A$1:.$A$3806];ROW();[.D$1:.D$3806])"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16" calcext:value-type="float">
            <text:p>-5.16</text:p>
          </table:table-cell>
          <table:table-cell table:number-columns-repeated="5"/>
          <table:table-cell table:formula="of:=ROW()" office:value-type="float" office:value="158" calcext:value-type="float">
            <text:p>158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0.5555555555556" calcext:value-type="float">
            <text:p>-40.5555555556</text:p>
          </table:table-cell>
          <table:table-cell table:style-name="ce1" table:formula="of:=AVERAGEIF([.$A$1:.$A$3806];ROW();[.D$1:.D$3806])" office:value-type="float" office:value="-5.53555555555556" calcext:value-type="float">
            <text:p>-5.53555555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22" calcext:value-type="float">
            <text:p>-5.22</text:p>
          </table:table-cell>
          <table:table-cell table:number-columns-repeated="5"/>
          <table:table-cell table:formula="of:=ROW()" office:value-type="float" office:value="159" calcext:value-type="float">
            <text:p>159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0.1111111111111" calcext:value-type="float">
            <text:p>-40.1111111111</text:p>
          </table:table-cell>
          <table:table-cell table:style-name="ce1" table:formula="of:=AVERAGEIF([.$A$1:.$A$3806];ROW();[.D$1:.D$3806])" office:value-type="float" office:value="-5.43888888888889" calcext:value-type="float">
            <text:p>-5.43888888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21" calcext:value-type="float">
            <text:p>-5.21</text:p>
          </table:table-cell>
          <table:table-cell table:number-columns-repeated="5"/>
          <table:table-cell table:formula="of:=ROW()" office:value-type="float" office:value="160" calcext:value-type="float">
            <text:p>160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5.49555555555556" calcext:value-type="float">
            <text:p>-5.49555555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3" calcext:value-type="float">
            <text:p>-5.3</text:p>
          </table:table-cell>
          <table:table-cell table:number-columns-repeated="5"/>
          <table:table-cell table:formula="of:=ROW()" office:value-type="float" office:value="161" calcext:value-type="float">
            <text:p>161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0.5555555555556" calcext:value-type="float">
            <text:p>-40.5555555556</text:p>
          </table:table-cell>
          <table:table-cell table:style-name="ce1" table:formula="of:=AVERAGEIF([.$A$1:.$A$3806];ROW();[.D$1:.D$3806])" office:value-type="float" office:value="-5.58777777777778" calcext:value-type="float">
            <text:p>-5.58777777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5.07" calcext:value-type="float">
            <text:p>-5.07</text:p>
          </table:table-cell>
          <table:table-cell table:number-columns-repeated="5"/>
          <table:table-cell table:formula="of:=ROW()" office:value-type="float" office:value="162" calcext:value-type="float">
            <text:p>162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5.56333333333333" calcext:value-type="float">
            <text:p>-5.56333333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29" calcext:value-type="float">
            <text:p>-5.29</text:p>
          </table:table-cell>
          <table:table-cell table:number-columns-repeated="5"/>
          <table:table-cell table:formula="of:=ROW()" office:value-type="float" office:value="163" calcext:value-type="float">
            <text:p>163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9.8888888888889" calcext:value-type="float">
            <text:p>-39.8888888889</text:p>
          </table:table-cell>
          <table:table-cell table:style-name="ce1" table:formula="of:=AVERAGEIF([.$A$1:.$A$3806];ROW();[.D$1:.D$3806])" office:value-type="float" office:value="-5.52" calcext:value-type="float">
            <text:p>-5.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47" calcext:value-type="float">
            <text:p>-4.47</text:p>
          </table:table-cell>
          <table:table-cell table:number-columns-repeated="5"/>
          <table:table-cell table:formula="of:=ROW()" office:value-type="float" office:value="164" calcext:value-type="float">
            <text:p>164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5.43111111111111" calcext:value-type="float">
            <text:p>-5.43111111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27" calcext:value-type="float">
            <text:p>-4.27</text:p>
          </table:table-cell>
          <table:table-cell table:number-columns-repeated="5"/>
          <table:table-cell table:formula="of:=ROW()" office:value-type="float" office:value="165" calcext:value-type="float">
            <text:p>165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6.3333333333333" calcext:value-type="float">
            <text:p>-46.3333333333</text:p>
          </table:table-cell>
          <table:table-cell table:style-name="ce1" table:formula="of:=AVERAGEIF([.$A$1:.$A$3806];ROW();[.D$1:.D$3806])" office:value-type="float" office:value="-5.49333333333333" calcext:value-type="float">
            <text:p>-5.49333333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83" calcext:value-type="float">
            <text:p>-4.83</text:p>
          </table:table-cell>
          <table:table-cell table:number-columns-repeated="5"/>
          <table:table-cell table:formula="of:=ROW()" office:value-type="float" office:value="166" calcext:value-type="float">
            <text:p>166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3.5555555555556" calcext:value-type="float">
            <text:p>-43.5555555556</text:p>
          </table:table-cell>
          <table:table-cell table:style-name="ce1" table:formula="of:=AVERAGEIF([.$A$1:.$A$3806];ROW();[.D$1:.D$3806])" office:value-type="float" office:value="-5.41888888888889" calcext:value-type="float">
            <text:p>-5.41888888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58" calcext:value-type="float">
            <text:p>-4.58</text:p>
          </table:table-cell>
          <table:table-cell table:number-columns-repeated="5"/>
          <table:table-cell table:formula="of:=ROW()" office:value-type="float" office:value="167" calcext:value-type="float">
            <text:p>167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45.2222222222222" calcext:value-type="float">
            <text:p>-45.2222222222</text:p>
          </table:table-cell>
          <table:table-cell table:style-name="ce1" table:formula="of:=AVERAGEIF([.$A$1:.$A$3806];ROW();[.D$1:.D$3806])" office:value-type="float" office:value="-5.38555555555556" calcext:value-type="float">
            <text:p>-5.38555555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26" calcext:value-type="float">
            <text:p>-5.26</text:p>
          </table:table-cell>
          <table:table-cell table:number-columns-repeated="5"/>
          <table:table-cell table:formula="of:=ROW()" office:value-type="float" office:value="168" calcext:value-type="float">
            <text:p>168</text:p>
          </table:table-cell>
          <table:table-cell table:style-name="ce1" table:formula="of:=AVERAGEIF([.$A$1:.$A$3806];ROW();[.B$1:.B$3806])" office:value-type="float" office:value="-2.77777777777778" calcext:value-type="float">
            <text:p>-2.7777777778</text:p>
          </table:table-cell>
          <table:table-cell table:style-name="ce1" table:formula="of:=AVERAGEIF([.$A$1:.$A$3806];ROW();[.C$1:.C$3806])" office:value-type="float" office:value="-38.2222222222222" calcext:value-type="float">
            <text:p>-38.2222222222</text:p>
          </table:table-cell>
          <table:table-cell table:style-name="ce1" table:formula="of:=AVERAGEIF([.$A$1:.$A$3806];ROW();[.D$1:.D$3806])" office:value-type="float" office:value="-5.34888888888889" calcext:value-type="float">
            <text:p>-5.34888888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07" calcext:value-type="float">
            <text:p>-4.07</text:p>
          </table:table-cell>
          <table:table-cell table:number-columns-repeated="5"/>
          <table:table-cell table:formula="of:=ROW()" office:value-type="float" office:value="169" calcext:value-type="float">
            <text:p>169</text:p>
          </table:table-cell>
          <table:table-cell table:style-name="ce1" table:formula="of:=AVERAGEIF([.$A$1:.$A$3806];ROW();[.B$1:.B$3806])" office:value-type="float" office:value="-2.66666666666667" calcext:value-type="float">
            <text:p>-2.6666666667</text:p>
          </table:table-cell>
          <table:table-cell table:style-name="ce1" table:formula="of:=AVERAGEIF([.$A$1:.$A$3806];ROW();[.C$1:.C$3806])" office:value-type="float" office:value="-39.2222222222222" calcext:value-type="float">
            <text:p>-39.2222222222</text:p>
          </table:table-cell>
          <table:table-cell table:style-name="ce1" table:formula="of:=AVERAGEIF([.$A$1:.$A$3806];ROW();[.D$1:.D$3806])" office:value-type="float" office:value="-4.98444444444445" calcext:value-type="float">
            <text:p>-4.98444444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44" calcext:value-type="float">
            <text:p>-4.44</text:p>
          </table:table-cell>
          <table:table-cell table:number-columns-repeated="5"/>
          <table:table-cell table:formula="of:=ROW()" office:value-type="float" office:value="170" calcext:value-type="float">
            <text:p>170</text:p>
          </table:table-cell>
          <table:table-cell table:style-name="ce1" table:formula="of:=AVERAGEIF([.$A$1:.$A$3806];ROW();[.B$1:.B$3806])" office:value-type="float" office:value="-2.66666666666667" calcext:value-type="float">
            <text:p>-2.6666666667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5.17555555555556" calcext:value-type="float">
            <text:p>-5.17555555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63" calcext:value-type="float">
            <text:p>-4.63</text:p>
          </table:table-cell>
          <table:table-cell table:number-columns-repeated="5"/>
          <table:table-cell table:formula="of:=ROW()" office:value-type="float" office:value="171" calcext:value-type="float">
            <text:p>171</text:p>
          </table:table-cell>
          <table:table-cell table:style-name="ce1" table:formula="of:=AVERAGEIF([.$A$1:.$A$3806];ROW();[.B$1:.B$3806])" office:value-type="float" office:value="-2.66666666666667" calcext:value-type="float">
            <text:p>-2.6666666667</text:p>
          </table:table-cell>
          <table:table-cell table:style-name="ce1" table:formula="of:=AVERAGEIF([.$A$1:.$A$3806];ROW();[.C$1:.C$3806])" office:value-type="float" office:value="-37.1111111111111" calcext:value-type="float">
            <text:p>-37.1111111111</text:p>
          </table:table-cell>
          <table:table-cell table:style-name="ce1" table:formula="of:=AVERAGEIF([.$A$1:.$A$3806];ROW();[.D$1:.D$3806])" office:value-type="float" office:value="-5.41555555555556" calcext:value-type="float">
            <text:p>-5.41555555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4" calcext:value-type="float">
            <text:p>-4.4</text:p>
          </table:table-cell>
          <table:table-cell table:number-columns-repeated="5"/>
          <table:table-cell table:formula="of:=ROW()" office:value-type="float" office:value="172" calcext:value-type="float">
            <text:p>172</text:p>
          </table:table-cell>
          <table:table-cell table:style-name="ce1" table:formula="of:=AVERAGEIF([.$A$1:.$A$3806];ROW();[.B$1:.B$3806])" office:value-type="float" office:value="-2.66666666666667" calcext:value-type="float">
            <text:p>-2.6666666667</text:p>
          </table:table-cell>
          <table:table-cell table:style-name="ce1" table:formula="of:=AVERAGEIF([.$A$1:.$A$3806];ROW();[.C$1:.C$3806])" office:value-type="float" office:value="-41.1111111111111" calcext:value-type="float">
            <text:p>-41.1111111111</text:p>
          </table:table-cell>
          <table:table-cell table:style-name="ce1" table:formula="of:=AVERAGEIF([.$A$1:.$A$3806];ROW();[.D$1:.D$3806])" office:value-type="float" office:value="-5.17555555555556" calcext:value-type="float">
            <text:p>-5.175555555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15" calcext:value-type="float">
            <text:p>-5.15</text:p>
          </table:table-cell>
          <table:table-cell table:number-columns-repeated="5"/>
          <table:table-cell table:formula="of:=ROW()" office:value-type="float" office:value="173" calcext:value-type="float">
            <text:p>173</text:p>
          </table:table-cell>
          <table:table-cell table:style-name="ce1" table:formula="of:=AVERAGEIF([.$A$1:.$A$3806];ROW();[.B$1:.B$3806])" office:value-type="float" office:value="-2.66666666666667" calcext:value-type="float">
            <text:p>-2.6666666667</text:p>
          </table:table-cell>
          <table:table-cell table:style-name="ce1" table:formula="of:=AVERAGEIF([.$A$1:.$A$3806];ROW();[.C$1:.C$3806])" office:value-type="float" office:value="-47.5555555555556" calcext:value-type="float">
            <text:p>-47.5555555556</text:p>
          </table:table-cell>
          <table:table-cell table:style-name="ce1" table:formula="of:=AVERAGEIF([.$A$1:.$A$3806];ROW();[.D$1:.D$3806])" office:value-type="float" office:value="-5.52444444444445" calcext:value-type="float">
            <text:p>-5.52444444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174" calcext:value-type="float">
            <text:p>174</text:p>
          </table:table-cell>
          <table:table-cell table:style-name="ce1" table:formula="of:=AVERAGEIF([.$A$1:.$A$3806];ROW();[.B$1:.B$3806])" office:value-type="float" office:value="-2.66666666666667" calcext:value-type="float">
            <text:p>-2.6666666667</text:p>
          </table:table-cell>
          <table:table-cell table:style-name="ce1" table:formula="of:=AVERAGEIF([.$A$1:.$A$3806];ROW();[.C$1:.C$3806])" office:value-type="float" office:value="-38.6666666666667" calcext:value-type="float">
            <text:p>-38.6666666667</text:p>
          </table:table-cell>
          <table:table-cell table:style-name="ce1" table:formula="of:=AVERAGEIF([.$A$1:.$A$3806];ROW();[.D$1:.D$3806])" office:value-type="float" office:value="-5.17111111111111" calcext:value-type="float">
            <text:p>-5.17111111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82" calcext:value-type="float">
            <text:p>-4.82</text:p>
          </table:table-cell>
          <table:table-cell table:number-columns-repeated="5"/>
          <table:table-cell table:formula="of:=ROW()" office:value-type="float" office:value="175" calcext:value-type="float">
            <text:p>175</text:p>
          </table:table-cell>
          <table:table-cell table:style-name="ce1" table:formula="of:=AVERAGEIF([.$A$1:.$A$3806];ROW();[.B$1:.B$3806])" office:value-type="float" office:value="-2.66666666666667" calcext:value-type="float">
            <text:p>-2.6666666667</text:p>
          </table:table-cell>
          <table:table-cell table:style-name="ce1" table:formula="of:=AVERAGEIF([.$A$1:.$A$3806];ROW();[.C$1:.C$3806])" office:value-type="float" office:value="-41.3333333333333" calcext:value-type="float">
            <text:p>-41.3333333333</text:p>
          </table:table-cell>
          <table:table-cell table:style-name="ce1" table:formula="of:=AVERAGEIF([.$A$1:.$A$3806];ROW();[.D$1:.D$3806])" office:value-type="float" office:value="-5.19777777777778" calcext:value-type="float">
            <text:p>-5.19777777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31" calcext:value-type="float">
            <text:p>-4.31</text:p>
          </table:table-cell>
          <table:table-cell table:number-columns-repeated="5"/>
          <table:table-cell table:formula="of:=ROW()" office:value-type="float" office:value="176" calcext:value-type="float">
            <text:p>176</text:p>
          </table:table-cell>
          <table:table-cell table:style-name="ce1" table:formula="of:=AVERAGEIF([.$A$1:.$A$3806];ROW();[.B$1:.B$3806])" office:value-type="float" office:value="-2.66666666666667" calcext:value-type="float">
            <text:p>-2.6666666667</text:p>
          </table:table-cell>
          <table:table-cell table:style-name="ce1" table:formula="of:=AVERAGEIF([.$A$1:.$A$3806];ROW();[.C$1:.C$3806])" office:value-type="float" office:value="-42.2222222222222" calcext:value-type="float">
            <text:p>-42.2222222222</text:p>
          </table:table-cell>
          <table:table-cell table:style-name="ce1" table:formula="of:=AVERAGEIF([.$A$1:.$A$3806];ROW();[.D$1:.D$3806])" office:value-type="float" office:value="-5.14222222222222" calcext:value-type="float">
            <text:p>-5.14222222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" calcext:value-type="float">
            <text:p>-4</text:p>
          </table:table-cell>
          <table:table-cell table:number-columns-repeated="5"/>
          <table:table-cell table:formula="of:=ROW()" office:value-type="float" office:value="177" calcext:value-type="float">
            <text:p>177</text:p>
          </table:table-cell>
          <table:table-cell table:style-name="ce1" table:formula="of:=AVERAGEIF([.$A$1:.$A$3806];ROW();[.B$1:.B$3806])" office:value-type="float" office:value="-2.55555555555556" calcext:value-type="float">
            <text:p>-2.5555555556</text:p>
          </table:table-cell>
          <table:table-cell table:style-name="ce1" table:formula="of:=AVERAGEIF([.$A$1:.$A$3806];ROW();[.C$1:.C$3806])" office:value-type="float" office:value="-40.5555555555556" calcext:value-type="float">
            <text:p>-40.5555555556</text:p>
          </table:table-cell>
          <table:table-cell table:style-name="ce1" table:formula="of:=AVERAGEIF([.$A$1:.$A$3806];ROW();[.D$1:.D$3806])" office:value-type="float" office:value="-5.11666666666667" calcext:value-type="float">
            <text:p>-5.116666666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06" calcext:value-type="float">
            <text:p>-4.06</text:p>
          </table:table-cell>
          <table:table-cell table:number-columns-repeated="5"/>
          <table:table-cell table:formula="of:=ROW()" office:value-type="float" office:value="178" calcext:value-type="float">
            <text:p>178</text:p>
          </table:table-cell>
          <table:table-cell table:style-name="ce1" table:formula="of:=AVERAGEIF([.$A$1:.$A$3806];ROW();[.B$1:.B$3806])" office:value-type="float" office:value="-2.55555555555556" calcext:value-type="float">
            <text:p>-2.5555555556</text:p>
          </table:table-cell>
          <table:table-cell table:style-name="ce1" table:formula="of:=AVERAGEIF([.$A$1:.$A$3806];ROW();[.C$1:.C$3806])" office:value-type="float" office:value="-42.7777777777778" calcext:value-type="float">
            <text:p>-42.7777777778</text:p>
          </table:table-cell>
          <table:table-cell table:style-name="ce1" table:formula="of:=AVERAGEIF([.$A$1:.$A$3806];ROW();[.D$1:.D$3806])" office:value-type="float" office:value="-5.09888888888889" calcext:value-type="float">
            <text:p>-5.09888888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55" calcext:value-type="float">
            <text:p>-4.55</text:p>
          </table:table-cell>
          <table:table-cell table:number-columns-repeated="5"/>
          <table:table-cell table:formula="of:=ROW()" office:value-type="float" office:value="179" calcext:value-type="float">
            <text:p>179</text:p>
          </table:table-cell>
          <table:table-cell table:style-name="ce1" table:formula="of:=AVERAGEIF([.$A$1:.$A$3806];ROW();[.B$1:.B$3806])" office:value-type="float" office:value="-2.44444444444444" calcext:value-type="float">
            <text:p>-2.4444444444</text:p>
          </table:table-cell>
          <table:table-cell table:style-name="ce1" table:formula="of:=AVERAGEIF([.$A$1:.$A$3806];ROW();[.C$1:.C$3806])" office:value-type="float" office:value="-40.3333333333333" calcext:value-type="float">
            <text:p>-40.3333333333</text:p>
          </table:table-cell>
          <table:table-cell table:style-name="ce1" table:formula="of:=AVERAGEIF([.$A$1:.$A$3806];ROW();[.D$1:.D$3806])" office:value-type="float" office:value="-5.11" calcext:value-type="float">
            <text:p>-5.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84" calcext:value-type="float">
            <text:p>-4.84</text:p>
          </table:table-cell>
          <table:table-cell table:number-columns-repeated="5"/>
          <table:table-cell table:formula="of:=ROW()" office:value-type="float" office:value="180" calcext:value-type="float">
            <text:p>180</text:p>
          </table:table-cell>
          <table:table-cell table:style-name="ce1" table:formula="of:=AVERAGEIF([.$A$1:.$A$3806];ROW();[.B$1:.B$3806])" office:value-type="float" office:value="-2.44444444444444" calcext:value-type="float">
            <text:p>-2.4444444444</text:p>
          </table:table-cell>
          <table:table-cell table:style-name="ce1" table:formula="of:=AVERAGEIF([.$A$1:.$A$3806];ROW();[.C$1:.C$3806])" office:value-type="float" office:value="-41.6666666666667" calcext:value-type="float">
            <text:p>-41.6666666667</text:p>
          </table:table-cell>
          <table:table-cell table:style-name="ce1" table:formula="of:=AVERAGEIF([.$A$1:.$A$3806];ROW();[.D$1:.D$3806])" office:value-type="float" office:value="-5.35777777777778" calcext:value-type="float">
            <text:p>-5.35777777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3" calcext:value-type="float">
            <text:p>-3.33</text:p>
          </table:table-cell>
          <table:table-cell table:number-columns-repeated="5"/>
          <table:table-cell table:formula="of:=ROW()" office:value-type="float" office:value="181" calcext:value-type="float">
            <text:p>181</text:p>
          </table:table-cell>
          <table:table-cell table:style-name="ce1" table:formula="of:=AVERAGEIF([.$A$1:.$A$3806];ROW();[.B$1:.B$3806])" office:value-type="float" office:value="-2.55555555555556" calcext:value-type="float">
            <text:p>-2.5555555556</text:p>
          </table:table-cell>
          <table:table-cell table:style-name="ce1" table:formula="of:=AVERAGEIF([.$A$1:.$A$3806];ROW();[.C$1:.C$3806])" office:value-type="float" office:value="-43.6666666666667" calcext:value-type="float">
            <text:p>-43.6666666667</text:p>
          </table:table-cell>
          <table:table-cell table:style-name="ce1" table:formula="of:=AVERAGEIF([.$A$1:.$A$3806];ROW();[.D$1:.D$3806])" office:value-type="float" office:value="-5.30888888888889" calcext:value-type="float">
            <text:p>-5.30888888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58" calcext:value-type="float">
            <text:p>-3.58</text:p>
          </table:table-cell>
          <table:table-cell table:number-columns-repeated="5"/>
          <table:table-cell table:formula="of:=ROW()" office:value-type="float" office:value="182" calcext:value-type="float">
            <text:p>182</text:p>
          </table:table-cell>
          <table:table-cell table:style-name="ce1" table:formula="of:=AVERAGEIF([.$A$1:.$A$3806];ROW();[.B$1:.B$3806])" office:value-type="float" office:value="-2.33333333333333" calcext:value-type="float">
            <text:p>-2.3333333333</text:p>
          </table:table-cell>
          <table:table-cell table:style-name="ce1" table:formula="of:=AVERAGEIF([.$A$1:.$A$3806];ROW();[.C$1:.C$3806])" office:value-type="float" office:value="-40.1111111111111" calcext:value-type="float">
            <text:p>-40.1111111111</text:p>
          </table:table-cell>
          <table:table-cell table:style-name="ce1" table:formula="of:=AVERAGEIF([.$A$1:.$A$3806];ROW();[.D$1:.D$3806])" office:value-type="float" office:value="-5.23555555555556" calcext:value-type="float">
            <text:p>-5.23555555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65" calcext:value-type="float">
            <text:p>-3.65</text:p>
          </table:table-cell>
          <table:table-cell table:number-columns-repeated="5"/>
          <table:table-cell table:formula="of:=ROW()" office:value-type="float" office:value="183" calcext:value-type="float">
            <text:p>183</text:p>
          </table:table-cell>
          <table:table-cell table:style-name="ce1" table:formula="of:=AVERAGEIF([.$A$1:.$A$3806];ROW();[.B$1:.B$3806])" office:value-type="float" office:value="-2.33333333333333" calcext:value-type="float">
            <text:p>-2.3333333333</text:p>
          </table:table-cell>
          <table:table-cell table:style-name="ce1" table:formula="of:=AVERAGEIF([.$A$1:.$A$3806];ROW();[.C$1:.C$3806])" office:value-type="float" office:value="-40.2222222222222" calcext:value-type="float">
            <text:p>-40.2222222222</text:p>
          </table:table-cell>
          <table:table-cell table:style-name="ce1" table:formula="of:=AVERAGEIF([.$A$1:.$A$3806];ROW();[.D$1:.D$3806])" office:value-type="float" office:value="-4.95111111111111" calcext:value-type="float">
            <text:p>-4.95111111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47" calcext:value-type="float">
            <text:p>-4.47</text:p>
          </table:table-cell>
          <table:table-cell table:number-columns-repeated="5"/>
          <table:table-cell table:formula="of:=ROW()" office:value-type="float" office:value="184" calcext:value-type="float">
            <text:p>184</text:p>
          </table:table-cell>
          <table:table-cell table:style-name="ce1" table:formula="of:=AVERAGEIF([.$A$1:.$A$3806];ROW();[.B$1:.B$3806])" office:value-type="float" office:value="-2.33333333333333" calcext:value-type="float">
            <text:p>-2.3333333333</text:p>
          </table:table-cell>
          <table:table-cell table:style-name="ce1" table:formula="of:=AVERAGEIF([.$A$1:.$A$3806];ROW();[.C$1:.C$3806])" office:value-type="float" office:value="-38.5555555555556" calcext:value-type="float">
            <text:p>-38.5555555556</text:p>
          </table:table-cell>
          <table:table-cell table:style-name="ce1" table:formula="of:=AVERAGEIF([.$A$1:.$A$3806];ROW();[.D$1:.D$3806])" office:value-type="float" office:value="-5.09888888888889" calcext:value-type="float">
            <text:p>-5.098888888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3.38" calcext:value-type="float">
            <text:p>-3.38</text:p>
          </table:table-cell>
          <table:table-cell table:number-columns-repeated="5"/>
          <table:table-cell table:formula="of:=ROW()" office:value-type="float" office:value="185" calcext:value-type="float">
            <text:p>185</text:p>
          </table:table-cell>
          <table:table-cell table:style-name="ce1" table:formula="of:=AVERAGEIF([.$A$1:.$A$3806];ROW();[.B$1:.B$3806])" office:value-type="float" office:value="-2.33333333333333" calcext:value-type="float">
            <text:p>-2.3333333333</text:p>
          </table:table-cell>
          <table:table-cell table:style-name="ce1" table:formula="of:=AVERAGEIF([.$A$1:.$A$3806];ROW();[.C$1:.C$3806])" office:value-type="float" office:value="-38.6666666666667" calcext:value-type="float">
            <text:p>-38.6666666667</text:p>
          </table:table-cell>
          <table:table-cell table:style-name="ce1" table:formula="of:=AVERAGEIF([.$A$1:.$A$3806];ROW();[.D$1:.D$3806])" office:value-type="float" office:value="-4.99666666666667" calcext:value-type="float">
            <text:p>-4.996666666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3.3" calcext:value-type="float">
            <text:p>-3.3</text:p>
          </table:table-cell>
          <table:table-cell table:number-columns-repeated="5"/>
          <table:table-cell table:formula="of:=ROW()" office:value-type="float" office:value="186" calcext:value-type="float">
            <text:p>186</text:p>
          </table:table-cell>
          <table:table-cell table:style-name="ce1" table:formula="of:=AVERAGEIF([.$A$1:.$A$3806];ROW();[.B$1:.B$3806])" office:value-type="float" office:value="-2.33333333333333" calcext:value-type="float">
            <text:p>-2.3333333333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5.17222222222222" calcext:value-type="float">
            <text:p>-5.17222222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4" calcext:value-type="float">
            <text:p>-3.4</text:p>
          </table:table-cell>
          <table:table-cell table:number-columns-repeated="5"/>
          <table:table-cell table:formula="of:=ROW()" office:value-type="float" office:value="187" calcext:value-type="float">
            <text:p>187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39.4444444444444" calcext:value-type="float">
            <text:p>-39.4444444444</text:p>
          </table:table-cell>
          <table:table-cell table:style-name="ce1" table:formula="of:=AVERAGEIF([.$A$1:.$A$3806];ROW();[.D$1:.D$3806])" office:value-type="float" office:value="-5.01333333333333" calcext:value-type="float">
            <text:p>-5.01333333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8" calcext:value-type="float">
            <text:p>-3.8</text:p>
          </table:table-cell>
          <table:table-cell table:number-columns-repeated="5"/>
          <table:table-cell table:formula="of:=ROW()" office:value-type="float" office:value="188" calcext:value-type="float">
            <text:p>188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37.8888888888889" calcext:value-type="float">
            <text:p>-37.8888888889</text:p>
          </table:table-cell>
          <table:table-cell table:style-name="ce1" table:formula="of:=AVERAGEIF([.$A$1:.$A$3806];ROW();[.D$1:.D$3806])"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67" calcext:value-type="float">
            <text:p>-3.67</text:p>
          </table:table-cell>
          <table:table-cell table:number-columns-repeated="5"/>
          <table:table-cell table:formula="of:=ROW()" office:value-type="float" office:value="189" calcext:value-type="float">
            <text:p>189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2.1111111111111" calcext:value-type="float">
            <text:p>-42.1111111111</text:p>
          </table:table-cell>
          <table:table-cell table:style-name="ce1" table:formula="of:=AVERAGEIF([.$A$1:.$A$3806];ROW();[.D$1:.D$3806])" office:value-type="float" office:value="-5.11888888888889" calcext:value-type="float">
            <text:p>-5.11888888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85" calcext:value-type="float">
            <text:p>-3.85</text:p>
          </table:table-cell>
          <table:table-cell table:number-columns-repeated="5"/>
          <table:table-cell table:formula="of:=ROW()" office:value-type="float" office:value="190" calcext:value-type="float">
            <text:p>190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2.1111111111111" calcext:value-type="float">
            <text:p>-42.1111111111</text:p>
          </table:table-cell>
          <table:table-cell table:style-name="ce1" table:formula="of:=AVERAGEIF([.$A$1:.$A$3806];ROW();[.D$1:.D$3806])" office:value-type="float" office:value="-5.29777777777778" calcext:value-type="float">
            <text:p>-5.2977777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59" calcext:value-type="float">
            <text:p>-3.59</text:p>
          </table:table-cell>
          <table:table-cell table:number-columns-repeated="5"/>
          <table:table-cell table:formula="of:=ROW()" office:value-type="float" office:value="191" calcext:value-type="float">
            <text:p>191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36.2222222222222" calcext:value-type="float">
            <text:p>-36.2222222222</text:p>
          </table:table-cell>
          <table:table-cell table:style-name="ce1" table:formula="of:=AVERAGEIF([.$A$1:.$A$3806];ROW();[.D$1:.D$3806])" office:value-type="float" office:value="-4.83666666666667" calcext:value-type="float">
            <text:p>-4.83666666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54" calcext:value-type="float">
            <text:p>-3.54</text:p>
          </table:table-cell>
          <table:table-cell table:number-columns-repeated="5"/>
          <table:table-cell table:formula="of:=ROW()" office:value-type="float" office:value="192" calcext:value-type="float">
            <text:p>192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36.3333333333333" calcext:value-type="float">
            <text:p>-36.3333333333</text:p>
          </table:table-cell>
          <table:table-cell table:style-name="ce1" table:formula="of:=AVERAGEIF([.$A$1:.$A$3806];ROW();[.D$1:.D$3806])" office:value-type="float" office:value="-4.92111111111111" calcext:value-type="float">
            <text:p>-4.92111111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65" calcext:value-type="float">
            <text:p>-3.65</text:p>
          </table:table-cell>
          <table:table-cell table:number-columns-repeated="5"/>
          <table:table-cell table:formula="of:=ROW()" office:value-type="float" office:value="193" calcext:value-type="float">
            <text:p>193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4.79666666666667" calcext:value-type="float">
            <text:p>-4.79666666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4" calcext:value-type="float">
            <text:p>-4.4</text:p>
          </table:table-cell>
          <table:table-cell table:number-columns-repeated="5"/>
          <table:table-cell table:formula="of:=ROW()" office:value-type="float" office:value="194" calcext:value-type="float">
            <text:p>194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39.7777777777778" calcext:value-type="float">
            <text:p>-39.7777777778</text:p>
          </table:table-cell>
          <table:table-cell table:style-name="ce1" table:formula="of:=AVERAGEIF([.$A$1:.$A$3806];ROW();[.D$1:.D$3806])" office:value-type="float" office:value="-4.98333333333333" calcext:value-type="float">
            <text:p>-4.98333333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.53" calcext:value-type="float">
            <text:p>-4.53</text:p>
          </table:table-cell>
          <table:table-cell table:number-columns-repeated="5"/>
          <table:table-cell table:formula="of:=ROW()" office:value-type="float" office:value="195" calcext:value-type="float">
            <text:p>195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37.8888888888889" calcext:value-type="float">
            <text:p>-37.8888888889</text:p>
          </table:table-cell>
          <table:table-cell table:style-name="ce1" table:formula="of:=AVERAGEIF([.$A$1:.$A$3806];ROW();[.D$1:.D$3806])" office:value-type="float" office:value="-5.02" calcext:value-type="float">
            <text:p>-5.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46" calcext:value-type="float">
            <text:p>-4.46</text:p>
          </table:table-cell>
          <table:table-cell table:number-columns-repeated="5"/>
          <table:table-cell table:formula="of:=ROW()" office:value-type="float" office:value="196" calcext:value-type="float">
            <text:p>196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37.3333333333333" calcext:value-type="float">
            <text:p>-37.3333333333</text:p>
          </table:table-cell>
          <table:table-cell table:style-name="ce1" table:formula="of:=AVERAGEIF([.$A$1:.$A$3806];ROW();[.D$1:.D$3806])" office:value-type="float" office:value="-5.04555555555556" calcext:value-type="float">
            <text:p>-5.04555555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3.9" calcext:value-type="float">
            <text:p>-3.9</text:p>
          </table:table-cell>
          <table:table-cell table:number-columns-repeated="5"/>
          <table:table-cell table:formula="of:=ROW()" office:value-type="float" office:value="197" calcext:value-type="float">
            <text:p>197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4.7777777777778" calcext:value-type="float">
            <text:p>-44.7777777778</text:p>
          </table:table-cell>
          <table:table-cell table:style-name="ce1" table:formula="of:=AVERAGEIF([.$A$1:.$A$3806];ROW();[.D$1:.D$3806])" office:value-type="float" office:value="-4.86888888888889" calcext:value-type="float">
            <text:p>-4.86888888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73" calcext:value-type="float">
            <text:p>-4.73</text:p>
          </table:table-cell>
          <table:table-cell table:number-columns-repeated="5"/>
          <table:table-cell table:formula="of:=ROW()" office:value-type="float" office:value="198" calcext:value-type="float">
            <text:p>198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4.2222222222222" calcext:value-type="float">
            <text:p>-44.2222222222</text:p>
          </table:table-cell>
          <table:table-cell table:style-name="ce1" table:formula="of:=AVERAGEIF([.$A$1:.$A$3806];ROW();[.D$1:.D$3806])" office:value-type="float" office:value="-4.96222222222222" calcext:value-type="float">
            <text:p>-4.96222222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4.51" calcext:value-type="float">
            <text:p>-4.51</text:p>
          </table:table-cell>
          <table:table-cell table:number-columns-repeated="5"/>
          <table:table-cell table:formula="of:=ROW()" office:value-type="float" office:value="199" calcext:value-type="float">
            <text:p>199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8.1111111111111" calcext:value-type="float">
            <text:p>-48.1111111111</text:p>
          </table:table-cell>
          <table:table-cell table:style-name="ce1" table:formula="of:=AVERAGEIF([.$A$1:.$A$3806];ROW();[.D$1:.D$3806])" office:value-type="float" office:value="-5.15777777777778" calcext:value-type="float">
            <text:p>-5.15777777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98" calcext:value-type="float">
            <text:p>-3.98</text:p>
          </table:table-cell>
          <table:table-cell table:number-columns-repeated="5"/>
          <table:table-cell table:formula="of:=ROW()" office:value-type="float" office:value="200" calcext:value-type="float">
            <text:p>200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2.8888888888889" calcext:value-type="float">
            <text:p>-42.8888888889</text:p>
          </table:table-cell>
          <table:table-cell table:style-name="ce1" table:formula="of:=AVERAGEIF([.$A$1:.$A$3806];ROW();[.D$1:.D$3806])" office:value-type="float" office:value="-5.04777777777778" calcext:value-type="float">
            <text:p>-5.04777777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85" calcext:value-type="float">
            <text:p>-3.85</text:p>
          </table:table-cell>
          <table:table-cell table:number-columns-repeated="5"/>
          <table:table-cell table:formula="of:=ROW()" office:value-type="float" office:value="201" calcext:value-type="float">
            <text:p>201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3.5555555555556" calcext:value-type="float">
            <text:p>-43.5555555556</text:p>
          </table:table-cell>
          <table:table-cell table:style-name="ce1" table:formula="of:=AVERAGEIF([.$A$1:.$A$3806];ROW();[.D$1:.D$3806])" office:value-type="float" office:value="-5.02111111111111" calcext:value-type="float">
            <text:p>-5.02111111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14" calcext:value-type="float">
            <text:p>-4.14</text:p>
          </table:table-cell>
          <table:table-cell table:number-columns-repeated="5"/>
          <table:table-cell table:formula="of:=ROW()" office:value-type="float" office:value="202" calcext:value-type="float">
            <text:p>202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37.2222222222222" calcext:value-type="float">
            <text:p>-37.2222222222</text:p>
          </table:table-cell>
          <table:table-cell table:style-name="ce1" table:formula="of:=AVERAGEIF([.$A$1:.$A$3806];ROW();[.D$1:.D$3806])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14" calcext:value-type="float">
            <text:p>-4.14</text:p>
          </table:table-cell>
          <table:table-cell table:number-columns-repeated="5"/>
          <table:table-cell table:formula="of:=ROW()" office:value-type="float" office:value="203" calcext:value-type="float">
            <text:p>203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1.6666666666667" calcext:value-type="float">
            <text:p>-41.6666666667</text:p>
          </table:table-cell>
          <table:table-cell table:style-name="ce1" table:formula="of:=AVERAGEIF([.$A$1:.$A$3806];ROW();[.D$1:.D$3806])" office:value-type="float" office:value="-5.02222222222222" calcext:value-type="float">
            <text:p>-5.02222222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32" calcext:value-type="float">
            <text:p>-4.32</text:p>
          </table:table-cell>
          <table:table-cell table:number-columns-repeated="5"/>
          <table:table-cell table:formula="of:=ROW()" office:value-type="float" office:value="204" calcext:value-type="float">
            <text:p>204</text:p>
          </table:table-cell>
          <table:table-cell table:style-name="ce1" table:formula="of:=AVERAGEIF([.$A$1:.$A$3806];ROW();[.B$1:.B$3806])" office:value-type="float" office:value="-2.22222222222222" calcext:value-type="float">
            <text:p>-2.2222222222</text:p>
          </table:table-cell>
          <table:table-cell table:style-name="ce1" table:formula="of:=AVERAGEIF([.$A$1:.$A$3806];ROW();[.C$1:.C$3806])" office:value-type="float" office:value="-43.4444444444444" calcext:value-type="float">
            <text:p>-43.4444444444</text:p>
          </table:table-cell>
          <table:table-cell table:style-name="ce1" table:formula="of:=AVERAGEIF([.$A$1:.$A$3806];ROW();[.D$1:.D$3806])" office:value-type="float" office:value="-5.00222222222222" calcext:value-type="float">
            <text:p>-5.00222222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89" calcext:value-type="float">
            <text:p>-3.89</text:p>
          </table:table-cell>
          <table:table-cell table:number-columns-repeated="5"/>
          <table:table-cell table:formula="of:=ROW()" office:value-type="float" office:value="205" calcext:value-type="float">
            <text:p>205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42.6666666666667" calcext:value-type="float">
            <text:p>-42.6666666667</text:p>
          </table:table-cell>
          <table:table-cell table:style-name="ce1" table:formula="of:=AVERAGEIF([.$A$1:.$A$3806];ROW();[.D$1:.D$3806])" office:value-type="float" office:value="-4.98777777777778" calcext:value-type="float">
            <text:p>-4.98777777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21" calcext:value-type="float">
            <text:p>-4.21</text:p>
          </table:table-cell>
          <table:table-cell table:number-columns-repeated="5"/>
          <table:table-cell table:formula="of:=ROW()" office:value-type="float" office:value="206" calcext:value-type="float">
            <text:p>206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40.7777777777778" calcext:value-type="float">
            <text:p>-40.7777777778</text:p>
          </table:table-cell>
          <table:table-cell table:style-name="ce1" table:formula="of:=AVERAGEIF([.$A$1:.$A$3806];ROW();[.D$1:.D$3806])" office:value-type="float" office:value="-4.84666666666667" calcext:value-type="float">
            <text:p>-4.846666666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61" calcext:value-type="float">
            <text:p>-3.61</text:p>
          </table:table-cell>
          <table:table-cell table:number-columns-repeated="5"/>
          <table:table-cell table:formula="of:=ROW()" office:value-type="float" office:value="207" calcext:value-type="float">
            <text:p>207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41.6666666666667" calcext:value-type="float">
            <text:p>-41.6666666667</text:p>
          </table:table-cell>
          <table:table-cell table:style-name="ce1" table:formula="of:=AVERAGEIF([.$A$1:.$A$3806];ROW();[.D$1:.D$3806])" office:value-type="float" office:value="-4.97777777777778" calcext:value-type="float">
            <text:p>-4.977777777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1" calcext:value-type="float">
            <text:p>-4.1</text:p>
          </table:table-cell>
          <table:table-cell table:number-columns-repeated="5"/>
          <table:table-cell table:formula="of:=ROW()" office:value-type="float" office:value="208" calcext:value-type="float">
            <text:p>208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42.2222222222222" calcext:value-type="float">
            <text:p>-42.2222222222</text:p>
          </table:table-cell>
          <table:table-cell table:style-name="ce1" table:formula="of:=AVERAGEIF([.$A$1:.$A$3806];ROW();[.D$1:.D$3806])" office:value-type="float" office:value="-5.04111111111111" calcext:value-type="float">
            <text:p>-5.04111111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85" calcext:value-type="float">
            <text:p>-3.85</text:p>
          </table:table-cell>
          <table:table-cell table:number-columns-repeated="5"/>
          <table:table-cell table:formula="of:=ROW()" office:value-type="float" office:value="209" calcext:value-type="float">
            <text:p>209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37.4444444444444" calcext:value-type="float">
            <text:p>-37.4444444444</text:p>
          </table:table-cell>
          <table:table-cell table:style-name="ce1" table:formula="of:=AVERAGEIF([.$A$1:.$A$3806];ROW();[.D$1:.D$3806])" office:value-type="float" office:value="-5.05777777777778" calcext:value-type="float">
            <text:p>-5.05777777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33" calcext:value-type="float">
            <text:p>-4.33</text:p>
          </table:table-cell>
          <table:table-cell table:number-columns-repeated="5"/>
          <table:table-cell table:formula="of:=ROW()" office:value-type="float" office:value="210" calcext:value-type="float">
            <text:p>210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44.1111111111111" calcext:value-type="float">
            <text:p>-44.1111111111</text:p>
          </table:table-cell>
          <table:table-cell table:style-name="ce1" table:formula="of:=AVERAGEIF([.$A$1:.$A$3806];ROW();[.D$1:.D$3806])" office:value-type="float" office:value="-4.92111111111111" calcext:value-type="float">
            <text:p>-4.92111111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3.43" calcext:value-type="float">
            <text:p>-3.43</text:p>
          </table:table-cell>
          <table:table-cell table:number-columns-repeated="5"/>
          <table:table-cell table:formula="of:=ROW()" office:value-type="float" office:value="211" calcext:value-type="float">
            <text:p>211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34.2222222222222" calcext:value-type="float">
            <text:p>-34.2222222222</text:p>
          </table:table-cell>
          <table:table-cell table:style-name="ce1" table:formula="of:=AVERAGEIF([.$A$1:.$A$3806];ROW();[.D$1:.D$3806])" office:value-type="float" office:value="-4.65222222222222" calcext:value-type="float">
            <text:p>-4.65222222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.73" calcext:value-type="float">
            <text:p>-4.73</text:p>
          </table:table-cell>
          <table:table-cell table:number-columns-repeated="5"/>
          <table:table-cell table:formula="of:=ROW()" office:value-type="float" office:value="212" calcext:value-type="float">
            <text:p>212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40.2222222222222" calcext:value-type="float">
            <text:p>-40.2222222222</text:p>
          </table:table-cell>
          <table:table-cell table:style-name="ce1" table:formula="of:=AVERAGEIF([.$A$1:.$A$3806];ROW();[.D$1:.D$3806])" office:value-type="float" office:value="-4.72888888888889" calcext:value-type="float">
            <text:p>-4.728888888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94" calcext:value-type="float">
            <text:p>-3.94</text:p>
          </table:table-cell>
          <table:table-cell table:number-columns-repeated="5"/>
          <table:table-cell table:formula="of:=ROW()" office:value-type="float" office:value="213" calcext:value-type="float">
            <text:p>213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40.2222222222222" calcext:value-type="float">
            <text:p>-40.2222222222</text:p>
          </table:table-cell>
          <table:table-cell table:style-name="ce1" table:formula="of:=AVERAGEIF([.$A$1:.$A$3806];ROW();[.D$1:.D$3806])" office:value-type="float" office:value="-4.64555555555556" calcext:value-type="float">
            <text:p>-4.64555555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28" calcext:value-type="float">
            <text:p>-4.28</text:p>
          </table:table-cell>
          <table:table-cell table:number-columns-repeated="5"/>
          <table:table-cell table:formula="of:=ROW()" office:value-type="float" office:value="214" calcext:value-type="float">
            <text:p>214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40.2222222222222" calcext:value-type="float">
            <text:p>-40.2222222222</text:p>
          </table:table-cell>
          <table:table-cell table:style-name="ce1" table:formula="of:=AVERAGEIF([.$A$1:.$A$3806];ROW();[.D$1:.D$3806])" office:value-type="float" office:value="-4.54444444444444" calcext:value-type="float">
            <text:p>-4.544444444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58" calcext:value-type="float">
            <text:p>-4.58</text:p>
          </table:table-cell>
          <table:table-cell table:number-columns-repeated="5"/>
          <table:table-cell table:formula="of:=ROW()" office:value-type="float" office:value="215" calcext:value-type="float">
            <text:p>215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38.2222222222222" calcext:value-type="float">
            <text:p>-38.2222222222</text:p>
          </table:table-cell>
          <table:table-cell table:style-name="ce1" table:formula="of:=AVERAGEIF([.$A$1:.$A$3806];ROW();[.D$1:.D$3806])" office:value-type="float" office:value="-4.64888888888889" calcext:value-type="float">
            <text:p>-4.64888888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62" calcext:value-type="float">
            <text:p>-3.62</text:p>
          </table:table-cell>
          <table:table-cell table:number-columns-repeated="5"/>
          <table:table-cell table:formula="of:=ROW()" office:value-type="float" office:value="216" calcext:value-type="float">
            <text:p>216</text:p>
          </table:table-cell>
          <table:table-cell table:style-name="ce1" table:formula="of:=AVERAGEIF([.$A$1:.$A$3806];ROW();[.B$1:.B$3806])" office:value-type="float" office:value="-2.11111111111111" calcext:value-type="float">
            <text:p>-2.1111111111</text:p>
          </table:table-cell>
          <table:table-cell table:style-name="ce1" table:formula="of:=AVERAGEIF([.$A$1:.$A$3806];ROW();[.C$1:.C$3806])" office:value-type="float" office:value="-38.7777777777778" calcext:value-type="float">
            <text:p>-38.7777777778</text:p>
          </table:table-cell>
          <table:table-cell table:style-name="ce1" table:formula="of:=AVERAGEIF([.$A$1:.$A$3806];ROW();[.D$1:.D$3806])" office:value-type="float" office:value="-4.62666666666667" calcext:value-type="float">
            <text:p>-4.626666666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3.79" calcext:value-type="float">
            <text:p>-3.79</text:p>
          </table:table-cell>
          <table:table-cell table:number-columns-repeated="5"/>
          <table:table-cell table:formula="of:=ROW()" office:value-type="float" office:value="217" calcext:value-type="float">
            <text:p>217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9.2222222222222" calcext:value-type="float">
            <text:p>-39.2222222222</text:p>
          </table:table-cell>
          <table:table-cell table:style-name="ce1" table:formula="of:=AVERAGEIF([.$A$1:.$A$3806];ROW();[.D$1:.D$3806])" office:value-type="float" office:value="-4.54666666666667" calcext:value-type="float">
            <text:p>-4.546666666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.82" calcext:value-type="float">
            <text:p>-3.82</text:p>
          </table:table-cell>
          <table:table-cell table:number-columns-repeated="5"/>
          <table:table-cell table:formula="of:=ROW()" office:value-type="float" office:value="218" calcext:value-type="float">
            <text:p>218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8.4444444444444" calcext:value-type="float">
            <text:p>-38.4444444444</text:p>
          </table:table-cell>
          <table:table-cell table:style-name="ce1" table:formula="of:=AVERAGEIF([.$A$1:.$A$3806];ROW();[.D$1:.D$3806])" office:value-type="float" office:value="-4.88666666666667" calcext:value-type="float">
            <text:p>-4.88666666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4.31" calcext:value-type="float">
            <text:p>-4.31</text:p>
          </table:table-cell>
          <table:table-cell table:number-columns-repeated="5"/>
          <table:table-cell table:formula="of:=ROW()" office:value-type="float" office:value="219" calcext:value-type="float">
            <text:p>219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40.6666666666667" calcext:value-type="float">
            <text:p>-40.6666666667</text:p>
          </table:table-cell>
          <table:table-cell table:style-name="ce1" table:formula="of:=AVERAGEIF([.$A$1:.$A$3806];ROW();[.D$1:.D$3806])" office:value-type="float" office:value="-4.60555555555556" calcext:value-type="float">
            <text:p>-4.60555555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69" calcext:value-type="float">
            <text:p>-3.69</text:p>
          </table:table-cell>
          <table:table-cell table:number-columns-repeated="5"/>
          <table:table-cell table:formula="of:=ROW()" office:value-type="float" office:value="220" calcext:value-type="float">
            <text:p>220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5.3333333333333" calcext:value-type="float">
            <text:p>-35.3333333333</text:p>
          </table:table-cell>
          <table:table-cell table:style-name="ce1" table:formula="of:=AVERAGEIF([.$A$1:.$A$3806];ROW();[.D$1:.D$3806])" office:value-type="float" office:value="-4.57888888888889" calcext:value-type="float">
            <text:p>-4.57888888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221" calcext:value-type="float">
            <text:p>221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8.8888888888889" calcext:value-type="float">
            <text:p>-38.8888888889</text:p>
          </table:table-cell>
          <table:table-cell table:style-name="ce1" table:formula="of:=AVERAGEIF([.$A$1:.$A$3806];ROW();[.D$1:.D$3806])" office:value-type="float" office:value="-4.34666666666667" calcext:value-type="float">
            <text:p>-4.346666666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.77" calcext:value-type="float">
            <text:p>-3.77</text:p>
          </table:table-cell>
          <table:table-cell table:number-columns-repeated="5"/>
          <table:table-cell table:formula="of:=ROW()" office:value-type="float" office:value="222" calcext:value-type="float">
            <text:p>222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8.2222222222222" calcext:value-type="float">
            <text:p>-38.2222222222</text:p>
          </table:table-cell>
          <table:table-cell table:style-name="ce1" table:formula="of:=AVERAGEIF([.$A$1:.$A$3806];ROW();[.D$1:.D$3806])" office:value-type="float" office:value="-4.46666666666667" calcext:value-type="float">
            <text:p>-4.466666666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3.48" calcext:value-type="float">
            <text:p>-3.48</text:p>
          </table:table-cell>
          <table:table-cell table:number-columns-repeated="5"/>
          <table:table-cell table:formula="of:=ROW()" office:value-type="float" office:value="223" calcext:value-type="float">
            <text:p>223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5.7777777777778" calcext:value-type="float">
            <text:p>-35.7777777778</text:p>
          </table:table-cell>
          <table:table-cell table:style-name="ce1" table:formula="of:=AVERAGEIF([.$A$1:.$A$3806];ROW();[.D$1:.D$3806])" office:value-type="float" office:value="-4.42666666666667" calcext:value-type="float">
            <text:p>-4.4266666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.81" calcext:value-type="float">
            <text:p>-3.81</text:p>
          </table:table-cell>
          <table:table-cell table:number-columns-repeated="5"/>
          <table:table-cell table:formula="of:=ROW()" office:value-type="float" office:value="224" calcext:value-type="float">
            <text:p>224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3.8888888888889" calcext:value-type="float">
            <text:p>-33.8888888889</text:p>
          </table:table-cell>
          <table:table-cell table:style-name="ce1" table:formula="of:=AVERAGEIF([.$A$1:.$A$3806];ROW();[.D$1:.D$3806])" office:value-type="float" office:value="-4.47222222222222" calcext:value-type="float">
            <text:p>-4.47222222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28" calcext:value-type="float">
            <text:p>-4.28</text:p>
          </table:table-cell>
          <table:table-cell table:number-columns-repeated="5"/>
          <table:table-cell table:formula="of:=ROW()" office:value-type="float" office:value="225" calcext:value-type="float">
            <text:p>225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41.6666666666667" calcext:value-type="float">
            <text:p>-41.6666666667</text:p>
          </table:table-cell>
          <table:table-cell table:style-name="ce1" table:formula="of:=AVERAGEIF([.$A$1:.$A$3806];ROW();[.D$1:.D$3806])" office:value-type="float" office:value="-4.74666666666667" calcext:value-type="float">
            <text:p>-4.74666666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94" calcext:value-type="float">
            <text:p>-3.94</text:p>
          </table:table-cell>
          <table:table-cell table:number-columns-repeated="5"/>
          <table:table-cell table:formula="of:=ROW()" office:value-type="float" office:value="226" calcext:value-type="float">
            <text:p>226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4.64777777777778" calcext:value-type="float">
            <text:p>-4.64777777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78" calcext:value-type="float">
            <text:p>-3.78</text:p>
          </table:table-cell>
          <table:table-cell table:number-columns-repeated="5"/>
          <table:table-cell table:formula="of:=ROW()" office:value-type="float" office:value="227" calcext:value-type="float">
            <text:p>227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40.2222222222222" calcext:value-type="float">
            <text:p>-40.2222222222</text:p>
          </table:table-cell>
          <table:table-cell table:style-name="ce1" table:formula="of:=AVERAGEIF([.$A$1:.$A$3806];ROW();[.D$1:.D$3806])" office:value-type="float" office:value="-4.58222222222222" calcext:value-type="float">
            <text:p>-4.58222222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2" calcext:value-type="float">
            <text:p>-4.2</text:p>
          </table:table-cell>
          <table:table-cell table:number-columns-repeated="5"/>
          <table:table-cell table:formula="of:=ROW()" office:value-type="float" office:value="228" calcext:value-type="float">
            <text:p>228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41.4444444444444" calcext:value-type="float">
            <text:p>-41.4444444444</text:p>
          </table:table-cell>
          <table:table-cell table:style-name="ce1" table:formula="of:=AVERAGEIF([.$A$1:.$A$3806];ROW();[.D$1:.D$3806])" office:value-type="float" office:value="-4.68777777777778" calcext:value-type="float">
            <text:p>-4.68777777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95" calcext:value-type="float">
            <text:p>-3.95</text:p>
          </table:table-cell>
          <table:table-cell table:number-columns-repeated="5"/>
          <table:table-cell table:formula="of:=ROW()" office:value-type="float" office:value="229" calcext:value-type="float">
            <text:p>229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7.7777777777778" calcext:value-type="float">
            <text:p>-37.7777777778</text:p>
          </table:table-cell>
          <table:table-cell table:style-name="ce1" table:formula="of:=AVERAGEIF([.$A$1:.$A$3806];ROW();[.D$1:.D$3806])" office:value-type="float" office:value="-4.66444444444445" calcext:value-type="float">
            <text:p>-4.66444444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230" calcext:value-type="float">
            <text:p>230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8.8888888888889" calcext:value-type="float">
            <text:p>-38.8888888889</text:p>
          </table:table-cell>
          <table:table-cell table:style-name="ce1" table:formula="of:=AVERAGEIF([.$A$1:.$A$3806];ROW();[.D$1:.D$3806])" office:value-type="float" office:value="-4.67777777777778" calcext:value-type="float">
            <text:p>-4.677777777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4.1" calcext:value-type="float">
            <text:p>-4.1</text:p>
          </table:table-cell>
          <table:table-cell table:number-columns-repeated="5"/>
          <table:table-cell table:formula="of:=ROW()" office:value-type="float" office:value="231" calcext:value-type="float">
            <text:p>231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4.71111111111111" calcext:value-type="float">
            <text:p>-4.71111111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4.43" calcext:value-type="float">
            <text:p>-4.43</text:p>
          </table:table-cell>
          <table:table-cell table:number-columns-repeated="5"/>
          <table:table-cell table:formula="of:=ROW()" office:value-type="float" office:value="232" calcext:value-type="float">
            <text:p>232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43.3333333333333" calcext:value-type="float">
            <text:p>-43.3333333333</text:p>
          </table:table-cell>
          <table:table-cell table:style-name="ce1" table:formula="of:=AVERAGEIF([.$A$1:.$A$3806];ROW();[.D$1:.D$3806])" office:value-type="float" office:value="-4.96555555555555" calcext:value-type="float">
            <text:p>-4.96555555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4.6" calcext:value-type="float">
            <text:p>-4.6</text:p>
          </table:table-cell>
          <table:table-cell table:number-columns-repeated="5"/>
          <table:table-cell table:formula="of:=ROW()" office:value-type="float" office:value="233" calcext:value-type="float">
            <text:p>233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43.3333333333333" calcext:value-type="float">
            <text:p>-43.3333333333</text:p>
          </table:table-cell>
          <table:table-cell table:style-name="ce1" table:formula="of:=AVERAGEIF([.$A$1:.$A$3806];ROW();[.D$1:.D$3806])" office:value-type="float" office:value="-4.93222222222222" calcext:value-type="float">
            <text:p>-4.93222222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234" calcext:value-type="float">
            <text:p>234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5.7777777777778" calcext:value-type="float">
            <text:p>-35.7777777778</text:p>
          </table:table-cell>
          <table:table-cell table:style-name="ce1" table:formula="of:=AVERAGEIF([.$A$1:.$A$3806];ROW();[.D$1:.D$3806])" office:value-type="float" office:value="-4.46" calcext:value-type="float">
            <text:p>-4.4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3.29" calcext:value-type="float">
            <text:p>-3.29</text:p>
          </table:table-cell>
          <table:table-cell table:number-columns-repeated="5"/>
          <table:table-cell table:formula="of:=ROW()" office:value-type="float" office:value="235" calcext:value-type="float">
            <text:p>235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9.5555555555556" calcext:value-type="float">
            <text:p>-39.5555555556</text:p>
          </table:table-cell>
          <table:table-cell table:style-name="ce1" table:formula="of:=AVERAGEIF([.$A$1:.$A$3806];ROW();[.D$1:.D$3806])" office:value-type="float" office:value="-4.49666666666667" calcext:value-type="float">
            <text:p>-4.496666666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35" calcext:value-type="float">
            <text:p>-3.35</text:p>
          </table:table-cell>
          <table:table-cell table:number-columns-repeated="5"/>
          <table:table-cell table:formula="of:=ROW()" office:value-type="float" office:value="236" calcext:value-type="float">
            <text:p>236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36.2222222222222" calcext:value-type="float">
            <text:p>-36.2222222222</text:p>
          </table:table-cell>
          <table:table-cell table:style-name="ce1" table:formula="of:=AVERAGEIF([.$A$1:.$A$3806];ROW();[.D$1:.D$3806])" office:value-type="float" office:value="-4.57888888888889" calcext:value-type="float">
            <text:p>-4.578888888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06" calcext:value-type="float">
            <text:p>-3.06</text:p>
          </table:table-cell>
          <table:table-cell table:number-columns-repeated="5"/>
          <table:table-cell table:formula="of:=ROW()" office:value-type="float" office:value="237" calcext:value-type="float">
            <text:p>237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35.7777777777778" calcext:value-type="float">
            <text:p>-35.7777777778</text:p>
          </table:table-cell>
          <table:table-cell table:style-name="ce1" table:formula="of:=AVERAGEIF([.$A$1:.$A$3806];ROW();[.D$1:.D$3806])" office:value-type="float" office:value="-4.55111111111111" calcext:value-type="float">
            <text:p>-4.55111111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87" calcext:value-type="float">
            <text:p>-3.87</text:p>
          </table:table-cell>
          <table:table-cell table:number-columns-repeated="5"/>
          <table:table-cell table:formula="of:=ROW()" office:value-type="float" office:value="238" calcext:value-type="float">
            <text:p>238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45.2222222222222" calcext:value-type="float">
            <text:p>-45.2222222222</text:p>
          </table:table-cell>
          <table:table-cell table:style-name="ce1" table:formula="of:=AVERAGEIF([.$A$1:.$A$3806];ROW();[.D$1:.D$3806])" office:value-type="float" office:value="-4.64" calcext:value-type="float">
            <text:p>-4.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4.53" calcext:value-type="float">
            <text:p>-4.53</text:p>
          </table:table-cell>
          <table:table-cell table:number-columns-repeated="5"/>
          <table:table-cell table:formula="of:=ROW()" office:value-type="float" office:value="239" calcext:value-type="float">
            <text:p>239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37.1111111111111" calcext:value-type="float">
            <text:p>-37.1111111111</text:p>
          </table:table-cell>
          <table:table-cell table:style-name="ce1" table:formula="of:=AVERAGEIF([.$A$1:.$A$3806];ROW();[.D$1:.D$3806])" office:value-type="float" office:value="-4.89" calcext:value-type="float">
            <text:p>-4.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240" calcext:value-type="float">
            <text:p>240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38.7777777777778" calcext:value-type="float">
            <text:p>-38.7777777778</text:p>
          </table:table-cell>
          <table:table-cell table:style-name="ce1" table:formula="of:=AVERAGEIF([.$A$1:.$A$3806];ROW();[.D$1:.D$3806])" office:value-type="float" office:value="-4.62222222222222" calcext:value-type="float">
            <text:p>-4.62222222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44" calcext:value-type="float">
            <text:p>-3.44</text:p>
          </table:table-cell>
          <table:table-cell table:number-columns-repeated="5"/>
          <table:table-cell table:formula="of:=ROW()" office:value-type="float" office:value="241" calcext:value-type="float">
            <text:p>241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44.7777777777778" calcext:value-type="float">
            <text:p>-44.7777777778</text:p>
          </table:table-cell>
          <table:table-cell table:style-name="ce1" table:formula="of:=AVERAGEIF([.$A$1:.$A$3806];ROW();[.D$1:.D$3806])" office:value-type="float" office:value="-4.88555555555556" calcext:value-type="float">
            <text:p>-4.885555555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33" calcext:value-type="float">
            <text:p>-3.33</text:p>
          </table:table-cell>
          <table:table-cell table:number-columns-repeated="5"/>
          <table:table-cell table:formula="of:=ROW()" office:value-type="float" office:value="242" calcext:value-type="float">
            <text:p>242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40.5555555555556" calcext:value-type="float">
            <text:p>-40.5555555556</text:p>
          </table:table-cell>
          <table:table-cell table:style-name="ce1" table:formula="of:=AVERAGEIF([.$A$1:.$A$3806];ROW();[.D$1:.D$3806])" office:value-type="float" office:value="-4.74555555555556" calcext:value-type="float">
            <text:p>-4.74555555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36" calcext:value-type="float">
            <text:p>-3.36</text:p>
          </table:table-cell>
          <table:table-cell table:number-columns-repeated="5"/>
          <table:table-cell table:formula="of:=ROW()" office:value-type="float" office:value="243" calcext:value-type="float">
            <text:p>243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4.60777777777778" calcext:value-type="float">
            <text:p>-4.60777777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41" calcext:value-type="float">
            <text:p>-3.41</text:p>
          </table:table-cell>
          <table:table-cell table:number-columns-repeated="5"/>
          <table:table-cell table:formula="of:=ROW()" office:value-type="float" office:value="244" calcext:value-type="float">
            <text:p>244</text:p>
          </table:table-cell>
          <table:table-cell table:style-name="ce1" table:formula="of:=AVERAGEIF([.$A$1:.$A$3806];ROW();[.B$1:.B$3806])" office:value-type="float" office:value="-1.77777777777778" calcext:value-type="float">
            <text:p>-1.7777777778</text:p>
          </table:table-cell>
          <table:table-cell table:style-name="ce1" table:formula="of:=AVERAGEIF([.$A$1:.$A$3806];ROW();[.C$1:.C$3806])" office:value-type="float" office:value="-39.6666666666667" calcext:value-type="float">
            <text:p>-39.6666666667</text:p>
          </table:table-cell>
          <table:table-cell table:style-name="ce1" table:formula="of:=AVERAGEIF([.$A$1:.$A$3806];ROW();[.D$1:.D$3806])" office:value-type="float" office:value="-4.44111111111111" calcext:value-type="float">
            <text:p>-4.44111111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2.8" calcext:value-type="float">
            <text:p>-2.8</text:p>
          </table:table-cell>
          <table:table-cell table:number-columns-repeated="5"/>
          <table:table-cell table:formula="of:=ROW()" office:value-type="float" office:value="245" calcext:value-type="float">
            <text:p>245</text:p>
          </table:table-cell>
          <table:table-cell table:style-name="ce1" table:formula="of:=AVERAGEIF([.$A$1:.$A$3806];ROW();[.B$1:.B$3806])" office:value-type="float" office:value="-1.77777777777778" calcext:value-type="float">
            <text:p>-1.7777777778</text:p>
          </table:table-cell>
          <table:table-cell table:style-name="ce1" table:formula="of:=AVERAGEIF([.$A$1:.$A$3806];ROW();[.C$1:.C$3806])" office:value-type="float" office:value="-39.6666666666667" calcext:value-type="float">
            <text:p>-39.6666666667</text:p>
          </table:table-cell>
          <table:table-cell table:style-name="ce1" table:formula="of:=AVERAGEIF([.$A$1:.$A$3806];ROW();[.D$1:.D$3806])" office:value-type="float" office:value="-4.51444444444444" calcext:value-type="float">
            <text:p>-4.51444444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07" calcext:value-type="float">
            <text:p>-3.07</text:p>
          </table:table-cell>
          <table:table-cell table:number-columns-repeated="5"/>
          <table:table-cell table:formula="of:=ROW()" office:value-type="float" office:value="246" calcext:value-type="float">
            <text:p>246</text:p>
          </table:table-cell>
          <table:table-cell table:style-name="ce1" table:formula="of:=AVERAGEIF([.$A$1:.$A$3806];ROW();[.B$1:.B$3806])" office:value-type="float" office:value="-1.77777777777778" calcext:value-type="float">
            <text:p>-1.7777777778</text:p>
          </table:table-cell>
          <table:table-cell table:style-name="ce1" table:formula="of:=AVERAGEIF([.$A$1:.$A$3806];ROW();[.C$1:.C$3806])" office:value-type="float" office:value="-36.2222222222222" calcext:value-type="float">
            <text:p>-36.2222222222</text:p>
          </table:table-cell>
          <table:table-cell table:style-name="ce1" table:formula="of:=AVERAGEIF([.$A$1:.$A$3806];ROW();[.D$1:.D$3806])" office:value-type="float" office:value="-4.46" calcext:value-type="float">
            <text:p>-4.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47" calcext:value-type="float">
            <text:p>-3.47</text:p>
          </table:table-cell>
          <table:table-cell table:number-columns-repeated="5"/>
          <table:table-cell table:formula="of:=ROW()" office:value-type="float" office:value="247" calcext:value-type="float">
            <text:p>247</text:p>
          </table:table-cell>
          <table:table-cell table:style-name="ce1" table:formula="of:=AVERAGEIF([.$A$1:.$A$3806];ROW();[.B$1:.B$3806])" office:value-type="float" office:value="-1.88888888888889" calcext:value-type="float">
            <text:p>-1.8888888889</text:p>
          </table:table-cell>
          <table:table-cell table:style-name="ce1" table:formula="of:=AVERAGEIF([.$A$1:.$A$3806];ROW();[.C$1:.C$3806])" office:value-type="float" office:value="-40.3333333333333" calcext:value-type="float">
            <text:p>-40.3333333333</text:p>
          </table:table-cell>
          <table:table-cell table:style-name="ce1" table:formula="of:=AVERAGEIF([.$A$1:.$A$3806];ROW();[.D$1:.D$3806])" office:value-type="float" office:value="-4.53444444444444" calcext:value-type="float">
            <text:p>-4.53444444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  <table:table-cell table:formula="of:=ROW()" office:value-type="float" office:value="248" calcext:value-type="float">
            <text:p>248</text:p>
          </table:table-cell>
          <table:table-cell table:style-name="ce1" table:formula="of:=AVERAGEIF([.$A$1:.$A$3806];ROW();[.B$1:.B$3806])" office:value-type="float" office:value="-1.77777777777778" calcext:value-type="float">
            <text:p>-1.7777777778</text:p>
          </table:table-cell>
          <table:table-cell table:style-name="ce1" table:formula="of:=AVERAGEIF([.$A$1:.$A$3806];ROW();[.C$1:.C$3806])" office:value-type="float" office:value="-36.6666666666667" calcext:value-type="float">
            <text:p>-36.6666666667</text:p>
          </table:table-cell>
          <table:table-cell table:style-name="ce1" table:formula="of:=AVERAGEIF([.$A$1:.$A$3806];ROW();[.D$1:.D$3806])" office:value-type="float" office:value="-4.28222222222222" calcext:value-type="float">
            <text:p>-4.28222222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4.41" calcext:value-type="float">
            <text:p>-4.41</text:p>
          </table:table-cell>
          <table:table-cell table:number-columns-repeated="5"/>
          <table:table-cell table:formula="of:=ROW()" office:value-type="float" office:value="249" calcext:value-type="float">
            <text:p>249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41.125" calcext:value-type="float">
            <text:p>-41.125</text:p>
          </table:table-cell>
          <table:table-cell table:style-name="ce1" table:formula="of:=AVERAGEIF([.$A$1:.$A$3806];ROW();[.D$1:.D$3806])" office:value-type="float" office:value="-4.81625" calcext:value-type="float">
            <text:p>-4.816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79" calcext:value-type="float">
            <text:p>-3.79</text:p>
          </table:table-cell>
          <table:table-cell table:number-columns-repeated="5"/>
          <table:table-cell table:formula="of:=ROW()" office:value-type="float" office:value="250" calcext:value-type="float">
            <text:p>250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9.375" calcext:value-type="float">
            <text:p>-39.375</text:p>
          </table:table-cell>
          <table:table-cell table:style-name="ce1" table:formula="of:=AVERAGEIF([.$A$1:.$A$3806];ROW();[.D$1:.D$3806])" office:value-type="float" office:value="-4.445" calcext:value-type="float">
            <text:p>-4.44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71" calcext:value-type="float">
            <text:p>-3.71</text:p>
          </table:table-cell>
          <table:table-cell table:number-columns-repeated="5"/>
          <table:table-cell table:formula="of:=ROW()" office:value-type="float" office:value="251" calcext:value-type="float">
            <text:p>251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4.5175" calcext:value-type="float">
            <text:p>-4.51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58" calcext:value-type="float">
            <text:p>-3.58</text:p>
          </table:table-cell>
          <table:table-cell table:number-columns-repeated="5"/>
          <table:table-cell table:formula="of:=ROW()" office:value-type="float" office:value="252" calcext:value-type="float">
            <text:p>252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9.625" calcext:value-type="float">
            <text:p>-39.625</text:p>
          </table:table-cell>
          <table:table-cell table:style-name="ce1" table:formula="of:=AVERAGEIF([.$A$1:.$A$3806];ROW();[.D$1:.D$3806])" office:value-type="float" office:value="-4.38875" calcext:value-type="float">
            <text:p>-4.388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4.02" calcext:value-type="float">
            <text:p>-4.02</text:p>
          </table:table-cell>
          <table:table-cell table:number-columns-repeated="5"/>
          <table:table-cell table:formula="of:=ROW()" office:value-type="float" office:value="253" calcext:value-type="float">
            <text:p>253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4" calcext:value-type="float">
            <text:p>-34</text:p>
          </table:table-cell>
          <table:table-cell table:style-name="ce1" table:formula="of:=AVERAGEIF([.$A$1:.$A$3806];ROW();[.D$1:.D$3806])" office:value-type="float" office:value="-4.44625" calcext:value-type="float">
            <text:p>-4.446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37" calcext:value-type="float">
            <text:p>-3.37</text:p>
          </table:table-cell>
          <table:table-cell table:number-columns-repeated="5"/>
          <table:table-cell table:formula="of:=ROW()" office:value-type="float" office:value="254" calcext:value-type="float">
            <text:p>254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42.125" calcext:value-type="float">
            <text:p>-42.125</text:p>
          </table:table-cell>
          <table:table-cell table:style-name="ce1" table:formula="of:=AVERAGEIF([.$A$1:.$A$3806];ROW();[.D$1:.D$3806])" office:value-type="float" office:value="-4.53125" calcext:value-type="float">
            <text:p>-4.531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64" calcext:value-type="float">
            <text:p>-3.64</text:p>
          </table:table-cell>
          <table:table-cell table:number-columns-repeated="5"/>
          <table:table-cell table:formula="of:=ROW()" office:value-type="float" office:value="255" calcext:value-type="float">
            <text:p>255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35.5" calcext:value-type="float">
            <text:p>-35.5</text:p>
          </table:table-cell>
          <table:table-cell table:style-name="ce1" table:formula="of:=AVERAGEIF([.$A$1:.$A$3806];ROW();[.D$1:.D$3806])" office:value-type="float" office:value="-4.3475" calcext:value-type="float">
            <text:p>-4.34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16" calcext:value-type="float">
            <text:p>-4.16</text:p>
          </table:table-cell>
          <table:table-cell table:number-columns-repeated="5"/>
          <table:table-cell table:formula="of:=ROW()" office:value-type="float" office:value="256" calcext:value-type="float">
            <text:p>256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42.875" calcext:value-type="float">
            <text:p>-42.875</text:p>
          </table:table-cell>
          <table:table-cell table:style-name="ce1" table:formula="of:=AVERAGEIF([.$A$1:.$A$3806];ROW();[.D$1:.D$3806])" office:value-type="float" office:value="-4.495" calcext:value-type="float">
            <text:p>-4.4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91" calcext:value-type="float">
            <text:p>-3.91</text:p>
          </table:table-cell>
          <table:table-cell table:number-columns-repeated="5"/>
          <table:table-cell table:formula="of:=ROW()" office:value-type="float" office:value="257" calcext:value-type="float">
            <text:p>257</text:p>
          </table:table-cell>
          <table:table-cell table:style-name="ce1" table:formula="of:=AVERAGEIF([.$A$1:.$A$3806];ROW();[.B$1:.B$3806])" office:value-type="float" office:value="-2" calcext:value-type="float">
            <text:p>-2</text:p>
          </table:table-cell>
          <table:table-cell table:style-name="ce1" table:formula="of:=AVERAGEIF([.$A$1:.$A$3806];ROW();[.C$1:.C$3806])" office:value-type="float" office:value="-43.375" calcext:value-type="float">
            <text:p>-43.375</text:p>
          </table:table-cell>
          <table:table-cell table:style-name="ce1" table:formula="of:=AVERAGEIF([.$A$1:.$A$3806];ROW();[.D$1:.D$3806])" office:value-type="float" office:value="-4.6375" calcext:value-type="float">
            <text:p>-4.63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7" calcext:value-type="float">
            <text:p>-3.7</text:p>
          </table:table-cell>
          <table:table-cell table:number-columns-repeated="5"/>
          <table:table-cell table:formula="of:=ROW()" office:value-type="float" office:value="258" calcext:value-type="float">
            <text:p>258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42.5" calcext:value-type="float">
            <text:p>-42.5</text:p>
          </table:table-cell>
          <table:table-cell table:style-name="ce1" table:formula="of:=AVERAGEIF([.$A$1:.$A$3806];ROW();[.D$1:.D$3806])" office:value-type="float" office:value="-4.645" calcext:value-type="float">
            <text:p>-4.6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53" calcext:value-type="float">
            <text:p>-3.53</text:p>
          </table:table-cell>
          <table:table-cell table:number-columns-repeated="5"/>
          <table:table-cell table:formula="of:=ROW()" office:value-type="float" office:value="259" calcext:value-type="float">
            <text:p>259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37.5" calcext:value-type="float">
            <text:p>-37.5</text:p>
          </table:table-cell>
          <table:table-cell table:style-name="ce1" table:formula="of:=AVERAGEIF([.$A$1:.$A$3806];ROW();[.D$1:.D$3806])" office:value-type="float" office:value="-4.2975" calcext:value-type="float">
            <text:p>-4.29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44" calcext:value-type="float">
            <text:p>-3.44</text:p>
          </table:table-cell>
          <table:table-cell table:number-columns-repeated="5"/>
          <table:table-cell table:formula="of:=ROW()" office:value-type="float" office:value="260" calcext:value-type="float">
            <text:p>260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39.625" calcext:value-type="float">
            <text:p>-39.625</text:p>
          </table:table-cell>
          <table:table-cell table:style-name="ce1" table:formula="of:=AVERAGEIF([.$A$1:.$A$3806];ROW();[.D$1:.D$3806])" office:value-type="float" office:value="-4.46875" calcext:value-type="float">
            <text:p>-4.468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72" calcext:value-type="float">
            <text:p>-3.72</text:p>
          </table:table-cell>
          <table:table-cell table:number-columns-repeated="5"/>
          <table:table-cell table:formula="of:=ROW()" office:value-type="float" office:value="261" calcext:value-type="float">
            <text:p>261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41.125" calcext:value-type="float">
            <text:p>-41.125</text:p>
          </table:table-cell>
          <table:table-cell table:style-name="ce1" table:formula="of:=AVERAGEIF([.$A$1:.$A$3806];ROW();[.D$1:.D$3806])" office:value-type="float" office:value="-4.32125" calcext:value-type="float">
            <text:p>-4.3212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8" calcext:value-type="float">
            <text:p>-3.8</text:p>
          </table:table-cell>
          <table:table-cell table:number-columns-repeated="5"/>
          <table:table-cell table:formula="of:=ROW()" office:value-type="float" office:value="262" calcext:value-type="float">
            <text:p>262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4.515" calcext:value-type="float">
            <text:p>-4.5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98" calcext:value-type="float">
            <text:p>-3.98</text:p>
          </table:table-cell>
          <table:table-cell table:number-columns-repeated="5"/>
          <table:table-cell table:formula="of:=ROW()" office:value-type="float" office:value="263" calcext:value-type="float">
            <text:p>263</text:p>
          </table:table-cell>
          <table:table-cell table:style-name="ce1" table:formula="of:=AVERAGEIF([.$A$1:.$A$3806];ROW();[.B$1:.B$3806])" office:value-type="float" office:value="-1.875" calcext:value-type="float">
            <text:p>-1.875</text:p>
          </table:table-cell>
          <table:table-cell table:style-name="ce1" table:formula="of:=AVERAGEIF([.$A$1:.$A$3806];ROW();[.C$1:.C$3806])" office:value-type="float" office:value="-41.25" calcext:value-type="float">
            <text:p>-41.25</text:p>
          </table:table-cell>
          <table:table-cell table:style-name="ce1" table:formula="of:=AVERAGEIF([.$A$1:.$A$3806];ROW();[.D$1:.D$3806])" office:value-type="float" office:value="-4.5325" calcext:value-type="float">
            <text:p>-4.532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59" calcext:value-type="float">
            <text:p>-3.59</text:p>
          </table:table-cell>
          <table:table-cell table:number-columns-repeated="5"/>
          <table:table-cell table:formula="of:=ROW()" office:value-type="float" office:value="264" calcext:value-type="float">
            <text:p>264</text:p>
          </table:table-cell>
          <table:table-cell table:style-name="ce1" table:formula="of:=AVERAGEIF([.$A$1:.$A$3806];ROW();[.B$1:.B$3806])" office:value-type="float" office:value="-1.875" calcext:value-type="float">
            <text:p>-1.875</text:p>
          </table:table-cell>
          <table:table-cell table:style-name="ce1" table:formula="of:=AVERAGEIF([.$A$1:.$A$3806];ROW();[.C$1:.C$3806])" office:value-type="float" office:value="-41.375" calcext:value-type="float">
            <text:p>-41.375</text:p>
          </table:table-cell>
          <table:table-cell table:style-name="ce1" table:formula="of:=AVERAGEIF([.$A$1:.$A$3806];ROW();[.D$1:.D$3806])" office:value-type="float" office:value="-4.86625" calcext:value-type="float">
            <text:p>-4.866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93" calcext:value-type="float">
            <text:p>-3.93</text:p>
          </table:table-cell>
          <table:table-cell table:number-columns-repeated="5"/>
          <table:table-cell table:formula="of:=ROW()" office:value-type="float" office:value="265" calcext:value-type="float">
            <text:p>265</text:p>
          </table:table-cell>
          <table:table-cell table:style-name="ce1" table:formula="of:=AVERAGEIF([.$A$1:.$A$3806];ROW();[.B$1:.B$3806])" office:value-type="float" office:value="-1.875" calcext:value-type="float">
            <text:p>-1.875</text:p>
          </table:table-cell>
          <table:table-cell table:style-name="ce1" table:formula="of:=AVERAGEIF([.$A$1:.$A$3806];ROW();[.C$1:.C$3806])" office:value-type="float" office:value="-39.875" calcext:value-type="float">
            <text:p>-39.875</text:p>
          </table:table-cell>
          <table:table-cell table:style-name="ce1" table:formula="of:=AVERAGEIF([.$A$1:.$A$3806];ROW();[.D$1:.D$3806])" office:value-type="float" office:value="-4.7525" calcext:value-type="float">
            <text:p>-4.75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52" calcext:value-type="float">
            <text:p>-3.52</text:p>
          </table:table-cell>
          <table:table-cell table:number-columns-repeated="5"/>
          <table:table-cell table:formula="of:=ROW()" office:value-type="float" office:value="266" calcext:value-type="float">
            <text:p>266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39.125" calcext:value-type="float">
            <text:p>-39.125</text:p>
          </table:table-cell>
          <table:table-cell table:style-name="ce1" table:formula="of:=AVERAGEIF([.$A$1:.$A$3806];ROW();[.D$1:.D$3806])" office:value-type="float" office:value="-4.6" calcext:value-type="float">
            <text:p>-4.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56" calcext:value-type="float">
            <text:p>-3.56</text:p>
          </table:table-cell>
          <table:table-cell table:number-columns-repeated="5"/>
          <table:table-cell table:formula="of:=ROW()" office:value-type="float" office:value="267" calcext:value-type="float">
            <text:p>267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41.375" calcext:value-type="float">
            <text:p>-41.375</text:p>
          </table:table-cell>
          <table:table-cell table:style-name="ce1" table:formula="of:=AVERAGEIF([.$A$1:.$A$3806];ROW();[.D$1:.D$3806])" office:value-type="float" office:value="-4.4825" calcext:value-type="float">
            <text:p>-4.48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41" calcext:value-type="float">
            <text:p>-4.41</text:p>
          </table:table-cell>
          <table:table-cell table:number-columns-repeated="5"/>
          <table:table-cell table:formula="of:=ROW()" office:value-type="float" office:value="268" calcext:value-type="float">
            <text:p>268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38.25" calcext:value-type="float">
            <text:p>-38.25</text:p>
          </table:table-cell>
          <table:table-cell table:style-name="ce1" table:formula="of:=AVERAGEIF([.$A$1:.$A$3806];ROW();[.D$1:.D$3806])" office:value-type="float" office:value="-4.31" calcext:value-type="float">
            <text:p>-4.3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15" calcext:value-type="float">
            <text:p>-3.15</text:p>
          </table:table-cell>
          <table:table-cell table:number-columns-repeated="5"/>
          <table:table-cell table:formula="of:=ROW()" office:value-type="float" office:value="269" calcext:value-type="float">
            <text:p>269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40.875" calcext:value-type="float">
            <text:p>-40.875</text:p>
          </table:table-cell>
          <table:table-cell table:style-name="ce1" table:formula="of:=AVERAGEIF([.$A$1:.$A$3806];ROW();[.D$1:.D$3806])" office:value-type="float" office:value="-4.3575" calcext:value-type="float">
            <text:p>-4.35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3.21" calcext:value-type="float">
            <text:p>-3.21</text:p>
          </table:table-cell>
          <table:table-cell table:number-columns-repeated="5"/>
          <table:table-cell table:formula="of:=ROW()" office:value-type="float" office:value="270" calcext:value-type="float">
            <text:p>270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43.875" calcext:value-type="float">
            <text:p>-43.875</text:p>
          </table:table-cell>
          <table:table-cell table:style-name="ce1" table:formula="of:=AVERAGEIF([.$A$1:.$A$3806];ROW();[.D$1:.D$3806])" office:value-type="float" office:value="-4.6025" calcext:value-type="float">
            <text:p>-4.60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85" calcext:value-type="float">
            <text:p>-3.85</text:p>
          </table:table-cell>
          <table:table-cell table:number-columns-repeated="5"/>
          <table:table-cell table:formula="of:=ROW()" office:value-type="float" office:value="271" calcext:value-type="float">
            <text:p>271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38.75" calcext:value-type="float">
            <text:p>-38.75</text:p>
          </table:table-cell>
          <table:table-cell table:style-name="ce1" table:formula="of:=AVERAGEIF([.$A$1:.$A$3806];ROW();[.D$1:.D$3806])" office:value-type="float" office:value="-4.65" calcext:value-type="float">
            <text:p>-4.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56" calcext:value-type="float">
            <text:p>-3.56</text:p>
          </table:table-cell>
          <table:table-cell table:number-columns-repeated="5"/>
          <table:table-cell table:formula="of:=ROW()" office:value-type="float" office:value="272" calcext:value-type="float">
            <text:p>272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37.375" calcext:value-type="float">
            <text:p>-37.375</text:p>
          </table:table-cell>
          <table:table-cell table:style-name="ce1" table:formula="of:=AVERAGEIF([.$A$1:.$A$3806];ROW();[.D$1:.D$3806])" office:value-type="float" office:value="-4.5325" calcext:value-type="float">
            <text:p>-4.53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  <table:table-cell table:formula="of:=ROW()" office:value-type="float" office:value="273" calcext:value-type="float">
            <text:p>273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42.25" calcext:value-type="float">
            <text:p>-42.25</text:p>
          </table:table-cell>
          <table:table-cell table:style-name="ce1" table:formula="of:=AVERAGEIF([.$A$1:.$A$3806];ROW();[.D$1:.D$3806])" office:value-type="float" office:value="-4.6775" calcext:value-type="float">
            <text:p>-4.67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2.84" calcext:value-type="float">
            <text:p>-2.84</text:p>
          </table:table-cell>
          <table:table-cell table:number-columns-repeated="5"/>
          <table:table-cell table:formula="of:=ROW()" office:value-type="float" office:value="274" calcext:value-type="float">
            <text:p>274</text:p>
          </table:table-cell>
          <table:table-cell table:style-name="ce1" table:formula="of:=AVERAGEIF([.$A$1:.$A$3806];ROW();[.B$1:.B$3806])" office:value-type="float" office:value="-1.875" calcext:value-type="float">
            <text:p>-1.875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4.67625" calcext:value-type="float">
            <text:p>-4.676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275" calcext:value-type="float">
            <text:p>275</text:p>
          </table:table-cell>
          <table:table-cell table:style-name="ce1" table:formula="of:=AVERAGEIF([.$A$1:.$A$3806];ROW();[.B$1:.B$3806])" office:value-type="float" office:value="-1.875" calcext:value-type="float">
            <text:p>-1.875</text:p>
          </table:table-cell>
          <table:table-cell table:style-name="ce1" table:formula="of:=AVERAGEIF([.$A$1:.$A$3806];ROW();[.C$1:.C$3806])" office:value-type="float" office:value="-40.75" calcext:value-type="float">
            <text:p>-40.75</text:p>
          </table:table-cell>
          <table:table-cell table:style-name="ce1" table:formula="of:=AVERAGEIF([.$A$1:.$A$3806];ROW();[.D$1:.D$3806])" office:value-type="float" office:value="-4.63875" calcext:value-type="float">
            <text:p>-4.638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49" calcext:value-type="float">
            <text:p>-3.49</text:p>
          </table:table-cell>
          <table:table-cell table:number-columns-repeated="5"/>
          <table:table-cell table:formula="of:=ROW()" office:value-type="float" office:value="276" calcext:value-type="float">
            <text:p>276</text:p>
          </table:table-cell>
          <table:table-cell table:style-name="ce1" table:formula="of:=AVERAGEIF([.$A$1:.$A$3806];ROW();[.B$1:.B$3806])" office:value-type="float" office:value="-1.875" calcext:value-type="float">
            <text:p>-1.875</text:p>
          </table:table-cell>
          <table:table-cell table:style-name="ce1" table:formula="of:=AVERAGEIF([.$A$1:.$A$3806];ROW();[.C$1:.C$3806])" office:value-type="float" office:value="-43.25" calcext:value-type="float">
            <text:p>-43.25</text:p>
          </table:table-cell>
          <table:table-cell table:style-name="ce1" table:formula="of:=AVERAGEIF([.$A$1:.$A$3806];ROW();[.D$1:.D$3806])" office:value-type="float" office:value="-4.5925" calcext:value-type="float">
            <text:p>-4.59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38" calcext:value-type="float">
            <text:p>-3.38</text:p>
          </table:table-cell>
          <table:table-cell table:number-columns-repeated="5"/>
          <table:table-cell table:formula="of:=ROW()" office:value-type="float" office:value="277" calcext:value-type="float">
            <text:p>277</text:p>
          </table:table-cell>
          <table:table-cell table:style-name="ce1" table:formula="of:=AVERAGEIF([.$A$1:.$A$3806];ROW();[.B$1:.B$3806])" office:value-type="float" office:value="-1.875" calcext:value-type="float">
            <text:p>-1.875</text:p>
          </table:table-cell>
          <table:table-cell table:style-name="ce1" table:formula="of:=AVERAGEIF([.$A$1:.$A$3806];ROW();[.C$1:.C$3806])" office:value-type="float" office:value="-39.5" calcext:value-type="float">
            <text:p>-39.5</text:p>
          </table:table-cell>
          <table:table-cell table:style-name="ce1" table:formula="of:=AVERAGEIF([.$A$1:.$A$3806];ROW();[.D$1:.D$3806])" office:value-type="float" office:value="-4.56625" calcext:value-type="float">
            <text:p>-4.566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3.42" calcext:value-type="float">
            <text:p>-3.42</text:p>
          </table:table-cell>
          <table:table-cell table:number-columns-repeated="5"/>
          <table:table-cell table:formula="of:=ROW()" office:value-type="float" office:value="278" calcext:value-type="float">
            <text:p>278</text:p>
          </table:table-cell>
          <table:table-cell table:style-name="ce1" table:formula="of:=AVERAGEIF([.$A$1:.$A$3806];ROW();[.B$1:.B$3806])" office:value-type="float" office:value="-1.75" calcext:value-type="float">
            <text:p>-1.75</text:p>
          </table:table-cell>
          <table:table-cell table:style-name="ce1" table:formula="of:=AVERAGEIF([.$A$1:.$A$3806];ROW();[.C$1:.C$3806])" office:value-type="float" office:value="-45.375" calcext:value-type="float">
            <text:p>-45.375</text:p>
          </table:table-cell>
          <table:table-cell table:style-name="ce1" table:formula="of:=AVERAGEIF([.$A$1:.$A$3806];ROW();[.D$1:.D$3806])" office:value-type="float" office:value="-4.76875" calcext:value-type="float">
            <text:p>-4.768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.07" calcext:value-type="float">
            <text:p>-3.07</text:p>
          </table:table-cell>
          <table:table-cell table:number-columns-repeated="5"/>
          <table:table-cell table:formula="of:=ROW()" office:value-type="float" office:value="279" calcext:value-type="float">
            <text:p>279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4.70875" calcext:value-type="float">
            <text:p>-4.70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-158" calcext:value-type="float">
            <text:p>-158</text:p>
          </table:table-cell>
          <table:table-cell office:value-type="float" office:value="-85.3" calcext:value-type="float">
            <text:p>-85.3</text:p>
          </table:table-cell>
          <table:table-cell table:number-columns-repeated="5"/>
          <table:table-cell table:formula="of:=ROW()" office:value-type="float" office:value="280" calcext:value-type="float">
            <text:p>280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0.2857142857143" calcext:value-type="float">
            <text:p>-40.2857142857</text:p>
          </table:table-cell>
          <table:table-cell table:style-name="ce1" table:formula="of:=AVERAGEIF([.$A$1:.$A$3806];ROW();[.D$1:.D$3806])" office:value-type="float" office:value="-4.87285714285714" calcext:value-type="float">
            <text:p>-4.87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128" calcext:value-type="float">
            <text:p>-128</text:p>
          </table:table-cell>
          <table:table-cell office:value-type="float" office:value="-74.84" calcext:value-type="float">
            <text:p>-74.84</text:p>
          </table:table-cell>
          <table:table-cell table:number-columns-repeated="5"/>
          <table:table-cell table:formula="of:=ROW()" office:value-type="float" office:value="281" calcext:value-type="float">
            <text:p>281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3.8571428571429" calcext:value-type="float">
            <text:p>-43.8571428571</text:p>
          </table:table-cell>
          <table:table-cell table:style-name="ce1" table:formula="of:=AVERAGEIF([.$A$1:.$A$3806];ROW();[.D$1:.D$3806])" office:value-type="float" office:value="-4.66714285714286" calcext:value-type="float">
            <text:p>-4.6671428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-114" calcext:value-type="float">
            <text:p>-114</text:p>
          </table:table-cell>
          <table:table-cell office:value-type="float" office:value="-58.63" calcext:value-type="float">
            <text:p>-58.63</text:p>
          </table:table-cell>
          <table:table-cell table:number-columns-repeated="5"/>
          <table:table-cell table:formula="of:=ROW()" office:value-type="float" office:value="282" calcext:value-type="float">
            <text:p>282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8.2857142857143" calcext:value-type="float">
            <text:p>-38.2857142857</text:p>
          </table:table-cell>
          <table:table-cell table:style-name="ce1" table:formula="of:=AVERAGEIF([.$A$1:.$A$3806];ROW();[.D$1:.D$3806])" office:value-type="float" office:value="-4.47571428571429" calcext:value-type="float">
            <text:p>-4.47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-111" calcext:value-type="float">
            <text:p>-111</text:p>
          </table:table-cell>
          <table:table-cell office:value-type="float" office:value="-54.54" calcext:value-type="float">
            <text:p>-54.54</text:p>
          </table:table-cell>
          <table:table-cell table:number-columns-repeated="5"/>
          <table:table-cell table:formula="of:=ROW()" office:value-type="float" office:value="283" calcext:value-type="float">
            <text:p>283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3.1428571428572" calcext:value-type="float">
            <text:p>-43.1428571429</text:p>
          </table:table-cell>
          <table:table-cell table:style-name="ce1" table:formula="of:=AVERAGEIF([.$A$1:.$A$3806];ROW();[.D$1:.D$3806])" office:value-type="float" office:value="-4.75142857142857" calcext:value-type="float">
            <text:p>-4.7514285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-95" calcext:value-type="float">
            <text:p>-95</text:p>
          </table:table-cell>
          <table:table-cell office:value-type="float" office:value="-49.79" calcext:value-type="float">
            <text:p>-49.79</text:p>
          </table:table-cell>
          <table:table-cell table:number-columns-repeated="5"/>
          <table:table-cell table:formula="of:=ROW()" office:value-type="float" office:value="284" calcext:value-type="float">
            <text:p>284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3.2857142857143" calcext:value-type="float">
            <text:p>-43.2857142857</text:p>
          </table:table-cell>
          <table:table-cell table:style-name="ce1" table:formula="of:=AVERAGEIF([.$A$1:.$A$3806];ROW();[.D$1:.D$3806])" office:value-type="float" office:value="-4.73142857142857" calcext:value-type="float">
            <text:p>-4.73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-85" calcext:value-type="float">
            <text:p>-85</text:p>
          </table:table-cell>
          <table:table-cell office:value-type="float" office:value="-44.67" calcext:value-type="float">
            <text:p>-44.67</text:p>
          </table:table-cell>
          <table:table-cell table:number-columns-repeated="5"/>
          <table:table-cell table:formula="of:=ROW()" office:value-type="float" office:value="285" calcext:value-type="float">
            <text:p>285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1.5714285714286" calcext:value-type="float">
            <text:p>-41.5714285714</text:p>
          </table:table-cell>
          <table:table-cell table:style-name="ce1" table:formula="of:=AVERAGEIF([.$A$1:.$A$3806];ROW();[.D$1:.D$3806])" office:value-type="float" office:value="-4.48142857142857" calcext:value-type="float">
            <text:p>-4.48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68" calcext:value-type="float">
            <text:p>-68</text:p>
          </table:table-cell>
          <table:table-cell office:value-type="float" office:value="-40.24" calcext:value-type="float">
            <text:p>-40.24</text:p>
          </table:table-cell>
          <table:table-cell table:number-columns-repeated="5"/>
          <table:table-cell table:formula="of:=ROW()" office:value-type="float" office:value="286" calcext:value-type="float">
            <text:p>286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5.8571428571429" calcext:value-type="float">
            <text:p>-35.8571428571</text:p>
          </table:table-cell>
          <table:table-cell table:style-name="ce1" table:formula="of:=AVERAGEIF([.$A$1:.$A$3806];ROW();[.D$1:.D$3806])"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32.94" calcext:value-type="float">
            <text:p>-32.94</text:p>
          </table:table-cell>
          <table:table-cell table:number-columns-repeated="5"/>
          <table:table-cell table:formula="of:=ROW()" office:value-type="float" office:value="287" calcext:value-type="float">
            <text:p>287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3.7142857142857" calcext:value-type="float">
            <text:p>-43.7142857143</text:p>
          </table:table-cell>
          <table:table-cell table:style-name="ce1" table:formula="of:=AVERAGEIF([.$A$1:.$A$3806];ROW();[.D$1:.D$3806])" office:value-type="float" office:value="-4.65571428571429" calcext:value-type="float">
            <text:p>-4.65571428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26.95" calcext:value-type="float">
            <text:p>-26.95</text:p>
          </table:table-cell>
          <table:table-cell table:number-columns-repeated="5"/>
          <table:table-cell table:formula="of:=ROW()" office:value-type="float" office:value="288" calcext:value-type="float">
            <text:p>288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6.4285714285714" calcext:value-type="float">
            <text:p>-46.4285714286</text:p>
          </table:table-cell>
          <table:table-cell table:style-name="ce1" table:formula="of:=AVERAGEIF([.$A$1:.$A$3806];ROW();[.D$1:.D$3806])" office:value-type="float" office:value="-4.73571428571429" calcext:value-type="float">
            <text:p>-4.735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25.01" calcext:value-type="float">
            <text:p>-25.01</text:p>
          </table:table-cell>
          <table:table-cell table:number-columns-repeated="5"/>
          <table:table-cell table:formula="of:=ROW()" office:value-type="float" office:value="289" calcext:value-type="float">
            <text:p>289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4.78714285714286" calcext:value-type="float">
            <text:p>-4.78714285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24.23" calcext:value-type="float">
            <text:p>-24.23</text:p>
          </table:table-cell>
          <table:table-cell table:number-columns-repeated="5"/>
          <table:table-cell table:formula="of:=ROW()" office:value-type="float" office:value="290" calcext:value-type="float">
            <text:p>290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7.7142857142857" calcext:value-type="float">
            <text:p>-37.7142857143</text:p>
          </table:table-cell>
          <table:table-cell table:style-name="ce1" table:formula="of:=AVERAGEIF([.$A$1:.$A$3806];ROW();[.D$1:.D$3806]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63" calcext:value-type="float">
            <text:p>-63</text:p>
          </table:table-cell>
          <table:table-cell office:value-type="float" office:value="-24.34" calcext:value-type="float">
            <text:p>-24.34</text:p>
          </table:table-cell>
          <table:table-cell table:number-columns-repeated="5"/>
          <table:table-cell table:formula="of:=ROW()" office:value-type="float" office:value="291" calcext:value-type="float">
            <text:p>291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7.8571428571429" calcext:value-type="float">
            <text:p>-37.8571428571</text:p>
          </table:table-cell>
          <table:table-cell table:style-name="ce1" table:formula="of:=AVERAGEIF([.$A$1:.$A$3806];ROW();[.D$1:.D$3806])" office:value-type="float" office:value="-4.77428571428571" calcext:value-type="float">
            <text:p>-4.7742857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23.62" calcext:value-type="float">
            <text:p>-23.62</text:p>
          </table:table-cell>
          <table:table-cell table:number-columns-repeated="5"/>
          <table:table-cell table:formula="of:=ROW()" office:value-type="float" office:value="292" calcext:value-type="float">
            <text:p>292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4.4285714285714" calcext:value-type="float">
            <text:p>-44.4285714286</text:p>
          </table:table-cell>
          <table:table-cell table:style-name="ce1" table:formula="of:=AVERAGEIF([.$A$1:.$A$3806];ROW();[.D$1:.D$3806])" office:value-type="float" office:value="-4.82285714285714" calcext:value-type="float">
            <text:p>-4.82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-58" calcext:value-type="float">
            <text:p>-58</text:p>
          </table:table-cell>
          <table:table-cell office:value-type="float" office:value="-22.84" calcext:value-type="float">
            <text:p>-22.84</text:p>
          </table:table-cell>
          <table:table-cell table:number-columns-repeated="5"/>
          <table:table-cell table:formula="of:=ROW()" office:value-type="float" office:value="293" calcext:value-type="float">
            <text:p>293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2.8571428571429" calcext:value-type="float">
            <text:p>-42.8571428571</text:p>
          </table:table-cell>
          <table:table-cell table:style-name="ce1" table:formula="of:=AVERAGEIF([.$A$1:.$A$3806];ROW();[.D$1:.D$3806])" office:value-type="float" office:value="-4.83571428571429" calcext:value-type="float">
            <text:p>-4.83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-64" calcext:value-type="float">
            <text:p>-64</text:p>
          </table:table-cell>
          <table:table-cell office:value-type="float" office:value="-22.56" calcext:value-type="float">
            <text:p>-22.56</text:p>
          </table:table-cell>
          <table:table-cell table:number-columns-repeated="5"/>
          <table:table-cell table:formula="of:=ROW()" office:value-type="float" office:value="294" calcext:value-type="float">
            <text:p>294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7.8571428571429" calcext:value-type="float">
            <text:p>-37.8571428571</text:p>
          </table:table-cell>
          <table:table-cell table:style-name="ce1" table:formula="of:=AVERAGEIF([.$A$1:.$A$3806];ROW();[.D$1:.D$3806])" office:value-type="float" office:value="-4.59428571428572" calcext:value-type="float">
            <text:p>-4.5942857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21.87" calcext:value-type="float">
            <text:p>-21.87</text:p>
          </table:table-cell>
          <table:table-cell table:number-columns-repeated="5"/>
          <table:table-cell table:formula="of:=ROW()" office:value-type="float" office:value="295" calcext:value-type="float">
            <text:p>295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4.64142857142857" calcext:value-type="float">
            <text:p>-4.64142857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20.45" calcext:value-type="float">
            <text:p>-20.45</text:p>
          </table:table-cell>
          <table:table-cell table:number-columns-repeated="5"/>
          <table:table-cell table:formula="of:=ROW()" office:value-type="float" office:value="296" calcext:value-type="float">
            <text:p>296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5.5714285714286" calcext:value-type="float">
            <text:p>-35.5714285714</text:p>
          </table:table-cell>
          <table:table-cell table:style-name="ce1" table:formula="of:=AVERAGEIF([.$A$1:.$A$3806];ROW();[.D$1:.D$3806])" office:value-type="float" office:value="-4.26428571428571" calcext:value-type="float">
            <text:p>-4.2642857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20.39" calcext:value-type="float">
            <text:p>-20.39</text:p>
          </table:table-cell>
          <table:table-cell table:number-columns-repeated="5"/>
          <table:table-cell table:formula="of:=ROW()" office:value-type="float" office:value="297" calcext:value-type="float">
            <text:p>297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4.42857142857143" calcext:value-type="float">
            <text:p>-4.42857142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19.49" calcext:value-type="float">
            <text:p>-19.49</text:p>
          </table:table-cell>
          <table:table-cell table:number-columns-repeated="5"/>
          <table:table-cell table:formula="of:=ROW()" office:value-type="float" office:value="298" calcext:value-type="float">
            <text:p>298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1.2857142857143" calcext:value-type="float">
            <text:p>-41.2857142857</text:p>
          </table:table-cell>
          <table:table-cell table:style-name="ce1" table:formula="of:=AVERAGEIF([.$A$1:.$A$3806];ROW();[.D$1:.D$3806])" office:value-type="float" office:value="-4.60571428571429" calcext:value-type="float">
            <text:p>-4.60571428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18.66" calcext:value-type="float">
            <text:p>-18.66</text:p>
          </table:table-cell>
          <table:table-cell table:number-columns-repeated="5"/>
          <table:table-cell table:formula="of:=ROW()" office:value-type="float" office:value="299" calcext:value-type="float">
            <text:p>299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1.2857142857143" calcext:value-type="float">
            <text:p>-41.2857142857</text:p>
          </table:table-cell>
          <table:table-cell table:style-name="ce1" table:formula="of:=AVERAGEIF([.$A$1:.$A$3806];ROW();[.D$1:.D$3806])" office:value-type="float" office:value="-4.77571428571429" calcext:value-type="float">
            <text:p>-4.77571428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  <table:table-cell office:value-type="float" office:value="-52" calcext:value-type="float">
            <text:p>-52</text:p>
          </table:table-cell>
          <table:table-cell office:value-type="float" office:value="-16.74" calcext:value-type="float">
            <text:p>-16.74</text:p>
          </table:table-cell>
          <table:table-cell table:number-columns-repeated="5"/>
          <table:table-cell table:formula="of:=ROW()" office:value-type="float" office:value="300" calcext:value-type="float">
            <text:p>300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9.8571428571429" calcext:value-type="float">
            <text:p>-39.8571428571</text:p>
          </table:table-cell>
          <table:table-cell table:style-name="ce1" table:formula="of:=AVERAGEIF([.$A$1:.$A$3806];ROW();[.D$1:.D$3806])" office:value-type="float" office:value="-4.46428571428571" calcext:value-type="float">
            <text:p>-4.4642857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15.37" calcext:value-type="float">
            <text:p>-15.37</text:p>
          </table:table-cell>
          <table:table-cell table:number-columns-repeated="5"/>
          <table:table-cell table:formula="of:=ROW()" office:value-type="float" office:value="301" calcext:value-type="float">
            <text:p>301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2.5714285714286" calcext:value-type="float">
            <text:p>-42.5714285714</text:p>
          </table:table-cell>
          <table:table-cell table:style-name="ce1" table:formula="of:=AVERAGEIF([.$A$1:.$A$3806];ROW();[.D$1:.D$3806])" office:value-type="float" office:value="-4.52714285714286" calcext:value-type="float">
            <text:p>-4.52714285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4.75" calcext:value-type="float">
            <text:p>-14.75</text:p>
          </table:table-cell>
          <table:table-cell table:number-columns-repeated="5"/>
          <table:table-cell table:formula="of:=ROW()" office:value-type="float" office:value="302" calcext:value-type="float">
            <text:p>302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8.2857142857143" calcext:value-type="float">
            <text:p>-38.2857142857</text:p>
          </table:table-cell>
          <table:table-cell table:style-name="ce1" table:formula="of:=AVERAGEIF([.$A$1:.$A$3806];ROW();[.D$1:.D$3806])" office:value-type="float" office:value="-4.50428571428571" calcext:value-type="float">
            <text:p>-4.50428571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13.92" calcext:value-type="float">
            <text:p>-13.92</text:p>
          </table:table-cell>
          <table:table-cell table:number-columns-repeated="5"/>
          <table:table-cell table:formula="of:=ROW()" office:value-type="float" office:value="303" calcext:value-type="float">
            <text:p>303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8.8571428571429" calcext:value-type="float">
            <text:p>-38.8571428571</text:p>
          </table:table-cell>
          <table:table-cell table:style-name="ce1" table:formula="of:=AVERAGEIF([.$A$1:.$A$3806];ROW();[.D$1:.D$3806])" office:value-type="float" office:value="-4.52142857142857" calcext:value-type="float">
            <text:p>-4.52142857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13.62" calcext:value-type="float">
            <text:p>-13.62</text:p>
          </table:table-cell>
          <table:table-cell table:number-columns-repeated="5"/>
          <table:table-cell table:formula="of:=ROW()" office:value-type="float" office:value="304" calcext:value-type="float">
            <text:p>304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6.4285714285714" calcext:value-type="float">
            <text:p>-36.4285714286</text:p>
          </table:table-cell>
          <table:table-cell table:style-name="ce1" table:formula="of:=AVERAGEIF([.$A$1:.$A$3806];ROW();[.D$1:.D$3806])" office:value-type="float" office:value="-4.25571428571429" calcext:value-type="float">
            <text:p>-4.25571428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44" calcext:value-type="float">
            <text:p>-44</text:p>
          </table:table-cell>
          <table:table-cell office:value-type="float" office:value="-12.6" calcext:value-type="float">
            <text:p>-12.6</text:p>
          </table:table-cell>
          <table:table-cell table:number-columns-repeated="5"/>
          <table:table-cell table:formula="of:=ROW()" office:value-type="float" office:value="305" calcext:value-type="float">
            <text:p>305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6.7142857142857" calcext:value-type="float">
            <text:p>-36.7142857143</text:p>
          </table:table-cell>
          <table:table-cell table:style-name="ce1" table:formula="of:=AVERAGEIF([.$A$1:.$A$3806];ROW();[.D$1:.D$3806])" office:value-type="float" office:value="-4.37714285714286" calcext:value-type="float">
            <text:p>-4.37714285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-44" calcext:value-type="float">
            <text:p>-44</text:p>
          </table:table-cell>
          <table:table-cell office:value-type="float" office:value="-12.04" calcext:value-type="float">
            <text:p>-12.04</text:p>
          </table:table-cell>
          <table:table-cell table:number-columns-repeated="5"/>
          <table:table-cell table:formula="of:=ROW()" office:value-type="float" office:value="306" calcext:value-type="float">
            <text:p>306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4.42571428571429" calcext:value-type="float">
            <text:p>-4.42571428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office:value-type="float" office:value="-45" calcext:value-type="float">
            <text:p>-45</text:p>
          </table:table-cell>
          <table:table-cell office:value-type="float" office:value="-11.88" calcext:value-type="float">
            <text:p>-11.88</text:p>
          </table:table-cell>
          <table:table-cell table:number-columns-repeated="5"/>
          <table:table-cell table:formula="of:=ROW()" office:value-type="float" office:value="307" calcext:value-type="float">
            <text:p>307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5.2857142857143" calcext:value-type="float">
            <text:p>-35.2857142857</text:p>
          </table:table-cell>
          <table:table-cell table:style-name="ce1" table:formula="of:=AVERAGEIF([.$A$1:.$A$3806];ROW();[.D$1:.D$3806])" office:value-type="float" office:value="-4.45428571428571" calcext:value-type="float">
            <text:p>-4.4542857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" calcext:value-type="float">
            <text:p>-7</text:p>
          </table:table-cell>
          <table:table-cell office:value-type="float" office:value="-33" calcext:value-type="float">
            <text:p>-33</text:p>
          </table:table-cell>
          <table:table-cell office:value-type="float" office:value="-10.81" calcext:value-type="float">
            <text:p>-10.81</text:p>
          </table:table-cell>
          <table:table-cell table:number-columns-repeated="5"/>
          <table:table-cell table:formula="of:=ROW()" office:value-type="float" office:value="308" calcext:value-type="float">
            <text:p>308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2.8571428571429" calcext:value-type="float">
            <text:p>-42.8571428571</text:p>
          </table:table-cell>
          <table:table-cell table:style-name="ce1" table:formula="of:=AVERAGEIF([.$A$1:.$A$3806];ROW();[.D$1:.D$3806])" office:value-type="float" office:value="-4.28" calcext:value-type="float">
            <text:p>-4.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-28" calcext:value-type="float">
            <text:p>-28</text:p>
          </table:table-cell>
          <table:table-cell office:value-type="float" office:value="-9.7" calcext:value-type="float">
            <text:p>-9.7</text:p>
          </table:table-cell>
          <table:table-cell table:number-columns-repeated="5"/>
          <table:table-cell table:formula="of:=ROW()" office:value-type="float" office:value="309" calcext:value-type="float">
            <text:p>309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1.1428571428572" calcext:value-type="float">
            <text:p>-41.1428571429</text:p>
          </table:table-cell>
          <table:table-cell table:style-name="ce1" table:formula="of:=AVERAGEIF([.$A$1:.$A$3806];ROW();[.D$1:.D$3806])" office:value-type="float" office:value="-4.27428571428572" calcext:value-type="float">
            <text:p>-4.27428571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9.75" calcext:value-type="float">
            <text:p>-9.75</text:p>
          </table:table-cell>
          <table:table-cell table:number-columns-repeated="5"/>
          <table:table-cell table:formula="of:=ROW()" office:value-type="float" office:value="310" calcext:value-type="float">
            <text:p>310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4.28285714285714" calcext:value-type="float">
            <text:p>-4.28285714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10.16" calcext:value-type="float">
            <text:p>-10.16</text:p>
          </table:table-cell>
          <table:table-cell table:number-columns-repeated="5"/>
          <table:table-cell table:formula="of:=ROW()" office:value-type="float" office:value="311" calcext:value-type="float">
            <text:p>311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2.1428571428571" calcext:value-type="float">
            <text:p>-42.1428571429</text:p>
          </table:table-cell>
          <table:table-cell table:style-name="ce1" table:formula="of:=AVERAGEIF([.$A$1:.$A$3806];ROW();[.D$1:.D$3806])" office:value-type="float" office:value="-4.35428571428571" calcext:value-type="float">
            <text:p>-4.35428571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9.91" calcext:value-type="float">
            <text:p>-9.91</text:p>
          </table:table-cell>
          <table:table-cell table:number-columns-repeated="5"/>
          <table:table-cell table:formula="of:=ROW()" office:value-type="float" office:value="312" calcext:value-type="float">
            <text:p>312</text:p>
          </table:table-cell>
          <table:table-cell table:style-name="ce1" table:formula="of:=AVERAGEIF([.$A$1:.$A$3806];ROW();[.B$1:.B$3806])" office:value-type="float" office:value="-1.85714285714286" calcext:value-type="float">
            <text:p>-1.8571428571</text:p>
          </table:table-cell>
          <table:table-cell table:style-name="ce1" table:formula="of:=AVERAGEIF([.$A$1:.$A$3806];ROW();[.C$1:.C$3806])" office:value-type="float" office:value="-43.5714285714286" calcext:value-type="float">
            <text:p>-43.5714285714</text:p>
          </table:table-cell>
          <table:table-cell table:style-name="ce1" table:formula="of:=AVERAGEIF([.$A$1:.$A$3806];ROW();[.D$1:.D$3806])" office:value-type="float" office:value="-4.55571428571429" calcext:value-type="float">
            <text:p>-4.55571428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10.61" calcext:value-type="float">
            <text:p>-10.61</text:p>
          </table:table-cell>
          <table:table-cell table:number-columns-repeated="5"/>
          <table:table-cell table:formula="of:=ROW()" office:value-type="float" office:value="313" calcext:value-type="float">
            <text:p>313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4.4285714285714" calcext:value-type="float">
            <text:p>-44.4285714286</text:p>
          </table:table-cell>
          <table:table-cell table:style-name="ce1" table:formula="of:=AVERAGEIF([.$A$1:.$A$3806];ROW();[.D$1:.D$3806])" office:value-type="float" office:value="-4.45714285714286" calcext:value-type="float">
            <text:p>-4.45714285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10.27" calcext:value-type="float">
            <text:p>-10.27</text:p>
          </table:table-cell>
          <table:table-cell table:number-columns-repeated="5"/>
          <table:table-cell table:formula="of:=ROW()" office:value-type="float" office:value="314" calcext:value-type="float">
            <text:p>314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9.1428571428571" calcext:value-type="float">
            <text:p>-39.1428571429</text:p>
          </table:table-cell>
          <table:table-cell table:style-name="ce1" table:formula="of:=AVERAGEIF([.$A$1:.$A$3806];ROW();[.D$1:.D$3806])" office:value-type="float" office:value="-4.56714285714286" calcext:value-type="float">
            <text:p>-4.56714285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9.57" calcext:value-type="float">
            <text:p>-9.57</text:p>
          </table:table-cell>
          <table:table-cell table:number-columns-repeated="5"/>
          <table:table-cell table:formula="of:=ROW()" office:value-type="float" office:value="315" calcext:value-type="float">
            <text:p>315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2.4285714285714" calcext:value-type="float">
            <text:p>-32.4285714286</text:p>
          </table:table-cell>
          <table:table-cell table:style-name="ce1" table:formula="of:=AVERAGEIF([.$A$1:.$A$3806];ROW();[.D$1:.D$3806])" office:value-type="float" office:value="-4.45857142857143" calcext:value-type="float">
            <text:p>-4.4585714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9.76" calcext:value-type="float">
            <text:p>-9.76</text:p>
          </table:table-cell>
          <table:table-cell table:number-columns-repeated="5"/>
          <table:table-cell table:formula="of:=ROW()" office:value-type="float" office:value="316" calcext:value-type="float">
            <text:p>316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6.1428571428571" calcext:value-type="float">
            <text:p>-36.1428571429</text:p>
          </table:table-cell>
          <table:table-cell table:style-name="ce1" table:formula="of:=AVERAGEIF([.$A$1:.$A$3806];ROW();[.D$1:.D$3806])" office:value-type="float" office:value="-4.45" calcext:value-type="float">
            <text:p>-4.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9.71" calcext:value-type="float">
            <text:p>-9.71</text:p>
          </table:table-cell>
          <table:table-cell table:number-columns-repeated="5"/>
          <table:table-cell table:formula="of:=ROW()" office:value-type="float" office:value="317" calcext:value-type="float">
            <text:p>317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9.8571428571429" calcext:value-type="float">
            <text:p>-39.8571428571</text:p>
          </table:table-cell>
          <table:table-cell table:style-name="ce1" table:formula="of:=AVERAGEIF([.$A$1:.$A$3806];ROW();[.D$1:.D$3806])" office:value-type="float" office:value="-4.30142857142857" calcext:value-type="float">
            <text:p>-4.30142857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9.55" calcext:value-type="float">
            <text:p>-9.55</text:p>
          </table:table-cell>
          <table:table-cell table:number-columns-repeated="5"/>
          <table:table-cell table:formula="of:=ROW()" office:value-type="float" office:value="318" calcext:value-type="float">
            <text:p>318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4.46428571428571" calcext:value-type="float">
            <text:p>-4.4642857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10.13" calcext:value-type="float">
            <text:p>-10.13</text:p>
          </table:table-cell>
          <table:table-cell table:number-columns-repeated="5"/>
          <table:table-cell table:formula="of:=ROW()" office:value-type="float" office:value="319" calcext:value-type="float">
            <text:p>319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5.2857142857143" calcext:value-type="float">
            <text:p>-35.2857142857</text:p>
          </table:table-cell>
          <table:table-cell table:style-name="ce1" table:formula="of:=AVERAGEIF([.$A$1:.$A$3806];ROW();[.D$1:.D$3806])" office:value-type="float" office:value="-4.23428571428571" calcext:value-type="float">
            <text:p>-4.23428571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9.51" calcext:value-type="float">
            <text:p>-9.51</text:p>
          </table:table-cell>
          <table:table-cell table:number-columns-repeated="5"/>
          <table:table-cell table:formula="of:=ROW()" office:value-type="float" office:value="320" calcext:value-type="float">
            <text:p>320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8.4285714285714" calcext:value-type="float">
            <text:p>-38.4285714286</text:p>
          </table:table-cell>
          <table:table-cell table:style-name="ce1" table:formula="of:=AVERAGEIF([.$A$1:.$A$3806];ROW();[.D$1:.D$3806])" office:value-type="float" office:value="-4.27285714285714" calcext:value-type="float">
            <text:p>-4.2728571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10.18" calcext:value-type="float">
            <text:p>-10.18</text:p>
          </table:table-cell>
          <table:table-cell table:number-columns-repeated="5"/>
          <table:table-cell table:formula="of:=ROW()" office:value-type="float" office:value="321" calcext:value-type="float">
            <text:p>321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4.34428571428572" calcext:value-type="float">
            <text:p>-4.34428571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10.07" calcext:value-type="float">
            <text:p>-10.07</text:p>
          </table:table-cell>
          <table:table-cell table:number-columns-repeated="5"/>
          <table:table-cell table:formula="of:=ROW()" office:value-type="float" office:value="322" calcext:value-type="float">
            <text:p>322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0.7142857142857" calcext:value-type="float">
            <text:p>-40.7142857143</text:p>
          </table:table-cell>
          <table:table-cell table:style-name="ce1" table:formula="of:=AVERAGEIF([.$A$1:.$A$3806];ROW();[.D$1:.D$3806])" office:value-type="float" office:value="-4.40857142857143" calcext:value-type="float">
            <text:p>-4.40857142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10.13" calcext:value-type="float">
            <text:p>-10.13</text:p>
          </table:table-cell>
          <table:table-cell table:number-columns-repeated="5"/>
          <table:table-cell table:formula="of:=ROW()" office:value-type="float" office:value="323" calcext:value-type="float">
            <text:p>323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6.2857142857143" calcext:value-type="float">
            <text:p>-46.2857142857</text:p>
          </table:table-cell>
          <table:table-cell table:style-name="ce1" table:formula="of:=AVERAGEIF([.$A$1:.$A$3806];ROW();[.D$1:.D$3806])" office:value-type="float" office:value="-4.61285714285714" calcext:value-type="float">
            <text:p>-4.61285714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10.02" calcext:value-type="float">
            <text:p>-10.02</text:p>
          </table:table-cell>
          <table:table-cell table:number-columns-repeated="5"/>
          <table:table-cell table:formula="of:=ROW()" office:value-type="float" office:value="324" calcext:value-type="float">
            <text:p>324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41.5714285714286" calcext:value-type="float">
            <text:p>-41.5714285714</text:p>
          </table:table-cell>
          <table:table-cell table:style-name="ce1" table:formula="of:=AVERAGEIF([.$A$1:.$A$3806];ROW();[.D$1:.D$3806])" office:value-type="float" office:value="-4.86142857142857" calcext:value-type="float">
            <text:p>-4.86142857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" calcext:value-type="float">
            <text:p>-6</text:p>
          </table:table-cell>
          <table:table-cell office:value-type="float" office:value="-55" calcext:value-type="float">
            <text:p>-55</text:p>
          </table:table-cell>
          <table:table-cell office:value-type="float" office:value="-9.94" calcext:value-type="float">
            <text:p>-9.94</text:p>
          </table:table-cell>
          <table:table-cell table:number-columns-repeated="5"/>
          <table:table-cell table:formula="of:=ROW()" office:value-type="float" office:value="325" calcext:value-type="float">
            <text:p>325</text:p>
          </table:table-cell>
          <table:table-cell table:style-name="ce1" table:formula="of:=AVERAGEIF([.$A$1:.$A$3806];ROW();[.B$1:.B$3806])" office:value-type="float" office:value="-1.71428571428571" calcext:value-type="float">
            <text:p>-1.7142857143</text:p>
          </table:table-cell>
          <table:table-cell table:style-name="ce1" table:formula="of:=AVERAGEIF([.$A$1:.$A$3806];ROW();[.C$1:.C$3806])" office:value-type="float" office:value="-33.8571428571429" calcext:value-type="float">
            <text:p>-33.8571428571</text:p>
          </table:table-cell>
          <table:table-cell table:style-name="ce1" table:formula="of:=AVERAGEIF([.$A$1:.$A$3806];ROW();[.D$1:.D$3806])" office:value-type="float" office:value="-4.44428571428571" calcext:value-type="float">
            <text:p>-4.44428571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9.55" calcext:value-type="float">
            <text:p>-9.55</text:p>
          </table:table-cell>
          <table:table-cell table:number-columns-repeated="5"/>
          <table:table-cell table:formula="of:=ROW()" office:value-type="float" office:value="326" calcext:value-type="float">
            <text:p>326</text:p>
          </table:table-cell>
          <table:table-cell table:style-name="ce1" table:formula="of:=AVERAGEIF([.$A$1:.$A$3806];ROW();[.B$1:.B$3806])" office:value-type="float" office:value="-1.57142857142857" calcext:value-type="float">
            <text:p>-1.5714285714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4.38" calcext:value-type="float">
            <text:p>-4.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9.46" calcext:value-type="float">
            <text:p>-9.46</text:p>
          </table:table-cell>
          <table:table-cell table:number-columns-repeated="5"/>
          <table:table-cell table:formula="of:=ROW()" office:value-type="float" office:value="327" calcext:value-type="float">
            <text:p>327</text:p>
          </table:table-cell>
          <table:table-cell table:style-name="ce1" table:formula="of:=AVERAGEIF([.$A$1:.$A$3806];ROW();[.B$1:.B$3806])" office:value-type="float" office:value="-1.57142857142857" calcext:value-type="float">
            <text:p>-1.5714285714</text:p>
          </table:table-cell>
          <table:table-cell table:style-name="ce1" table:formula="of:=AVERAGEIF([.$A$1:.$A$3806];ROW();[.C$1:.C$3806])" office:value-type="float" office:value="-37.2857142857143" calcext:value-type="float">
            <text:p>-37.2857142857</text:p>
          </table:table-cell>
          <table:table-cell table:style-name="ce1" table:formula="of:=AVERAGEIF([.$A$1:.$A$3806];ROW();[.D$1:.D$3806])" office:value-type="float" office:value="-4.48142857142857" calcext:value-type="float">
            <text:p>-4.48142857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" calcext:value-type="float">
            <text:p>-6</text:p>
          </table:table-cell>
          <table:table-cell office:value-type="float" office:value="-55" calcext:value-type="float">
            <text:p>-55</text:p>
          </table:table-cell>
          <table:table-cell office:value-type="float" office:value="-10.53" calcext:value-type="float">
            <text:p>-10.53</text:p>
          </table:table-cell>
          <table:table-cell table:number-columns-repeated="5"/>
          <table:table-cell table:formula="of:=ROW()" office:value-type="float" office:value="328" calcext:value-type="float">
            <text:p>328</text:p>
          </table:table-cell>
          <table:table-cell table:style-name="ce1" table:formula="of:=AVERAGEIF([.$A$1:.$A$3806];ROW();[.B$1:.B$3806])" office:value-type="float" office:value="-1.57142857142857" calcext:value-type="float">
            <text:p>-1.5714285714</text:p>
          </table:table-cell>
          <table:table-cell table:style-name="ce1" table:formula="of:=AVERAGEIF([.$A$1:.$A$3806];ROW();[.C$1:.C$3806])" office:value-type="float" office:value="-32.8571428571429" calcext:value-type="float">
            <text:p>-32.8571428571</text:p>
          </table:table-cell>
          <table:table-cell table:style-name="ce1" table:formula="of:=AVERAGEIF([.$A$1:.$A$3806];ROW();[.D$1:.D$3806])" office:value-type="float" office:value="-4.24285714285714" calcext:value-type="float">
            <text:p>-4.2428571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10.33" calcext:value-type="float">
            <text:p>-10.33</text:p>
          </table:table-cell>
          <table:table-cell table:number-columns-repeated="5"/>
          <table:table-cell table:formula="of:=ROW()" office:value-type="float" office:value="329" calcext:value-type="float">
            <text:p>329</text:p>
          </table:table-cell>
          <table:table-cell table:style-name="ce1" table:formula="of:=AVERAGEIF([.$A$1:.$A$3806];ROW();[.B$1:.B$3806])" office:value-type="float" office:value="-1.57142857142857" calcext:value-type="float">
            <text:p>-1.5714285714</text:p>
          </table:table-cell>
          <table:table-cell table:style-name="ce1" table:formula="of:=AVERAGEIF([.$A$1:.$A$3806];ROW();[.C$1:.C$3806])" office:value-type="float" office:value="-39.2857142857143" calcext:value-type="float">
            <text:p>-39.2857142857</text:p>
          </table:table-cell>
          <table:table-cell table:style-name="ce1" table:formula="of:=AVERAGEIF([.$A$1:.$A$3806];ROW();[.D$1:.D$3806])" office:value-type="float" office:value="-4.29857142857143" calcext:value-type="float">
            <text:p>-4.29857142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10.38" calcext:value-type="float">
            <text:p>-10.38</text:p>
          </table:table-cell>
          <table:table-cell table:number-columns-repeated="5"/>
          <table:table-cell table:formula="of:=ROW()" office:value-type="float" office:value="330" calcext:value-type="float">
            <text:p>330</text:p>
          </table:table-cell>
          <table:table-cell table:style-name="ce1" table:formula="of:=AVERAGEIF([.$A$1:.$A$3806];ROW();[.B$1:.B$3806])" office:value-type="float" office:value="-1.57142857142857" calcext:value-type="float">
            <text:p>-1.5714285714</text:p>
          </table:table-cell>
          <table:table-cell table:style-name="ce1" table:formula="of:=AVERAGEIF([.$A$1:.$A$3806];ROW();[.C$1:.C$3806])" office:value-type="float" office:value="-33.7142857142857" calcext:value-type="float">
            <text:p>-33.7142857143</text:p>
          </table:table-cell>
          <table:table-cell table:style-name="ce1" table:formula="of:=AVERAGEIF([.$A$1:.$A$3806];ROW();[.D$1:.D$3806])" office:value-type="float" office:value="-4.37857142857143" calcext:value-type="float">
            <text:p>-4.3785714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9.42" calcext:value-type="float">
            <text:p>-9.42</text:p>
          </table:table-cell>
          <table:table-cell table:number-columns-repeated="5"/>
          <table:table-cell table:formula="of:=ROW()" office:value-type="float" office:value="331" calcext:value-type="float">
            <text:p>331</text:p>
          </table:table-cell>
          <table:table-cell table:style-name="ce1" table:formula="of:=AVERAGEIF([.$A$1:.$A$3806];ROW();[.B$1:.B$3806])" office:value-type="float" office:value="-1.57142857142857" calcext:value-type="float">
            <text:p>-1.5714285714</text:p>
          </table:table-cell>
          <table:table-cell table:style-name="ce1" table:formula="of:=AVERAGEIF([.$A$1:.$A$3806];ROW();[.C$1:.C$3806])" office:value-type="float" office:value="-36.1428571428571" calcext:value-type="float">
            <text:p>-36.1428571429</text:p>
          </table:table-cell>
          <table:table-cell table:style-name="ce1" table:formula="of:=AVERAGEIF([.$A$1:.$A$3806];ROW();[.D$1:.D$3806])" office:value-type="float" office:value="-4.23714285714286" calcext:value-type="float">
            <text:p>-4.23714285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10.09" calcext:value-type="float">
            <text:p>-10.09</text:p>
          </table:table-cell>
          <table:table-cell table:number-columns-repeated="5"/>
          <table:table-cell table:formula="of:=ROW()" office:value-type="float" office:value="332" calcext:value-type="float">
            <text:p>332</text:p>
          </table:table-cell>
          <table:table-cell table:style-name="ce1" table:formula="of:=AVERAGEIF([.$A$1:.$A$3806];ROW();[.B$1:.B$3806])" office:value-type="float" office:value="-1.42857142857143" calcext:value-type="float">
            <text:p>-1.4285714286</text:p>
          </table:table-cell>
          <table:table-cell table:style-name="ce1" table:formula="of:=AVERAGEIF([.$A$1:.$A$3806];ROW();[.C$1:.C$3806])" office:value-type="float" office:value="-33.7142857142857" calcext:value-type="float">
            <text:p>-33.7142857143</text:p>
          </table:table-cell>
          <table:table-cell table:style-name="ce1" table:formula="of:=AVERAGEIF([.$A$1:.$A$3806];ROW();[.D$1:.D$3806])" office:value-type="float" office:value="-4.06285714285714" calcext:value-type="float">
            <text:p>-4.06285714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9.37" calcext:value-type="float">
            <text:p>-9.37</text:p>
          </table:table-cell>
          <table:table-cell table:number-columns-repeated="5"/>
          <table:table-cell table:formula="of:=ROW()" office:value-type="float" office:value="333" calcext:value-type="float">
            <text:p>333</text:p>
          </table:table-cell>
          <table:table-cell table:style-name="ce1" table:formula="of:=AVERAGEIF([.$A$1:.$A$3806];ROW();[.B$1:.B$3806])" office:value-type="float" office:value="-1.28571428571429" calcext:value-type="float">
            <text:p>-1.2857142857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4.22" calcext:value-type="float">
            <text:p>-4.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9.32" calcext:value-type="float">
            <text:p>-9.32</text:p>
          </table:table-cell>
          <table:table-cell table:number-columns-repeated="5"/>
          <table:table-cell table:formula="of:=ROW()" office:value-type="float" office:value="334" calcext:value-type="float">
            <text:p>334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7.6666666666667" calcext:value-type="float">
            <text:p>-37.6666666667</text:p>
          </table:table-cell>
          <table:table-cell table:style-name="ce1" table:formula="of:=AVERAGEIF([.$A$1:.$A$3806];ROW();[.D$1:.D$3806])" office:value-type="float" office:value="-4.73333333333333" calcext:value-type="float">
            <text:p>-4.7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9.24" calcext:value-type="float">
            <text:p>-9.24</text:p>
          </table:table-cell>
          <table:table-cell table:number-columns-repeated="5"/>
          <table:table-cell table:formula="of:=ROW()" office:value-type="float" office:value="335" calcext:value-type="float">
            <text:p>335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6.1666666666667" calcext:value-type="float">
            <text:p>-36.1666666667</text:p>
          </table:table-cell>
          <table:table-cell table:style-name="ce1" table:formula="of:=AVERAGEIF([.$A$1:.$A$3806];ROW();[.D$1:.D$3806])" office:value-type="float" office:value="-4.28833333333333" calcext:value-type="float">
            <text:p>-4.288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9.94" calcext:value-type="float">
            <text:p>-9.94</text:p>
          </table:table-cell>
          <table:table-cell table:number-columns-repeated="5"/>
          <table:table-cell table:formula="of:=ROW()" office:value-type="float" office:value="336" calcext:value-type="float">
            <text:p>336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7.3333333333333" calcext:value-type="float">
            <text:p>-37.3333333333</text:p>
          </table:table-cell>
          <table:table-cell table:style-name="ce1" table:formula="of:=AVERAGEIF([.$A$1:.$A$3806];ROW();[.D$1:.D$3806])" office:value-type="float" office:value="-4.64333333333333" calcext:value-type="float">
            <text:p>-4.64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8.95" calcext:value-type="float">
            <text:p>-8.95</text:p>
          </table:table-cell>
          <table:table-cell table:number-columns-repeated="5"/>
          <table:table-cell table:formula="of:=ROW()" office:value-type="float" office:value="337" calcext:value-type="float">
            <text:p>337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4.77333333333333" calcext:value-type="float">
            <text:p>-4.77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9.28" calcext:value-type="float">
            <text:p>-9.28</text:p>
          </table:table-cell>
          <table:table-cell table:number-columns-repeated="5"/>
          <table:table-cell table:formula="of:=ROW()" office:value-type="float" office:value="338" calcext:value-type="float">
            <text:p>338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2.3333333333333" calcext:value-type="float">
            <text:p>-42.3333333333</text:p>
          </table:table-cell>
          <table:table-cell table:style-name="ce1" table:formula="of:=AVERAGEIF([.$A$1:.$A$3806];ROW();[.D$1:.D$3806])" office:value-type="float" office:value="-4.66" calcext:value-type="float">
            <text:p>-4.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9.7" calcext:value-type="float">
            <text:p>-9.7</text:p>
          </table:table-cell>
          <table:table-cell table:number-columns-repeated="5"/>
          <table:table-cell table:formula="of:=ROW()" office:value-type="float" office:value="339" calcext:value-type="float">
            <text:p>339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6.1666666666667" calcext:value-type="float">
            <text:p>-46.1666666667</text:p>
          </table:table-cell>
          <table:table-cell table:style-name="ce1" table:formula="of:=AVERAGEIF([.$A$1:.$A$3806];ROW();[.D$1:.D$3806])" office:value-type="float" office:value="-4.75166666666667" calcext:value-type="float">
            <text:p>-4.751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8.78" calcext:value-type="float">
            <text:p>-8.78</text:p>
          </table:table-cell>
          <table:table-cell table:number-columns-repeated="5"/>
          <table:table-cell table:formula="of:=ROW()" office:value-type="float" office:value="340" calcext:value-type="float">
            <text:p>340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3.3333333333333" calcext:value-type="float">
            <text:p>-43.3333333333</text:p>
          </table:table-cell>
          <table:table-cell table:style-name="ce1" table:formula="of:=AVERAGEIF([.$A$1:.$A$3806];ROW();[.D$1:.D$3806])" office:value-type="float" office:value="-4.465" calcext:value-type="float">
            <text:p>-4.4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8.61" calcext:value-type="float">
            <text:p>-8.61</text:p>
          </table:table-cell>
          <table:table-cell table:number-columns-repeated="5"/>
          <table:table-cell table:formula="of:=ROW()" office:value-type="float" office:value="341" calcext:value-type="float">
            <text:p>341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7" calcext:value-type="float">
            <text:p>-37</text:p>
          </table:table-cell>
          <table:table-cell table:style-name="ce1" table:formula="of:=AVERAGEIF([.$A$1:.$A$3806];ROW();[.D$1:.D$3806])" office:value-type="float" office:value="-4.46166666666667" calcext:value-type="float">
            <text:p>-4.461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8.86" calcext:value-type="float">
            <text:p>-8.86</text:p>
          </table:table-cell>
          <table:table-cell table:number-columns-repeated="5"/>
          <table:table-cell table:formula="of:=ROW()" office:value-type="float" office:value="342" calcext:value-type="float">
            <text:p>342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3.6666666666667" calcext:value-type="float">
            <text:p>-43.6666666667</text:p>
          </table:table-cell>
          <table:table-cell table:style-name="ce1" table:formula="of:=AVERAGEIF([.$A$1:.$A$3806];ROW();[.D$1:.D$3806])" office:value-type="float" office:value="-4.78333333333333" calcext:value-type="float">
            <text:p>-4.7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9.18" calcext:value-type="float">
            <text:p>-9.18</text:p>
          </table:table-cell>
          <table:table-cell table:number-columns-repeated="5"/>
          <table:table-cell table:formula="of:=ROW()" office:value-type="float" office:value="343" calcext:value-type="float">
            <text:p>343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46.3333333333333" calcext:value-type="float">
            <text:p>-46.3333333333</text:p>
          </table:table-cell>
          <table:table-cell table:style-name="ce1" table:formula="of:=AVERAGEIF([.$A$1:.$A$3806];ROW();[.D$1:.D$3806])" office:value-type="float" office:value="-4.73333333333333" calcext:value-type="float">
            <text:p>-4.7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9.08" calcext:value-type="float">
            <text:p>-9.08</text:p>
          </table:table-cell>
          <table:table-cell table:number-columns-repeated="5"/>
          <table:table-cell table:formula="of:=ROW()" office:value-type="float" office:value="344" calcext:value-type="float">
            <text:p>344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8.5" calcext:value-type="float">
            <text:p>-38.5</text:p>
          </table:table-cell>
          <table:table-cell table:style-name="ce1" table:formula="of:=AVERAGEIF([.$A$1:.$A$3806];ROW();[.D$1:.D$3806])" office:value-type="float" office:value="-4.65166666666667" calcext:value-type="float">
            <text:p>-4.651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9.27" calcext:value-type="float">
            <text:p>-9.27</text:p>
          </table:table-cell>
          <table:table-cell table:number-columns-repeated="5"/>
          <table:table-cell table:formula="of:=ROW()" office:value-type="float" office:value="345" calcext:value-type="float">
            <text:p>345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9.1666666666667" calcext:value-type="float">
            <text:p>-39.1666666667</text:p>
          </table:table-cell>
          <table:table-cell table:style-name="ce1" table:formula="of:=AVERAGEIF([.$A$1:.$A$3806];ROW();[.D$1:.D$3806])" office:value-type="float" office:value="-4.57666666666667" calcext:value-type="float">
            <text:p>-4.5766666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9.16" calcext:value-type="float">
            <text:p>-9.16</text:p>
          </table:table-cell>
          <table:table-cell table:number-columns-repeated="5"/>
          <table:table-cell table:formula="of:=ROW()" office:value-type="float" office:value="346" calcext:value-type="float">
            <text:p>346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9.5" calcext:value-type="float">
            <text:p>-39.5</text:p>
          </table:table-cell>
          <table:table-cell table:style-name="ce1" table:formula="of:=AVERAGEIF([.$A$1:.$A$3806];ROW();[.D$1:.D$3806]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9.13" calcext:value-type="float">
            <text:p>-9.13</text:p>
          </table:table-cell>
          <table:table-cell table:number-columns-repeated="5"/>
          <table:table-cell table:formula="of:=ROW()" office:value-type="float" office:value="347" calcext:value-type="float">
            <text:p>347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5.3333333333333" calcext:value-type="float">
            <text:p>-35.3333333333</text:p>
          </table:table-cell>
          <table:table-cell table:style-name="ce1" table:formula="of:=AVERAGEIF([.$A$1:.$A$3806];ROW();[.D$1:.D$3806])" office:value-type="float" office:value="-4.45833333333333" calcext:value-type="float">
            <text:p>-4.4583333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8.98" calcext:value-type="float">
            <text:p>-8.98</text:p>
          </table:table-cell>
          <table:table-cell table:number-columns-repeated="5"/>
          <table:table-cell table:formula="of:=ROW()" office:value-type="float" office:value="348" calcext:value-type="float">
            <text:p>348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8.8333333333333" calcext:value-type="float">
            <text:p>-38.8333333333</text:p>
          </table:table-cell>
          <table:table-cell table:style-name="ce1" table:formula="of:=AVERAGEIF([.$A$1:.$A$3806];ROW();[.D$1:.D$3806])" office:value-type="float" office:value="-4.36833333333333" calcext:value-type="float">
            <text:p>-4.368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8.95" calcext:value-type="float">
            <text:p>-8.95</text:p>
          </table:table-cell>
          <table:table-cell table:number-columns-repeated="5"/>
          <table:table-cell table:formula="of:=ROW()" office:value-type="float" office:value="349" calcext:value-type="float">
            <text:p>349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4.18333333333333" calcext:value-type="float">
            <text:p>-4.18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9.38" calcext:value-type="float">
            <text:p>-9.38</text:p>
          </table:table-cell>
          <table:table-cell table:number-columns-repeated="5"/>
          <table:table-cell table:formula="of:=ROW()" office:value-type="float" office:value="350" calcext:value-type="float">
            <text:p>350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3.1666666666667" calcext:value-type="float">
            <text:p>-43.1666666667</text:p>
          </table:table-cell>
          <table:table-cell table:style-name="ce1" table:formula="of:=AVERAGEIF([.$A$1:.$A$3806];ROW();[.D$1:.D$3806])" office:value-type="float" office:value="-4.34" calcext:value-type="float">
            <text:p>-4.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9.4" calcext:value-type="float">
            <text:p>-9.4</text:p>
          </table:table-cell>
          <table:table-cell table:number-columns-repeated="5"/>
          <table:table-cell table:formula="of:=ROW()" office:value-type="float" office:value="351" calcext:value-type="float">
            <text:p>351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1.3333333333333" calcext:value-type="float">
            <text:p>-41.3333333333</text:p>
          </table:table-cell>
          <table:table-cell table:style-name="ce1" table:formula="of:=AVERAGEIF([.$A$1:.$A$3806];ROW();[.D$1:.D$3806])" office:value-type="float" office:value="-4.495" calcext:value-type="float">
            <text:p>-4.4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9.16" calcext:value-type="float">
            <text:p>-9.16</text:p>
          </table:table-cell>
          <table:table-cell table:number-columns-repeated="5"/>
          <table:table-cell table:formula="of:=ROW()" office:value-type="float" office:value="352" calcext:value-type="float">
            <text:p>352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2.6666666666667" calcext:value-type="float">
            <text:p>-42.6666666667</text:p>
          </table:table-cell>
          <table:table-cell table:style-name="ce1" table:formula="of:=AVERAGEIF([.$A$1:.$A$3806];ROW();[.D$1:.D$3806])" office:value-type="float" office:value="-4.34166666666667" calcext:value-type="float">
            <text:p>-4.3416666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9.93" calcext:value-type="float">
            <text:p>-9.93</text:p>
          </table:table-cell>
          <table:table-cell table:number-columns-repeated="5"/>
          <table:table-cell table:formula="of:=ROW()" office:value-type="float" office:value="353" calcext:value-type="float">
            <text:p>353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6.1666666666667" calcext:value-type="float">
            <text:p>-36.1666666667</text:p>
          </table:table-cell>
          <table:table-cell table:style-name="ce1" table:formula="of:=AVERAGEIF([.$A$1:.$A$3806];ROW();[.D$1:.D$3806])" office:value-type="float" office:value="-4.34333333333333" calcext:value-type="float">
            <text:p>-4.3433333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9.4" calcext:value-type="float">
            <text:p>-9.4</text:p>
          </table:table-cell>
          <table:table-cell table:number-columns-repeated="5"/>
          <table:table-cell table:formula="of:=ROW()" office:value-type="float" office:value="354" calcext:value-type="float">
            <text:p>354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41.6666666666667" calcext:value-type="float">
            <text:p>-41.6666666667</text:p>
          </table:table-cell>
          <table:table-cell table:style-name="ce1" table:formula="of:=AVERAGEIF([.$A$1:.$A$3806];ROW();[.D$1:.D$3806])" office:value-type="float" office:value="-4.35" calcext:value-type="float">
            <text:p>-4.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9.84" calcext:value-type="float">
            <text:p>-9.84</text:p>
          </table:table-cell>
          <table:table-cell table:number-columns-repeated="5"/>
          <table:table-cell table:formula="of:=ROW()" office:value-type="float" office:value="355" calcext:value-type="float">
            <text:p>355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6.8333333333333" calcext:value-type="float">
            <text:p>-36.8333333333</text:p>
          </table:table-cell>
          <table:table-cell table:style-name="ce1" table:formula="of:=AVERAGEIF([.$A$1:.$A$3806];ROW();[.D$1:.D$3806])" office:value-type="float" office:value="-4.27" calcext:value-type="float">
            <text:p>-4.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9.25" calcext:value-type="float">
            <text:p>-9.25</text:p>
          </table:table-cell>
          <table:table-cell table:number-columns-repeated="5"/>
          <table:table-cell table:formula="of:=ROW()" office:value-type="float" office:value="356" calcext:value-type="float">
            <text:p>356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2.1666666666667" calcext:value-type="float">
            <text:p>-32.1666666667</text:p>
          </table:table-cell>
          <table:table-cell table:style-name="ce1" table:formula="of:=AVERAGEIF([.$A$1:.$A$3806];ROW();[.D$1:.D$3806])" office:value-type="float" office:value="-3.98166666666667" calcext:value-type="float">
            <text:p>-3.981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9.24" calcext:value-type="float">
            <text:p>-9.24</text:p>
          </table:table-cell>
          <table:table-cell table:number-columns-repeated="5"/>
          <table:table-cell table:formula="of:=ROW()" office:value-type="float" office:value="357" calcext:value-type="float">
            <text:p>357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9.1666666666667" calcext:value-type="float">
            <text:p>-39.1666666667</text:p>
          </table:table-cell>
          <table:table-cell table:style-name="ce1" table:formula="of:=AVERAGEIF([.$A$1:.$A$3806];ROW();[.D$1:.D$3806])" office:value-type="float" office:value="-4.31" calcext:value-type="float">
            <text:p>-4.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8.95" calcext:value-type="float">
            <text:p>-8.95</text:p>
          </table:table-cell>
          <table:table-cell table:number-columns-repeated="5"/>
          <table:table-cell table:formula="of:=ROW()" office:value-type="float" office:value="358" calcext:value-type="float">
            <text:p>358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4.19833333333333" calcext:value-type="float">
            <text:p>-4.198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8.8" calcext:value-type="float">
            <text:p>-8.8</text:p>
          </table:table-cell>
          <table:table-cell table:number-columns-repeated="5"/>
          <table:table-cell table:formula="of:=ROW()" office:value-type="float" office:value="359" calcext:value-type="float">
            <text:p>359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1.6666666666667" calcext:value-type="float">
            <text:p>-41.6666666667</text:p>
          </table:table-cell>
          <table:table-cell table:style-name="ce1" table:formula="of:=AVERAGEIF([.$A$1:.$A$3806];ROW();[.D$1:.D$3806])" office:value-type="float" office:value="-4.21666666666667" calcext:value-type="float">
            <text:p>-4.21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8.78" calcext:value-type="float">
            <text:p>-8.78</text:p>
          </table:table-cell>
          <table:table-cell table:number-columns-repeated="5"/>
          <table:table-cell table:formula="of:=ROW()" office:value-type="float" office:value="360" calcext:value-type="float">
            <text:p>360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8.3333333333333" calcext:value-type="float">
            <text:p>-38.3333333333</text:p>
          </table:table-cell>
          <table:table-cell table:style-name="ce1" table:formula="of:=AVERAGEIF([.$A$1:.$A$3806];ROW();[.D$1:.D$3806])" office:value-type="float" office:value="-3.90666666666667" calcext:value-type="float">
            <text:p>-3.90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8.8" calcext:value-type="float">
            <text:p>-8.8</text:p>
          </table:table-cell>
          <table:table-cell table:number-columns-repeated="5"/>
          <table:table-cell table:formula="of:=ROW()" office:value-type="float" office:value="361" calcext:value-type="float">
            <text:p>361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4.15166666666667" calcext:value-type="float">
            <text:p>-4.151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8.67" calcext:value-type="float">
            <text:p>-8.67</text:p>
          </table:table-cell>
          <table:table-cell table:number-columns-repeated="5"/>
          <table:table-cell table:formula="of:=ROW()" office:value-type="float" office:value="362" calcext:value-type="float">
            <text:p>362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41.5" calcext:value-type="float">
            <text:p>-41.5</text:p>
          </table:table-cell>
          <table:table-cell table:style-name="ce1" table:formula="of:=AVERAGEIF([.$A$1:.$A$3806];ROW();[.D$1:.D$3806])" office:value-type="float" office:value="-4.00666666666667" calcext:value-type="float">
            <text:p>-4.00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8.97" calcext:value-type="float">
            <text:p>-8.97</text:p>
          </table:table-cell>
          <table:table-cell table:number-columns-repeated="5"/>
          <table:table-cell table:formula="of:=ROW()" office:value-type="float" office:value="363" calcext:value-type="float">
            <text:p>363</text:p>
          </table:table-cell>
          <table:table-cell table:style-name="ce1" table:formula="of:=AVERAGEIF([.$A$1:.$A$3806];ROW();[.B$1:.B$3806])" office:value-type="float" office:value="-1.5" calcext:value-type="float">
            <text:p>-1.5</text:p>
          </table:table-cell>
          <table:table-cell table:style-name="ce1" table:formula="of:=AVERAGEIF([.$A$1:.$A$3806];ROW();[.C$1:.C$3806])" office:value-type="float" office:value="-36.6666666666667" calcext:value-type="float">
            <text:p>-36.6666666667</text:p>
          </table:table-cell>
          <table:table-cell table:style-name="ce1" table:formula="of:=AVERAGEIF([.$A$1:.$A$3806];ROW();[.D$1:.D$3806])" office:value-type="float" office:value="-3.92333333333333" calcext:value-type="float">
            <text:p>-3.92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8.93" calcext:value-type="float">
            <text:p>-8.93</text:p>
          </table:table-cell>
          <table:table-cell table:number-columns-repeated="5"/>
          <table:table-cell table:formula="of:=ROW()" office:value-type="float" office:value="364" calcext:value-type="float">
            <text:p>364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6.6666666666667" calcext:value-type="float">
            <text:p>-36.6666666667</text:p>
          </table:table-cell>
          <table:table-cell table:style-name="ce1" table:formula="of:=AVERAGEIF([.$A$1:.$A$3806];ROW();[.D$1:.D$3806])" office:value-type="float" office:value="-3.57333333333333" calcext:value-type="float">
            <text:p>-3.57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8.94" calcext:value-type="float">
            <text:p>-8.94</text:p>
          </table:table-cell>
          <table:table-cell table:number-columns-repeated="5"/>
          <table:table-cell table:formula="of:=ROW()" office:value-type="float" office:value="365" calcext:value-type="float">
            <text:p>365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3.94" calcext:value-type="float">
            <text:p>-3.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9.55" calcext:value-type="float">
            <text:p>-9.55</text:p>
          </table:table-cell>
          <table:table-cell table:number-columns-repeated="5"/>
          <table:table-cell table:formula="of:=ROW()" office:value-type="float" office:value="366" calcext:value-type="float">
            <text:p>366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45.6666666666667" calcext:value-type="float">
            <text:p>-45.6666666667</text:p>
          </table:table-cell>
          <table:table-cell table:style-name="ce1" table:formula="of:=AVERAGEIF([.$A$1:.$A$3806];ROW();[.D$1:.D$3806])" office:value-type="float" office:value="-3.99" calcext:value-type="float">
            <text:p>-3.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8.67" calcext:value-type="float">
            <text:p>-8.67</text:p>
          </table:table-cell>
          <table:table-cell table:number-columns-repeated="5"/>
          <table:table-cell table:formula="of:=ROW()" office:value-type="float" office:value="367" calcext:value-type="float">
            <text:p>367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9.3333333333333" calcext:value-type="float">
            <text:p>-39.3333333333</text:p>
          </table:table-cell>
          <table:table-cell table:style-name="ce1" table:formula="of:=AVERAGEIF([.$A$1:.$A$3806];ROW();[.D$1:.D$3806])" office:value-type="float" office:value="-4.16333333333333" calcext:value-type="float">
            <text:p>-4.16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8.51" calcext:value-type="float">
            <text:p>-8.51</text:p>
          </table:table-cell>
          <table:table-cell table:number-columns-repeated="5"/>
          <table:table-cell table:formula="of:=ROW()" office:value-type="float" office:value="368" calcext:value-type="float">
            <text:p>368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9.3333333333333" calcext:value-type="float">
            <text:p>-39.3333333333</text:p>
          </table:table-cell>
          <table:table-cell table:style-name="ce1" table:formula="of:=AVERAGEIF([.$A$1:.$A$3806];ROW();[.D$1:.D$3806])" office:value-type="float" office:value="-4.155" calcext:value-type="float">
            <text:p>-4.1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8.78" calcext:value-type="float">
            <text:p>-8.78</text:p>
          </table:table-cell>
          <table:table-cell table:number-columns-repeated="5"/>
          <table:table-cell table:formula="of:=ROW()" office:value-type="float" office:value="369" calcext:value-type="float">
            <text:p>369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3" calcext:value-type="float">
            <text:p>-33</text:p>
          </table:table-cell>
          <table:table-cell table:style-name="ce1" table:formula="of:=AVERAGEIF([.$A$1:.$A$3806];ROW();[.D$1:.D$3806])" office:value-type="float" office:value="-3.93666666666667" calcext:value-type="float">
            <text:p>-3.93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8.42" calcext:value-type="float">
            <text:p>-8.42</text:p>
          </table:table-cell>
          <table:table-cell table:number-columns-repeated="5"/>
          <table:table-cell table:formula="of:=ROW()" office:value-type="float" office:value="370" calcext:value-type="float">
            <text:p>370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40.1666666666667" calcext:value-type="float">
            <text:p>-40.1666666667</text:p>
          </table:table-cell>
          <table:table-cell table:style-name="ce1" table:formula="of:=AVERAGEIF([.$A$1:.$A$3806];ROW();[.D$1:.D$3806])" office:value-type="float" office:value="-4.02166666666667" calcext:value-type="float">
            <text:p>-4.021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7.97" calcext:value-type="float">
            <text:p>-7.97</text:p>
          </table:table-cell>
          <table:table-cell table:number-columns-repeated="5"/>
          <table:table-cell table:formula="of:=ROW()" office:value-type="float" office:value="371" calcext:value-type="float">
            <text:p>371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8.8333333333333" calcext:value-type="float">
            <text:p>-38.8333333333</text:p>
          </table:table-cell>
          <table:table-cell table:style-name="ce1" table:formula="of:=AVERAGEIF([.$A$1:.$A$3806];ROW();[.D$1:.D$3806])" office:value-type="float" office:value="-3.74333333333333" calcext:value-type="float">
            <text:p>-3.74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8.28" calcext:value-type="float">
            <text:p>-8.28</text:p>
          </table:table-cell>
          <table:table-cell table:number-columns-repeated="5"/>
          <table:table-cell table:formula="of:=ROW()" office:value-type="float" office:value="372" calcext:value-type="float">
            <text:p>372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40.3333333333333" calcext:value-type="float">
            <text:p>-40.3333333333</text:p>
          </table:table-cell>
          <table:table-cell table:style-name="ce1" table:formula="of:=AVERAGEIF([.$A$1:.$A$3806];ROW();[.D$1:.D$3806])" office:value-type="float" office:value="-3.95666666666667" calcext:value-type="float">
            <text:p>-3.95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8.17" calcext:value-type="float">
            <text:p>-8.17</text:p>
          </table:table-cell>
          <table:table-cell table:number-columns-repeated="5"/>
          <table:table-cell table:formula="of:=ROW()" office:value-type="float" office:value="373" calcext:value-type="float">
            <text:p>373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42.1666666666667" calcext:value-type="float">
            <text:p>-42.1666666667</text:p>
          </table:table-cell>
          <table:table-cell table:style-name="ce1" table:formula="of:=AVERAGEIF([.$A$1:.$A$3806];ROW();[.D$1:.D$3806])" office:value-type="float" office:value="-3.87833333333333" calcext:value-type="float">
            <text:p>-3.878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8.19" calcext:value-type="float">
            <text:p>-8.19</text:p>
          </table:table-cell>
          <table:table-cell table:number-columns-repeated="5"/>
          <table:table-cell table:formula="of:=ROW()" office:value-type="float" office:value="374" calcext:value-type="float">
            <text:p>374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2.1666666666667" calcext:value-type="float">
            <text:p>-42.1666666667</text:p>
          </table:table-cell>
          <table:table-cell table:style-name="ce1" table:formula="of:=AVERAGEIF([.$A$1:.$A$3806];ROW();[.D$1:.D$3806])" office:value-type="float" office:value="-4.00666666666667" calcext:value-type="float">
            <text:p>-4.00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8.65" calcext:value-type="float">
            <text:p>-8.65</text:p>
          </table:table-cell>
          <table:table-cell table:number-columns-repeated="5"/>
          <table:table-cell table:formula="of:=ROW()" office:value-type="float" office:value="375" calcext:value-type="float">
            <text:p>375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4.5" calcext:value-type="float">
            <text:p>-44.5</text:p>
          </table:table-cell>
          <table:table-cell table:style-name="ce1" table:formula="of:=AVERAGEIF([.$A$1:.$A$3806];ROW();[.D$1:.D$3806])" office:value-type="float" office:value="-3.94666666666667" calcext:value-type="float">
            <text:p>-3.946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9.73" calcext:value-type="float">
            <text:p>-9.73</text:p>
          </table:table-cell>
          <table:table-cell table:number-columns-repeated="5"/>
          <table:table-cell table:formula="of:=ROW()" office:value-type="float" office:value="376" calcext:value-type="float">
            <text:p>376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8.6666666666667" calcext:value-type="float">
            <text:p>-38.6666666667</text:p>
          </table:table-cell>
          <table:table-cell table:style-name="ce1" table:formula="of:=AVERAGEIF([.$A$1:.$A$3806];ROW();[.D$1:.D$3806])" office:value-type="float" office:value="-3.90333333333333" calcext:value-type="float">
            <text:p>-3.90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9.54" calcext:value-type="float">
            <text:p>-9.54</text:p>
          </table:table-cell>
          <table:table-cell table:number-columns-repeated="5"/>
          <table:table-cell table:formula="of:=ROW()" office:value-type="float" office:value="377" calcext:value-type="float">
            <text:p>377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7" calcext:value-type="float">
            <text:p>-37</text:p>
          </table:table-cell>
          <table:table-cell table:style-name="ce1" table:formula="of:=AVERAGEIF([.$A$1:.$A$3806];ROW();[.D$1:.D$3806])" office:value-type="float" office:value="-3.78333333333333" calcext:value-type="float">
            <text:p>-3.78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9.22" calcext:value-type="float">
            <text:p>-9.22</text:p>
          </table:table-cell>
          <table:table-cell table:number-columns-repeated="5"/>
          <table:table-cell table:formula="of:=ROW()" office:value-type="float" office:value="378" calcext:value-type="float">
            <text:p>378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9.6666666666667" calcext:value-type="float">
            <text:p>-39.6666666667</text:p>
          </table:table-cell>
          <table:table-cell table:style-name="ce1" table:formula="of:=AVERAGEIF([.$A$1:.$A$3806];ROW();[.D$1:.D$3806])" office:value-type="float" office:value="-3.76666666666667" calcext:value-type="float">
            <text:p>-3.7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8.3" calcext:value-type="float">
            <text:p>-8.3</text:p>
          </table:table-cell>
          <table:table-cell table:number-columns-repeated="5"/>
          <table:table-cell table:formula="of:=ROW()" office:value-type="float" office:value="379" calcext:value-type="float">
            <text:p>379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7.8333333333333" calcext:value-type="float">
            <text:p>-37.8333333333</text:p>
          </table:table-cell>
          <table:table-cell table:style-name="ce1" table:formula="of:=AVERAGEIF([.$A$1:.$A$3806];ROW();[.D$1:.D$3806])" office:value-type="float" office:value="-3.93666666666667" calcext:value-type="float">
            <text:p>-3.936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8.13" calcext:value-type="float">
            <text:p>-8.13</text:p>
          </table:table-cell>
          <table:table-cell table:number-columns-repeated="5"/>
          <table:table-cell table:formula="of:=ROW()" office:value-type="float" office:value="380" calcext:value-type="float">
            <text:p>380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44.6666666666667" calcext:value-type="float">
            <text:p>-44.6666666667</text:p>
          </table:table-cell>
          <table:table-cell table:style-name="ce1" table:formula="of:=AVERAGEIF([.$A$1:.$A$3806];ROW();[.D$1:.D$3806])" office:value-type="float" office:value="-4.04666666666667" calcext:value-type="float">
            <text:p>-4.04666666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7.67" calcext:value-type="float">
            <text:p>-7.67</text:p>
          </table:table-cell>
          <table:table-cell table:number-columns-repeated="5"/>
          <table:table-cell table:formula="of:=ROW()" office:value-type="float" office:value="381" calcext:value-type="float">
            <text:p>381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7.6666666666667" calcext:value-type="float">
            <text:p>-37.6666666667</text:p>
          </table:table-cell>
          <table:table-cell table:style-name="ce1" table:formula="of:=AVERAGEIF([.$A$1:.$A$3806];ROW();[.D$1:.D$3806])" office:value-type="float" office:value="-3.99833333333333" calcext:value-type="float">
            <text:p>-3.99833333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92" calcext:value-type="float">
            <text:p>-7.92</text:p>
          </table:table-cell>
          <table:table-cell table:number-columns-repeated="5"/>
          <table:table-cell table:formula="of:=ROW()" office:value-type="float" office:value="382" calcext:value-type="float">
            <text:p>382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2.8333333333333" calcext:value-type="float">
            <text:p>-32.8333333333</text:p>
          </table:table-cell>
          <table:table-cell table:style-name="ce1" table:formula="of:=AVERAGEIF([.$A$1:.$A$3806];ROW();[.D$1:.D$3806])"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8.65" calcext:value-type="float">
            <text:p>-8.65</text:p>
          </table:table-cell>
          <table:table-cell table:number-columns-repeated="5"/>
          <table:table-cell table:formula="of:=ROW()" office:value-type="float" office:value="383" calcext:value-type="float">
            <text:p>383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3" calcext:value-type="float">
            <text:p>-33</text:p>
          </table:table-cell>
          <table:table-cell table:style-name="ce1" table:formula="of:=AVERAGEIF([.$A$1:.$A$3806];ROW();[.D$1:.D$3806])" office:value-type="float" office:value="-3.77166666666667" calcext:value-type="float">
            <text:p>-3.77166666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8.33" calcext:value-type="float">
            <text:p>-8.33</text:p>
          </table:table-cell>
          <table:table-cell table:number-columns-repeated="5"/>
          <table:table-cell table:formula="of:=ROW()" office:value-type="float" office:value="384" calcext:value-type="float">
            <text:p>384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3.72333333333333" calcext:value-type="float">
            <text:p>-3.72333333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8.53" calcext:value-type="float">
            <text:p>-8.53</text:p>
          </table:table-cell>
          <table:table-cell table:number-columns-repeated="5"/>
          <table:table-cell table:formula="of:=ROW()" office:value-type="float" office:value="385" calcext:value-type="float">
            <text:p>385</text:p>
          </table:table-cell>
          <table:table-cell table:style-name="ce1" table:formula="of:=AVERAGEIF([.$A$1:.$A$3806];ROW();[.B$1:.B$3806])" office:value-type="float" office:value="-1.33333333333333" calcext:value-type="float">
            <text:p>-1.3333333333</text:p>
          </table:table-cell>
          <table:table-cell table:style-name="ce1" table:formula="of:=AVERAGEIF([.$A$1:.$A$3806];ROW();[.C$1:.C$3806])" office:value-type="float" office:value="-34.3333333333333" calcext:value-type="float">
            <text:p>-34.3333333333</text:p>
          </table:table-cell>
          <table:table-cell table:style-name="ce1" table:formula="of:=AVERAGEIF([.$A$1:.$A$3806];ROW();[.D$1:.D$3806])" office:value-type="float" office:value="-3.76833333333333" calcext:value-type="float">
            <text:p>-3.76833333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8.79" calcext:value-type="float">
            <text:p>-8.79</text:p>
          </table:table-cell>
          <table:table-cell table:number-columns-repeated="5"/>
          <table:table-cell table:formula="of:=ROW()" office:value-type="float" office:value="386" calcext:value-type="float">
            <text:p>386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2.1666666666667" calcext:value-type="float">
            <text:p>-32.1666666667</text:p>
          </table:table-cell>
          <table:table-cell table:style-name="ce1" table:formula="of:=AVERAGEIF([.$A$1:.$A$3806];ROW();[.D$1:.D$3806])" office:value-type="float" office:value="-3.50333333333333" calcext:value-type="float">
            <text:p>-3.50333333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8.67" calcext:value-type="float">
            <text:p>-8.67</text:p>
          </table:table-cell>
          <table:table-cell table:number-columns-repeated="5"/>
          <table:table-cell table:formula="of:=ROW()" office:value-type="float" office:value="387" calcext:value-type="float">
            <text:p>387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3.32666666666667" calcext:value-type="float">
            <text:p>-3.32666666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-7.15" calcext:value-type="float">
            <text:p>-7.15</text:p>
          </table:table-cell>
          <table:table-cell table:number-columns-repeated="5"/>
          <table:table-cell table:formula="of:=ROW()" office:value-type="float" office:value="388" calcext:value-type="float">
            <text:p>388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0.5" calcext:value-type="float">
            <text:p>-40.5</text:p>
          </table:table-cell>
          <table:table-cell table:style-name="ce1" table:formula="of:=AVERAGEIF([.$A$1:.$A$3806];ROW();[.D$1:.D$3806])" office:value-type="float" office:value="-3.62166666666667" calcext:value-type="float">
            <text:p>-3.6216666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7.82" calcext:value-type="float">
            <text:p>-7.82</text:p>
          </table:table-cell>
          <table:table-cell table:number-columns-repeated="5"/>
          <table:table-cell table:formula="of:=ROW()" office:value-type="float" office:value="389" calcext:value-type="float">
            <text:p>389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7.8333333333333" calcext:value-type="float">
            <text:p>-37.8333333333</text:p>
          </table:table-cell>
          <table:table-cell table:style-name="ce1" table:formula="of:=AVERAGEIF([.$A$1:.$A$3806];ROW();[.D$1:.D$3806])"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45" calcext:value-type="float">
            <text:p>-7.45</text:p>
          </table:table-cell>
          <table:table-cell table:number-columns-repeated="5"/>
          <table:table-cell table:formula="of:=ROW()" office:value-type="float" office:value="390" calcext:value-type="float">
            <text:p>390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1.1666666666667" calcext:value-type="float">
            <text:p>-31.1666666667</text:p>
          </table:table-cell>
          <table:table-cell table:style-name="ce1" table:formula="of:=AVERAGEIF([.$A$1:.$A$3806];ROW();[.D$1:.D$3806])" office:value-type="float" office:value="-3.40666666666667" calcext:value-type="float">
            <text:p>-3.40666666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7.56" calcext:value-type="float">
            <text:p>-7.56</text:p>
          </table:table-cell>
          <table:table-cell table:number-columns-repeated="5"/>
          <table:table-cell table:formula="of:=ROW()" office:value-type="float" office:value="391" calcext:value-type="float">
            <text:p>391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8.3333333333333" calcext:value-type="float">
            <text:p>-38.3333333333</text:p>
          </table:table-cell>
          <table:table-cell table:style-name="ce1" table:formula="of:=AVERAGEIF([.$A$1:.$A$3806];ROW();[.D$1:.D$3806])" office:value-type="float" office:value="-3.61166666666667" calcext:value-type="float">
            <text:p>-3.61166666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8.05" calcext:value-type="float">
            <text:p>-8.05</text:p>
          </table:table-cell>
          <table:table-cell table:number-columns-repeated="5"/>
          <table:table-cell table:formula="of:=ROW()" office:value-type="float" office:value="392" calcext:value-type="float">
            <text:p>392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3.80666666666667" calcext:value-type="float">
            <text:p>-3.80666666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7.93" calcext:value-type="float">
            <text:p>-7.93</text:p>
          </table:table-cell>
          <table:table-cell table:number-columns-repeated="5"/>
          <table:table-cell table:formula="of:=ROW()" office:value-type="float" office:value="393" calcext:value-type="float">
            <text:p>393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3.6666666666667" calcext:value-type="float">
            <text:p>-33.6666666667</text:p>
          </table:table-cell>
          <table:table-cell table:style-name="ce1" table:formula="of:=AVERAGEIF([.$A$1:.$A$3806];ROW();[.D$1:.D$3806])" office:value-type="float" office:value="-3.525" calcext:value-type="float">
            <text:p>-3.5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7.77" calcext:value-type="float">
            <text:p>-7.77</text:p>
          </table:table-cell>
          <table:table-cell table:number-columns-repeated="5"/>
          <table:table-cell table:formula="of:=ROW()" office:value-type="float" office:value="394" calcext:value-type="float">
            <text:p>394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5.6666666666667" calcext:value-type="float">
            <text:p>-35.6666666667</text:p>
          </table:table-cell>
          <table:table-cell table:style-name="ce1" table:formula="of:=AVERAGEIF([.$A$1:.$A$3806];ROW();[.D$1:.D$3806])" office:value-type="float" office:value="-3.61833333333333" calcext:value-type="float">
            <text:p>-3.61833333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71" calcext:value-type="float">
            <text:p>-7.71</text:p>
          </table:table-cell>
          <table:table-cell table:number-columns-repeated="5"/>
          <table:table-cell table:formula="of:=ROW()" office:value-type="float" office:value="395" calcext:value-type="float">
            <text:p>395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4.5" calcext:value-type="float">
            <text:p>-44.5</text:p>
          </table:table-cell>
          <table:table-cell table:style-name="ce1" table:formula="of:=AVERAGEIF([.$A$1:.$A$3806];ROW();[.D$1:.D$3806])" office:value-type="float" office:value="-3.60666666666667" calcext:value-type="float">
            <text:p>-3.60666666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8.24" calcext:value-type="float">
            <text:p>-8.24</text:p>
          </table:table-cell>
          <table:table-cell table:number-columns-repeated="5"/>
          <table:table-cell table:formula="of:=ROW()" office:value-type="float" office:value="396" calcext:value-type="float">
            <text:p>396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7.6666666666667" calcext:value-type="float">
            <text:p>-37.6666666667</text:p>
          </table:table-cell>
          <table:table-cell table:style-name="ce1" table:formula="of:=AVERAGEIF([.$A$1:.$A$3806];ROW();[.D$1:.D$3806])" office:value-type="float" office:value="-3.35166666666667" calcext:value-type="float">
            <text:p>-3.35166666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8.13" calcext:value-type="float">
            <text:p>-8.13</text:p>
          </table:table-cell>
          <table:table-cell table:number-columns-repeated="5"/>
          <table:table-cell table:formula="of:=ROW()" office:value-type="float" office:value="397" calcext:value-type="float">
            <text:p>397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2.6666666666667" calcext:value-type="float">
            <text:p>-32.6666666667</text:p>
          </table:table-cell>
          <table:table-cell table:style-name="ce1" table:formula="of:=AVERAGEIF([.$A$1:.$A$3806];ROW();[.D$1:.D$3806])" office:value-type="float" office:value="-3.28833333333333" calcext:value-type="float">
            <text:p>-3.28833333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7.33" calcext:value-type="float">
            <text:p>-7.33</text:p>
          </table:table-cell>
          <table:table-cell table:number-columns-repeated="5"/>
          <table:table-cell table:formula="of:=ROW()" office:value-type="float" office:value="398" calcext:value-type="float">
            <text:p>398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1.3333333333333" calcext:value-type="float">
            <text:p>-41.3333333333</text:p>
          </table:table-cell>
          <table:table-cell table:style-name="ce1" table:formula="of:=AVERAGEIF([.$A$1:.$A$3806];ROW();[.D$1:.D$3806])" office:value-type="float" office:value="-3.42666666666667" calcext:value-type="float">
            <text:p>-3.426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7.35" calcext:value-type="float">
            <text:p>-7.35</text:p>
          </table:table-cell>
          <table:table-cell table:number-columns-repeated="5"/>
          <table:table-cell table:formula="of:=ROW()" office:value-type="float" office:value="399" calcext:value-type="float">
            <text:p>399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0.6666666666667" calcext:value-type="float">
            <text:p>-40.6666666667</text:p>
          </table:table-cell>
          <table:table-cell table:style-name="ce1" table:formula="of:=AVERAGEIF([.$A$1:.$A$3806];ROW();[.D$1:.D$3806])" office:value-type="float" office:value="-3.54166666666667" calcext:value-type="float">
            <text:p>-3.54166666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7.2" calcext:value-type="float">
            <text:p>-7.2</text:p>
          </table:table-cell>
          <table:table-cell table:number-columns-repeated="5"/>
          <table:table-cell table:formula="of:=ROW()" office:value-type="float" office:value="400" calcext:value-type="float">
            <text:p>400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6.3333333333333" calcext:value-type="float">
            <text:p>-36.3333333333</text:p>
          </table:table-cell>
          <table:table-cell table:style-name="ce1" table:formula="of:=AVERAGEIF([.$A$1:.$A$3806];ROW();[.D$1:.D$3806])"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7.33" calcext:value-type="float">
            <text:p>-7.33</text:p>
          </table:table-cell>
          <table:table-cell table:number-columns-repeated="5"/>
          <table:table-cell table:formula="of:=ROW()" office:value-type="float" office:value="401" calcext:value-type="float">
            <text:p>401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8.3333333333333" calcext:value-type="float">
            <text:p>-38.3333333333</text:p>
          </table:table-cell>
          <table:table-cell table:style-name="ce1" table:formula="of:=AVERAGEIF([.$A$1:.$A$3806];ROW();[.D$1:.D$3806])" office:value-type="float" office:value="-3.57666666666667" calcext:value-type="float">
            <text:p>-3.57666666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7.22" calcext:value-type="float">
            <text:p>-7.22</text:p>
          </table:table-cell>
          <table:table-cell table:number-columns-repeated="5"/>
          <table:table-cell table:formula="of:=ROW()" office:value-type="float" office:value="402" calcext:value-type="float">
            <text:p>402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37" calcext:value-type="float">
            <text:p>-37</text:p>
          </table:table-cell>
          <table:table-cell table:style-name="ce1" table:formula="of:=AVERAGEIF([.$A$1:.$A$3806];ROW();[.D$1:.D$3806])" office:value-type="float" office:value="-3.39666666666667" calcext:value-type="float">
            <text:p>-3.39666666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6.75" calcext:value-type="float">
            <text:p>-6.75</text:p>
          </table:table-cell>
          <table:table-cell table:number-columns-repeated="5"/>
          <table:table-cell table:formula="of:=ROW()" office:value-type="float" office:value="403" calcext:value-type="float">
            <text:p>403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3.73833333333333" calcext:value-type="float">
            <text:p>-3.73833333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7.22" calcext:value-type="float">
            <text:p>-7.22</text:p>
          </table:table-cell>
          <table:table-cell table:number-columns-repeated="5"/>
          <table:table-cell table:formula="of:=ROW()" office:value-type="float" office:value="404" calcext:value-type="float">
            <text:p>404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0.3333333333333" calcext:value-type="float">
            <text:p>-40.3333333333</text:p>
          </table:table-cell>
          <table:table-cell table:style-name="ce1" table:formula="of:=AVERAGEIF([.$A$1:.$A$3806];ROW();[.D$1:.D$3806])" office:value-type="float" office:value="-3.76333333333333" calcext:value-type="float">
            <text:p>-3.7633333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7.01" calcext:value-type="float">
            <text:p>-7.01</text:p>
          </table:table-cell>
          <table:table-cell table:number-columns-repeated="5"/>
          <table:table-cell table:formula="of:=ROW()" office:value-type="float" office:value="405" calcext:value-type="float">
            <text:p>405</text:p>
          </table:table-cell>
          <table:table-cell table:style-name="ce1" table:formula="of:=AVERAGEIF([.$A$1:.$A$3806];ROW();[.B$1:.B$3806])" office:value-type="float" office:value="-1.16666666666667" calcext:value-type="float">
            <text:p>-1.1666666667</text:p>
          </table:table-cell>
          <table:table-cell table:style-name="ce1" table:formula="of:=AVERAGEIF([.$A$1:.$A$3806];ROW();[.C$1:.C$3806])" office:value-type="float" office:value="-40.8333333333333" calcext:value-type="float">
            <text:p>-40.8333333333</text:p>
          </table:table-cell>
          <table:table-cell table:style-name="ce1" table:formula="of:=AVERAGEIF([.$A$1:.$A$3806];ROW();[.D$1:.D$3806])" office:value-type="float" office:value="-3.72166666666667" calcext:value-type="float">
            <text:p>-3.72166666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7.16" calcext:value-type="float">
            <text:p>-7.16</text:p>
          </table:table-cell>
          <table:table-cell table:number-columns-repeated="5"/>
          <table:table-cell table:formula="of:=ROW()" office:value-type="float" office:value="406" calcext:value-type="float">
            <text:p>40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.8333333333333" calcext:value-type="float">
            <text:p>-37.8333333333</text:p>
          </table:table-cell>
          <table:table-cell table:style-name="ce1" table:formula="of:=AVERAGEIF([.$A$1:.$A$3806];ROW();[.D$1:.D$3806])" office:value-type="float" office:value="-3.485" calcext:value-type="float">
            <text:p>-3.4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6.54" calcext:value-type="float">
            <text:p>-6.54</text:p>
          </table:table-cell>
          <table:table-cell table:number-columns-repeated="5"/>
          <table:table-cell table:formula="of:=ROW()" office:value-type="float" office:value="407" calcext:value-type="float">
            <text:p>407</text:p>
          </table:table-cell>
          <table:table-cell table:style-name="ce1" table:formula="of:=AVERAGEIF([.$A$1:.$A$3806];ROW();[.B$1:.B$3806])" office:value-type="float" office:value="-0.833333333333333" calcext:value-type="float">
            <text:p>-0.8333333333</text:p>
          </table:table-cell>
          <table:table-cell table:style-name="ce1" table:formula="of:=AVERAGEIF([.$A$1:.$A$3806];ROW();[.C$1:.C$3806])" office:value-type="float" office:value="-35.3333333333333" calcext:value-type="float">
            <text:p>-35.3333333333</text:p>
          </table:table-cell>
          <table:table-cell table:style-name="ce1" table:formula="of:=AVERAGEIF([.$A$1:.$A$3806];ROW();[.D$1:.D$3806])" office:value-type="float" office:value="-3.56833333333333" calcext:value-type="float">
            <text:p>-3.56833333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7.18" calcext:value-type="float">
            <text:p>-7.18</text:p>
          </table:table-cell>
          <table:table-cell table:number-columns-repeated="5"/>
          <table:table-cell table:formula="of:=ROW()" office:value-type="float" office:value="408" calcext:value-type="float">
            <text:p>40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7" calcext:value-type="float">
            <text:p>-47</text:p>
          </table:table-cell>
          <table:table-cell table:style-name="ce1" table:formula="of:=AVERAGEIF([.$A$1:.$A$3806];ROW();[.D$1:.D$3806])" office:value-type="float" office:value="-4.034" calcext:value-type="float">
            <text:p>-4.0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6.44" calcext:value-type="float">
            <text:p>-6.44</text:p>
          </table:table-cell>
          <table:table-cell table:number-columns-repeated="5"/>
          <table:table-cell table:formula="of:=ROW()" office:value-type="float" office:value="409" calcext:value-type="float">
            <text:p>40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1.4" calcext:value-type="float">
            <text:p>-31.4</text:p>
          </table:table-cell>
          <table:table-cell table:style-name="ce1" table:formula="of:=AVERAGEIF([.$A$1:.$A$3806];ROW();[.D$1:.D$3806])" office:value-type="float" office:value="-3.494" calcext:value-type="float">
            <text:p>-3.4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6.72" calcext:value-type="float">
            <text:p>-6.72</text:p>
          </table:table-cell>
          <table:table-cell table:number-columns-repeated="5"/>
          <table:table-cell table:formula="of:=ROW()" office:value-type="float" office:value="410" calcext:value-type="float">
            <text:p>41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5" calcext:value-type="float">
            <text:p>-35</text:p>
          </table:table-cell>
          <table:table-cell table:style-name="ce1" table:formula="of:=AVERAGEIF([.$A$1:.$A$3806];ROW();[.D$1:.D$3806])" office:value-type="float" office:value="-3.646" calcext:value-type="float">
            <text:p>-3.6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6.92" calcext:value-type="float">
            <text:p>-6.92</text:p>
          </table:table-cell>
          <table:table-cell table:number-columns-repeated="5"/>
          <table:table-cell table:formula="of:=ROW()" office:value-type="float" office:value="411" calcext:value-type="float">
            <text:p>41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2.6" calcext:value-type="float">
            <text:p>-42.6</text:p>
          </table:table-cell>
          <table:table-cell table:style-name="ce1" table:formula="of:=AVERAGEIF([.$A$1:.$A$3806];ROW();[.D$1:.D$3806])" office:value-type="float" office:value="-3.762" calcext:value-type="float">
            <text:p>-3.7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6.21" calcext:value-type="float">
            <text:p>-6.21</text:p>
          </table:table-cell>
          <table:table-cell table:number-columns-repeated="5"/>
          <table:table-cell table:formula="of:=ROW()" office:value-type="float" office:value="412" calcext:value-type="float">
            <text:p>41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.2" calcext:value-type="float">
            <text:p>-41.2</text:p>
          </table:table-cell>
          <table:table-cell table:style-name="ce1" table:formula="of:=AVERAGEIF([.$A$1:.$A$3806];ROW();[.D$1:.D$3806])" office:value-type="float" office:value="-3.592" calcext:value-type="float">
            <text:p>-3.59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6.35" calcext:value-type="float">
            <text:p>-6.35</text:p>
          </table:table-cell>
          <table:table-cell table:number-columns-repeated="5"/>
          <table:table-cell table:formula="of:=ROW()" office:value-type="float" office:value="413" calcext:value-type="float">
            <text:p>41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3.554" calcext:value-type="float">
            <text:p>-3.5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5.92" calcext:value-type="float">
            <text:p>-5.92</text:p>
          </table:table-cell>
          <table:table-cell table:number-columns-repeated="5"/>
          <table:table-cell table:formula="of:=ROW()" office:value-type="float" office:value="414" calcext:value-type="float">
            <text:p>41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.2" calcext:value-type="float">
            <text:p>-39.2</text:p>
          </table:table-cell>
          <table:table-cell table:style-name="ce1" table:formula="of:=AVERAGEIF([.$A$1:.$A$3806];ROW();[.D$1:.D$3806])" office:value-type="float" office:value="-3.684" calcext:value-type="float">
            <text:p>-3.6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-5.59" calcext:value-type="float">
            <text:p>-5.59</text:p>
          </table:table-cell>
          <table:table-cell table:number-columns-repeated="5"/>
          <table:table-cell table:formula="of:=ROW()" office:value-type="float" office:value="415" calcext:value-type="float">
            <text:p>415</text:p>
          </table:table-cell>
          <table:table-cell table:style-name="ce1" table:formula="of:=AVERAGEIF([.$A$1:.$A$3806];ROW();[.B$1:.B$3806])" office:value-type="float" office:value="-1.2" calcext:value-type="float">
            <text:p>-1.2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3.532" calcext:value-type="float">
            <text:p>-3.5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65" calcext:value-type="float">
            <text:p>-5.65</text:p>
          </table:table-cell>
          <table:table-cell table:number-columns-repeated="5"/>
          <table:table-cell table:formula="of:=ROW()" office:value-type="float" office:value="416" calcext:value-type="float">
            <text:p>416</text:p>
          </table:table-cell>
          <table:table-cell table:style-name="ce1" table:formula="of:=AVERAGEIF([.$A$1:.$A$3806];ROW();[.B$1:.B$3806])" office:value-type="float" office:value="-1.2" calcext:value-type="float">
            <text:p>-1.2</text:p>
          </table:table-cell>
          <table:table-cell table:style-name="ce1" table:formula="of:=AVERAGEIF([.$A$1:.$A$3806];ROW();[.C$1:.C$3806])" office:value-type="float" office:value="-44" calcext:value-type="float">
            <text:p>-44</text:p>
          </table:table-cell>
          <table:table-cell table:style-name="ce1" table:formula="of:=AVERAGEIF([.$A$1:.$A$3806];ROW();[.D$1:.D$3806])" office:value-type="float" office:value="-4.102" calcext:value-type="float">
            <text:p>-4.1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17" calcext:value-type="float">
            <text:p>417</text:p>
          </table:table-cell>
          <table:table-cell table:style-name="ce1" table:formula="of:=AVERAGEIF([.$A$1:.$A$3806];ROW();[.B$1:.B$3806])" office:value-type="float" office:value="-1.2" calcext:value-type="float">
            <text:p>-1.2</text:p>
          </table:table-cell>
          <table:table-cell table:style-name="ce1" table:formula="of:=AVERAGEIF([.$A$1:.$A$3806];ROW();[.C$1:.C$3806])" office:value-type="float" office:value="-40.4" calcext:value-type="float">
            <text:p>-40.4</text:p>
          </table:table-cell>
          <table:table-cell table:style-name="ce1" table:formula="of:=AVERAGEIF([.$A$1:.$A$3806];ROW();[.D$1:.D$3806])" office:value-type="float" office:value="-4.102" calcext:value-type="float">
            <text:p>-4.1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6.1" calcext:value-type="float">
            <text:p>-6.1</text:p>
          </table:table-cell>
          <table:table-cell table:number-columns-repeated="5"/>
          <table:table-cell table:formula="of:=ROW()" office:value-type="float" office:value="418" calcext:value-type="float">
            <text:p>418</text:p>
          </table:table-cell>
          <table:table-cell table:style-name="ce1" table:formula="of:=AVERAGEIF([.$A$1:.$A$3806];ROW();[.B$1:.B$3806])" office:value-type="float" office:value="-1.2" calcext:value-type="float">
            <text:p>-1.2</text:p>
          </table:table-cell>
          <table:table-cell table:style-name="ce1" table:formula="of:=AVERAGEIF([.$A$1:.$A$3806];ROW();[.C$1:.C$3806])" office:value-type="float" office:value="-44" calcext:value-type="float">
            <text:p>-44</text:p>
          </table:table-cell>
          <table:table-cell table:style-name="ce1" table:formula="of:=AVERAGEIF([.$A$1:.$A$3806];ROW();[.D$1:.D$3806])" office:value-type="float" office:value="-3.824" calcext:value-type="float">
            <text:p>-3.8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6.41" calcext:value-type="float">
            <text:p>-6.41</text:p>
          </table:table-cell>
          <table:table-cell table:number-columns-repeated="5"/>
          <table:table-cell table:formula="of:=ROW()" office:value-type="float" office:value="419" calcext:value-type="float">
            <text:p>419</text:p>
          </table:table-cell>
          <table:table-cell table:style-name="ce1" table:formula="of:=AVERAGEIF([.$A$1:.$A$3806];ROW();[.B$1:.B$3806])" office:value-type="float" office:value="-1.2" calcext:value-type="float">
            <text:p>-1.2</text:p>
          </table:table-cell>
          <table:table-cell table:style-name="ce1" table:formula="of:=AVERAGEIF([.$A$1:.$A$3806];ROW();[.C$1:.C$3806])" office:value-type="float" office:value="-37.8" calcext:value-type="float">
            <text:p>-37.8</text:p>
          </table:table-cell>
          <table:table-cell table:style-name="ce1" table:formula="of:=AVERAGEIF([.$A$1:.$A$3806];ROW();[.D$1:.D$3806])" office:value-type="float" office:value="-3.726" calcext:value-type="float">
            <text:p>-3.7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6.27" calcext:value-type="float">
            <text:p>-6.27</text:p>
          </table:table-cell>
          <table:table-cell table:number-columns-repeated="5"/>
          <table:table-cell table:formula="of:=ROW()" office:value-type="float" office:value="420" calcext:value-type="float">
            <text:p>42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2.4" calcext:value-type="float">
            <text:p>-32.4</text:p>
          </table:table-cell>
          <table:table-cell table:style-name="ce1" table:formula="of:=AVERAGEIF([.$A$1:.$A$3806];ROW();[.D$1:.D$3806])" office:value-type="float" office:value="-3.488" calcext:value-type="float">
            <text:p>-3.4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6.37" calcext:value-type="float">
            <text:p>-6.37</text:p>
          </table:table-cell>
          <table:table-cell table:number-columns-repeated="5"/>
          <table:table-cell table:formula="of:=ROW()" office:value-type="float" office:value="421" calcext:value-type="float">
            <text:p>421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8.5" calcext:value-type="float">
            <text:p>-38.5</text:p>
          </table:table-cell>
          <table:table-cell table:style-name="ce1" table:formula="of:=AVERAGEIF([.$A$1:.$A$3806];ROW();[.D$1:.D$3806])" office:value-type="float" office:value="-3.5475" calcext:value-type="float">
            <text:p>-3.54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37" calcext:value-type="float">
            <text:p>-6.37</text:p>
          </table:table-cell>
          <table:table-cell table:number-columns-repeated="5"/>
          <table:table-cell table:formula="of:=ROW()" office:value-type="float" office:value="422" calcext:value-type="float">
            <text:p>422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4.75" calcext:value-type="float">
            <text:p>-34.75</text:p>
          </table:table-cell>
          <table:table-cell table:style-name="ce1" table:formula="of:=AVERAGEIF([.$A$1:.$A$3806];ROW();[.D$1:.D$3806])" office:value-type="float" office:value="-3.4425" calcext:value-type="float">
            <text:p>-3.44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23" calcext:value-type="float">
            <text:p>423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3.25" calcext:value-type="float">
            <text:p>-33.25</text:p>
          </table:table-cell>
          <table:table-cell table:style-name="ce1" table:formula="of:=AVERAGEIF([.$A$1:.$A$3806];ROW();[.D$1:.D$3806])"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96" calcext:value-type="float">
            <text:p>-5.96</text:p>
          </table:table-cell>
          <table:table-cell table:number-columns-repeated="5"/>
          <table:table-cell table:formula="of:=ROW()" office:value-type="float" office:value="424" calcext:value-type="float">
            <text:p>424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8.5" calcext:value-type="float">
            <text:p>-38.5</text:p>
          </table:table-cell>
          <table:table-cell table:style-name="ce1" table:formula="of:=AVERAGEIF([.$A$1:.$A$3806];ROW();[.D$1:.D$3806])" office:value-type="float" office:value="-3.7125" calcext:value-type="float">
            <text:p>-3.71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18" calcext:value-type="float">
            <text:p>-6.18</text:p>
          </table:table-cell>
          <table:table-cell table:number-columns-repeated="5"/>
          <table:table-cell table:formula="of:=ROW()" office:value-type="float" office:value="425" calcext:value-type="float">
            <text:p>425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45.5" calcext:value-type="float">
            <text:p>-45.5</text:p>
          </table:table-cell>
          <table:table-cell table:style-name="ce1" table:formula="of:=AVERAGEIF([.$A$1:.$A$3806];ROW();[.D$1:.D$3806])" office:value-type="float" office:value="-3.95" calcext:value-type="float">
            <text:p>-3.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6.11" calcext:value-type="float">
            <text:p>-6.11</text:p>
          </table:table-cell>
          <table:table-cell table:number-columns-repeated="5"/>
          <table:table-cell table:formula="of:=ROW()" office:value-type="float" office:value="426" calcext:value-type="float">
            <text:p>426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87" calcext:value-type="float">
            <text:p>-5.87</text:p>
          </table:table-cell>
          <table:table-cell table:number-columns-repeated="5"/>
          <table:table-cell table:formula="of:=ROW()" office:value-type="float" office:value="427" calcext:value-type="float">
            <text:p>427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28" calcext:value-type="float">
            <text:p>-28</text:p>
          </table:table-cell>
          <table:table-cell table:style-name="ce1" table:formula="of:=AVERAGEIF([.$A$1:.$A$3806];ROW();[.D$1:.D$3806])"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6.01" calcext:value-type="float">
            <text:p>-6.01</text:p>
          </table:table-cell>
          <table:table-cell table:number-columns-repeated="5"/>
          <table:table-cell table:formula="of:=ROW()" office:value-type="float" office:value="428" calcext:value-type="float">
            <text:p>428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3.6275" calcext:value-type="float">
            <text:p>-3.62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6.05" calcext:value-type="float">
            <text:p>-6.05</text:p>
          </table:table-cell>
          <table:table-cell table:number-columns-repeated="5"/>
          <table:table-cell table:formula="of:=ROW()" office:value-type="float" office:value="429" calcext:value-type="float">
            <text:p>429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9.75" calcext:value-type="float">
            <text:p>-39.75</text:p>
          </table:table-cell>
          <table:table-cell table:style-name="ce1" table:formula="of:=AVERAGEIF([.$A$1:.$A$3806];ROW();[.D$1:.D$3806])" office:value-type="float" office:value="-3.66" calcext:value-type="float">
            <text:p>-3.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6.03" calcext:value-type="float">
            <text:p>-6.03</text:p>
          </table:table-cell>
          <table:table-cell table:number-columns-repeated="5"/>
          <table:table-cell table:formula="of:=ROW()" office:value-type="float" office:value="430" calcext:value-type="float">
            <text:p>430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5.5" calcext:value-type="float">
            <text:p>-35.5</text:p>
          </table:table-cell>
          <table:table-cell table:style-name="ce1" table:formula="of:=AVERAGEIF([.$A$1:.$A$3806];ROW();[.D$1:.D$3806])" office:value-type="float" office:value="-3.6575" calcext:value-type="float">
            <text:p>-3.65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5" calcext:value-type="float">
            <text:p>-5.5</text:p>
          </table:table-cell>
          <table:table-cell table:number-columns-repeated="5"/>
          <table:table-cell table:formula="of:=ROW()" office:value-type="float" office:value="431" calcext:value-type="float">
            <text:p>431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8.75" calcext:value-type="float">
            <text:p>-38.75</text:p>
          </table:table-cell>
          <table:table-cell table:style-name="ce1" table:formula="of:=AVERAGEIF([.$A$1:.$A$3806];ROW();[.D$1:.D$3806])" office:value-type="float" office:value="-3.3225" calcext:value-type="float">
            <text:p>-3.32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43" calcext:value-type="float">
            <text:p>-5.43</text:p>
          </table:table-cell>
          <table:table-cell table:number-columns-repeated="5"/>
          <table:table-cell table:formula="of:=ROW()" office:value-type="float" office:value="432" calcext:value-type="float">
            <text:p>432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-4.44" calcext:value-type="float">
            <text:p>-4.44</text:p>
          </table:table-cell>
          <table:table-cell table:number-columns-repeated="5"/>
          <table:table-cell table:formula="of:=ROW()" office:value-type="float" office:value="433" calcext:value-type="float">
            <text:p>433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9.5" calcext:value-type="float">
            <text:p>-39.5</text:p>
          </table:table-cell>
          <table:table-cell table:style-name="ce1" table:formula="of:=AVERAGEIF([.$A$1:.$A$3806];ROW();[.D$1:.D$3806])" office:value-type="float" office:value="-3.495" calcext:value-type="float">
            <text:p>-3.4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.77" calcext:value-type="float">
            <text:p>-4.77</text:p>
          </table:table-cell>
          <table:table-cell table:number-columns-repeated="5"/>
          <table:table-cell table:formula="of:=ROW()" office:value-type="float" office:value="434" calcext:value-type="float">
            <text:p>434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8.75" calcext:value-type="float">
            <text:p>-38.75</text:p>
          </table:table-cell>
          <table:table-cell table:style-name="ce1" table:formula="of:=AVERAGEIF([.$A$1:.$A$3806];ROW();[.D$1:.D$3806])" office:value-type="float" office:value="-3.5175" calcext:value-type="float">
            <text:p>-3.51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16" calcext:value-type="float">
            <text:p>-5.16</text:p>
          </table:table-cell>
          <table:table-cell table:number-columns-repeated="5"/>
          <table:table-cell table:formula="of:=ROW()" office:value-type="float" office:value="435" calcext:value-type="float">
            <text:p>435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40.5" calcext:value-type="float">
            <text:p>-40.5</text:p>
          </table:table-cell>
          <table:table-cell table:style-name="ce1" table:formula="of:=AVERAGEIF([.$A$1:.$A$3806];ROW();[.D$1:.D$3806])" office:value-type="float" office:value="-3.7025" calcext:value-type="float">
            <text:p>-3.70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63" calcext:value-type="float">
            <text:p>-5.63</text:p>
          </table:table-cell>
          <table:table-cell table:number-columns-repeated="5"/>
          <table:table-cell table:formula="of:=ROW()" office:value-type="float" office:value="436" calcext:value-type="float">
            <text:p>436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0" calcext:value-type="float">
            <text:p>-30</text:p>
          </table:table-cell>
          <table:table-cell table:style-name="ce1" table:formula="of:=AVERAGEIF([.$A$1:.$A$3806];ROW();[.D$1:.D$3806])"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11" calcext:value-type="float">
            <text:p>-5.11</text:p>
          </table:table-cell>
          <table:table-cell table:number-columns-repeated="5"/>
          <table:table-cell table:formula="of:=ROW()" office:value-type="float" office:value="437" calcext:value-type="float">
            <text:p>437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5.25" calcext:value-type="float">
            <text:p>-35.25</text:p>
          </table:table-cell>
          <table:table-cell table:style-name="ce1" table:formula="of:=AVERAGEIF([.$A$1:.$A$3806];ROW();[.D$1:.D$3806])" office:value-type="float" office:value="-3.6175" calcext:value-type="float">
            <text:p>-3.61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28" calcext:value-type="float">
            <text:p>-5.28</text:p>
          </table:table-cell>
          <table:table-cell table:number-columns-repeated="5"/>
          <table:table-cell table:formula="of:=ROW()" office:value-type="float" office:value="438" calcext:value-type="float">
            <text:p>438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5.5" calcext:value-type="float">
            <text:p>-35.5</text:p>
          </table:table-cell>
          <table:table-cell table:style-name="ce1" table:formula="of:=AVERAGEIF([.$A$1:.$A$3806];ROW();[.D$1:.D$3806])" office:value-type="float" office:value="-3.3775" calcext:value-type="float">
            <text:p>-3.37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52" calcext:value-type="float">
            <text:p>-4.52</text:p>
          </table:table-cell>
          <table:table-cell table:number-columns-repeated="5"/>
          <table:table-cell table:formula="of:=ROW()" office:value-type="float" office:value="439" calcext:value-type="float">
            <text:p>439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9.75" calcext:value-type="float">
            <text:p>-39.75</text:p>
          </table:table-cell>
          <table:table-cell table:style-name="ce1" table:formula="of:=AVERAGEIF([.$A$1:.$A$3806];ROW();[.D$1:.D$3806])" office:value-type="float" office:value="-3.305" calcext:value-type="float">
            <text:p>-3.3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02" calcext:value-type="float">
            <text:p>-5.02</text:p>
          </table:table-cell>
          <table:table-cell table:number-columns-repeated="5"/>
          <table:table-cell table:formula="of:=ROW()" office:value-type="float" office:value="440" calcext:value-type="float">
            <text:p>440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7.75" calcext:value-type="float">
            <text:p>-37.75</text:p>
          </table:table-cell>
          <table:table-cell table:style-name="ce1" table:formula="of:=AVERAGEIF([.$A$1:.$A$3806];ROW();[.D$1:.D$3806])" office:value-type="float" office:value="-3.6575" calcext:value-type="float">
            <text:p>-3.65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4.77" calcext:value-type="float">
            <text:p>-4.77</text:p>
          </table:table-cell>
          <table:table-cell table:number-columns-repeated="5"/>
          <table:table-cell table:formula="of:=ROW()" office:value-type="float" office:value="441" calcext:value-type="float">
            <text:p>441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44.25" calcext:value-type="float">
            <text:p>-44.25</text:p>
          </table:table-cell>
          <table:table-cell table:style-name="ce1" table:formula="of:=AVERAGEIF([.$A$1:.$A$3806];ROW();[.D$1:.D$3806])" office:value-type="float" office:value="-3.85" calcext:value-type="float">
            <text:p>-3.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06" calcext:value-type="float">
            <text:p>-5.06</text:p>
          </table:table-cell>
          <table:table-cell table:number-columns-repeated="5"/>
          <table:table-cell table:formula="of:=ROW()" office:value-type="float" office:value="442" calcext:value-type="float">
            <text:p>442</text:p>
          </table:table-cell>
          <table:table-cell table:style-name="ce1" table:formula="of:=AVERAGEIF([.$A$1:.$A$3806];ROW();[.B$1:.B$3806])" office:value-type="float" office:value="-1.25" calcext:value-type="float">
            <text:p>-1.25</text:p>
          </table:table-cell>
          <table:table-cell table:style-name="ce1" table:formula="of:=AVERAGEIF([.$A$1:.$A$3806];ROW();[.C$1:.C$3806])" office:value-type="float" office:value="-38.25" calcext:value-type="float">
            <text:p>-38.25</text:p>
          </table:table-cell>
          <table:table-cell table:style-name="ce1" table:formula="of:=AVERAGEIF([.$A$1:.$A$3806];ROW();[.D$1:.D$3806])" office:value-type="float" office:value="-3.815" calcext:value-type="float">
            <text:p>-3.8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84" calcext:value-type="float">
            <text:p>-4.84</text:p>
          </table:table-cell>
          <table:table-cell table:number-columns-repeated="5"/>
          <table:table-cell table:formula="of:=ROW()" office:value-type="float" office:value="443" calcext:value-type="float">
            <text:p>44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.5" calcext:value-type="float">
            <text:p>-37.5</text:p>
          </table:table-cell>
          <table:table-cell table:style-name="ce1" table:formula="of:=AVERAGEIF([.$A$1:.$A$3806];ROW();[.D$1:.D$3806])" office:value-type="float" office:value="-3.5575" calcext:value-type="float">
            <text:p>-3.55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56" calcext:value-type="float">
            <text:p>-5.56</text:p>
          </table:table-cell>
          <table:table-cell table:number-columns-repeated="5"/>
          <table:table-cell table:formula="of:=ROW()" office:value-type="float" office:value="444" calcext:value-type="float">
            <text:p>44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.75" calcext:value-type="float">
            <text:p>-41.75</text:p>
          </table:table-cell>
          <table:table-cell table:style-name="ce1" table:formula="of:=AVERAGEIF([.$A$1:.$A$3806];ROW();[.D$1:.D$3806])"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5.24" calcext:value-type="float">
            <text:p>-5.24</text:p>
          </table:table-cell>
          <table:table-cell table:number-columns-repeated="5"/>
          <table:table-cell table:formula="of:=ROW()" office:value-type="float" office:value="445" calcext:value-type="float">
            <text:p>44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5.25" calcext:value-type="float">
            <text:p>-35.25</text:p>
          </table:table-cell>
          <table:table-cell table:style-name="ce1" table:formula="of:=AVERAGEIF([.$A$1:.$A$3806];ROW();[.D$1:.D$3806])" office:value-type="float" office:value="-3.485" calcext:value-type="float">
            <text:p>-3.48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26" calcext:value-type="float">
            <text:p>-5.26</text:p>
          </table:table-cell>
          <table:table-cell table:number-columns-repeated="5"/>
          <table:table-cell table:formula="of:=ROW()" office:value-type="float" office:value="446" calcext:value-type="float">
            <text:p>44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.75" calcext:value-type="float">
            <text:p>-39.75</text:p>
          </table:table-cell>
          <table:table-cell table:style-name="ce1" table:formula="of:=AVERAGEIF([.$A$1:.$A$3806];ROW();[.D$1:.D$3806])" office:value-type="float" office:value="-3.4475" calcext:value-type="float">
            <text:p>-3.44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48" calcext:value-type="float">
            <text:p>-5.48</text:p>
          </table:table-cell>
          <table:table-cell table:number-columns-repeated="5"/>
          <table:table-cell table:formula="of:=ROW()" office:value-type="float" office:value="447" calcext:value-type="float">
            <text:p>44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4" calcext:value-type="float">
            <text:p>-34</text:p>
          </table:table-cell>
          <table:table-cell table:style-name="ce1" table:formula="of:=AVERAGEIF([.$A$1:.$A$3806];ROW();[.D$1:.D$3806])" office:value-type="float" office:value="-3.6975" calcext:value-type="float">
            <text:p>-3.69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6" calcext:value-type="float">
            <text:p>-4.6</text:p>
          </table:table-cell>
          <table:table-cell table:number-columns-repeated="5"/>
          <table:table-cell table:formula="of:=ROW()" office:value-type="float" office:value="448" calcext:value-type="float">
            <text:p>44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4.25" calcext:value-type="float">
            <text:p>-34.25</text:p>
          </table:table-cell>
          <table:table-cell table:style-name="ce1" table:formula="of:=AVERAGEIF([.$A$1:.$A$3806];ROW();[.D$1:.D$3806])" office:value-type="float" office:value="-3.4575" calcext:value-type="float">
            <text:p>-3.4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59" calcext:value-type="float">
            <text:p>-4.59</text:p>
          </table:table-cell>
          <table:table-cell table:number-columns-repeated="5"/>
          <table:table-cell table:formula="of:=ROW()" office:value-type="float" office:value="449" calcext:value-type="float">
            <text:p>44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" calcext:value-type="float">
            <text:p>-36</text:p>
          </table:table-cell>
          <table:table-cell table:style-name="ce1" table:formula="of:=AVERAGEIF([.$A$1:.$A$3806];ROW();[.D$1:.D$3806])" office:value-type="float" office:value="-3.255" calcext:value-type="float">
            <text:p>-3.2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5.14" calcext:value-type="float">
            <text:p>-5.14</text:p>
          </table:table-cell>
          <table:table-cell table:number-columns-repeated="5"/>
          <table:table-cell table:formula="of:=ROW()" office:value-type="float" office:value="450" calcext:value-type="float">
            <text:p>45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3.1425" calcext:value-type="float">
            <text:p>-3.14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89" calcext:value-type="float">
            <text:p>-4.89</text:p>
          </table:table-cell>
          <table:table-cell table:number-columns-repeated="5"/>
          <table:table-cell table:formula="of:=ROW()" office:value-type="float" office:value="451" calcext:value-type="float">
            <text:p>451</text:p>
          </table:table-cell>
          <table:table-cell table:style-name="ce1" table:formula="of:=AVERAGEIF([.$A$1:.$A$3806];ROW();[.B$1:.B$3806])" office:value-type="float" office:value="-0.75" calcext:value-type="float">
            <text:p>-0.75</text:p>
          </table:table-cell>
          <table:table-cell table:style-name="ce1" table:formula="of:=AVERAGEIF([.$A$1:.$A$3806];ROW();[.C$1:.C$3806])" office:value-type="float" office:value="-36.25" calcext:value-type="float">
            <text:p>-36.25</text:p>
          </table:table-cell>
          <table:table-cell table:style-name="ce1" table:formula="of:=AVERAGEIF([.$A$1:.$A$3806];ROW();[.D$1:.D$3806])" office:value-type="float" office:value="-3.445" calcext:value-type="float">
            <text:p>-3.4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5.16" calcext:value-type="float">
            <text:p>-5.16</text:p>
          </table:table-cell>
          <table:table-cell table:number-columns-repeated="5"/>
          <table:table-cell table:formula="of:=ROW()" office:value-type="float" office:value="452" calcext:value-type="float">
            <text:p>45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.3333333333333" calcext:value-type="float">
            <text:p>-38.3333333333</text:p>
          </table:table-cell>
          <table:table-cell table:style-name="ce1" table:formula="of:=AVERAGEIF([.$A$1:.$A$3806];ROW();[.D$1:.D$3806])" office:value-type="float" office:value="-3.77" calcext:value-type="float">
            <text:p>-3.7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4.01" calcext:value-type="float">
            <text:p>-4.01</text:p>
          </table:table-cell>
          <table:table-cell table:number-columns-repeated="5"/>
          <table:table-cell table:formula="of:=ROW()" office:value-type="float" office:value="453" calcext:value-type="float">
            <text:p>45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4.3333333333333" calcext:value-type="float">
            <text:p>-44.3333333333</text:p>
          </table:table-cell>
          <table:table-cell table:style-name="ce1" table:formula="of:=AVERAGEIF([.$A$1:.$A$3806];ROW();[.D$1:.D$3806])"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41" calcext:value-type="float">
            <text:p>-4.41</text:p>
          </table:table-cell>
          <table:table-cell table:number-columns-repeated="5"/>
          <table:table-cell table:formula="of:=ROW()" office:value-type="float" office:value="454" calcext:value-type="float">
            <text:p>45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3.93" calcext:value-type="float">
            <text:p>-3.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table:number-columns-repeated="5"/>
          <table:table-cell table:formula="of:=ROW()" office:value-type="float" office:value="455" calcext:value-type="float">
            <text:p>45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5.3333333333333" calcext:value-type="float">
            <text:p>-45.3333333333</text:p>
          </table:table-cell>
          <table:table-cell table:style-name="ce1" table:formula="of:=AVERAGEIF([.$A$1:.$A$3806];ROW();[.D$1:.D$3806])" office:value-type="float" office:value="-4.20666666666667" calcext:value-type="float">
            <text:p>-4.20666666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56" calcext:value-type="float">
            <text:p>-4.56</text:p>
          </table:table-cell>
          <table:table-cell table:number-columns-repeated="5"/>
          <table:table-cell table:formula="of:=ROW()" office:value-type="float" office:value="456" calcext:value-type="float">
            <text:p>45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4.00333333333333" calcext:value-type="float">
            <text:p>-4.00333333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53" calcext:value-type="float">
            <text:p>-4.53</text:p>
          </table:table-cell>
          <table:table-cell table:number-columns-repeated="5"/>
          <table:table-cell table:formula="of:=ROW()" office:value-type="float" office:value="457" calcext:value-type="float">
            <text:p>45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.6666666666667" calcext:value-type="float">
            <text:p>-40.6666666667</text:p>
          </table:table-cell>
          <table:table-cell table:style-name="ce1" table:formula="of:=AVERAGEIF([.$A$1:.$A$3806];ROW();[.D$1:.D$3806])" office:value-type="float" office:value="-3.76333333333333" calcext:value-type="float">
            <text:p>-3.76333333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68" calcext:value-type="float">
            <text:p>-4.68</text:p>
          </table:table-cell>
          <table:table-cell table:number-columns-repeated="5"/>
          <table:table-cell table:formula="of:=ROW()" office:value-type="float" office:value="458" calcext:value-type="float">
            <text:p>45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32" calcext:value-type="float">
            <text:p>-5.32</text:p>
          </table:table-cell>
          <table:table-cell table:number-columns-repeated="5"/>
          <table:table-cell table:formula="of:=ROW()" office:value-type="float" office:value="459" calcext:value-type="float">
            <text:p>45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.6666666666667" calcext:value-type="float">
            <text:p>-39.6666666667</text:p>
          </table:table-cell>
          <table:table-cell table:style-name="ce1" table:formula="of:=AVERAGEIF([.$A$1:.$A$3806];ROW();[.D$1:.D$3806])" office:value-type="float" office:value="-3.85666666666667" calcext:value-type="float">
            <text:p>-3.85666666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48" calcext:value-type="float">
            <text:p>-5.48</text:p>
          </table:table-cell>
          <table:table-cell table:number-columns-repeated="5"/>
          <table:table-cell table:formula="of:=ROW()" office:value-type="float" office:value="460" calcext:value-type="float">
            <text:p>46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3.3333333333333" calcext:value-type="float">
            <text:p>-33.3333333333</text:p>
          </table:table-cell>
          <table:table-cell table:style-name="ce1" table:formula="of:=AVERAGEIF([.$A$1:.$A$3806];ROW();[.D$1:.D$3806])"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5.44" calcext:value-type="float">
            <text:p>-5.44</text:p>
          </table:table-cell>
          <table:table-cell table:number-columns-repeated="5"/>
          <table:table-cell table:formula="of:=ROW()" office:value-type="float" office:value="461" calcext:value-type="float">
            <text:p>46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.6666666666667" calcext:value-type="float">
            <text:p>-40.6666666667</text:p>
          </table:table-cell>
          <table:table-cell table:style-name="ce1" table:formula="of:=AVERAGEIF([.$A$1:.$A$3806];ROW();[.D$1:.D$3806])" office:value-type="float" office:value="-3.83666666666667" calcext:value-type="float">
            <text:p>-3.836666666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4.23" calcext:value-type="float">
            <text:p>-4.23</text:p>
          </table:table-cell>
          <table:table-cell table:number-columns-repeated="5"/>
          <table:table-cell table:formula="of:=ROW()" office:value-type="float" office:value="462" calcext:value-type="float">
            <text:p>46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1.6666666666667" calcext:value-type="float">
            <text:p>-31.6666666667</text:p>
          </table:table-cell>
          <table:table-cell table:style-name="ce1" table:formula="of:=AVERAGEIF([.$A$1:.$A$3806];ROW();[.D$1:.D$3806])" office:value-type="float" office:value="-3.65333333333333" calcext:value-type="float">
            <text:p>-3.65333333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4.39" calcext:value-type="float">
            <text:p>-4.39</text:p>
          </table:table-cell>
          <table:table-cell table:number-columns-repeated="5"/>
          <table:table-cell table:formula="of:=ROW()" office:value-type="float" office:value="463" calcext:value-type="float">
            <text:p>46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.3333333333333" calcext:value-type="float">
            <text:p>-39.3333333333</text:p>
          </table:table-cell>
          <table:table-cell table:style-name="ce1" table:formula="of:=AVERAGEIF([.$A$1:.$A$3806];ROW();[.D$1:.D$3806])"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4.22" calcext:value-type="float">
            <text:p>-4.22</text:p>
          </table:table-cell>
          <table:table-cell table:number-columns-repeated="5"/>
          <table:table-cell table:formula="of:=ROW()" office:value-type="float" office:value="464" calcext:value-type="float">
            <text:p>46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5" calcext:value-type="float">
            <text:p>-35</text:p>
          </table:table-cell>
          <table:table-cell table:style-name="ce1" table:formula="of:=AVERAGEIF([.$A$1:.$A$3806];ROW();[.D$1:.D$3806])"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48" calcext:value-type="float">
            <text:p>-4.48</text:p>
          </table:table-cell>
          <table:table-cell table:number-columns-repeated="5"/>
          <table:table-cell table:formula="of:=ROW()" office:value-type="float" office:value="465" calcext:value-type="float">
            <text:p>46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.3333333333333" calcext:value-type="float">
            <text:p>-41.3333333333</text:p>
          </table:table-cell>
          <table:table-cell table:style-name="ce1" table:formula="of:=AVERAGEIF([.$A$1:.$A$3806];ROW();[.D$1:.D$3806])" office:value-type="float" office:value="-3.78333333333333" calcext:value-type="float">
            <text:p>-3.783333333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4.14" calcext:value-type="float">
            <text:p>-4.14</text:p>
          </table:table-cell>
          <table:table-cell table:number-columns-repeated="5"/>
          <table:table-cell table:formula="of:=ROW()" office:value-type="float" office:value="466" calcext:value-type="float">
            <text:p>46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.6666666666667" calcext:value-type="float">
            <text:p>-43.6666666667</text:p>
          </table:table-cell>
          <table:table-cell table:style-name="ce1" table:formula="of:=AVERAGEIF([.$A$1:.$A$3806];ROW();[.D$1:.D$3806])" office:value-type="float" office:value="-3.96666666666667" calcext:value-type="float">
            <text:p>-3.96666666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08" calcext:value-type="float">
            <text:p>-4.08</text:p>
          </table:table-cell>
          <table:table-cell table:number-columns-repeated="5"/>
          <table:table-cell table:formula="of:=ROW()" office:value-type="float" office:value="467" calcext:value-type="float">
            <text:p>46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.3333333333333" calcext:value-type="float">
            <text:p>-36.3333333333</text:p>
          </table:table-cell>
          <table:table-cell table:style-name="ce1" table:formula="of:=AVERAGEIF([.$A$1:.$A$3806];ROW();[.D$1:.D$3806])" office:value-type="float" office:value="-3.68333333333333" calcext:value-type="float">
            <text:p>-3.68333333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37" calcext:value-type="float">
            <text:p>-4.37</text:p>
          </table:table-cell>
          <table:table-cell table:number-columns-repeated="5"/>
          <table:table-cell table:formula="of:=ROW()" office:value-type="float" office:value="468" calcext:value-type="float">
            <text:p>46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.3333333333333" calcext:value-type="float">
            <text:p>-37.3333333333</text:p>
          </table:table-cell>
          <table:table-cell table:style-name="ce1" table:formula="of:=AVERAGEIF([.$A$1:.$A$3806];ROW();[.D$1:.D$3806])" office:value-type="float" office:value="-3.48666666666667" calcext:value-type="float">
            <text:p>-3.48666666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36" calcext:value-type="float">
            <text:p>-4.36</text:p>
          </table:table-cell>
          <table:table-cell table:number-columns-repeated="5"/>
          <table:table-cell table:formula="of:=ROW()" office:value-type="float" office:value="469" calcext:value-type="float">
            <text:p>46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3.87666666666667" calcext:value-type="float">
            <text:p>-3.87666666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15" calcext:value-type="float">
            <text:p>-4.15</text:p>
          </table:table-cell>
          <table:table-cell table:number-columns-repeated="5"/>
          <table:table-cell table:formula="of:=ROW()" office:value-type="float" office:value="470" calcext:value-type="float">
            <text:p>47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.6666666666667" calcext:value-type="float">
            <text:p>-41.6666666667</text:p>
          </table:table-cell>
          <table:table-cell table:style-name="ce1" table:formula="of:=AVERAGEIF([.$A$1:.$A$3806];ROW();[.D$1:.D$3806])" office:value-type="float" office:value="-3.71666666666667" calcext:value-type="float">
            <text:p>-3.71666666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4.41" calcext:value-type="float">
            <text:p>-4.41</text:p>
          </table:table-cell>
          <table:table-cell table:number-columns-repeated="5"/>
          <table:table-cell table:formula="of:=ROW()" office:value-type="float" office:value="471" calcext:value-type="float">
            <text:p>47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.3333333333333" calcext:value-type="float">
            <text:p>-37.3333333333</text:p>
          </table:table-cell>
          <table:table-cell table:style-name="ce1" table:formula="of:=AVERAGEIF([.$A$1:.$A$3806];ROW();[.D$1:.D$3806])"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24" calcext:value-type="float">
            <text:p>-4.24</text:p>
          </table:table-cell>
          <table:table-cell table:number-columns-repeated="5"/>
          <table:table-cell table:formula="of:=ROW()" office:value-type="float" office:value="472" calcext:value-type="float">
            <text:p>47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3.63666666666667" calcext:value-type="float">
            <text:p>-3.63666666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4.15" calcext:value-type="float">
            <text:p>-4.15</text:p>
          </table:table-cell>
          <table:table-cell table:number-columns-repeated="5"/>
          <table:table-cell table:formula="of:=ROW()" office:value-type="float" office:value="473" calcext:value-type="float">
            <text:p>47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3.53666666666667" calcext:value-type="float">
            <text:p>-3.53666666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52" calcext:value-type="float">
            <text:p>-4.52</text:p>
          </table:table-cell>
          <table:table-cell table:number-columns-repeated="5"/>
          <table:table-cell table:formula="of:=ROW()" office:value-type="float" office:value="474" calcext:value-type="float">
            <text:p>47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4.6666666666667" calcext:value-type="float">
            <text:p>-44.6666666667</text:p>
          </table:table-cell>
          <table:table-cell table:style-name="ce1" table:formula="of:=AVERAGEIF([.$A$1:.$A$3806];ROW();[.D$1:.D$3806])" office:value-type="float" office:value="-3.95333333333333" calcext:value-type="float">
            <text:p>-3.95333333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11" calcext:value-type="float">
            <text:p>-4.11</text:p>
          </table:table-cell>
          <table:table-cell table:number-columns-repeated="5"/>
          <table:table-cell table:formula="of:=ROW()" office:value-type="float" office:value="475" calcext:value-type="float">
            <text:p>47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4" calcext:value-type="float">
            <text:p>-4.4</text:p>
          </table:table-cell>
          <table:table-cell table:number-columns-repeated="5"/>
          <table:table-cell table:formula="of:=ROW()" office:value-type="float" office:value="476" calcext:value-type="float">
            <text:p>476</text:p>
          </table:table-cell>
          <table:table-cell table:style-name="ce1" table:formula="of:=AVERAGEIF([.$A$1:.$A$3806];ROW();[.B$1:.B$3806])" office:value-type="float" office:value="-0.666666666666667" calcext:value-type="float">
            <text:p>-0.6666666667</text:p>
          </table:table-cell>
          <table:table-cell table:style-name="ce1" table:formula="of:=AVERAGEIF([.$A$1:.$A$3806];ROW();[.C$1:.C$3806])" office:value-type="float" office:value="-35.6666666666667" calcext:value-type="float">
            <text:p>-35.6666666667</text:p>
          </table:table-cell>
          <table:table-cell table:style-name="ce1" table:formula="of:=AVERAGEIF([.$A$1:.$A$3806];ROW();[.D$1:.D$3806])" office:value-type="float" office:value="-3.31666666666667" calcext:value-type="float">
            <text:p>-3.31666666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7" calcext:value-type="float">
            <text:p>-4.7</text:p>
          </table:table-cell>
          <table:table-cell table:number-columns-repeated="5"/>
          <table:table-cell table:formula="of:=ROW()" office:value-type="float" office:value="477" calcext:value-type="float">
            <text:p>47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3" calcext:value-type="float">
            <text:p>-33</text:p>
          </table:table-cell>
          <table:table-cell table:style-name="ce1" table:formula="of:=AVERAGEIF([.$A$1:.$A$3806];ROW();[.D$1:.D$3806])" office:value-type="float" office:value="-3.415" calcext:value-type="float">
            <text:p>-3.4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4.88" calcext:value-type="float">
            <text:p>-4.88</text:p>
          </table:table-cell>
          <table:table-cell table:number-columns-repeated="5"/>
          <table:table-cell table:formula="of:=ROW()" office:value-type="float" office:value="478" calcext:value-type="float">
            <text:p>47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" calcext:value-type="float">
            <text:p>-37</text:p>
          </table:table-cell>
          <table:table-cell table:style-name="ce1" table:formula="of:=AVERAGEIF([.$A$1:.$A$3806];ROW();[.D$1:.D$3806])" office:value-type="float" office:value="-3.835" calcext:value-type="float">
            <text:p>-3.8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77" calcext:value-type="float">
            <text:p>-4.77</text:p>
          </table:table-cell>
          <table:table-cell table:number-columns-repeated="5"/>
          <table:table-cell table:formula="of:=ROW()" office:value-type="float" office:value="479" calcext:value-type="float">
            <text:p>47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" calcext:value-type="float">
            <text:p>-37</text:p>
          </table:table-cell>
          <table:table-cell table:style-name="ce1" table:formula="of:=AVERAGEIF([.$A$1:.$A$3806];ROW();[.D$1:.D$3806])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5.16" calcext:value-type="float">
            <text:p>-5.16</text:p>
          </table:table-cell>
          <table:table-cell table:number-columns-repeated="5"/>
          <table:table-cell table:formula="of:=ROW()" office:value-type="float" office:value="480" calcext:value-type="float">
            <text:p>48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.5" calcext:value-type="float">
            <text:p>-36.5</text:p>
          </table:table-cell>
          <table:table-cell table:style-name="ce1" table:formula="of:=AVERAGEIF([.$A$1:.$A$3806];ROW();[.D$1:.D$3806])"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89" calcext:value-type="float">
            <text:p>-4.89</text:p>
          </table:table-cell>
          <table:table-cell table:number-columns-repeated="5"/>
          <table:table-cell table:formula="of:=ROW()" office:value-type="float" office:value="481" calcext:value-type="float">
            <text:p>48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3.39" calcext:value-type="float">
            <text:p>-3.3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4.95" calcext:value-type="float">
            <text:p>-4.95</text:p>
          </table:table-cell>
          <table:table-cell table:number-columns-repeated="5"/>
          <table:table-cell table:formula="of:=ROW()" office:value-type="float" office:value="482" calcext:value-type="float">
            <text:p>48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5.5" calcext:value-type="float">
            <text:p>-45.5</text:p>
          </table:table-cell>
          <table:table-cell table:style-name="ce1" table:formula="of:=AVERAGEIF([.$A$1:.$A$3806];ROW();[.D$1:.D$3806])" office:value-type="float" office:value="-3.555" calcext:value-type="float">
            <text:p>-3.5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23" calcext:value-type="float">
            <text:p>-4.23</text:p>
          </table:table-cell>
          <table:table-cell table:number-columns-repeated="5"/>
          <table:table-cell table:formula="of:=ROW()" office:value-type="float" office:value="483" calcext:value-type="float">
            <text:p>48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29.5" calcext:value-type="float">
            <text:p>-29.5</text:p>
          </table:table-cell>
          <table:table-cell table:style-name="ce1" table:formula="of:=AVERAGEIF([.$A$1:.$A$3806];ROW();[.D$1:.D$3806])" office:value-type="float" office:value="-3.385" calcext:value-type="float">
            <text:p>-3.3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64" calcext:value-type="float">
            <text:p>-4.64</text:p>
          </table:table-cell>
          <table:table-cell table:number-columns-repeated="5"/>
          <table:table-cell table:formula="of:=ROW()" office:value-type="float" office:value="484" calcext:value-type="float">
            <text:p>48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.5" calcext:value-type="float">
            <text:p>-39.5</text:p>
          </table:table-cell>
          <table:table-cell table:style-name="ce1" table:formula="of:=AVERAGEIF([.$A$1:.$A$3806];ROW();[.D$1:.D$3806])"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73" calcext:value-type="float">
            <text:p>-4.73</text:p>
          </table:table-cell>
          <table:table-cell table:number-columns-repeated="5"/>
          <table:table-cell table:formula="of:=ROW()" office:value-type="float" office:value="485" calcext:value-type="float">
            <text:p>48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3" calcext:value-type="float">
            <text:p>-33</text:p>
          </table:table-cell>
          <table:table-cell table:style-name="ce1" table:formula="of:=AVERAGEIF([.$A$1:.$A$3806];ROW();[.D$1:.D$3806])" office:value-type="float" office:value="-3.395" calcext:value-type="float">
            <text:p>-3.3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79" calcext:value-type="float">
            <text:p>-4.79</text:p>
          </table:table-cell>
          <table:table-cell table:number-columns-repeated="5"/>
          <table:table-cell table:formula="of:=ROW()" office:value-type="float" office:value="486" calcext:value-type="float">
            <text:p>48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3.695" calcext:value-type="float">
            <text:p>-3.69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5.01" calcext:value-type="float">
            <text:p>-5.01</text:p>
          </table:table-cell>
          <table:table-cell table:number-columns-repeated="5"/>
          <table:table-cell table:formula="of:=ROW()" office:value-type="float" office:value="487" calcext:value-type="float">
            <text:p>48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.5" calcext:value-type="float">
            <text:p>-37.5</text:p>
          </table:table-cell>
          <table:table-cell table:style-name="ce1" table:formula="of:=AVERAGEIF([.$A$1:.$A$3806];ROW();[.D$1:.D$3806])"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5.15" calcext:value-type="float">
            <text:p>-5.15</text:p>
          </table:table-cell>
          <table:table-cell table:number-columns-repeated="5"/>
          <table:table-cell table:formula="of:=ROW()" office:value-type="float" office:value="488" calcext:value-type="float">
            <text:p>48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.5" calcext:value-type="float">
            <text:p>-38.5</text:p>
          </table:table-cell>
          <table:table-cell table:style-name="ce1" table:formula="of:=AVERAGEIF([.$A$1:.$A$3806];ROW();[.D$1:.D$3806])" office:value-type="float" office:value="-3.605" calcext:value-type="float">
            <text:p>-3.6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57" calcext:value-type="float">
            <text:p>-4.57</text:p>
          </table:table-cell>
          <table:table-cell table:number-columns-repeated="5"/>
          <table:table-cell table:formula="of:=ROW()" office:value-type="float" office:value="489" calcext:value-type="float">
            <text:p>48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9.5" calcext:value-type="float">
            <text:p>-49.5</text:p>
          </table:table-cell>
          <table:table-cell table:style-name="ce1" table:formula="of:=AVERAGEIF([.$A$1:.$A$3806];ROW();[.D$1:.D$3806])" office:value-type="float" office:value="-3.93" calcext:value-type="float">
            <text:p>-3.9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4.08" calcext:value-type="float">
            <text:p>-4.08</text:p>
          </table:table-cell>
          <table:table-cell table:number-columns-repeated="5"/>
          <table:table-cell table:formula="of:=ROW()" office:value-type="float" office:value="490" calcext:value-type="float">
            <text:p>49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81" calcext:value-type="float">
            <text:p>-3.81</text:p>
          </table:table-cell>
          <table:table-cell table:number-columns-repeated="5"/>
          <table:table-cell table:formula="of:=ROW()" office:value-type="float" office:value="491" calcext:value-type="float">
            <text:p>49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.5" calcext:value-type="float">
            <text:p>-40.5</text:p>
          </table:table-cell>
          <table:table-cell table:style-name="ce1" table:formula="of:=AVERAGEIF([.$A$1:.$A$3806];ROW();[.D$1:.D$3806])" office:value-type="float" office:value="-3.595" calcext:value-type="float">
            <text:p>-3.59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94" calcext:value-type="float">
            <text:p>-3.94</text:p>
          </table:table-cell>
          <table:table-cell table:number-columns-repeated="5"/>
          <table:table-cell table:formula="of:=ROW()" office:value-type="float" office:value="492" calcext:value-type="float">
            <text:p>49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.5" calcext:value-type="float">
            <text:p>-37.5</text:p>
          </table:table-cell>
          <table:table-cell table:style-name="ce1" table:formula="of:=AVERAGEIF([.$A$1:.$A$3806];ROW();[.D$1:.D$3806])" office:value-type="float" office:value="-3.355" calcext:value-type="float">
            <text:p>-3.35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15" calcext:value-type="float">
            <text:p>-4.15</text:p>
          </table:table-cell>
          <table:table-cell table:number-columns-repeated="5"/>
          <table:table-cell table:formula="of:=ROW()" office:value-type="float" office:value="493" calcext:value-type="float">
            <text:p>49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.5" calcext:value-type="float">
            <text:p>-37.5</text:p>
          </table:table-cell>
          <table:table-cell table:style-name="ce1" table:formula="of:=AVERAGEIF([.$A$1:.$A$3806];ROW();[.D$1:.D$3806])" office:value-type="float" office:value="-3.18" calcext:value-type="float">
            <text:p>-3.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22" calcext:value-type="float">
            <text:p>-4.22</text:p>
          </table:table-cell>
          <table:table-cell table:number-columns-repeated="5"/>
          <table:table-cell table:formula="of:=ROW()" office:value-type="float" office:value="494" calcext:value-type="float">
            <text:p>49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28.5" calcext:value-type="float">
            <text:p>-28.5</text:p>
          </table:table-cell>
          <table:table-cell table:style-name="ce1" table:formula="of:=AVERAGEIF([.$A$1:.$A$3806];ROW();[.D$1:.D$3806])" office:value-type="float" office:value="-3.17" calcext:value-type="float">
            <text:p>-3.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42" calcext:value-type="float">
            <text:p>-4.42</text:p>
          </table:table-cell>
          <table:table-cell table:number-columns-repeated="5"/>
          <table:table-cell table:formula="of:=ROW()" office:value-type="float" office:value="495" calcext:value-type="float">
            <text:p>49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3.495" calcext:value-type="float">
            <text:p>-3.4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86" calcext:value-type="float">
            <text:p>-3.86</text:p>
          </table:table-cell>
          <table:table-cell table:number-columns-repeated="5"/>
          <table:table-cell table:formula="of:=ROW()" office:value-type="float" office:value="496" calcext:value-type="float">
            <text:p>49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7" calcext:value-type="float">
            <text:p>-4.7</text:p>
          </table:table-cell>
          <table:table-cell table:number-columns-repeated="5"/>
          <table:table-cell table:formula="of:=ROW()" office:value-type="float" office:value="497" calcext:value-type="float">
            <text:p>49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28.5" calcext:value-type="float">
            <text:p>-28.5</text:p>
          </table:table-cell>
          <table:table-cell table:style-name="ce1" table:formula="of:=AVERAGEIF([.$A$1:.$A$3806];ROW();[.D$1:.D$3806])" office:value-type="float" office:value="-3.355" calcext:value-type="float">
            <text:p>-3.35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11" calcext:value-type="float">
            <text:p>-4.11</text:p>
          </table:table-cell>
          <table:table-cell table:number-columns-repeated="5"/>
          <table:table-cell table:formula="of:=ROW()" office:value-type="float" office:value="498" calcext:value-type="float">
            <text:p>49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2.5" calcext:value-type="float">
            <text:p>-42.5</text:p>
          </table:table-cell>
          <table:table-cell table:style-name="ce1" table:formula="of:=AVERAGEIF([.$A$1:.$A$3806];ROW();[.D$1:.D$3806])" office:value-type="float" office:value="-3.365" calcext:value-type="float">
            <text:p>-3.3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57" calcext:value-type="float">
            <text:p>-4.57</text:p>
          </table:table-cell>
          <table:table-cell table:number-columns-repeated="5"/>
          <table:table-cell table:formula="of:=ROW()" office:value-type="float" office:value="499" calcext:value-type="float">
            <text:p>49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3.88" calcext:value-type="float">
            <text:p>-3.8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78" calcext:value-type="float">
            <text:p>-3.78</text:p>
          </table:table-cell>
          <table:table-cell table:number-columns-repeated="5"/>
          <table:table-cell table:formula="of:=ROW()" office:value-type="float" office:value="500" calcext:value-type="float">
            <text:p>50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5" calcext:value-type="float">
            <text:p>-45</text:p>
          </table:table-cell>
          <table:table-cell table:style-name="ce1" table:formula="of:=AVERAGEIF([.$A$1:.$A$3806];ROW();[.D$1:.D$3806])" office:value-type="float" office:value="-3.805" calcext:value-type="float">
            <text:p>-3.8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59" calcext:value-type="float">
            <text:p>-3.59</text:p>
          </table:table-cell>
          <table:table-cell table:number-columns-repeated="5"/>
          <table:table-cell table:formula="of:=ROW()" office:value-type="float" office:value="501" calcext:value-type="float">
            <text:p>50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5" calcext:value-type="float">
            <text:p>-35</text:p>
          </table:table-cell>
          <table:table-cell table:style-name="ce1" table:formula="of:=AVERAGEIF([.$A$1:.$A$3806];ROW();[.D$1:.D$3806])" office:value-type="float" office:value="-3.185" calcext:value-type="float">
            <text:p>-3.18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65" calcext:value-type="float">
            <text:p>-3.65</text:p>
          </table:table-cell>
          <table:table-cell table:number-columns-repeated="5"/>
          <table:table-cell table:formula="of:=ROW()" office:value-type="float" office:value="502" calcext:value-type="float">
            <text:p>50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4" calcext:value-type="float">
            <text:p>-44</text:p>
          </table:table-cell>
          <table:table-cell table:style-name="ce1" table:formula="of:=AVERAGEIF([.$A$1:.$A$3806];ROW();[.D$1:.D$3806])" office:value-type="float" office:value="-3.485" calcext:value-type="float">
            <text:p>-3.48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92" calcext:value-type="float">
            <text:p>-3.92</text:p>
          </table:table-cell>
          <table:table-cell table:number-columns-repeated="5"/>
          <table:table-cell table:formula="of:=ROW()" office:value-type="float" office:value="503" calcext:value-type="float">
            <text:p>50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3.445" calcext:value-type="float">
            <text:p>-3.4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  <table:table-cell table:formula="of:=ROW()" office:value-type="float" office:value="504" calcext:value-type="float">
            <text:p>50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28" calcext:value-type="float">
            <text:p>-3.28</text:p>
          </table:table-cell>
          <table:table-cell table:number-columns-repeated="5"/>
          <table:table-cell table:formula="of:=ROW()" office:value-type="float" office:value="505" calcext:value-type="float">
            <text:p>50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" calcext:value-type="float">
            <text:p>-36</text:p>
          </table:table-cell>
          <table:table-cell table:style-name="ce1" table:formula="of:=AVERAGEIF([.$A$1:.$A$3806];ROW();[.D$1:.D$3806])" office:value-type="float" office:value="-3.12" calcext:value-type="float">
            <text:p>-3.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12" calcext:value-type="float">
            <text:p>-3.12</text:p>
          </table:table-cell>
          <table:table-cell table:number-columns-repeated="5"/>
          <table:table-cell table:formula="of:=ROW()" office:value-type="float" office:value="506" calcext:value-type="float">
            <text:p>50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3" calcext:value-type="float">
            <text:p>-33</text:p>
          </table:table-cell>
          <table:table-cell table:style-name="ce1" table:formula="of:=AVERAGEIF([.$A$1:.$A$3806];ROW();[.D$1:.D$3806])" office:value-type="float" office:value="-3.375" calcext:value-type="float">
            <text:p>-3.3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17" calcext:value-type="float">
            <text:p>-3.17</text:p>
          </table:table-cell>
          <table:table-cell table:number-columns-repeated="5"/>
          <table:table-cell table:formula="of:=ROW()" office:value-type="float" office:value="507" calcext:value-type="float">
            <text:p>50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5" calcext:value-type="float">
            <text:p>-45</text:p>
          </table:table-cell>
          <table:table-cell table:style-name="ce1" table:formula="of:=AVERAGEIF([.$A$1:.$A$3806];ROW();[.D$1:.D$3806])"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33" calcext:value-type="float">
            <text:p>-3.33</text:p>
          </table:table-cell>
          <table:table-cell table:number-columns-repeated="5"/>
          <table:table-cell table:formula="of:=ROW()" office:value-type="float" office:value="508" calcext:value-type="float">
            <text:p>50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.5" calcext:value-type="float">
            <text:p>-38.5</text:p>
          </table:table-cell>
          <table:table-cell table:style-name="ce1" table:formula="of:=AVERAGEIF([.$A$1:.$A$3806];ROW();[.D$1:.D$3806])" office:value-type="float" office:value="-3.775" calcext:value-type="float">
            <text:p>-3.7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46" calcext:value-type="float">
            <text:p>-3.46</text:p>
          </table:table-cell>
          <table:table-cell table:number-columns-repeated="5"/>
          <table:table-cell table:formula="of:=ROW()" office:value-type="float" office:value="509" calcext:value-type="float">
            <text:p>50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.5" calcext:value-type="float">
            <text:p>-38.5</text:p>
          </table:table-cell>
          <table:table-cell table:style-name="ce1" table:formula="of:=AVERAGEIF([.$A$1:.$A$3806];ROW();[.D$1:.D$3806])" office:value-type="float" office:value="-3.655" calcext:value-type="float">
            <text:p>-3.6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46" calcext:value-type="float">
            <text:p>-3.46</text:p>
          </table:table-cell>
          <table:table-cell table:number-columns-repeated="5"/>
          <table:table-cell table:formula="of:=ROW()" office:value-type="float" office:value="510" calcext:value-type="float">
            <text:p>51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3.32" calcext:value-type="float">
            <text:p>-3.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18" calcext:value-type="float">
            <text:p>-4.18</text:p>
          </table:table-cell>
          <table:table-cell table:number-columns-repeated="5"/>
          <table:table-cell table:formula="of:=ROW()" office:value-type="float" office:value="511" calcext:value-type="float">
            <text:p>51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2.5" calcext:value-type="float">
            <text:p>-32.5</text:p>
          </table:table-cell>
          <table:table-cell table:style-name="ce1" table:formula="of:=AVERAGEIF([.$A$1:.$A$3806];ROW();[.D$1:.D$3806])"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8" calcext:value-type="float">
            <text:p>-3.8</text:p>
          </table:table-cell>
          <table:table-cell table:number-columns-repeated="5"/>
          <table:table-cell table:formula="of:=ROW()" office:value-type="float" office:value="512" calcext:value-type="float">
            <text:p>51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28.5" calcext:value-type="float">
            <text:p>-28.5</text:p>
          </table:table-cell>
          <table:table-cell table:style-name="ce1" table:formula="of:=AVERAGEIF([.$A$1:.$A$3806];ROW();[.D$1:.D$3806])" office:value-type="float" office:value="-3.23" calcext:value-type="float">
            <text:p>-3.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06" calcext:value-type="float">
            <text:p>-3.06</text:p>
          </table:table-cell>
          <table:table-cell table:number-columns-repeated="5"/>
          <table:table-cell table:formula="of:=ROW()" office:value-type="float" office:value="513" calcext:value-type="float">
            <text:p>51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2" calcext:value-type="float">
            <text:p>-32</text:p>
          </table:table-cell>
          <table:table-cell table:style-name="ce1" table:formula="of:=AVERAGEIF([.$A$1:.$A$3806];ROW();[.D$1:.D$3806])" office:value-type="float" office:value="-2.765" calcext:value-type="float">
            <text:p>-2.76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" calcext:value-type="float">
            <text:p>-4</text:p>
          </table:table-cell>
          <table:table-cell table:number-columns-repeated="5"/>
          <table:table-cell table:formula="of:=ROW()" office:value-type="float" office:value="514" calcext:value-type="float">
            <text:p>51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5.5" calcext:value-type="float">
            <text:p>-45.5</text:p>
          </table:table-cell>
          <table:table-cell table:style-name="ce1" table:formula="of:=AVERAGEIF([.$A$1:.$A$3806];ROW();[.D$1:.D$3806])" office:value-type="float" office:value="-3.27" calcext:value-type="float">
            <text:p>-3.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4.31" calcext:value-type="float">
            <text:p>-4.31</text:p>
          </table:table-cell>
          <table:table-cell table:number-columns-repeated="5"/>
          <table:table-cell table:formula="of:=ROW()" office:value-type="float" office:value="515" calcext:value-type="float">
            <text:p>51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.5" calcext:value-type="float">
            <text:p>-43.5</text:p>
          </table:table-cell>
          <table:table-cell table:style-name="ce1" table:formula="of:=AVERAGEIF([.$A$1:.$A$3806];ROW();[.D$1:.D$3806])" office:value-type="float" office:value="-2.995" calcext:value-type="float">
            <text:p>-2.9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12" calcext:value-type="float">
            <text:p>-4.12</text:p>
          </table:table-cell>
          <table:table-cell table:number-columns-repeated="5"/>
          <table:table-cell table:formula="of:=ROW()" office:value-type="float" office:value="516" calcext:value-type="float">
            <text:p>51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3.295" calcext:value-type="float">
            <text:p>-3.29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25" calcext:value-type="float">
            <text:p>-3.25</text:p>
          </table:table-cell>
          <table:table-cell table:number-columns-repeated="5"/>
          <table:table-cell table:formula="of:=ROW()" office:value-type="float" office:value="517" calcext:value-type="float">
            <text:p>51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5" calcext:value-type="float">
            <text:p>-45</text:p>
          </table:table-cell>
          <table:table-cell table:style-name="ce1" table:formula="of:=AVERAGEIF([.$A$1:.$A$3806];ROW();[.D$1:.D$3806])" office:value-type="float" office:value="-3.205" calcext:value-type="float">
            <text:p>-3.2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98" calcext:value-type="float">
            <text:p>-2.98</text:p>
          </table:table-cell>
          <table:table-cell table:number-columns-repeated="5"/>
          <table:table-cell table:formula="of:=ROW()" office:value-type="float" office:value="518" calcext:value-type="float">
            <text:p>51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2.5" calcext:value-type="float">
            <text:p>-32.5</text:p>
          </table:table-cell>
          <table:table-cell table:style-name="ce1" table:formula="of:=AVERAGEIF([.$A$1:.$A$3806];ROW();[.D$1:.D$3806])" office:value-type="float" office:value="-3.16" calcext:value-type="float">
            <text:p>-3.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3" calcext:value-type="float">
            <text:p>-3.3</text:p>
          </table:table-cell>
          <table:table-cell table:number-columns-repeated="5"/>
          <table:table-cell table:formula="of:=ROW()" office:value-type="float" office:value="519" calcext:value-type="float">
            <text:p>51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3.5" calcext:value-type="float">
            <text:p>-33.5</text:p>
          </table:table-cell>
          <table:table-cell table:style-name="ce1" table:formula="of:=AVERAGEIF([.$A$1:.$A$3806];ROW();[.D$1:.D$3806])" office:value-type="float" office:value="-3.185" calcext:value-type="float">
            <text:p>-3.1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73" calcext:value-type="float">
            <text:p>-3.73</text:p>
          </table:table-cell>
          <table:table-cell table:number-columns-repeated="5"/>
          <table:table-cell table:formula="of:=ROW()" office:value-type="float" office:value="520" calcext:value-type="float">
            <text:p>52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4.5" calcext:value-type="float">
            <text:p>-34.5</text:p>
          </table:table-cell>
          <table:table-cell table:style-name="ce1" table:formula="of:=AVERAGEIF([.$A$1:.$A$3806];ROW();[.D$1:.D$3806])" office:value-type="float" office:value="-3.045" calcext:value-type="float">
            <text:p>-3.0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31" calcext:value-type="float">
            <text:p>-3.31</text:p>
          </table:table-cell>
          <table:table-cell table:number-columns-repeated="5"/>
          <table:table-cell table:formula="of:=ROW()" office:value-type="float" office:value="521" calcext:value-type="float">
            <text:p>52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" calcext:value-type="float">
            <text:p>-36</text:p>
          </table:table-cell>
          <table:table-cell table:style-name="ce1" table:formula="of:=AVERAGEIF([.$A$1:.$A$3806];ROW();[.D$1:.D$3806])"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92" calcext:value-type="float">
            <text:p>-3.92</text:p>
          </table:table-cell>
          <table:table-cell table:number-columns-repeated="5"/>
          <table:table-cell table:formula="of:=ROW()" office:value-type="float" office:value="522" calcext:value-type="float">
            <text:p>52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2" calcext:value-type="float">
            <text:p>-32</text:p>
          </table:table-cell>
          <table:table-cell table:style-name="ce1" table:formula="of:=AVERAGEIF([.$A$1:.$A$3806];ROW();[.D$1:.D$3806])" office:value-type="float" office:value="-2.365" calcext:value-type="float">
            <text:p>-2.3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5" calcext:value-type="float">
            <text:p>-3.5</text:p>
          </table:table-cell>
          <table:table-cell table:number-columns-repeated="5"/>
          <table:table-cell table:formula="of:=ROW()" office:value-type="float" office:value="523" calcext:value-type="float">
            <text:p>52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.5" calcext:value-type="float">
            <text:p>-40.5</text:p>
          </table:table-cell>
          <table:table-cell table:style-name="ce1" table:formula="of:=AVERAGEIF([.$A$1:.$A$3806];ROW();[.D$1:.D$3806])"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18" calcext:value-type="float">
            <text:p>-3.18</text:p>
          </table:table-cell>
          <table:table-cell table:number-columns-repeated="5"/>
          <table:table-cell table:formula="of:=ROW()" office:value-type="float" office:value="524" calcext:value-type="float">
            <text:p>52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4.5" calcext:value-type="float">
            <text:p>-34.5</text:p>
          </table:table-cell>
          <table:table-cell table:style-name="ce1" table:formula="of:=AVERAGEIF([.$A$1:.$A$3806];ROW();[.D$1:.D$3806])" office:value-type="float" office:value="-2.77" calcext:value-type="float">
            <text:p>-2.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86" calcext:value-type="float">
            <text:p>-3.86</text:p>
          </table:table-cell>
          <table:table-cell table:number-columns-repeated="5"/>
          <table:table-cell table:formula="of:=ROW()" office:value-type="float" office:value="525" calcext:value-type="float">
            <text:p>52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2.655" calcext:value-type="float">
            <text:p>-2.6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15" calcext:value-type="float">
            <text:p>-4.15</text:p>
          </table:table-cell>
          <table:table-cell table:number-columns-repeated="5"/>
          <table:table-cell table:formula="of:=ROW()" office:value-type="float" office:value="526" calcext:value-type="float">
            <text:p>52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2.77" calcext:value-type="float">
            <text:p>-2.7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3.24" calcext:value-type="float">
            <text:p>-3.24</text:p>
          </table:table-cell>
          <table:table-cell table:number-columns-repeated="5"/>
          <table:table-cell table:formula="of:=ROW()" office:value-type="float" office:value="527" calcext:value-type="float">
            <text:p>52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3.09" calcext:value-type="float">
            <text:p>-3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-134" calcext:value-type="float">
            <text:p>-134</text:p>
          </table:table-cell>
          <table:table-cell office:value-type="float" office:value="-78.39" calcext:value-type="float">
            <text:p>-78.39</text:p>
          </table:table-cell>
          <table:table-cell table:number-columns-repeated="5"/>
          <table:table-cell table:formula="of:=ROW()" office:value-type="float" office:value="528" calcext:value-type="float">
            <text:p>52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.5" calcext:value-type="float">
            <text:p>-36.5</text:p>
          </table:table-cell>
          <table:table-cell table:style-name="ce1" table:formula="of:=AVERAGEIF([.$A$1:.$A$3806];ROW();[.D$1:.D$3806])" office:value-type="float" office:value="-2.78" calcext:value-type="float">
            <text:p>-2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-65.55" calcext:value-type="float">
            <text:p>-65.55</text:p>
          </table:table-cell>
          <table:table-cell table:number-columns-repeated="5"/>
          <table:table-cell table:formula="of:=ROW()" office:value-type="float" office:value="529" calcext:value-type="float">
            <text:p>52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.5" calcext:value-type="float">
            <text:p>-41.5</text:p>
          </table:table-cell>
          <table:table-cell table:style-name="ce1" table:formula="of:=AVERAGEIF([.$A$1:.$A$3806];ROW();[.D$1:.D$3806])" office:value-type="float" office:value="-3.495" calcext:value-type="float">
            <text:p>-3.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-125" calcext:value-type="float">
            <text:p>-125</text:p>
          </table:table-cell>
          <table:table-cell office:value-type="float" office:value="-59.9" calcext:value-type="float">
            <text:p>-59.9</text:p>
          </table:table-cell>
          <table:table-cell table:number-columns-repeated="5"/>
          <table:table-cell table:formula="of:=ROW()" office:value-type="float" office:value="530" calcext:value-type="float">
            <text:p>53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1.5" calcext:value-type="float">
            <text:p>-31.5</text:p>
          </table:table-cell>
          <table:table-cell table:style-name="ce1" table:formula="of:=AVERAGEIF([.$A$1:.$A$3806];ROW();[.D$1:.D$3806])" office:value-type="float" office:value="-3.16" calcext:value-type="float">
            <text:p>-3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-104" calcext:value-type="float">
            <text:p>-104</text:p>
          </table:table-cell>
          <table:table-cell office:value-type="float" office:value="-50.87" calcext:value-type="float">
            <text:p>-50.87</text:p>
          </table:table-cell>
          <table:table-cell table:number-columns-repeated="5"/>
          <table:table-cell table:formula="of:=ROW()" office:value-type="float" office:value="531" calcext:value-type="float">
            <text:p>53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3.5" calcext:value-type="float">
            <text:p>-33.5</text:p>
          </table:table-cell>
          <table:table-cell table:style-name="ce1" table:formula="of:=AVERAGEIF([.$A$1:.$A$3806];ROW();[.D$1:.D$3806])" office:value-type="float" office:value="-3.305" calcext:value-type="float">
            <text:p>-3.3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-93" calcext:value-type="float">
            <text:p>-93</text:p>
          </table:table-cell>
          <table:table-cell office:value-type="float" office:value="-43.26" calcext:value-type="float">
            <text:p>-43.26</text:p>
          </table:table-cell>
          <table:table-cell table:number-columns-repeated="5"/>
          <table:table-cell table:formula="of:=ROW()" office:value-type="float" office:value="532" calcext:value-type="float">
            <text:p>53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3.325" calcext:value-type="float">
            <text:p>-3.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72" calcext:value-type="float">
            <text:p>-72</text:p>
          </table:table-cell>
          <table:table-cell office:value-type="float" office:value="-37.81" calcext:value-type="float">
            <text:p>-37.81</text:p>
          </table:table-cell>
          <table:table-cell table:number-columns-repeated="5"/>
          <table:table-cell table:formula="of:=ROW()" office:value-type="float" office:value="533" calcext:value-type="float">
            <text:p>53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2.5" calcext:value-type="float">
            <text:p>-42.5</text:p>
          </table:table-cell>
          <table:table-cell table:style-name="ce1" table:formula="of:=AVERAGEIF([.$A$1:.$A$3806];ROW();[.D$1:.D$3806])" office:value-type="float" office:value="-3.295" calcext:value-type="float">
            <text:p>-3.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-64" calcext:value-type="float">
            <text:p>-64</text:p>
          </table:table-cell>
          <table:table-cell office:value-type="float" office:value="-31.46" calcext:value-type="float">
            <text:p>-31.46</text:p>
          </table:table-cell>
          <table:table-cell table:number-columns-repeated="5"/>
          <table:table-cell table:formula="of:=ROW()" office:value-type="float" office:value="534" calcext:value-type="float">
            <text:p>53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5" calcext:value-type="float">
            <text:p>-35</text:p>
          </table:table-cell>
          <table:table-cell table:style-name="ce1" table:formula="of:=AVERAGEIF([.$A$1:.$A$3806];ROW();[.D$1:.D$3806])" office:value-type="float" office:value="-2.78" calcext:value-type="float">
            <text:p>-2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-56" calcext:value-type="float">
            <text:p>-56</text:p>
          </table:table-cell>
          <table:table-cell office:value-type="float" office:value="-29.09" calcext:value-type="float">
            <text:p>-29.09</text:p>
          </table:table-cell>
          <table:table-cell table:number-columns-repeated="5"/>
          <table:table-cell table:formula="of:=ROW()" office:value-type="float" office:value="535" calcext:value-type="float">
            <text:p>53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.5" calcext:value-type="float">
            <text:p>-36.5</text:p>
          </table:table-cell>
          <table:table-cell table:style-name="ce1" table:formula="of:=AVERAGEIF([.$A$1:.$A$3806];ROW();[.D$1:.D$3806])" office:value-type="float" office:value="-2.44" calcext:value-type="float">
            <text:p>-2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53" calcext:value-type="float">
            <text:p>-53</text:p>
          </table:table-cell>
          <table:table-cell office:value-type="float" office:value="-26.61" calcext:value-type="float">
            <text:p>-26.61</text:p>
          </table:table-cell>
          <table:table-cell table:number-columns-repeated="5"/>
          <table:table-cell table:formula="of:=ROW()" office:value-type="float" office:value="536" calcext:value-type="float">
            <text:p>53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2.97" calcext:value-type="float">
            <text:p>-2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" calcext:value-type="float">
            <text:p>-17</text:p>
          </table:table-cell>
          <table:table-cell office:value-type="float" office:value="-34" calcext:value-type="float">
            <text:p>-34</text:p>
          </table:table-cell>
          <table:table-cell office:value-type="float" office:value="-23.65" calcext:value-type="float">
            <text:p>-23.65</text:p>
          </table:table-cell>
          <table:table-cell table:number-columns-repeated="5"/>
          <table:table-cell table:formula="of:=ROW()" office:value-type="float" office:value="537" calcext:value-type="float">
            <text:p>53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24.5" calcext:value-type="float">
            <text:p>-24.5</text:p>
          </table:table-cell>
          <table:table-cell table:style-name="ce1" table:formula="of:=AVERAGEIF([.$A$1:.$A$3806];ROW();[.D$1:.D$3806])" office:value-type="float" office:value="-2.685" calcext:value-type="float">
            <text:p>-2.6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 office:value-type="float" office:value="-55" calcext:value-type="float">
            <text:p>-55</text:p>
          </table:table-cell>
          <table:table-cell office:value-type="float" office:value="-22.71" calcext:value-type="float">
            <text:p>-22.71</text:p>
          </table:table-cell>
          <table:table-cell table:number-columns-repeated="5"/>
          <table:table-cell table:formula="of:=ROW()" office:value-type="float" office:value="538" calcext:value-type="float">
            <text:p>53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.5" calcext:value-type="float">
            <text:p>-40.5</text:p>
          </table:table-cell>
          <table:table-cell table:style-name="ce1" table:formula="of:=AVERAGEIF([.$A$1:.$A$3806];ROW();[.D$1:.D$3806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-46" calcext:value-type="float">
            <text:p>-46</text:p>
          </table:table-cell>
          <table:table-cell office:value-type="float" office:value="-22.2" calcext:value-type="float">
            <text:p>-22.2</text:p>
          </table:table-cell>
          <table:table-cell table:number-columns-repeated="5"/>
          <table:table-cell table:formula="of:=ROW()" office:value-type="float" office:value="539" calcext:value-type="float">
            <text:p>53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" calcext:value-type="float">
            <text:p>-36</text:p>
          </table:table-cell>
          <table:table-cell table:style-name="ce1" table:formula="of:=AVERAGEIF([.$A$1:.$A$3806];ROW();[.D$1:.D$3806])" office:value-type="float" office:value="-2.995" calcext:value-type="float">
            <text:p>-2.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  <table:table-cell office:value-type="float" office:value="-55" calcext:value-type="float">
            <text:p>-55</text:p>
          </table:table-cell>
          <table:table-cell office:value-type="float" office:value="-21.89" calcext:value-type="float">
            <text:p>-21.89</text:p>
          </table:table-cell>
          <table:table-cell table:number-columns-repeated="5"/>
          <table:table-cell table:formula="of:=ROW()" office:value-type="float" office:value="540" calcext:value-type="float">
            <text:p>54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.5" calcext:value-type="float">
            <text:p>-36.5</text:p>
          </table:table-cell>
          <table:table-cell table:style-name="ce1" table:formula="of:=AVERAGEIF([.$A$1:.$A$3806];ROW();[.D$1:.D$3806])" office:value-type="float" office:value="-2.68" calcext:value-type="float">
            <text:p>-2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52" calcext:value-type="float">
            <text:p>-52</text:p>
          </table:table-cell>
          <table:table-cell office:value-type="float" office:value="-21.73" calcext:value-type="float">
            <text:p>-21.73</text:p>
          </table:table-cell>
          <table:table-cell table:number-columns-repeated="5"/>
          <table:table-cell table:formula="of:=ROW()" office:value-type="float" office:value="541" calcext:value-type="float">
            <text:p>54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" calcext:value-type="float">
            <text:p>-36</text:p>
          </table:table-cell>
          <table:table-cell table:style-name="ce1" table:formula="of:=AVERAGEIF([.$A$1:.$A$3806];ROW();[.D$1:.D$3806])" office:value-type="float" office:value="-2.86" calcext:value-type="float">
            <text:p>-2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-59" calcext:value-type="float">
            <text:p>-59</text:p>
          </table:table-cell>
          <table:table-cell office:value-type="float" office:value="-22.55" calcext:value-type="float">
            <text:p>-22.55</text:p>
          </table:table-cell>
          <table:table-cell table:number-columns-repeated="5"/>
          <table:table-cell table:formula="of:=ROW()" office:value-type="float" office:value="542" calcext:value-type="float">
            <text:p>54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9.5" calcext:value-type="float">
            <text:p>-49.5</text:p>
          </table:table-cell>
          <table:table-cell table:style-name="ce1" table:formula="of:=AVERAGEIF([.$A$1:.$A$3806];ROW();[.D$1:.D$3806])" office:value-type="float" office:value="-3.465" calcext:value-type="float">
            <text:p>-3.4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-41" calcext:value-type="float">
            <text:p>-41</text:p>
          </table:table-cell>
          <table:table-cell office:value-type="float" office:value="-21.42" calcext:value-type="float">
            <text:p>-21.42</text:p>
          </table:table-cell>
          <table:table-cell table:number-columns-repeated="5"/>
          <table:table-cell table:formula="of:=ROW()" office:value-type="float" office:value="543" calcext:value-type="float">
            <text:p>54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4.5" calcext:value-type="float">
            <text:p>-44.5</text:p>
          </table:table-cell>
          <table:table-cell table:style-name="ce1" table:formula="of:=AVERAGEIF([.$A$1:.$A$3806];ROW();[.D$1:.D$3806])" office:value-type="float" office:value="-3.205" calcext:value-type="float">
            <text:p>-3.2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4" calcext:value-type="float">
            <text:p>-14</text:p>
          </table:table-cell>
          <table:table-cell office:value-type="float" office:value="-53" calcext:value-type="float">
            <text:p>-53</text:p>
          </table:table-cell>
          <table:table-cell office:value-type="float" office:value="-20.67" calcext:value-type="float">
            <text:p>-20.67</text:p>
          </table:table-cell>
          <table:table-cell table:number-columns-repeated="5"/>
          <table:table-cell table:formula="of:=ROW()" office:value-type="float" office:value="544" calcext:value-type="float">
            <text:p>54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.5" calcext:value-type="float">
            <text:p>-37.5</text:p>
          </table:table-cell>
          <table:table-cell table:style-name="ce1" table:formula="of:=AVERAGEIF([.$A$1:.$A$3806];ROW();[.D$1:.D$3806])" office:value-type="float" office:value="-3.015" calcext:value-type="float">
            <text:p>-3.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4" calcext:value-type="float">
            <text:p>-14</text:p>
          </table:table-cell>
          <table:table-cell office:value-type="float" office:value="-53" calcext:value-type="float">
            <text:p>-53</text:p>
          </table:table-cell>
          <table:table-cell office:value-type="float" office:value="-20.42" calcext:value-type="float">
            <text:p>-20.42</text:p>
          </table:table-cell>
          <table:table-cell table:number-columns-repeated="5"/>
          <table:table-cell table:formula="of:=ROW()" office:value-type="float" office:value="545" calcext:value-type="float">
            <text:p>54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3.365" calcext:value-type="float">
            <text:p>-3.3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 office:value-type="float" office:value="-60" calcext:value-type="float">
            <text:p>-60</text:p>
          </table:table-cell>
          <table:table-cell office:value-type="float" office:value="-19.75" calcext:value-type="float">
            <text:p>-19.75</text:p>
          </table:table-cell>
          <table:table-cell table:number-columns-repeated="5"/>
          <table:table-cell table:formula="of:=ROW()" office:value-type="float" office:value="546" calcext:value-type="float">
            <text:p>54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7.5" calcext:value-type="float">
            <text:p>-47.5</text:p>
          </table:table-cell>
          <table:table-cell table:style-name="ce1" table:formula="of:=AVERAGEIF([.$A$1:.$A$3806];ROW();[.D$1:.D$3806])" office:value-type="float" office:value="-3.385" calcext:value-type="float">
            <text:p>-3.3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office:value-type="float" office:value="-19.29" calcext:value-type="float">
            <text:p>-19.29</text:p>
          </table:table-cell>
          <table:table-cell table:number-columns-repeated="5"/>
          <table:table-cell table:formula="of:=ROW()" office:value-type="float" office:value="547" calcext:value-type="float">
            <text:p>54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3.21" calcext:value-type="float">
            <text:p>-3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-19.62" calcext:value-type="float">
            <text:p>-19.62</text:p>
          </table:table-cell>
          <table:table-cell table:number-columns-repeated="5"/>
          <table:table-cell table:formula="of:=ROW()" office:value-type="float" office:value="548" calcext:value-type="float">
            <text:p>54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0.5" calcext:value-type="float">
            <text:p>-30.5</text:p>
          </table:table-cell>
          <table:table-cell table:style-name="ce1" table:formula="of:=AVERAGEIF([.$A$1:.$A$3806];ROW();[.D$1:.D$3806])" office:value-type="float" office:value="-3.115" calcext:value-type="float">
            <text:p>-3.1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2" calcext:value-type="float">
            <text:p>-12</text:p>
          </table:table-cell>
          <table:table-cell office:value-type="float" office:value="-58" calcext:value-type="float">
            <text:p>-58</text:p>
          </table:table-cell>
          <table:table-cell office:value-type="float" office:value="-19.21" calcext:value-type="float">
            <text:p>-19.21</text:p>
          </table:table-cell>
          <table:table-cell table:number-columns-repeated="5"/>
          <table:table-cell table:formula="of:=ROW()" office:value-type="float" office:value="549" calcext:value-type="float">
            <text:p>54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9" calcext:value-type="float">
            <text:p>-49</text:p>
          </table:table-cell>
          <table:table-cell table:style-name="ce1" table:formula="of:=AVERAGEIF([.$A$1:.$A$3806];ROW();[.D$1:.D$3806])" office:value-type="float" office:value="-3.18" calcext:value-type="float">
            <text:p>-3.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office:value-type="float" office:value="-52" calcext:value-type="float">
            <text:p>-52</text:p>
          </table:table-cell>
          <table:table-cell office:value-type="float" office:value="-18.83" calcext:value-type="float">
            <text:p>-18.83</text:p>
          </table:table-cell>
          <table:table-cell table:number-columns-repeated="5"/>
          <table:table-cell table:formula="of:=ROW()" office:value-type="float" office:value="550" calcext:value-type="float">
            <text:p>55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7" calcext:value-type="float">
            <text:p>-47</text:p>
          </table:table-cell>
          <table:table-cell table:style-name="ce1" table:formula="of:=AVERAGEIF([.$A$1:.$A$3806];ROW();[.D$1:.D$3806])" office:value-type="float" office:value="-3.01" calcext:value-type="float">
            <text:p>-3.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-63" calcext:value-type="float">
            <text:p>-63</text:p>
          </table:table-cell>
          <table:table-cell office:value-type="float" office:value="-18.97" calcext:value-type="float">
            <text:p>-18.97</text:p>
          </table:table-cell>
          <table:table-cell table:number-columns-repeated="5"/>
          <table:table-cell table:formula="of:=ROW()" office:value-type="float" office:value="551" calcext:value-type="float">
            <text:p>55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2.5" calcext:value-type="float">
            <text:p>-42.5</text:p>
          </table:table-cell>
          <table:table-cell table:style-name="ce1" table:formula="of:=AVERAGEIF([.$A$1:.$A$3806];ROW();[.D$1:.D$3806])" office:value-type="float" office:value="-2.855" calcext:value-type="float">
            <text:p>-2.8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-63" calcext:value-type="float">
            <text:p>-63</text:p>
          </table:table-cell>
          <table:table-cell office:value-type="float" office:value="-19.35" calcext:value-type="float">
            <text:p>-19.35</text:p>
          </table:table-cell>
          <table:table-cell table:number-columns-repeated="5"/>
          <table:table-cell table:formula="of:=ROW()" office:value-type="float" office:value="552" calcext:value-type="float">
            <text:p>55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5.5" calcext:value-type="float">
            <text:p>-35.5</text:p>
          </table:table-cell>
          <table:table-cell table:style-name="ce1" table:formula="of:=AVERAGEIF([.$A$1:.$A$3806];ROW();[.D$1:.D$3806])" office:value-type="float" office:value="-3.025" calcext:value-type="float">
            <text:p>-3.0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2" calcext:value-type="float">
            <text:p>-12</text:p>
          </table:table-cell>
          <table:table-cell office:value-type="float" office:value="-50" calcext:value-type="float">
            <text:p>-50</text:p>
          </table:table-cell>
          <table:table-cell office:value-type="float" office:value="-19.25" calcext:value-type="float">
            <text:p>-19.25</text:p>
          </table:table-cell>
          <table:table-cell table:number-columns-repeated="5"/>
          <table:table-cell table:formula="of:=ROW()" office:value-type="float" office:value="553" calcext:value-type="float">
            <text:p>55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2.945" calcext:value-type="float">
            <text:p>-2.9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office:value-type="float" office:value="-47" calcext:value-type="float">
            <text:p>-47</text:p>
          </table:table-cell>
          <table:table-cell office:value-type="float" office:value="-18.27" calcext:value-type="float">
            <text:p>-18.27</text:p>
          </table:table-cell>
          <table:table-cell table:number-columns-repeated="5"/>
          <table:table-cell table:formula="of:=ROW()" office:value-type="float" office:value="554" calcext:value-type="float">
            <text:p>55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5" calcext:value-type="float">
            <text:p>-35</text:p>
          </table:table-cell>
          <table:table-cell table:style-name="ce1" table:formula="of:=AVERAGEIF([.$A$1:.$A$3806];ROW();[.D$1:.D$3806])" office:value-type="float" office:value="-2.665" calcext:value-type="float">
            <text:p>-2.6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float" office:value="-52" calcext:value-type="float">
            <text:p>-52</text:p>
          </table:table-cell>
          <table:table-cell office:value-type="float" office:value="-18.83" calcext:value-type="float">
            <text:p>-18.83</text:p>
          </table:table-cell>
          <table:table-cell table:number-columns-repeated="5"/>
          <table:table-cell table:formula="of:=ROW()" office:value-type="float" office:value="555" calcext:value-type="float">
            <text:p>55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2.765" calcext:value-type="float">
            <text:p>-2.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7.35" calcext:value-type="float">
            <text:p>-17.35</text:p>
          </table:table-cell>
          <table:table-cell table:number-columns-repeated="5"/>
          <table:table-cell table:formula="of:=ROW()" office:value-type="float" office:value="556" calcext:value-type="float">
            <text:p>55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4" calcext:value-type="float">
            <text:p>-44</text:p>
          </table:table-cell>
          <table:table-cell table:style-name="ce1" table:formula="of:=AVERAGEIF([.$A$1:.$A$3806];ROW();[.D$1:.D$3806])" office:value-type="float" office:value="-3.03" calcext:value-type="float">
            <text:p>-3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float" office:value="-17.76" calcext:value-type="float">
            <text:p>-17.76</text:p>
          </table:table-cell>
          <table:table-cell table:number-columns-repeated="5"/>
          <table:table-cell table:formula="of:=ROW()" office:value-type="float" office:value="557" calcext:value-type="float">
            <text:p>55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" calcext:value-type="float">
            <text:p>-37</text:p>
          </table:table-cell>
          <table:table-cell table:style-name="ce1" table:formula="of:=AVERAGEIF([.$A$1:.$A$3806];ROW();[.D$1:.D$3806])" office:value-type="float" office:value="-3.11" calcext:value-type="float">
            <text:p>-3.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17.74" calcext:value-type="float">
            <text:p>-17.74</text:p>
          </table:table-cell>
          <table:table-cell table:number-columns-repeated="5"/>
          <table:table-cell table:formula="of:=ROW()" office:value-type="float" office:value="558" calcext:value-type="float">
            <text:p>55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3.5" calcext:value-type="float">
            <text:p>-33.5</text:p>
          </table:table-cell>
          <table:table-cell table:style-name="ce1" table:formula="of:=AVERAGEIF([.$A$1:.$A$3806];ROW();[.D$1:.D$3806])" office:value-type="float" office:value="-2.91" calcext:value-type="float">
            <text:p>-2.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17.3" calcext:value-type="float">
            <text:p>-17.3</text:p>
          </table:table-cell>
          <table:table-cell table:number-columns-repeated="5"/>
          <table:table-cell table:formula="of:=ROW()" office:value-type="float" office:value="559" calcext:value-type="float">
            <text:p>55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.5" calcext:value-type="float">
            <text:p>-38.5</text:p>
          </table:table-cell>
          <table:table-cell table:style-name="ce1" table:formula="of:=AVERAGEIF([.$A$1:.$A$3806];ROW();[.D$1:.D$3806])" office:value-type="float" office:value="-3.425" calcext:value-type="float">
            <text:p>-3.4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16.49" calcext:value-type="float">
            <text:p>-16.49</text:p>
          </table:table-cell>
          <table:table-cell table:number-columns-repeated="5"/>
          <table:table-cell table:formula="of:=ROW()" office:value-type="float" office:value="560" calcext:value-type="float">
            <text:p>56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4.5" calcext:value-type="float">
            <text:p>-44.5</text:p>
          </table:table-cell>
          <table:table-cell table:style-name="ce1" table:formula="of:=AVERAGEIF([.$A$1:.$A$3806];ROW();[.D$1:.D$3806])" office:value-type="float" office:value="-3.415" calcext:value-type="float">
            <text:p>-3.4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1" calcext:value-type="float">
            <text:p>-11</text:p>
          </table:table-cell>
          <table:table-cell office:value-type="float" office:value="-55" calcext:value-type="float">
            <text:p>-55</text:p>
          </table:table-cell>
          <table:table-cell office:value-type="float" office:value="-17.14" calcext:value-type="float">
            <text:p>-17.14</text:p>
          </table:table-cell>
          <table:table-cell table:number-columns-repeated="5"/>
          <table:table-cell table:formula="of:=ROW()" office:value-type="float" office:value="561" calcext:value-type="float">
            <text:p>56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.5" calcext:value-type="float">
            <text:p>-43.5</text:p>
          </table:table-cell>
          <table:table-cell table:style-name="ce1" table:formula="of:=AVERAGEIF([.$A$1:.$A$3806];ROW();[.D$1:.D$3806])"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16.16" calcext:value-type="float">
            <text:p>-16.16</text:p>
          </table:table-cell>
          <table:table-cell table:number-columns-repeated="5"/>
          <table:table-cell table:formula="of:=ROW()" office:value-type="float" office:value="562" calcext:value-type="float">
            <text:p>56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.5" calcext:value-type="float">
            <text:p>-40.5</text:p>
          </table:table-cell>
          <table:table-cell table:style-name="ce1" table:formula="of:=AVERAGEIF([.$A$1:.$A$3806];ROW();[.D$1:.D$3806])" office:value-type="float" office:value="-3.245" calcext:value-type="float">
            <text:p>-3.2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15.72" calcext:value-type="float">
            <text:p>-15.72</text:p>
          </table:table-cell>
          <table:table-cell table:number-columns-repeated="5"/>
          <table:table-cell table:formula="of:=ROW()" office:value-type="float" office:value="563" calcext:value-type="float">
            <text:p>56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25" calcext:value-type="float">
            <text:p>-25</text:p>
          </table:table-cell>
          <table:table-cell table:style-name="ce1" table:formula="of:=AVERAGEIF([.$A$1:.$A$3806];ROW();[.D$1:.D$3806])" office:value-type="float" office:value="-2.85" calcext:value-type="float">
            <text:p>-2.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15.84" calcext:value-type="float">
            <text:p>-15.84</text:p>
          </table:table-cell>
          <table:table-cell table:number-columns-repeated="5"/>
          <table:table-cell table:formula="of:=ROW()" office:value-type="float" office:value="564" calcext:value-type="float">
            <text:p>564</text:p>
          </table:table-cell>
          <table:table-cell table:style-name="ce1" table:formula="of:=AVERAGEIF([.$A$1:.$A$3806];ROW();[.B$1:.B$3806])" office:value-type="float" office:value="-0.5" calcext:value-type="float">
            <text:p>-0.5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3.3" calcext:value-type="float">
            <text:p>-3.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15.49" calcext:value-type="float">
            <text:p>-15.49</text:p>
          </table:table-cell>
          <table:table-cell table:number-columns-repeated="5"/>
          <table:table-cell table:formula="of:=ROW()" office:value-type="float" office:value="565" calcext:value-type="float">
            <text:p>56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4" calcext:value-type="float">
            <text:p>-34</text:p>
          </table:table-cell>
          <table:table-cell table:style-name="ce1" table:formula="of:=AVERAGEIF([.$A$1:.$A$3806];ROW();[.D$1:.D$3806])" office:value-type="float" office:value="-2.64" calcext:value-type="float">
            <text:p>-2.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15.82" calcext:value-type="float">
            <text:p>-15.82</text:p>
          </table:table-cell>
          <table:table-cell table:number-columns-repeated="5"/>
          <table:table-cell table:formula="of:=ROW()" office:value-type="float" office:value="566" calcext:value-type="float">
            <text:p>56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8" calcext:value-type="float">
            <text:p>-48</text:p>
          </table:table-cell>
          <table:table-cell table:style-name="ce1" table:formula="of:=AVERAGEIF([.$A$1:.$A$3806];ROW();[.D$1:.D$3806])"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-54" calcext:value-type="float">
            <text:p>-54</text:p>
          </table:table-cell>
          <table:table-cell office:value-type="float" office:value="-15.03" calcext:value-type="float">
            <text:p>-15.03</text:p>
          </table:table-cell>
          <table:table-cell table:number-columns-repeated="5"/>
          <table:table-cell table:formula="of:=ROW()" office:value-type="float" office:value="567" calcext:value-type="float">
            <text:p>56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15.13" calcext:value-type="float">
            <text:p>-15.13</text:p>
          </table:table-cell>
          <table:table-cell table:number-columns-repeated="5"/>
          <table:table-cell table:formula="of:=ROW()" office:value-type="float" office:value="568" calcext:value-type="float">
            <text:p>56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" calcext:value-type="float">
            <text:p>-36</text:p>
          </table:table-cell>
          <table:table-cell table:style-name="ce1" table:formula="of:=AVERAGEIF([.$A$1:.$A$3806];ROW();[.D$1:.D$3806])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" calcext:value-type="float">
            <text:p>-8</text:p>
          </table:table-cell>
          <table:table-cell office:value-type="float" office:value="-59" calcext:value-type="float">
            <text:p>-59</text:p>
          </table:table-cell>
          <table:table-cell office:value-type="float" office:value="-15.12" calcext:value-type="float">
            <text:p>-15.12</text:p>
          </table:table-cell>
          <table:table-cell table:number-columns-repeated="5"/>
          <table:table-cell table:formula="of:=ROW()" office:value-type="float" office:value="569" calcext:value-type="float">
            <text:p>56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28" calcext:value-type="float">
            <text:p>-28</text:p>
          </table:table-cell>
          <table:table-cell table:style-name="ce1" table:formula="of:=AVERAGEIF([.$A$1:.$A$3806];ROW();[.D$1:.D$3806])" office:value-type="float" office:value="-2.38" calcext:value-type="float">
            <text:p>-2.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" calcext:value-type="float">
            <text:p>-8</text:p>
          </table:table-cell>
          <table:table-cell office:value-type="float" office:value="-50" calcext:value-type="float">
            <text:p>-50</text:p>
          </table:table-cell>
          <table:table-cell office:value-type="float" office:value="-15.19" calcext:value-type="float">
            <text:p>-15.19</text:p>
          </table:table-cell>
          <table:table-cell table:number-columns-repeated="5"/>
          <table:table-cell table:formula="of:=ROW()" office:value-type="float" office:value="570" calcext:value-type="float">
            <text:p>57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" calcext:value-type="float">
            <text:p>-37</text:p>
          </table:table-cell>
          <table:table-cell table:style-name="ce1" table:formula="of:=AVERAGEIF([.$A$1:.$A$3806];ROW();[.D$1:.D$3806])"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15.11" calcext:value-type="float">
            <text:p>-15.11</text:p>
          </table:table-cell>
          <table:table-cell table:number-columns-repeated="5"/>
          <table:table-cell table:formula="of:=ROW()" office:value-type="float" office:value="571" calcext:value-type="float">
            <text:p>57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2.82" calcext:value-type="float">
            <text:p>-2.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" calcext:value-type="float">
            <text:p>-8</text:p>
          </table:table-cell>
          <table:table-cell office:value-type="float" office:value="-55" calcext:value-type="float">
            <text:p>-55</text:p>
          </table:table-cell>
          <table:table-cell office:value-type="float" office:value="-14.94" calcext:value-type="float">
            <text:p>-14.94</text:p>
          </table:table-cell>
          <table:table-cell table:number-columns-repeated="5"/>
          <table:table-cell table:formula="of:=ROW()" office:value-type="float" office:value="572" calcext:value-type="float">
            <text:p>57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0" calcext:value-type="float">
            <text:p>-40</text:p>
          </table:table-cell>
          <table:table-cell table:style-name="ce1" table:formula="of:=AVERAGEIF([.$A$1:.$A$3806];ROW();[.D$1:.D$3806])" office:value-type="float" office:value="-3.22" calcext:value-type="float">
            <text:p>-3.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14.26" calcext:value-type="float">
            <text:p>-14.26</text:p>
          </table:table-cell>
          <table:table-cell table:number-columns-repeated="5"/>
          <table:table-cell table:formula="of:=ROW()" office:value-type="float" office:value="573" calcext:value-type="float">
            <text:p>57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50" calcext:value-type="float">
            <text:p>-50</text:p>
          </table:table-cell>
          <table:table-cell table:style-name="ce1" table:formula="of:=AVERAGEIF([.$A$1:.$A$3806];ROW();[.D$1:.D$3806])"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14.23" calcext:value-type="float">
            <text:p>-14.23</text:p>
          </table:table-cell>
          <table:table-cell table:number-columns-repeated="5"/>
          <table:table-cell table:formula="of:=ROW()" office:value-type="float" office:value="574" calcext:value-type="float">
            <text:p>57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54" calcext:value-type="float">
            <text:p>-54</text:p>
          </table:table-cell>
          <table:table-cell table:style-name="ce1" table:formula="of:=AVERAGEIF([.$A$1:.$A$3806];ROW();[.D$1:.D$3806])"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4.09" calcext:value-type="float">
            <text:p>-14.09</text:p>
          </table:table-cell>
          <table:table-cell table:number-columns-repeated="5"/>
          <table:table-cell table:formula="of:=ROW()" office:value-type="float" office:value="575" calcext:value-type="float">
            <text:p>57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4" calcext:value-type="float">
            <text:p>-44</text:p>
          </table:table-cell>
          <table:table-cell table:style-name="ce1" table:formula="of:=AVERAGEIF([.$A$1:.$A$3806];ROW();[.D$1:.D$3806])"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13.58" calcext:value-type="float">
            <text:p>-13.58</text:p>
          </table:table-cell>
          <table:table-cell table:number-columns-repeated="5"/>
          <table:table-cell table:formula="of:=ROW()" office:value-type="float" office:value="576" calcext:value-type="float">
            <text:p>57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0" calcext:value-type="float">
            <text:p>-30</text:p>
          </table:table-cell>
          <table:table-cell table:style-name="ce1" table:formula="of:=AVERAGEIF([.$A$1:.$A$3806];ROW();[.D$1:.D$3806])" office:value-type="float" office:value="-2.92" calcext:value-type="float">
            <text:p>-2.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13.7" calcext:value-type="float">
            <text:p>-13.7</text:p>
          </table:table-cell>
          <table:table-cell table:number-columns-repeated="5"/>
          <table:table-cell table:formula="of:=ROW()" office:value-type="float" office:value="577" calcext:value-type="float">
            <text:p>57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3.17" calcext:value-type="float">
            <text:p>-3.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13.15" calcext:value-type="float">
            <text:p>-13.15</text:p>
          </table:table-cell>
          <table:table-cell table:number-columns-repeated="5"/>
          <table:table-cell table:formula="of:=ROW()" office:value-type="float" office:value="578" calcext:value-type="float">
            <text:p>57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2.55" calcext:value-type="float">
            <text:p>-2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12.72" calcext:value-type="float">
            <text:p>-12.72</text:p>
          </table:table-cell>
          <table:table-cell table:number-columns-repeated="5"/>
          <table:table-cell table:formula="of:=ROW()" office:value-type="float" office:value="579" calcext:value-type="float">
            <text:p>57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3" calcext:value-type="float">
            <text:p>-33</text:p>
          </table:table-cell>
          <table:table-cell table:style-name="ce1" table:formula="of:=AVERAGEIF([.$A$1:.$A$3806];ROW();[.D$1:.D$3806])" office:value-type="float" office:value="-2.51" calcext:value-type="float">
            <text:p>-2.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12.08" calcext:value-type="float">
            <text:p>-12.08</text:p>
          </table:table-cell>
          <table:table-cell table:number-columns-repeated="5"/>
          <table:table-cell table:formula="of:=ROW()" office:value-type="float" office:value="580" calcext:value-type="float">
            <text:p>58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7" calcext:value-type="float">
            <text:p>-37</text:p>
          </table:table-cell>
          <table:table-cell table:style-name="ce1" table:formula="of:=AVERAGEIF([.$A$1:.$A$3806];ROW();[.D$1:.D$3806])" office:value-type="float" office:value="-2.54" calcext:value-type="float">
            <text:p>-2.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12.52" calcext:value-type="float">
            <text:p>-12.52</text:p>
          </table:table-cell>
          <table:table-cell table:number-columns-repeated="5"/>
          <table:table-cell table:formula="of:=ROW()" office:value-type="float" office:value="581" calcext:value-type="float">
            <text:p>58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2.89" calcext:value-type="float">
            <text:p>-2.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12.31" calcext:value-type="float">
            <text:p>-12.31</text:p>
          </table:table-cell>
          <table:table-cell table:number-columns-repeated="5"/>
          <table:table-cell table:formula="of:=ROW()" office:value-type="float" office:value="582" calcext:value-type="float">
            <text:p>58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8" calcext:value-type="float">
            <text:p>-48</text:p>
          </table:table-cell>
          <table:table-cell table:style-name="ce1" table:formula="of:=AVERAGEIF([.$A$1:.$A$3806];ROW();[.D$1:.D$3806])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12.53" calcext:value-type="float">
            <text:p>-12.53</text:p>
          </table:table-cell>
          <table:table-cell table:number-columns-repeated="5"/>
          <table:table-cell table:formula="of:=ROW()" office:value-type="float" office:value="583" calcext:value-type="float">
            <text:p>58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7" calcext:value-type="float">
            <text:p>-47</text:p>
          </table:table-cell>
          <table:table-cell table:style-name="ce1" table:formula="of:=AVERAGEIF([.$A$1:.$A$3806];ROW();[.D$1:.D$3806])" office:value-type="float" office:value="-3.33" calcext:value-type="float">
            <text:p>-3.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11.25" calcext:value-type="float">
            <text:p>-11.25</text:p>
          </table:table-cell>
          <table:table-cell table:number-columns-repeated="5"/>
          <table:table-cell table:formula="of:=ROW()" office:value-type="float" office:value="584" calcext:value-type="float">
            <text:p>58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11.57" calcext:value-type="float">
            <text:p>-11.57</text:p>
          </table:table-cell>
          <table:table-cell table:number-columns-repeated="5"/>
          <table:table-cell table:formula="of:=ROW()" office:value-type="float" office:value="585" calcext:value-type="float">
            <text:p>58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9" calcext:value-type="float">
            <text:p>-39</text:p>
          </table:table-cell>
          <table:table-cell table:style-name="ce1" table:formula="of:=AVERAGEIF([.$A$1:.$A$3806];ROW();[.D$1:.D$3806])"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11.28" calcext:value-type="float">
            <text:p>-11.28</text:p>
          </table:table-cell>
          <table:table-cell table:number-columns-repeated="5"/>
          <table:table-cell table:formula="of:=ROW()" office:value-type="float" office:value="586" calcext:value-type="float">
            <text:p>58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5" calcext:value-type="float">
            <text:p>-35</text:p>
          </table:table-cell>
          <table:table-cell table:style-name="ce1" table:formula="of:=AVERAGEIF([.$A$1:.$A$3806];ROW();[.D$1:.D$3806])"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11.29" calcext:value-type="float">
            <text:p>-11.29</text:p>
          </table:table-cell>
          <table:table-cell table:number-columns-repeated="5"/>
          <table:table-cell table:formula="of:=ROW()" office:value-type="float" office:value="587" calcext:value-type="float">
            <text:p>58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7" calcext:value-type="float">
            <text:p>-47</text:p>
          </table:table-cell>
          <table:table-cell table:style-name="ce1" table:formula="of:=AVERAGEIF([.$A$1:.$A$3806];ROW();[.D$1:.D$3806])" office:value-type="float" office:value="-3.18" calcext:value-type="float">
            <text:p>-3.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1.6" calcext:value-type="float">
            <text:p>-11.6</text:p>
          </table:table-cell>
          <table:table-cell table:number-columns-repeated="5"/>
          <table:table-cell table:formula="of:=ROW()" office:value-type="float" office:value="588" calcext:value-type="float">
            <text:p>58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3" calcext:value-type="float">
            <text:p>-43</text:p>
          </table:table-cell>
          <table:table-cell table:style-name="ce1" table:formula="of:=AVERAGEIF([.$A$1:.$A$3806];ROW();[.D$1:.D$3806])"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11.37" calcext:value-type="float">
            <text:p>-11.37</text:p>
          </table:table-cell>
          <table:table-cell table:number-columns-repeated="5"/>
          <table:table-cell table:formula="of:=ROW()" office:value-type="float" office:value="589" calcext:value-type="float">
            <text:p>58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29" calcext:value-type="float">
            <text:p>-29</text:p>
          </table:table-cell>
          <table:table-cell table:style-name="ce1" table:formula="of:=AVERAGEIF([.$A$1:.$A$3806];ROW();[.D$1:.D$3806]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11.3" calcext:value-type="float">
            <text:p>-11.3</text:p>
          </table:table-cell>
          <table:table-cell table:number-columns-repeated="5"/>
          <table:table-cell table:formula="of:=ROW()" office:value-type="float" office:value="590" calcext:value-type="float">
            <text:p>59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3" calcext:value-type="float">
            <text:p>-33</text:p>
          </table:table-cell>
          <table:table-cell table:style-name="ce1" table:formula="of:=AVERAGEIF([.$A$1:.$A$3806];ROW();[.D$1:.D$3806])" office:value-type="float" office:value="-2.39" calcext:value-type="float">
            <text:p>-2.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10.05" calcext:value-type="float">
            <text:p>-10.05</text:p>
          </table:table-cell>
          <table:table-cell table:number-columns-repeated="5"/>
          <table:table-cell table:formula="of:=ROW()" office:value-type="float" office:value="591" calcext:value-type="float">
            <text:p>59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5" calcext:value-type="float">
            <text:p>-45</text:p>
          </table:table-cell>
          <table:table-cell table:style-name="ce1" table:formula="of:=AVERAGEIF([.$A$1:.$A$3806];ROW();[.D$1:.D$3806])"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10.1" calcext:value-type="float">
            <text:p>-10.1</text:p>
          </table:table-cell>
          <table:table-cell table:number-columns-repeated="5"/>
          <table:table-cell table:formula="of:=ROW()" office:value-type="float" office:value="592" calcext:value-type="float">
            <text:p>59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7" calcext:value-type="float">
            <text:p>-47</text:p>
          </table:table-cell>
          <table:table-cell table:style-name="ce1" table:formula="of:=AVERAGEIF([.$A$1:.$A$3806];ROW();[.D$1:.D$3806])" office:value-type="float" office:value="-3.24" calcext:value-type="float">
            <text:p>-3.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10.22" calcext:value-type="float">
            <text:p>-10.22</text:p>
          </table:table-cell>
          <table:table-cell table:number-columns-repeated="5"/>
          <table:table-cell table:formula="of:=ROW()" office:value-type="float" office:value="593" calcext:value-type="float">
            <text:p>59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1" calcext:value-type="float">
            <text:p>-31</text:p>
          </table:table-cell>
          <table:table-cell table:style-name="ce1" table:formula="of:=AVERAGEIF([.$A$1:.$A$3806];ROW();[.D$1:.D$3806])" office:value-type="float" office:value="-2.81" calcext:value-type="float">
            <text:p>-2.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10.41" calcext:value-type="float">
            <text:p>-10.41</text:p>
          </table:table-cell>
          <table:table-cell table:number-columns-repeated="5"/>
          <table:table-cell table:formula="of:=ROW()" office:value-type="float" office:value="594" calcext:value-type="float">
            <text:p>594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2" calcext:value-type="float">
            <text:p>-42</text:p>
          </table:table-cell>
          <table:table-cell table:style-name="ce1" table:formula="of:=AVERAGEIF([.$A$1:.$A$3806];ROW();[.D$1:.D$3806])"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9.7" calcext:value-type="float">
            <text:p>-9.7</text:p>
          </table:table-cell>
          <table:table-cell table:number-columns-repeated="5"/>
          <table:table-cell table:formula="of:=ROW()" office:value-type="float" office:value="595" calcext:value-type="float">
            <text:p>595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1" calcext:value-type="float">
            <text:p>-41</text:p>
          </table:table-cell>
          <table:table-cell table:style-name="ce1" table:formula="of:=AVERAGEIF([.$A$1:.$A$3806];ROW();[.D$1:.D$3806])" office:value-type="float" office:value="-2.58" calcext:value-type="float">
            <text:p>-2.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9.33" calcext:value-type="float">
            <text:p>-9.33</text:p>
          </table:table-cell>
          <table:table-cell table:number-columns-repeated="5"/>
          <table:table-cell table:formula="of:=ROW()" office:value-type="float" office:value="596" calcext:value-type="float">
            <text:p>596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8" calcext:value-type="float">
            <text:p>-48</text:p>
          </table:table-cell>
          <table:table-cell table:style-name="ce1" table:formula="of:=AVERAGEIF([.$A$1:.$A$3806];ROW();[.D$1:.D$3806])" office:value-type="float" office:value="-3.2" calcext:value-type="float">
            <text:p>-3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9.35" calcext:value-type="float">
            <text:p>-9.35</text:p>
          </table:table-cell>
          <table:table-cell table:number-columns-repeated="5"/>
          <table:table-cell table:formula="of:=ROW()" office:value-type="float" office:value="597" calcext:value-type="float">
            <text:p>597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4" calcext:value-type="float">
            <text:p>-44</text:p>
          </table:table-cell>
          <table:table-cell table:style-name="ce1" table:formula="of:=AVERAGEIF([.$A$1:.$A$3806];ROW();[.D$1:.D$3806])" office:value-type="float" office:value="-3.02" calcext:value-type="float">
            <text:p>-3.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9.42" calcext:value-type="float">
            <text:p>-9.42</text:p>
          </table:table-cell>
          <table:table-cell table:number-columns-repeated="5"/>
          <table:table-cell table:formula="of:=ROW()" office:value-type="float" office:value="598" calcext:value-type="float">
            <text:p>598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8" calcext:value-type="float">
            <text:p>-38</text:p>
          </table:table-cell>
          <table:table-cell table:style-name="ce1" table:formula="of:=AVERAGEIF([.$A$1:.$A$3806];ROW();[.D$1:.D$3806])"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9.3" calcext:value-type="float">
            <text:p>-9.3</text:p>
          </table:table-cell>
          <table:table-cell table:number-columns-repeated="5"/>
          <table:table-cell table:formula="of:=ROW()" office:value-type="float" office:value="599" calcext:value-type="float">
            <text:p>599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7" calcext:value-type="float">
            <text:p>-47</text:p>
          </table:table-cell>
          <table:table-cell table:style-name="ce1" table:formula="of:=AVERAGEIF([.$A$1:.$A$3806];ROW();[.D$1:.D$3806])"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9.56" calcext:value-type="float">
            <text:p>-9.56</text:p>
          </table:table-cell>
          <table:table-cell table:number-columns-repeated="5"/>
          <table:table-cell table:formula="of:=ROW()" office:value-type="float" office:value="600" calcext:value-type="float">
            <text:p>600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36" calcext:value-type="float">
            <text:p>-36</text:p>
          </table:table-cell>
          <table:table-cell table:style-name="ce1" table:formula="of:=AVERAGEIF([.$A$1:.$A$3806];ROW();[.D$1:.D$3806])" office:value-type="float" office:value="-2.89" calcext:value-type="float">
            <text:p>-2.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9.21" calcext:value-type="float">
            <text:p>-9.21</text:p>
          </table:table-cell>
          <table:table-cell table:number-columns-repeated="5"/>
          <table:table-cell table:formula="of:=ROW()" office:value-type="float" office:value="601" calcext:value-type="float">
            <text:p>601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47" calcext:value-type="float">
            <text:p>-47</text:p>
          </table:table-cell>
          <table:table-cell table:style-name="ce1" table:formula="of:=AVERAGEIF([.$A$1:.$A$3806];ROW();[.D$1:.D$3806])" office:value-type="float" office:value="-2.64" calcext:value-type="float">
            <text:p>-2.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8.99" calcext:value-type="float">
            <text:p>-8.99</text:p>
          </table:table-cell>
          <table:table-cell table:number-columns-repeated="5"/>
          <table:table-cell table:formula="of:=ROW()" office:value-type="float" office:value="602" calcext:value-type="float">
            <text:p>602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25" calcext:value-type="float">
            <text:p>-25</text:p>
          </table:table-cell>
          <table:table-cell table:style-name="ce1" table:formula="of:=AVERAGEIF([.$A$1:.$A$3806];ROW();[.D$1:.D$3806])" office:value-type="float" office:value="-2.64" calcext:value-type="float">
            <text:p>-2.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8.26" calcext:value-type="float">
            <text:p>-8.26</text:p>
          </table:table-cell>
          <table:table-cell table:number-columns-repeated="5"/>
          <table:table-cell table:formula="of:=ROW()" office:value-type="float" office:value="603" calcext:value-type="float">
            <text:p>603</text:p>
          </table:table-cell>
          <table:table-cell table:style-name="ce1" table:formula="of:=AVERAGEIF([.$A$1:.$A$3806];ROW();[.B$1:.B$3806])" office:value-type="float" office:value="-1" calcext:value-type="float">
            <text:p>-1</text:p>
          </table:table-cell>
          <table:table-cell table:style-name="ce1" table:formula="of:=AVERAGEIF([.$A$1:.$A$3806];ROW();[.C$1:.C$3806])" office:value-type="float" office:value="-50" calcext:value-type="float">
            <text:p>-50</text:p>
          </table:table-cell>
          <table:table-cell table:style-name="ce1" table:formula="of:=AVERAGEIF([.$A$1:.$A$3806];ROW();[.D$1:.D$3806])" office:value-type="float" office:value="-2.99" calcext:value-type="float">
            <text:p>-2.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8.53" calcext:value-type="float">
            <text:p>-8.53</text:p>
          </table:table-cell>
          <table:table-cell table:number-columns-repeated="5"/>
          <table:table-cell table:formula="of:=ROW()" office:value-type="float" office:value="604" calcext:value-type="float">
            <text:p>604</text:p>
          </table:table-cell>
          <table:table-cell table:style-name="ce1" table:formula="of:=AVERAGEIF([.$A$1:.$A$3806];ROW();[.B$1:.B$3806])" office:value-type="float" office:value="0" calcext:value-type="float">
            <text:p>0</text:p>
          </table:table-cell>
          <table:table-cell table:style-name="ce1" table:formula="of:=AVERAGEIF([.$A$1:.$A$3806];ROW();[.C$1:.C$3806])" office:value-type="float" office:value="-24" calcext:value-type="float">
            <text:p>-24</text:p>
          </table:table-cell>
          <table:table-cell table:style-name="ce1" table:formula="of:=AVERAGEIF([.$A$1:.$A$3806];ROW();[.D$1:.D$3806])" office:value-type="float" office:value="-2.41" calcext:value-type="float">
            <text:p>-2.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8.73" calcext:value-type="float">
            <text:p>-8.73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7.94" calcext:value-type="float">
            <text:p>-7.9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8.25" calcext:value-type="float">
            <text:p>-8.25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8.17" calcext:value-type="float">
            <text:p>-8.17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7.52" calcext:value-type="float">
            <text:p>-7.5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8.1" calcext:value-type="float">
            <text:p>-8.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7.69" calcext:value-type="float">
            <text:p>-7.6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7.62" calcext:value-type="float">
            <text:p>-7.62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8.04" calcext:value-type="float">
            <text:p>-8.04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7.73" calcext:value-type="float">
            <text:p>-7.73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7.46" calcext:value-type="float">
            <text:p>-7.46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7.88" calcext:value-type="float">
            <text:p>-7.8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8.18" calcext:value-type="float">
            <text:p>-8.18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8.01" calcext:value-type="float">
            <text:p>-8.0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7.34" calcext:value-type="float">
            <text:p>-7.34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35" calcext:value-type="float">
            <text:p>-7.3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7.18" calcext:value-type="float">
            <text:p>-7.18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7.12" calcext:value-type="float">
            <text:p>-7.12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6.84" calcext:value-type="float">
            <text:p>-6.8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6.77" calcext:value-type="float">
            <text:p>-6.77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57" calcext:value-type="float">
            <text:p>-6.57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6.42" calcext:value-type="float">
            <text:p>-6.42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6.67" calcext:value-type="float">
            <text:p>-6.67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6.95" calcext:value-type="float">
            <text:p>-6.9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6.62" calcext:value-type="float">
            <text:p>-6.62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29" calcext:value-type="float">
            <text:p>-6.29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7.01" calcext:value-type="float">
            <text:p>-7.0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15" calcext:value-type="float">
            <text:p>-6.15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6.48" calcext:value-type="float">
            <text:p>-6.4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56" calcext:value-type="float">
            <text:p>-5.5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13" calcext:value-type="float">
            <text:p>-5.1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13" calcext:value-type="float">
            <text:p>-5.13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38" calcext:value-type="float">
            <text:p>-5.38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07" calcext:value-type="float">
            <text:p>-5.07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23" calcext:value-type="float">
            <text:p>-5.23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4.99" calcext:value-type="float">
            <text:p>-4.99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4.66" calcext:value-type="float">
            <text:p>-4.66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5.19" calcext:value-type="float">
            <text:p>-5.19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4.65" calcext:value-type="float">
            <text:p>-4.65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22" calcext:value-type="float">
            <text:p>-4.22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.66" calcext:value-type="float">
            <text:p>-4.66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7" calcext:value-type="float">
            <text:p>-3.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4.53" calcext:value-type="float">
            <text:p>-4.53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45" calcext:value-type="float">
            <text:p>-4.45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33" calcext:value-type="float">
            <text:p>-4.33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44" calcext:value-type="float">
            <text:p>-4.44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5.07" calcext:value-type="float">
            <text:p>-5.07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4.11" calcext:value-type="float">
            <text:p>-4.11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48" calcext:value-type="float">
            <text:p>-3.48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3.6" calcext:value-type="float">
            <text:p>-3.6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6" calcext:value-type="float">
            <text:p>-3.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4.55" calcext:value-type="float">
            <text:p>-4.55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4.97" calcext:value-type="float">
            <text:p>-4.97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22" calcext:value-type="float">
            <text:p>-4.22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66" calcext:value-type="float">
            <text:p>-4.66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4.22" calcext:value-type="float">
            <text:p>-4.22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31" calcext:value-type="float">
            <text:p>-3.31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41" calcext:value-type="float">
            <text:p>-3.41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11" calcext:value-type="float">
            <text:p>-4.11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77" calcext:value-type="float">
            <text:p>-3.77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48" calcext:value-type="float">
            <text:p>-3.4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72" calcext:value-type="float">
            <text:p>-4.72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7" calcext:value-type="float">
            <text:p>-3.7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77" calcext:value-type="float">
            <text:p>-3.77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52" calcext:value-type="float">
            <text:p>-2.52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48" calcext:value-type="float">
            <text:p>-3.48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146" calcext:value-type="float">
            <text:p>-146</text:p>
          </table:table-cell>
          <table:table-cell office:value-type="float" office:value="-80.09" calcext:value-type="float">
            <text:p>-80.0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136" calcext:value-type="float">
            <text:p>-136</text:p>
          </table:table-cell>
          <table:table-cell office:value-type="float" office:value="-67.96" calcext:value-type="float">
            <text:p>-67.9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-113" calcext:value-type="float">
            <text:p>-113</text:p>
          </table:table-cell>
          <table:table-cell office:value-type="float" office:value="-61.43" calcext:value-type="float">
            <text:p>-61.4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-103" calcext:value-type="float">
            <text:p>-103</text:p>
          </table:table-cell>
          <table:table-cell office:value-type="float" office:value="-54.11" calcext:value-type="float">
            <text:p>-54.1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-95" calcext:value-type="float">
            <text:p>-95</text:p>
          </table:table-cell>
          <table:table-cell office:value-type="float" office:value="-48.13" calcext:value-type="float">
            <text:p>-48.1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83" calcext:value-type="float">
            <text:p>-83</text:p>
          </table:table-cell>
          <table:table-cell office:value-type="float" office:value="-40.63" calcext:value-type="float">
            <text:p>-40.6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-79" calcext:value-type="float">
            <text:p>-79</text:p>
          </table:table-cell>
          <table:table-cell office:value-type="float" office:value="-36.52" calcext:value-type="float">
            <text:p>-36.5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-74" calcext:value-type="float">
            <text:p>-74</text:p>
          </table:table-cell>
          <table:table-cell office:value-type="float" office:value="-34.84" calcext:value-type="float">
            <text:p>-34.8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70" calcext:value-type="float">
            <text:p>-70</text:p>
          </table:table-cell>
          <table:table-cell office:value-type="float" office:value="-31.93" calcext:value-type="float">
            <text:p>-31.9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" calcext:value-type="float">
            <text:p>-17</text:p>
          </table:table-cell>
          <table:table-cell office:value-type="float" office:value="-68" calcext:value-type="float">
            <text:p>-68</text:p>
          </table:table-cell>
          <table:table-cell office:value-type="float" office:value="-31.12" calcext:value-type="float">
            <text:p>-31.1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" calcext:value-type="float">
            <text:p>-17</text:p>
          </table:table-cell>
          <table:table-cell office:value-type="float" office:value="-53" calcext:value-type="float">
            <text:p>-53</text:p>
          </table:table-cell>
          <table:table-cell office:value-type="float" office:value="-27.47" calcext:value-type="float">
            <text:p>-27.4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57" calcext:value-type="float">
            <text:p>-57</text:p>
          </table:table-cell>
          <table:table-cell office:value-type="float" office:value="-25.46" calcext:value-type="float">
            <text:p>-25.4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-61" calcext:value-type="float">
            <text:p>-61</text:p>
          </table:table-cell>
          <table:table-cell office:value-type="float" office:value="-24.49" calcext:value-type="float">
            <text:p>-24.4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  <table:table-cell office:value-type="float" office:value="-69" calcext:value-type="float">
            <text:p>-69</text:p>
          </table:table-cell>
          <table:table-cell office:value-type="float" office:value="-23.33" calcext:value-type="float">
            <text:p>-23.3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-22.01" calcext:value-type="float">
            <text:p>-22.0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21.66" calcext:value-type="float">
            <text:p>-21.6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-20.65" calcext:value-type="float">
            <text:p>-20.6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20.58" calcext:value-type="float">
            <text:p>-20.5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-62" calcext:value-type="float">
            <text:p>-62</text:p>
          </table:table-cell>
          <table:table-cell office:value-type="float" office:value="-20.55" calcext:value-type="float">
            <text:p>-20.5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float" office:value="-52" calcext:value-type="float">
            <text:p>-52</text:p>
          </table:table-cell>
          <table:table-cell office:value-type="float" office:value="-19.61" calcext:value-type="float">
            <text:p>-19.6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-19.33" calcext:value-type="float">
            <text:p>-19.3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2" calcext:value-type="float">
            <text:p>-12</text:p>
          </table:table-cell>
          <table:table-cell office:value-type="float" office:value="-43" calcext:value-type="float">
            <text:p>-43</text:p>
          </table:table-cell>
          <table:table-cell office:value-type="float" office:value="-18.55" calcext:value-type="float">
            <text:p>-18.55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office:value-type="float" office:value="-46" calcext:value-type="float">
            <text:p>-46</text:p>
          </table:table-cell>
          <table:table-cell office:value-type="float" office:value="-17.71" calcext:value-type="float">
            <text:p>-17.7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-51" calcext:value-type="float">
            <text:p>-51</text:p>
          </table:table-cell>
          <table:table-cell office:value-type="float" office:value="-17.38" calcext:value-type="float">
            <text:p>-17.3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17.31" calcext:value-type="float">
            <text:p>-17.3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-16.81" calcext:value-type="float">
            <text:p>-16.8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-16.01" calcext:value-type="float">
            <text:p>-16.0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15.57" calcext:value-type="float">
            <text:p>-15.5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" calcext:value-type="float">
            <text:p>-7</text:p>
          </table:table-cell>
          <table:table-cell office:value-type="float" office:value="-57" calcext:value-type="float">
            <text:p>-57</text:p>
          </table:table-cell>
          <table:table-cell office:value-type="float" office:value="-15.26" calcext:value-type="float">
            <text:p>-15.26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15.49" calcext:value-type="float">
            <text:p>-15.49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" calcext:value-type="float">
            <text:p>-7</text:p>
          </table:table-cell>
          <table:table-cell office:value-type="float" office:value="-49" calcext:value-type="float">
            <text:p>-49</text:p>
          </table:table-cell>
          <table:table-cell office:value-type="float" office:value="-15.2" calcext:value-type="float">
            <text:p>-15.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7" calcext:value-type="float">
            <text:p>-7</text:p>
          </table:table-cell>
          <table:table-cell office:value-type="float" office:value="-52" calcext:value-type="float">
            <text:p>-52</text:p>
          </table:table-cell>
          <table:table-cell office:value-type="float" office:value="-15.19" calcext:value-type="float">
            <text:p>-15.19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" calcext:value-type="float">
            <text:p>-7</text:p>
          </table:table-cell>
          <table:table-cell office:value-type="float" office:value="-58" calcext:value-type="float">
            <text:p>-58</text:p>
          </table:table-cell>
          <table:table-cell office:value-type="float" office:value="-14.98" calcext:value-type="float">
            <text:p>-14.98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" calcext:value-type="float">
            <text:p>-7</text:p>
          </table:table-cell>
          <table:table-cell office:value-type="float" office:value="-38" calcext:value-type="float">
            <text:p>-38</text:p>
          </table:table-cell>
          <table:table-cell office:value-type="float" office:value="-14.6" calcext:value-type="float">
            <text:p>-14.6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13.11" calcext:value-type="float">
            <text:p>-13.11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  <table:table-cell office:value-type="float" office:value="-58" calcext:value-type="float">
            <text:p>-58</text:p>
          </table:table-cell>
          <table:table-cell office:value-type="float" office:value="-13.08" calcext:value-type="float">
            <text:p>-13.08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7" calcext:value-type="float">
            <text:p>-7</text:p>
          </table:table-cell>
          <table:table-cell office:value-type="float" office:value="-52" calcext:value-type="float">
            <text:p>-52</text:p>
          </table:table-cell>
          <table:table-cell office:value-type="float" office:value="-12.12" calcext:value-type="float">
            <text:p>-12.1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12.59" calcext:value-type="float">
            <text:p>-12.59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12.33" calcext:value-type="float">
            <text:p>-12.3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" calcext:value-type="float">
            <text:p>-7</text:p>
          </table:table-cell>
          <table:table-cell office:value-type="float" office:value="-45" calcext:value-type="float">
            <text:p>-45</text:p>
          </table:table-cell>
          <table:table-cell office:value-type="float" office:value="-12.25" calcext:value-type="float">
            <text:p>-12.2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11.89" calcext:value-type="float">
            <text:p>-11.8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10.94" calcext:value-type="float">
            <text:p>-10.94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10.23" calcext:value-type="float">
            <text:p>-10.2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" calcext:value-type="float">
            <text:p>-6</text:p>
          </table:table-cell>
          <table:table-cell office:value-type="float" office:value="-30" calcext:value-type="float">
            <text:p>-30</text:p>
          </table:table-cell>
          <table:table-cell office:value-type="float" office:value="-9.63" calcext:value-type="float">
            <text:p>-9.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9.6" calcext:value-type="float">
            <text:p>-9.6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9.37" calcext:value-type="float">
            <text:p>-9.3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9.83" calcext:value-type="float">
            <text:p>-9.8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9.69" calcext:value-type="float">
            <text:p>-9.69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9.9" calcext:value-type="float">
            <text:p>-9.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9.56" calcext:value-type="float">
            <text:p>-9.5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8.96" calcext:value-type="float">
            <text:p>-8.96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9.55" calcext:value-type="float">
            <text:p>-9.55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9.11" calcext:value-type="float">
            <text:p>-9.1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" calcext:value-type="float">
            <text:p>-7</text:p>
          </table:table-cell>
          <table:table-cell office:value-type="float" office:value="-38" calcext:value-type="float">
            <text:p>-38</text:p>
          </table:table-cell>
          <table:table-cell office:value-type="float" office:value="-8.75" calcext:value-type="float">
            <text:p>-8.7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" calcext:value-type="float">
            <text:p>-7</text:p>
          </table:table-cell>
          <table:table-cell office:value-type="float" office:value="-38" calcext:value-type="float">
            <text:p>-38</text:p>
          </table:table-cell>
          <table:table-cell office:value-type="float" office:value="-8.55" calcext:value-type="float">
            <text:p>-8.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" calcext:value-type="float">
            <text:p>-7</text:p>
          </table:table-cell>
          <table:table-cell office:value-type="float" office:value="-19" calcext:value-type="float">
            <text:p>-19</text:p>
          </table:table-cell>
          <table:table-cell office:value-type="float" office:value="-8.1" calcext:value-type="float">
            <text:p>-8.1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8.78" calcext:value-type="float">
            <text:p>-8.78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" calcext:value-type="float">
            <text:p>-7</text:p>
          </table:table-cell>
          <table:table-cell office:value-type="float" office:value="-56" calcext:value-type="float">
            <text:p>-56</text:p>
          </table:table-cell>
          <table:table-cell office:value-type="float" office:value="-8.9" calcext:value-type="float">
            <text:p>-8.9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9.15" calcext:value-type="float">
            <text:p>-9.1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8.98" calcext:value-type="float">
            <text:p>-8.9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8.34" calcext:value-type="float">
            <text:p>-8.34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8.98" calcext:value-type="float">
            <text:p>-8.9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8.49" calcext:value-type="float">
            <text:p>-8.49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8.93" calcext:value-type="float">
            <text:p>-8.9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9.18" calcext:value-type="float">
            <text:p>-9.1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" calcext:value-type="float">
            <text:p>-7</text:p>
          </table:table-cell>
          <table:table-cell office:value-type="float" office:value="-45" calcext:value-type="float">
            <text:p>-45</text:p>
          </table:table-cell>
          <table:table-cell office:value-type="float" office:value="-8.85" calcext:value-type="float">
            <text:p>-8.8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9.21" calcext:value-type="float">
            <text:p>-9.21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9.12" calcext:value-type="float">
            <text:p>-9.1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9.27" calcext:value-type="float">
            <text:p>-9.27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9.44" calcext:value-type="float">
            <text:p>-9.4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8.84" calcext:value-type="float">
            <text:p>-8.84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-56" calcext:value-type="float">
            <text:p>-56</text:p>
          </table:table-cell>
          <table:table-cell office:value-type="float" office:value="-8.84" calcext:value-type="float">
            <text:p>-8.84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8.71" calcext:value-type="float">
            <text:p>-8.7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8.81" calcext:value-type="float">
            <text:p>-8.8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8.22" calcext:value-type="float">
            <text:p>-8.22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-7.85" calcext:value-type="float">
            <text:p>-7.8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8.44" calcext:value-type="float">
            <text:p>-8.4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9.17" calcext:value-type="float">
            <text:p>-9.17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8.06" calcext:value-type="float">
            <text:p>-8.06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8.9" calcext:value-type="float">
            <text:p>-8.9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8.85" calcext:value-type="float">
            <text:p>-8.85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8.19" calcext:value-type="float">
            <text:p>-8.19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7.98" calcext:value-type="float">
            <text:p>-7.98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8.16" calcext:value-type="float">
            <text:p>-8.16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8.09" calcext:value-type="float">
            <text:p>-8.09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8.36" calcext:value-type="float">
            <text:p>-8.3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7.89" calcext:value-type="float">
            <text:p>-7.89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7.98" calcext:value-type="float">
            <text:p>-7.9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7.79" calcext:value-type="float">
            <text:p>-7.7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-7.81" calcext:value-type="float">
            <text:p>-7.81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7.72" calcext:value-type="float">
            <text:p>-7.7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8.08" calcext:value-type="float">
            <text:p>-8.08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8.86" calcext:value-type="float">
            <text:p>-8.8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9.4" calcext:value-type="float">
            <text:p>-9.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8.81" calcext:value-type="float">
            <text:p>-8.8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8.54" calcext:value-type="float">
            <text:p>-8.54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8.98" calcext:value-type="float">
            <text:p>-8.9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9.12" calcext:value-type="float">
            <text:p>-9.1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8.82" calcext:value-type="float">
            <text:p>-8.82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8.72" calcext:value-type="float">
            <text:p>-8.72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8.96" calcext:value-type="float">
            <text:p>-8.96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8.06" calcext:value-type="float">
            <text:p>-8.0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8.17" calcext:value-type="float">
            <text:p>-8.17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9.08" calcext:value-type="float">
            <text:p>-9.08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8.75" calcext:value-type="float">
            <text:p>-8.75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88" calcext:value-type="float">
            <text:p>-6.88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7.59" calcext:value-type="float">
            <text:p>-7.5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7.24" calcext:value-type="float">
            <text:p>-7.24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6.93" calcext:value-type="float">
            <text:p>-6.9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7.04" calcext:value-type="float">
            <text:p>-7.04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6.87" calcext:value-type="float">
            <text:p>-6.87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59" calcext:value-type="float">
            <text:p>-6.59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.57" calcext:value-type="float">
            <text:p>-6.57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6.51" calcext:value-type="float">
            <text:p>-6.5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7.47" calcext:value-type="float">
            <text:p>-7.47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7.54" calcext:value-type="float">
            <text:p>-7.54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6.3" calcext:value-type="float">
            <text:p>-6.3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5.69" calcext:value-type="float">
            <text:p>-5.69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5.89" calcext:value-type="float">
            <text:p>-5.8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29" calcext:value-type="float">
            <text:p>-6.29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55" calcext:value-type="float">
            <text:p>-5.5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93" calcext:value-type="float">
            <text:p>-5.93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11" calcext:value-type="float">
            <text:p>-6.11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35" calcext:value-type="float">
            <text:p>-6.3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office:value-type="float" office:value="-5.25" calcext:value-type="float">
            <text:p>-5.25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5.35" calcext:value-type="float">
            <text:p>-5.3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3" calcext:value-type="float">
            <text:p>-5.3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83" calcext:value-type="float">
            <text:p>-5.8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5.49" calcext:value-type="float">
            <text:p>-5.49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69" calcext:value-type="float">
            <text:p>-5.69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55" calcext:value-type="float">
            <text:p>-5.55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89" calcext:value-type="float">
            <text:p>-5.89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5.48" calcext:value-type="float">
            <text:p>-5.4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18" calcext:value-type="float">
            <text:p>-6.18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13" calcext:value-type="float">
            <text:p>-6.13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5.83" calcext:value-type="float">
            <text:p>-5.8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6.76" calcext:value-type="float">
            <text:p>-6.76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56" calcext:value-type="float">
            <text:p>-5.56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99" calcext:value-type="float">
            <text:p>-5.99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6.23" calcext:value-type="float">
            <text:p>-6.23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5.29" calcext:value-type="float">
            <text:p>-5.29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5.99" calcext:value-type="float">
            <text:p>-5.99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5.14" calcext:value-type="float">
            <text:p>-5.14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76" calcext:value-type="float">
            <text:p>-5.76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6" calcext:value-type="float">
            <text:p>-5.6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74" calcext:value-type="float">
            <text:p>-5.7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5" calcext:value-type="float">
            <text:p>-5.5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04" calcext:value-type="float">
            <text:p>-6.04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6.03" calcext:value-type="float">
            <text:p>-6.03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23" calcext:value-type="float">
            <text:p>-6.2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5.46" calcext:value-type="float">
            <text:p>-5.46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5.87" calcext:value-type="float">
            <text:p>-5.87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41" calcext:value-type="float">
            <text:p>-5.41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23" calcext:value-type="float">
            <text:p>-6.23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07" calcext:value-type="float">
            <text:p>-6.07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6.48" calcext:value-type="float">
            <text:p>-6.48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56" calcext:value-type="float">
            <text:p>-6.5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6.04" calcext:value-type="float">
            <text:p>-6.0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5.04" calcext:value-type="float">
            <text:p>-5.0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5.33" calcext:value-type="float">
            <text:p>-5.33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96" calcext:value-type="float">
            <text:p>-5.96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5.3" calcext:value-type="float">
            <text:p>-5.3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6.14" calcext:value-type="float">
            <text:p>-6.14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.32" calcext:value-type="float">
            <text:p>-5.32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41" calcext:value-type="float">
            <text:p>-5.41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6.03" calcext:value-type="float">
            <text:p>-6.03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5.61" calcext:value-type="float">
            <text:p>-5.61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6.31" calcext:value-type="float">
            <text:p>-6.31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69" calcext:value-type="float">
            <text:p>-5.69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96" calcext:value-type="float">
            <text:p>-5.96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89" calcext:value-type="float">
            <text:p>-5.89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46" calcext:value-type="float">
            <text:p>-5.46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6.38" calcext:value-type="float">
            <text:p>-6.38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98" calcext:value-type="float">
            <text:p>-4.9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98" calcext:value-type="float">
            <text:p>-4.98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4.58" calcext:value-type="float">
            <text:p>-4.58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.19" calcext:value-type="float">
            <text:p>-5.19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46" calcext:value-type="float">
            <text:p>-5.46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29" calcext:value-type="float">
            <text:p>-6.29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96" calcext:value-type="float">
            <text:p>-5.9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6.14" calcext:value-type="float">
            <text:p>-6.14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81" calcext:value-type="float">
            <text:p>-5.81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67" calcext:value-type="float">
            <text:p>-6.67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6.9" calcext:value-type="float">
            <text:p>-6.9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7.32" calcext:value-type="float">
            <text:p>-7.32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91" calcext:value-type="float">
            <text:p>-6.91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6.67" calcext:value-type="float">
            <text:p>-6.67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3" calcext:value-type="float">
            <text:p>-5.3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5.44" calcext:value-type="float">
            <text:p>-5.44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69" calcext:value-type="float">
            <text:p>-5.69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5.3" calcext:value-type="float">
            <text:p>-5.3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49" calcext:value-type="float">
            <text:p>-5.49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5.1" calcext:value-type="float">
            <text:p>-5.1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87" calcext:value-type="float">
            <text:p>-4.87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46" calcext:value-type="float">
            <text:p>-5.46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5.69" calcext:value-type="float">
            <text:p>-5.69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4.98" calcext:value-type="float">
            <text:p>-4.98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38" calcext:value-type="float">
            <text:p>-5.38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38" calcext:value-type="float">
            <text:p>-5.38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.23" calcext:value-type="float">
            <text:p>-5.23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49" calcext:value-type="float">
            <text:p>-5.49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35" calcext:value-type="float">
            <text:p>-5.35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89" calcext:value-type="float">
            <text:p>-4.89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5.32" calcext:value-type="float">
            <text:p>-5.32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07" calcext:value-type="float">
            <text:p>-5.07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4.36" calcext:value-type="float">
            <text:p>-4.36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4.36" calcext:value-type="float">
            <text:p>-4.36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76" calcext:value-type="float">
            <text:p>-4.76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45" calcext:value-type="float">
            <text:p>-4.45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4.54" calcext:value-type="float">
            <text:p>-4.54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92" calcext:value-type="float">
            <text:p>-4.92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5.53" calcext:value-type="float">
            <text:p>-5.53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5.14" calcext:value-type="float">
            <text:p>-5.14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5.48" calcext:value-type="float">
            <text:p>-5.48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5.04" calcext:value-type="float">
            <text:p>-5.04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38" calcext:value-type="float">
            <text:p>-4.38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89" calcext:value-type="float">
            <text:p>-4.89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4.36" calcext:value-type="float">
            <text:p>-4.36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41" calcext:value-type="float">
            <text:p>-4.41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4.14" calcext:value-type="float">
            <text:p>-4.14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5.17" calcext:value-type="float">
            <text:p>-5.17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6.04" calcext:value-type="float">
            <text:p>-6.04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46" calcext:value-type="float">
            <text:p>-4.46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54" calcext:value-type="float">
            <text:p>-4.54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87" calcext:value-type="float">
            <text:p>-4.87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72" calcext:value-type="float">
            <text:p>-4.72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36" calcext:value-type="float">
            <text:p>-4.36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96" calcext:value-type="float">
            <text:p>-3.96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96" calcext:value-type="float">
            <text:p>-3.96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64" calcext:value-type="float">
            <text:p>-3.64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22" calcext:value-type="float">
            <text:p>-4.22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25" calcext:value-type="float">
            <text:p>-2.25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3.27" calcext:value-type="float">
            <text:p>-3.27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41" calcext:value-type="float">
            <text:p>-3.41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27" calcext:value-type="float">
            <text:p>-3.27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14" calcext:value-type="float">
            <text:p>-3.14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-153" calcext:value-type="float">
            <text:p>-153</text:p>
          </table:table-cell>
          <table:table-cell office:value-type="float" office:value="-85.32" calcext:value-type="float">
            <text:p>-85.3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-119" calcext:value-type="float">
            <text:p>-119</text:p>
          </table:table-cell>
          <table:table-cell office:value-type="float" office:value="-77.45" calcext:value-type="float">
            <text:p>-77.4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-119" calcext:value-type="float">
            <text:p>-119</text:p>
          </table:table-cell>
          <table:table-cell office:value-type="float" office:value="-65.02" calcext:value-type="float">
            <text:p>-65.0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-105" calcext:value-type="float">
            <text:p>-105</text:p>
          </table:table-cell>
          <table:table-cell office:value-type="float" office:value="-55.24" calcext:value-type="float">
            <text:p>-55.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-89" calcext:value-type="float">
            <text:p>-89</text:p>
          </table:table-cell>
          <table:table-cell office:value-type="float" office:value="-42.94" calcext:value-type="float">
            <text:p>-42.9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81" calcext:value-type="float">
            <text:p>-81</text:p>
          </table:table-cell>
          <table:table-cell office:value-type="float" office:value="-36.2" calcext:value-type="float">
            <text:p>-36.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-82" calcext:value-type="float">
            <text:p>-82</text:p>
          </table:table-cell>
          <table:table-cell office:value-type="float" office:value="-30.31" calcext:value-type="float">
            <text:p>-30.3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office:value-type="float" office:value="-27.01" calcext:value-type="float">
            <text:p>-27.0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51" calcext:value-type="float">
            <text:p>-51</text:p>
          </table:table-cell>
          <table:table-cell office:value-type="float" office:value="-21.09" calcext:value-type="float">
            <text:p>-21.0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1" calcext:value-type="float">
            <text:p>-71</text:p>
          </table:table-cell>
          <table:table-cell office:value-type="float" office:value="-18.85" calcext:value-type="float">
            <text:p>-18.8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-17.92" calcext:value-type="float">
            <text:p>-17.9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office:value-type="float" office:value="-16.85" calcext:value-type="float">
            <text:p>-16.8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15.87" calcext:value-type="float">
            <text:p>-15.8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-60" calcext:value-type="float">
            <text:p>-60</text:p>
          </table:table-cell>
          <table:table-cell office:value-type="float" office:value="-14.1" calcext:value-type="float">
            <text:p>-14.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float" office:value="-13.1" calcext:value-type="float">
            <text:p>-13.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-44" calcext:value-type="float">
            <text:p>-44</text:p>
          </table:table-cell>
          <table:table-cell office:value-type="float" office:value="-12.66" calcext:value-type="float">
            <text:p>-12.6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office:value-type="float" office:value="-44" calcext:value-type="float">
            <text:p>-44</text:p>
          </table:table-cell>
          <table:table-cell office:value-type="float" office:value="-11.88" calcext:value-type="float">
            <text:p>-11.8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-37" calcext:value-type="float">
            <text:p>-37</text:p>
          </table:table-cell>
          <table:table-cell office:value-type="float" office:value="-11.67" calcext:value-type="float">
            <text:p>-11.67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-42" calcext:value-type="float">
            <text:p>-42</text:p>
          </table:table-cell>
          <table:table-cell office:value-type="float" office:value="-11.64" calcext:value-type="float">
            <text:p>-11.6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11.05" calcext:value-type="float">
            <text:p>-11.0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11.2" calcext:value-type="float">
            <text:p>-11.2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10.84" calcext:value-type="float">
            <text:p>-10.84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11" calcext:value-type="float">
            <text:p>-1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10.89" calcext:value-type="float">
            <text:p>-10.8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58" calcext:value-type="float">
            <text:p>-158</text:p>
          </table:table-cell>
          <table:table-cell office:value-type="float" office:value="-83.22" calcext:value-type="float">
            <text:p>-83.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-149" calcext:value-type="float">
            <text:p>-149</text:p>
          </table:table-cell>
          <table:table-cell office:value-type="float" office:value="-73.98" calcext:value-type="float">
            <text:p>-73.9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-139" calcext:value-type="float">
            <text:p>-139</text:p>
          </table:table-cell>
          <table:table-cell office:value-type="float" office:value="-62.25" calcext:value-type="float">
            <text:p>-62.2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-110" calcext:value-type="float">
            <text:p>-110</text:p>
          </table:table-cell>
          <table:table-cell office:value-type="float" office:value="-49.42" calcext:value-type="float">
            <text:p>-49.4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81" calcext:value-type="float">
            <text:p>-81</text:p>
          </table:table-cell>
          <table:table-cell office:value-type="float" office:value="-44.64" calcext:value-type="float">
            <text:p>-44.6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86" calcext:value-type="float">
            <text:p>-86</text:p>
          </table:table-cell>
          <table:table-cell office:value-type="float" office:value="-38.94" calcext:value-type="float">
            <text:p>-38.9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75" calcext:value-type="float">
            <text:p>-75</text:p>
          </table:table-cell>
          <table:table-cell office:value-type="float" office:value="-34.57" calcext:value-type="float">
            <text:p>-34.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105" calcext:value-type="float">
            <text:p>-105</text:p>
          </table:table-cell>
          <table:table-cell office:value-type="float" office:value="-32.46" calcext:value-type="float">
            <text:p>-32.4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92" calcext:value-type="float">
            <text:p>-92</text:p>
          </table:table-cell>
          <table:table-cell office:value-type="float" office:value="-30.76" calcext:value-type="float">
            <text:p>-30.7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26.82" calcext:value-type="float">
            <text:p>-26.8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58" calcext:value-type="float">
            <text:p>-58</text:p>
          </table:table-cell>
          <table:table-cell office:value-type="float" office:value="-22.48" calcext:value-type="float">
            <text:p>-22.4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9.42" calcext:value-type="float">
            <text:p>-19.4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17.7" calcext:value-type="float">
            <text:p>-17.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15.69" calcext:value-type="float">
            <text:p>-15.6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2.91" calcext:value-type="float">
            <text:p>-12.9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12.25" calcext:value-type="float">
            <text:p>-12.2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11.02" calcext:value-type="float">
            <text:p>-11.0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9.82" calcext:value-type="float">
            <text:p>-9.8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9.48" calcext:value-type="float">
            <text:p>-9.4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9.31" calcext:value-type="float">
            <text:p>-9.3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8.62" calcext:value-type="float">
            <text:p>-8.62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9.26" calcext:value-type="float">
            <text:p>-9.2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9.15" calcext:value-type="float">
            <text:p>-9.1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8.95" calcext:value-type="float">
            <text:p>-8.9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7.8" calcext:value-type="float">
            <text:p>-7.8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8.22" calcext:value-type="float">
            <text:p>-8.2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83" calcext:value-type="float">
            <text:p>-7.8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8.02" calcext:value-type="float">
            <text:p>-8.0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62" calcext:value-type="float">
            <text:p>-7.6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7.64" calcext:value-type="float">
            <text:p>-7.6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7.63" calcext:value-type="float">
            <text:p>-7.63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23" calcext:value-type="float">
            <text:p>-23</text:p>
          </table:table-cell>
          <table:table-cell office:value-type="float" office:value="-7.45" calcext:value-type="float">
            <text:p>-7.4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7.8" calcext:value-type="float">
            <text:p>-7.8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7.23" calcext:value-type="float">
            <text:p>-7.23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7.11" calcext:value-type="float">
            <text:p>-7.11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7.32" calcext:value-type="float">
            <text:p>-7.32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55" calcext:value-type="float">
            <text:p>-7.5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7.59" calcext:value-type="float">
            <text:p>-7.59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7.45" calcext:value-type="float">
            <text:p>-7.4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7.85" calcext:value-type="float">
            <text:p>-7.8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25" calcext:value-type="float">
            <text:p>-7.2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73" calcext:value-type="float">
            <text:p>-7.7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7.26" calcext:value-type="float">
            <text:p>-7.26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-7.07" calcext:value-type="float">
            <text:p>-7.0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7.14" calcext:value-type="float">
            <text:p>-7.1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83" calcext:value-type="float">
            <text:p>-7.8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7.94" calcext:value-type="float">
            <text:p>-7.94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8.31" calcext:value-type="float">
            <text:p>-8.3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7.89" calcext:value-type="float">
            <text:p>-7.89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8.17" calcext:value-type="float">
            <text:p>-8.1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94" calcext:value-type="float">
            <text:p>-7.94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7.83" calcext:value-type="float">
            <text:p>-7.8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7.61" calcext:value-type="float">
            <text:p>-7.6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7.54" calcext:value-type="float">
            <text:p>-7.54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7.57" calcext:value-type="float">
            <text:p>-7.57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6.91" calcext:value-type="float">
            <text:p>-6.91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7.22" calcext:value-type="float">
            <text:p>-7.2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7.55" calcext:value-type="float">
            <text:p>-7.5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7.17" calcext:value-type="float">
            <text:p>-7.17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7.44" calcext:value-type="float">
            <text:p>-7.44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6.94" calcext:value-type="float">
            <text:p>-6.94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" calcext:value-type="float">
            <text:p>-4</text:p>
          </table:table-cell>
          <table:table-cell office:value-type="float" office:value="-21" calcext:value-type="float">
            <text:p>-21</text:p>
          </table:table-cell>
          <table:table-cell office:value-type="float" office:value="-6.65" calcext:value-type="float">
            <text:p>-6.65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7.15" calcext:value-type="float">
            <text:p>-7.1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7.85" calcext:value-type="float">
            <text:p>-7.8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02" calcext:value-type="float">
            <text:p>-7.0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65" calcext:value-type="float">
            <text:p>-7.65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8" calcext:value-type="float">
            <text:p>-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7.78" calcext:value-type="float">
            <text:p>-7.78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06" calcext:value-type="float">
            <text:p>-7.06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7.03" calcext:value-type="float">
            <text:p>-7.03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7.27" calcext:value-type="float">
            <text:p>-7.27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-6.51" calcext:value-type="float">
            <text:p>-6.5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7.45" calcext:value-type="float">
            <text:p>-7.4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46" calcext:value-type="float">
            <text:p>-6.46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83" calcext:value-type="float">
            <text:p>-6.83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6.94" calcext:value-type="float">
            <text:p>-6.9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67" calcext:value-type="float">
            <text:p>-6.67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6.38" calcext:value-type="float">
            <text:p>-6.38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04" calcext:value-type="float">
            <text:p>-7.04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27" calcext:value-type="float">
            <text:p>-7.27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6.6" calcext:value-type="float">
            <text:p>-6.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7.56" calcext:value-type="float">
            <text:p>-7.56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7.2" calcext:value-type="float">
            <text:p>-7.2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6.83" calcext:value-type="float">
            <text:p>-6.83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7.41" calcext:value-type="float">
            <text:p>-7.4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6.75" calcext:value-type="float">
            <text:p>-6.7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55" calcext:value-type="float">
            <text:p>-6.55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7.26" calcext:value-type="float">
            <text:p>-7.2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89" calcext:value-type="float">
            <text:p>-5.89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51" calcext:value-type="float">
            <text:p>-6.51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6.3" calcext:value-type="float">
            <text:p>-6.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5.99" calcext:value-type="float">
            <text:p>-5.99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6.4" calcext:value-type="float">
            <text:p>-6.4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6.66" calcext:value-type="float">
            <text:p>-6.6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6.09" calcext:value-type="float">
            <text:p>-6.09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94" calcext:value-type="float">
            <text:p>-6.9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07" calcext:value-type="float">
            <text:p>-6.07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56" calcext:value-type="float">
            <text:p>-6.56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6.33" calcext:value-type="float">
            <text:p>-6.3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93" calcext:value-type="float">
            <text:p>-5.93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04" calcext:value-type="float">
            <text:p>-6.04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49" calcext:value-type="float">
            <text:p>-5.49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5" calcext:value-type="float">
            <text:p>-5.5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6.54" calcext:value-type="float">
            <text:p>-6.54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17" calcext:value-type="float">
            <text:p>-6.17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6.29" calcext:value-type="float">
            <text:p>-6.29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11" calcext:value-type="float">
            <text:p>-6.11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31" calcext:value-type="float">
            <text:p>-6.31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5.56" calcext:value-type="float">
            <text:p>-5.56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33" calcext:value-type="float">
            <text:p>-5.3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83" calcext:value-type="float">
            <text:p>-5.8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56" calcext:value-type="float">
            <text:p>-5.56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36" calcext:value-type="float">
            <text:p>-5.36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51" calcext:value-type="float">
            <text:p>-5.51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5.49" calcext:value-type="float">
            <text:p>-5.49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04" calcext:value-type="float">
            <text:p>-6.04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5.29" calcext:value-type="float">
            <text:p>-5.29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26" calcext:value-type="float">
            <text:p>-5.2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6.39" calcext:value-type="float">
            <text:p>-6.39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52" calcext:value-type="float">
            <text:p>-5.5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5.12" calcext:value-type="float">
            <text:p>-5.1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45" calcext:value-type="float">
            <text:p>-5.45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5.3" calcext:value-type="float">
            <text:p>-5.3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6.11" calcext:value-type="float">
            <text:p>-6.1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29" calcext:value-type="float">
            <text:p>-5.29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87" calcext:value-type="float">
            <text:p>-4.87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46" calcext:value-type="float">
            <text:p>-5.4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83" calcext:value-type="float">
            <text:p>-5.8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5.13" calcext:value-type="float">
            <text:p>-5.13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4.97" calcext:value-type="float">
            <text:p>-4.97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37" calcext:value-type="float">
            <text:p>-5.37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48" calcext:value-type="float">
            <text:p>-4.4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4.8" calcext:value-type="float">
            <text:p>-4.8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36" calcext:value-type="float">
            <text:p>-5.36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4.49" calcext:value-type="float">
            <text:p>-4.49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4.61" calcext:value-type="float">
            <text:p>-4.61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58" calcext:value-type="float">
            <text:p>-4.58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72" calcext:value-type="float">
            <text:p>-4.72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5.31" calcext:value-type="float">
            <text:p>-5.31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4.39" calcext:value-type="float">
            <text:p>-4.39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75" calcext:value-type="float">
            <text:p>-4.75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4.75" calcext:value-type="float">
            <text:p>-4.75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45" calcext:value-type="float">
            <text:p>-4.45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89" calcext:value-type="float">
            <text:p>-4.89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46" calcext:value-type="float">
            <text:p>-5.46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13" calcext:value-type="float">
            <text:p>-5.1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26" calcext:value-type="float">
            <text:p>-5.26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45" calcext:value-type="float">
            <text:p>-4.45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51" calcext:value-type="float">
            <text:p>-5.51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23" calcext:value-type="float">
            <text:p>-5.23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5.38" calcext:value-type="float">
            <text:p>-5.38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41" calcext:value-type="float">
            <text:p>-5.41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64" calcext:value-type="float">
            <text:p>-4.64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14" calcext:value-type="float">
            <text:p>-4.14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5.31" calcext:value-type="float">
            <text:p>-5.31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89" calcext:value-type="float">
            <text:p>-4.89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87" calcext:value-type="float">
            <text:p>-4.87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56" calcext:value-type="float">
            <text:p>-4.5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4.16" calcext:value-type="float">
            <text:p>-4.16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48" calcext:value-type="float">
            <text:p>-4.48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4.41" calcext:value-type="float">
            <text:p>-4.41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33" calcext:value-type="float">
            <text:p>-4.33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64" calcext:value-type="float">
            <text:p>-4.64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14" calcext:value-type="float">
            <text:p>-4.14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5" calcext:value-type="float">
            <text:p>-4.5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65" calcext:value-type="float">
            <text:p>-4.65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11" calcext:value-type="float">
            <text:p>-4.11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4.45" calcext:value-type="float">
            <text:p>-4.45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89" calcext:value-type="float">
            <text:p>-4.89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4.72" calcext:value-type="float">
            <text:p>-4.72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48" calcext:value-type="float">
            <text:p>-4.48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87" calcext:value-type="float">
            <text:p>-4.87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5.26" calcext:value-type="float">
            <text:p>-5.26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4.02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42" calcext:value-type="float">
            <text:p>-3.4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64" calcext:value-type="float">
            <text:p>-3.64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7" calcext:value-type="float">
            <text:p>-3.7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4.02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14" calcext:value-type="float">
            <text:p>-3.14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7" calcext:value-type="float">
            <text:p>-3.7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4.49" calcext:value-type="float">
            <text:p>-4.49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-148" calcext:value-type="float">
            <text:p>-148</text:p>
          </table:table-cell>
          <table:table-cell office:value-type="float" office:value="-79.62" calcext:value-type="float">
            <text:p>-79.6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-108" calcext:value-type="float">
            <text:p>-108</text:p>
          </table:table-cell>
          <table:table-cell office:value-type="float" office:value="-66.48" calcext:value-type="float">
            <text:p>-66.4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-96" calcext:value-type="float">
            <text:p>-96</text:p>
          </table:table-cell>
          <table:table-cell office:value-type="float" office:value="-58.84" calcext:value-type="float">
            <text:p>-58.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-109" calcext:value-type="float">
            <text:p>-109</text:p>
          </table:table-cell>
          <table:table-cell office:value-type="float" office:value="-49.52" calcext:value-type="float">
            <text:p>-49.5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-94" calcext:value-type="float">
            <text:p>-94</text:p>
          </table:table-cell>
          <table:table-cell office:value-type="float" office:value="-44.93" calcext:value-type="float">
            <text:p>-44.9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-95" calcext:value-type="float">
            <text:p>-95</text:p>
          </table:table-cell>
          <table:table-cell office:value-type="float" office:value="-39.92" calcext:value-type="float">
            <text:p>-39.9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-70" calcext:value-type="float">
            <text:p>-70</text:p>
          </table:table-cell>
          <table:table-cell office:value-type="float" office:value="-36.61" calcext:value-type="float">
            <text:p>-36.6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72" calcext:value-type="float">
            <text:p>-72</text:p>
          </table:table-cell>
          <table:table-cell office:value-type="float" office:value="-34.05" calcext:value-type="float">
            <text:p>-34.0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67" calcext:value-type="float">
            <text:p>-67</text:p>
          </table:table-cell>
          <table:table-cell office:value-type="float" office:value="-31.1" calcext:value-type="float">
            <text:p>-31.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-27.12" calcext:value-type="float">
            <text:p>-27.1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office:value-type="float" office:value="-25.98" calcext:value-type="float">
            <text:p>-25.9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-82" calcext:value-type="float">
            <text:p>-82</text:p>
          </table:table-cell>
          <table:table-cell office:value-type="float" office:value="-25.26" calcext:value-type="float">
            <text:p>-25.2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-52" calcext:value-type="float">
            <text:p>-52</text:p>
          </table:table-cell>
          <table:table-cell office:value-type="float" office:value="-24.91" calcext:value-type="float">
            <text:p>-24.9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21.86" calcext:value-type="float">
            <text:p>-21.8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-53" calcext:value-type="float">
            <text:p>-53</text:p>
          </table:table-cell>
          <table:table-cell office:value-type="float" office:value="-20.61" calcext:value-type="float">
            <text:p>-20.6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-66" calcext:value-type="float">
            <text:p>-66</text:p>
          </table:table-cell>
          <table:table-cell office:value-type="float" office:value="-19.1" calcext:value-type="float">
            <text:p>-19.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-65" calcext:value-type="float">
            <text:p>-65</text:p>
          </table:table-cell>
          <table:table-cell office:value-type="float" office:value="-18.06" calcext:value-type="float">
            <text:p>-18.0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-59" calcext:value-type="float">
            <text:p>-59</text:p>
          </table:table-cell>
          <table:table-cell office:value-type="float" office:value="-17.78" calcext:value-type="float">
            <text:p>-17.7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7.46" calcext:value-type="float">
            <text:p>-17.4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58" calcext:value-type="float">
            <text:p>-58</text:p>
          </table:table-cell>
          <table:table-cell office:value-type="float" office:value="-17.11" calcext:value-type="float">
            <text:p>-17.1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 office:value-type="float" office:value="-44" calcext:value-type="float">
            <text:p>-44</text:p>
          </table:table-cell>
          <table:table-cell office:value-type="float" office:value="-17.14" calcext:value-type="float">
            <text:p>-17.1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-58" calcext:value-type="float">
            <text:p>-58</text:p>
          </table:table-cell>
          <table:table-cell office:value-type="float" office:value="-15.93" calcext:value-type="float">
            <text:p>-15.9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5.58" calcext:value-type="float">
            <text:p>-15.58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-56" calcext:value-type="float">
            <text:p>-56</text:p>
          </table:table-cell>
          <table:table-cell office:value-type="float" office:value="-14.64" calcext:value-type="float">
            <text:p>-14.6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-14.11" calcext:value-type="float">
            <text:p>-14.1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4.22" calcext:value-type="float">
            <text:p>-14.2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4.34" calcext:value-type="float">
            <text:p>-14.3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13.59" calcext:value-type="float">
            <text:p>-13.59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float" office:value="-13.97" calcext:value-type="float">
            <text:p>-13.9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3.74" calcext:value-type="float">
            <text:p>-13.7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12.96" calcext:value-type="float">
            <text:p>-12.96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12.68" calcext:value-type="float">
            <text:p>-12.68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12.73" calcext:value-type="float">
            <text:p>-12.7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12.34" calcext:value-type="float">
            <text:p>-12.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2.39" calcext:value-type="float">
            <text:p>-12.39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12.37" calcext:value-type="float">
            <text:p>-12.37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12.18" calcext:value-type="float">
            <text:p>-12.18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11.71" calcext:value-type="float">
            <text:p>-11.7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11.26" calcext:value-type="float">
            <text:p>-11.26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11.19" calcext:value-type="float">
            <text:p>-11.19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11.15" calcext:value-type="float">
            <text:p>-11.1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10.17" calcext:value-type="float">
            <text:p>-10.17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10.68" calcext:value-type="float">
            <text:p>-10.6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9.63" calcext:value-type="float">
            <text:p>-9.6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9.39" calcext:value-type="float">
            <text:p>-9.39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8.66" calcext:value-type="float">
            <text:p>-8.6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8.32" calcext:value-type="float">
            <text:p>-8.32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8.49" calcext:value-type="float">
            <text:p>-8.49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8" calcext:value-type="float">
            <text:p>-7.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7.63" calcext:value-type="float">
            <text:p>-7.6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7.05" calcext:value-type="float">
            <text:p>-7.0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7.45" calcext:value-type="float">
            <text:p>-7.45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7.63" calcext:value-type="float">
            <text:p>-7.6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8.14" calcext:value-type="float">
            <text:p>-8.1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8.69" calcext:value-type="float">
            <text:p>-8.69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8.41" calcext:value-type="float">
            <text:p>-8.41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7.38" calcext:value-type="float">
            <text:p>-7.38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7.86" calcext:value-type="float">
            <text:p>-7.86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6.59" calcext:value-type="float">
            <text:p>-6.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39" calcext:value-type="float">
            <text:p>-6.39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63" calcext:value-type="float">
            <text:p>-6.63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7.11" calcext:value-type="float">
            <text:p>-7.11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7.18" calcext:value-type="float">
            <text:p>-7.1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85" calcext:value-type="float">
            <text:p>-6.8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6.17" calcext:value-type="float">
            <text:p>-6.17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36" calcext:value-type="float">
            <text:p>-6.36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44" calcext:value-type="float">
            <text:p>-6.44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6.14" calcext:value-type="float">
            <text:p>-6.1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6.52" calcext:value-type="float">
            <text:p>-6.5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7.05" calcext:value-type="float">
            <text:p>-7.05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22" calcext:value-type="float">
            <text:p>-7.2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6.72" calcext:value-type="float">
            <text:p>-6.72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36" calcext:value-type="float">
            <text:p>-7.3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05" calcext:value-type="float">
            <text:p>-7.0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7.16" calcext:value-type="float">
            <text:p>-7.16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6.9" calcext:value-type="float">
            <text:p>-6.9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88" calcext:value-type="float">
            <text:p>-6.88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7.3" calcext:value-type="float">
            <text:p>-7.3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96" calcext:value-type="float">
            <text:p>-6.9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7.04" calcext:value-type="float">
            <text:p>-7.0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6.92" calcext:value-type="float">
            <text:p>-6.92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02" calcext:value-type="float">
            <text:p>-7.02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5" calcext:value-type="float">
            <text:p>-6.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44" calcext:value-type="float">
            <text:p>-6.4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7.45" calcext:value-type="float">
            <text:p>-7.45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92" calcext:value-type="float">
            <text:p>-6.92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91" calcext:value-type="float">
            <text:p>-6.9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21" calcext:value-type="float">
            <text:p>-21</text:p>
          </table:table-cell>
          <table:table-cell office:value-type="float" office:value="-6.22" calcext:value-type="float">
            <text:p>-6.22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6.13" calcext:value-type="float">
            <text:p>-6.1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6.2" calcext:value-type="float">
            <text:p>-6.2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5.99" calcext:value-type="float">
            <text:p>-5.99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6.5" calcext:value-type="float">
            <text:p>-6.5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06" calcext:value-type="float">
            <text:p>-7.06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7.1" calcext:value-type="float">
            <text:p>-7.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6.41" calcext:value-type="float">
            <text:p>-6.41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6.36" calcext:value-type="float">
            <text:p>-6.3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8" calcext:value-type="float">
            <text:p>-6.8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36" calcext:value-type="float">
            <text:p>-6.3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66" calcext:value-type="float">
            <text:p>-6.66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6.65" calcext:value-type="float">
            <text:p>-6.6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57" calcext:value-type="float">
            <text:p>-6.57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54" calcext:value-type="float">
            <text:p>-6.54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6.6" calcext:value-type="float">
            <text:p>-6.6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1" calcext:value-type="float">
            <text:p>-7.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7.36" calcext:value-type="float">
            <text:p>-7.36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7.81" calcext:value-type="float">
            <text:p>-7.8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7.01" calcext:value-type="float">
            <text:p>-7.01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92" calcext:value-type="float">
            <text:p>-6.9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99" calcext:value-type="float">
            <text:p>-6.99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6.41" calcext:value-type="float">
            <text:p>-6.41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4" calcext:value-type="float">
            <text:p>-4</text:p>
          </table:table-cell>
          <table:table-cell office:value-type="float" office:value="-19" calcext:value-type="float">
            <text:p>-19</text:p>
          </table:table-cell>
          <table:table-cell office:value-type="float" office:value="-5.87" calcext:value-type="float">
            <text:p>-5.87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73" calcext:value-type="float">
            <text:p>-6.7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88" calcext:value-type="float">
            <text:p>-6.88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73" calcext:value-type="float">
            <text:p>-6.73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68" calcext:value-type="float">
            <text:p>-6.68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79" calcext:value-type="float">
            <text:p>-6.79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85" calcext:value-type="float">
            <text:p>-6.85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67" calcext:value-type="float">
            <text:p>-7.67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34" calcext:value-type="float">
            <text:p>-7.34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7.6" calcext:value-type="float">
            <text:p>-7.6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7.59" calcext:value-type="float">
            <text:p>-7.59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7.15" calcext:value-type="float">
            <text:p>-7.1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01" calcext:value-type="float">
            <text:p>-7.0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12" calcext:value-type="float">
            <text:p>-7.1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3" calcext:value-type="float">
            <text:p>-6.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7.14" calcext:value-type="float">
            <text:p>-7.14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7.62" calcext:value-type="float">
            <text:p>-7.62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6.49" calcext:value-type="float">
            <text:p>-6.49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87" calcext:value-type="float">
            <text:p>-6.87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6.46" calcext:value-type="float">
            <text:p>-6.46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6.55" calcext:value-type="float">
            <text:p>-6.55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15" calcext:value-type="float">
            <text:p>-7.15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.89" calcext:value-type="float">
            <text:p>-6.89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35" calcext:value-type="float">
            <text:p>-7.3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7.26" calcext:value-type="float">
            <text:p>-7.2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6.04" calcext:value-type="float">
            <text:p>-6.0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48" calcext:value-type="float">
            <text:p>-6.48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6.22" calcext:value-type="float">
            <text:p>-6.22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.31" calcext:value-type="float">
            <text:p>-6.3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7.31" calcext:value-type="float">
            <text:p>-7.3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49" calcext:value-type="float">
            <text:p>-6.49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6.4" calcext:value-type="float">
            <text:p>-6.4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91" calcext:value-type="float">
            <text:p>-6.9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6.79" calcext:value-type="float">
            <text:p>-6.79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5.86" calcext:value-type="float">
            <text:p>-5.86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6.77" calcext:value-type="float">
            <text:p>-6.77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81" calcext:value-type="float">
            <text:p>-5.8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6.68" calcext:value-type="float">
            <text:p>-6.6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16" calcext:value-type="float">
            <text:p>-6.1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35" calcext:value-type="float">
            <text:p>-6.35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15" calcext:value-type="float">
            <text:p>-6.15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6.27" calcext:value-type="float">
            <text:p>-6.27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6.67" calcext:value-type="float">
            <text:p>-6.67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6.77" calcext:value-type="float">
            <text:p>-6.77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6" calcext:value-type="float">
            <text:p>-6.6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7.09" calcext:value-type="float">
            <text:p>-7.09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81" calcext:value-type="float">
            <text:p>-5.81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6.63" calcext:value-type="float">
            <text:p>-6.63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5.56" calcext:value-type="float">
            <text:p>-5.5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6.11" calcext:value-type="float">
            <text:p>-6.11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6.52" calcext:value-type="float">
            <text:p>-6.52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6.11" calcext:value-type="float">
            <text:p>-6.11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07" calcext:value-type="float">
            <text:p>-6.07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6.6" calcext:value-type="float">
            <text:p>-6.6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6.61" calcext:value-type="float">
            <text:p>-6.61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5.49" calcext:value-type="float">
            <text:p>-5.49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.87" calcext:value-type="float">
            <text:p>-5.87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09" calcext:value-type="float">
            <text:p>-6.09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6.38" calcext:value-type="float">
            <text:p>-6.38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6.14" calcext:value-type="float">
            <text:p>-6.14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58" calcext:value-type="float">
            <text:p>-6.5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6.33" calcext:value-type="float">
            <text:p>-6.33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18" calcext:value-type="float">
            <text:p>-6.18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13" calcext:value-type="float">
            <text:p>-6.13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79" calcext:value-type="float">
            <text:p>-6.79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6.27" calcext:value-type="float">
            <text:p>-6.27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6.14" calcext:value-type="float">
            <text:p>-6.14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93" calcext:value-type="float">
            <text:p>-5.93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6.42" calcext:value-type="float">
            <text:p>-6.42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33" calcext:value-type="float">
            <text:p>-6.33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6.19" calcext:value-type="float">
            <text:p>-6.19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6.05" calcext:value-type="float">
            <text:p>-6.0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22" calcext:value-type="float">
            <text:p>-6.22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6.47" calcext:value-type="float">
            <text:p>-6.47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35" calcext:value-type="float">
            <text:p>-6.35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6.49" calcext:value-type="float">
            <text:p>-6.49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6.66" calcext:value-type="float">
            <text:p>-6.66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3" calcext:value-type="float">
            <text:p>-6.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5.81" calcext:value-type="float">
            <text:p>-5.81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5.83" calcext:value-type="float">
            <text:p>-5.83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89" calcext:value-type="float">
            <text:p>-5.89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87" calcext:value-type="float">
            <text:p>-5.87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6.05" calcext:value-type="float">
            <text:p>-6.05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6.31" calcext:value-type="float">
            <text:p>-6.31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6.59" calcext:value-type="float">
            <text:p>-6.59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6.13" calcext:value-type="float">
            <text:p>-6.13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6.3" calcext:value-type="float">
            <text:p>-6.3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95" calcext:value-type="float">
            <text:p>-5.95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5.61" calcext:value-type="float">
            <text:p>-5.61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6.22" calcext:value-type="float">
            <text:p>-6.22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6.72" calcext:value-type="float">
            <text:p>-6.72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6.42" calcext:value-type="float">
            <text:p>-6.42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5.6" calcext:value-type="float">
            <text:p>-5.6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46" calcext:value-type="float">
            <text:p>-6.46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6.4" calcext:value-type="float">
            <text:p>-6.4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6.14" calcext:value-type="float">
            <text:p>-6.14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93" calcext:value-type="float">
            <text:p>-5.93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.69" calcext:value-type="float">
            <text:p>-5.69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69" calcext:value-type="float">
            <text:p>-5.69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6.39" calcext:value-type="float">
            <text:p>-6.39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6.46" calcext:value-type="float">
            <text:p>-6.46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59" calcext:value-type="float">
            <text:p>-5.59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6.61" calcext:value-type="float">
            <text:p>-6.61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32" calcext:value-type="float">
            <text:p>-5.32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4.92" calcext:value-type="float">
            <text:p>-4.92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4.76" calcext:value-type="float">
            <text:p>-4.76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3" calcext:value-type="float">
            <text:p>-5.3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61" calcext:value-type="float">
            <text:p>-5.61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5.05" calcext:value-type="float">
            <text:p>-5.05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48" calcext:value-type="float">
            <text:p>-5.48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96" calcext:value-type="float">
            <text:p>-5.96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54" calcext:value-type="float">
            <text:p>-6.54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5.35" calcext:value-type="float">
            <text:p>-5.35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53" calcext:value-type="float">
            <text:p>-5.53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18" calcext:value-type="float">
            <text:p>-6.18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6.22" calcext:value-type="float">
            <text:p>-6.22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5.31" calcext:value-type="float">
            <text:p>-5.31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75" calcext:value-type="float">
            <text:p>-4.75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19" calcext:value-type="float">
            <text:p>-5.19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22" calcext:value-type="float">
            <text:p>-4.2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5.19" calcext:value-type="float">
            <text:p>-5.19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17" calcext:value-type="float">
            <text:p>-5.17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53" calcext:value-type="float">
            <text:p>-4.53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57" calcext:value-type="float">
            <text:p>-4.57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4.14" calcext:value-type="float">
            <text:p>-4.14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33" calcext:value-type="float">
            <text:p>-4.33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4.5" calcext:value-type="float">
            <text:p>-4.5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61" calcext:value-type="float">
            <text:p>-4.61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5" calcext:value-type="float">
            <text:p>-3.5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41" calcext:value-type="float">
            <text:p>-3.41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5" calcext:value-type="float">
            <text:p>-3.5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4.72" calcext:value-type="float">
            <text:p>-4.72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6" calcext:value-type="float">
            <text:p>-3.6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11" calcext:value-type="float">
            <text:p>-4.11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57" calcext:value-type="float">
            <text:p>-4.57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41" calcext:value-type="float">
            <text:p>-3.41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64" calcext:value-type="float">
            <text:p>-3.64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33" calcext:value-type="float">
            <text:p>-4.33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64" calcext:value-type="float">
            <text:p>-3.64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95" calcext:value-type="float">
            <text:p>-3.95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42" calcext:value-type="float">
            <text:p>-3.42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74" calcext:value-type="float">
            <text:p>-3.74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41" calcext:value-type="float">
            <text:p>-3.41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64" calcext:value-type="float">
            <text:p>-3.64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-151" calcext:value-type="float">
            <text:p>-151</text:p>
          </table:table-cell>
          <table:table-cell office:value-type="float" office:value="-85.23" calcext:value-type="float">
            <text:p>-85.2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-133" calcext:value-type="float">
            <text:p>-133</text:p>
          </table:table-cell>
          <table:table-cell office:value-type="float" office:value="-66.7" calcext:value-type="float">
            <text:p>-66.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-107" calcext:value-type="float">
            <text:p>-107</text:p>
          </table:table-cell>
          <table:table-cell office:value-type="float" office:value="-55.6" calcext:value-type="float">
            <text:p>-55.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-98" calcext:value-type="float">
            <text:p>-98</text:p>
          </table:table-cell>
          <table:table-cell office:value-type="float" office:value="-50.9" calcext:value-type="float">
            <text:p>-50.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-81" calcext:value-type="float">
            <text:p>-81</text:p>
          </table:table-cell>
          <table:table-cell office:value-type="float" office:value="-44.66" calcext:value-type="float">
            <text:p>-44.6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78" calcext:value-type="float">
            <text:p>-78</text:p>
          </table:table-cell>
          <table:table-cell office:value-type="float" office:value="-38.96" calcext:value-type="float">
            <text:p>-38.9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-68" calcext:value-type="float">
            <text:p>-68</text:p>
          </table:table-cell>
          <table:table-cell office:value-type="float" office:value="-36.63" calcext:value-type="float">
            <text:p>-36.6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-94" calcext:value-type="float">
            <text:p>-94</text:p>
          </table:table-cell>
          <table:table-cell office:value-type="float" office:value="-35.74" calcext:value-type="float">
            <text:p>-35.7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-61" calcext:value-type="float">
            <text:p>-61</text:p>
          </table:table-cell>
          <table:table-cell office:value-type="float" office:value="-33.05" calcext:value-type="float">
            <text:p>-33.0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-49" calcext:value-type="float">
            <text:p>-49</text:p>
          </table:table-cell>
          <table:table-cell office:value-type="float" office:value="-31.23" calcext:value-type="float">
            <text:p>-31.2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-60" calcext:value-type="float">
            <text:p>-60</text:p>
          </table:table-cell>
          <table:table-cell office:value-type="float" office:value="-26.19" calcext:value-type="float">
            <text:p>-26.1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55" calcext:value-type="float">
            <text:p>-55</text:p>
          </table:table-cell>
          <table:table-cell office:value-type="float" office:value="-25.1" calcext:value-type="float">
            <text:p>-25.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62" calcext:value-type="float">
            <text:p>-62</text:p>
          </table:table-cell>
          <table:table-cell office:value-type="float" office:value="-23.24" calcext:value-type="float">
            <text:p>-23.2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office:value-type="float" office:value="-49" calcext:value-type="float">
            <text:p>-49</text:p>
          </table:table-cell>
          <table:table-cell office:value-type="float" office:value="-22.94" calcext:value-type="float">
            <text:p>-22.9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3" calcext:value-type="float">
            <text:p>-13</text:p>
          </table:table-cell>
          <table:table-cell office:value-type="float" office:value="-54" calcext:value-type="float">
            <text:p>-54</text:p>
          </table:table-cell>
          <table:table-cell office:value-type="float" office:value="-22.86" calcext:value-type="float">
            <text:p>-22.8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22" calcext:value-type="float">
            <text:p>-2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20.77" calcext:value-type="float">
            <text:p>-20.7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55" calcext:value-type="float">
            <text:p>-55</text:p>
          </table:table-cell>
          <table:table-cell office:value-type="float" office:value="-21.14" calcext:value-type="float">
            <text:p>-21.1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-66" calcext:value-type="float">
            <text:p>-66</text:p>
          </table:table-cell>
          <table:table-cell office:value-type="float" office:value="-21.03" calcext:value-type="float">
            <text:p>-21.0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19.83" calcext:value-type="float">
            <text:p>-19.83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" calcext:value-type="float">
            <text:p>-11</text:p>
          </table:table-cell>
          <table:table-cell office:value-type="float" office:value="-60" calcext:value-type="float">
            <text:p>-60</text:p>
          </table:table-cell>
          <table:table-cell office:value-type="float" office:value="-20.14" calcext:value-type="float">
            <text:p>-20.1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-56" calcext:value-type="float">
            <text:p>-56</text:p>
          </table:table-cell>
          <table:table-cell office:value-type="float" office:value="-20.57" calcext:value-type="float">
            <text:p>-20.5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-47" calcext:value-type="float">
            <text:p>-47</text:p>
          </table:table-cell>
          <table:table-cell office:value-type="float" office:value="-19.92" calcext:value-type="float">
            <text:p>-19.9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19.25" calcext:value-type="float">
            <text:p>-19.2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18.83" calcext:value-type="float">
            <text:p>-18.8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18.85" calcext:value-type="float">
            <text:p>-18.8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18.09" calcext:value-type="float">
            <text:p>-18.0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18.2" calcext:value-type="float">
            <text:p>-18.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17.39" calcext:value-type="float">
            <text:p>-17.3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17.06" calcext:value-type="float">
            <text:p>-17.0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6.79" calcext:value-type="float">
            <text:p>-16.79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15.65" calcext:value-type="float">
            <text:p>-15.6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15.51" calcext:value-type="float">
            <text:p>-15.5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14.97" calcext:value-type="float">
            <text:p>-14.97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13.57" calcext:value-type="float">
            <text:p>-13.5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12.57" calcext:value-type="float">
            <text:p>-12.57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11.65" calcext:value-type="float">
            <text:p>-11.6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11.04" calcext:value-type="float">
            <text:p>-11.0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11.05" calcext:value-type="float">
            <text:p>-11.0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9.34" calcext:value-type="float">
            <text:p>-9.34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8.57" calcext:value-type="float">
            <text:p>-8.57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7.98" calcext:value-type="float">
            <text:p>-7.98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7.94" calcext:value-type="float">
            <text:p>-7.94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7.84" calcext:value-type="float">
            <text:p>-7.8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7.22" calcext:value-type="float">
            <text:p>-7.2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7.34" calcext:value-type="float">
            <text:p>-7.34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7.11" calcext:value-type="float">
            <text:p>-7.1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" calcext:value-type="float">
            <text:p>-3</text:p>
          </table:table-cell>
          <table:table-cell office:value-type="float" office:value="-21" calcext:value-type="float">
            <text:p>-21</text:p>
          </table:table-cell>
          <table:table-cell office:value-type="float" office:value="-6.81" calcext:value-type="float">
            <text:p>-6.8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22" calcext:value-type="float">
            <text:p>-6.22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6.92" calcext:value-type="float">
            <text:p>-6.9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85" calcext:value-type="float">
            <text:p>-6.8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7.12" calcext:value-type="float">
            <text:p>-7.1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7.41" calcext:value-type="float">
            <text:p>-7.41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7.09" calcext:value-type="float">
            <text:p>-7.09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6.35" calcext:value-type="float">
            <text:p>-6.3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6.27" calcext:value-type="float">
            <text:p>-6.27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18" calcext:value-type="float">
            <text:p>-6.1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29" calcext:value-type="float">
            <text:p>-6.2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5.48" calcext:value-type="float">
            <text:p>-5.4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6.46" calcext:value-type="float">
            <text:p>-6.46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6.23" calcext:value-type="float">
            <text:p>-6.23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5.86" calcext:value-type="float">
            <text:p>-5.86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41" calcext:value-type="float">
            <text:p>-5.41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91" calcext:value-type="float">
            <text:p>-5.91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61" calcext:value-type="float">
            <text:p>-5.61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5.48" calcext:value-type="float">
            <text:p>-5.48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83" calcext:value-type="float">
            <text:p>-5.83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95" calcext:value-type="float">
            <text:p>-5.9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6.23" calcext:value-type="float">
            <text:p>-6.23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5.96" calcext:value-type="float">
            <text:p>-5.9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51" calcext:value-type="float">
            <text:p>-5.51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5.51" calcext:value-type="float">
            <text:p>-5.51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59" calcext:value-type="float">
            <text:p>-5.59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6.33" calcext:value-type="float">
            <text:p>-6.3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6.31" calcext:value-type="float">
            <text:p>-6.3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5.51" calcext:value-type="float">
            <text:p>-5.5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5.31" calcext:value-type="float">
            <text:p>-5.31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5.44" calcext:value-type="float">
            <text:p>-5.4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5.76" calcext:value-type="float">
            <text:p>-5.76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5.36" calcext:value-type="float">
            <text:p>-5.3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5.37" calcext:value-type="float">
            <text:p>-5.3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5.36" calcext:value-type="float">
            <text:p>-5.36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7" calcext:value-type="float">
            <text:p>-4.7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97" calcext:value-type="float">
            <text:p>-4.97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8" calcext:value-type="float">
            <text:p>-4.8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48" calcext:value-type="float">
            <text:p>-4.48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6" calcext:value-type="float">
            <text:p>-4.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72" calcext:value-type="float">
            <text:p>-4.72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99" calcext:value-type="float">
            <text:p>-4.99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69" calcext:value-type="float">
            <text:p>-4.69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66" calcext:value-type="float">
            <text:p>-4.66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6" calcext:value-type="float">
            <text:p>-4.6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35" calcext:value-type="float">
            <text:p>-4.35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53" calcext:value-type="float">
            <text:p>-4.53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62" calcext:value-type="float">
            <text:p>-4.6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36" calcext:value-type="float">
            <text:p>-4.3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22" calcext:value-type="float">
            <text:p>-4.22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56" calcext:value-type="float">
            <text:p>-4.56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35" calcext:value-type="float">
            <text:p>-4.35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42" calcext:value-type="float">
            <text:p>-3.42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5" calcext:value-type="float">
            <text:p>-3.5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27" calcext:value-type="float">
            <text:p>-3.27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14" calcext:value-type="float">
            <text:p>-3.14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31" calcext:value-type="float">
            <text:p>-3.31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5" calcext:value-type="float">
            <text:p>-3.5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96" calcext:value-type="float">
            <text:p>-3.96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42" calcext:value-type="float">
            <text:p>-3.42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31" calcext:value-type="float">
            <text:p>-3.31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52" calcext:value-type="float">
            <text:p>-2.52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43" calcext:value-type="float">
            <text:p>-2.43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43" calcext:value-type="float">
            <text:p>-2.43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25" calcext:value-type="float">
            <text:p>-2.25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70" calcext:value-type="float">
            <text:p>-170</text:p>
          </table:table-cell>
          <table:table-cell office:value-type="float" office:value="-88.6" calcext:value-type="float">
            <text:p>-88.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-138" calcext:value-type="float">
            <text:p>-138</text:p>
          </table:table-cell>
          <table:table-cell office:value-type="float" office:value="-76.45" calcext:value-type="float">
            <text:p>-76.4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-141" calcext:value-type="float">
            <text:p>-141</text:p>
          </table:table-cell>
          <table:table-cell office:value-type="float" office:value="-68.98" calcext:value-type="float">
            <text:p>-68.9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-118" calcext:value-type="float">
            <text:p>-118</text:p>
          </table:table-cell>
          <table:table-cell office:value-type="float" office:value="-62.92" calcext:value-type="float">
            <text:p>-62.9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-107" calcext:value-type="float">
            <text:p>-107</text:p>
          </table:table-cell>
          <table:table-cell office:value-type="float" office:value="-53.88" calcext:value-type="float">
            <text:p>-53.8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-91" calcext:value-type="float">
            <text:p>-91</text:p>
          </table:table-cell>
          <table:table-cell office:value-type="float" office:value="-48.61" calcext:value-type="float">
            <text:p>-48.6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-95" calcext:value-type="float">
            <text:p>-95</text:p>
          </table:table-cell>
          <table:table-cell office:value-type="float" office:value="-46.19" calcext:value-type="float">
            <text:p>-46.1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-73" calcext:value-type="float">
            <text:p>-73</text:p>
          </table:table-cell>
          <table:table-cell office:value-type="float" office:value="-38.78" calcext:value-type="float">
            <text:p>-38.7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-66" calcext:value-type="float">
            <text:p>-66</text:p>
          </table:table-cell>
          <table:table-cell office:value-type="float" office:value="-33.59" calcext:value-type="float">
            <text:p>-33.5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69" calcext:value-type="float">
            <text:p>-69</text:p>
          </table:table-cell>
          <table:table-cell office:value-type="float" office:value="-32.18" calcext:value-type="float">
            <text:p>-32.1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-29.72" calcext:value-type="float">
            <text:p>-29.7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67" calcext:value-type="float">
            <text:p>-67</text:p>
          </table:table-cell>
          <table:table-cell office:value-type="float" office:value="-26.16" calcext:value-type="float">
            <text:p>-26.1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-65" calcext:value-type="float">
            <text:p>-65</text:p>
          </table:table-cell>
          <table:table-cell office:value-type="float" office:value="-25.22" calcext:value-type="float">
            <text:p>-25.2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23.59" calcext:value-type="float">
            <text:p>-23.5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22.38" calcext:value-type="float">
            <text:p>-22.3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  <table:table-cell office:value-type="float" office:value="-63" calcext:value-type="float">
            <text:p>-63</text:p>
          </table:table-cell>
          <table:table-cell office:value-type="float" office:value="-22.52" calcext:value-type="float">
            <text:p>-22.5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  <table:table-cell office:value-type="float" office:value="-66" calcext:value-type="float">
            <text:p>-66</text:p>
          </table:table-cell>
          <table:table-cell office:value-type="float" office:value="-22.12" calcext:value-type="float">
            <text:p>-22.1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60" calcext:value-type="float">
            <text:p>-60</text:p>
          </table:table-cell>
          <table:table-cell office:value-type="float" office:value="-21.81" calcext:value-type="float">
            <text:p>-21.8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-22.27" calcext:value-type="float">
            <text:p>-22.2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20.64" calcext:value-type="float">
            <text:p>-20.6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9.93" calcext:value-type="float">
            <text:p>-19.9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18.3" calcext:value-type="float">
            <text:p>-18.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-56" calcext:value-type="float">
            <text:p>-56</text:p>
          </table:table-cell>
          <table:table-cell office:value-type="float" office:value="-18.66" calcext:value-type="float">
            <text:p>-18.66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" calcext:value-type="float">
            <text:p>-11</text:p>
          </table:table-cell>
          <table:table-cell office:value-type="float" office:value="-59" calcext:value-type="float">
            <text:p>-59</text:p>
          </table:table-cell>
          <table:table-cell office:value-type="float" office:value="-17.62" calcext:value-type="float">
            <text:p>-17.6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7.37" calcext:value-type="float">
            <text:p>-17.37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office:value-type="float" office:value="-52" calcext:value-type="float">
            <text:p>-52</text:p>
          </table:table-cell>
          <table:table-cell office:value-type="float" office:value="-16.65" calcext:value-type="float">
            <text:p>-16.6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16.25" calcext:value-type="float">
            <text:p>-16.2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15.73" calcext:value-type="float">
            <text:p>-15.73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-56" calcext:value-type="float">
            <text:p>-56</text:p>
          </table:table-cell>
          <table:table-cell office:value-type="float" office:value="-15.86" calcext:value-type="float">
            <text:p>-15.86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  <table:table-cell office:value-type="float" office:value="-59" calcext:value-type="float">
            <text:p>-59</text:p>
          </table:table-cell>
          <table:table-cell office:value-type="float" office:value="-15.36" calcext:value-type="float">
            <text:p>-15.3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3.6" calcext:value-type="float">
            <text:p>-13.6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3.43" calcext:value-type="float">
            <text:p>-13.43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0" calcext:value-type="float">
            <text:p>-10</text:p>
          </table:table-cell>
          <table:table-cell office:value-type="float" office:value="-46" calcext:value-type="float">
            <text:p>-46</text:p>
          </table:table-cell>
          <table:table-cell office:value-type="float" office:value="-14.19" calcext:value-type="float">
            <text:p>-14.19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1" calcext:value-type="float">
            <text:p>-11</text:p>
          </table:table-cell>
          <table:table-cell office:value-type="float" office:value="-45" calcext:value-type="float">
            <text:p>-45</text:p>
          </table:table-cell>
          <table:table-cell office:value-type="float" office:value="-13.77" calcext:value-type="float">
            <text:p>-13.77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13.48" calcext:value-type="float">
            <text:p>-13.48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office:value-type="float" office:value="-55" calcext:value-type="float">
            <text:p>-55</text:p>
          </table:table-cell>
          <table:table-cell office:value-type="float" office:value="-13.37" calcext:value-type="float">
            <text:p>-13.37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-40" calcext:value-type="float">
            <text:p>-40</text:p>
          </table:table-cell>
          <table:table-cell office:value-type="float" office:value="-13.15" calcext:value-type="float">
            <text:p>-13.1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" calcext:value-type="float">
            <text:p>-5</text:p>
          </table:table-cell>
          <table:table-cell office:value-type="float" office:value="-59" calcext:value-type="float">
            <text:p>-59</text:p>
          </table:table-cell>
          <table:table-cell office:value-type="float" office:value="-13.36" calcext:value-type="float">
            <text:p>-13.36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2.83" calcext:value-type="float">
            <text:p>-12.8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12.45" calcext:value-type="float">
            <text:p>-12.4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13.4" calcext:value-type="float">
            <text:p>-13.4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13.79" calcext:value-type="float">
            <text:p>-13.79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13.23" calcext:value-type="float">
            <text:p>-13.2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13.35" calcext:value-type="float">
            <text:p>-13.3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4.41" calcext:value-type="float">
            <text:p>-14.41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12.99" calcext:value-type="float">
            <text:p>-12.99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12.94" calcext:value-type="float">
            <text:p>-12.94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12.8" calcext:value-type="float">
            <text:p>-12.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13.37" calcext:value-type="float">
            <text:p>-13.3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float" office:value="-13.16" calcext:value-type="float">
            <text:p>-13.1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13.63" calcext:value-type="float">
            <text:p>-13.6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14.07" calcext:value-type="float">
            <text:p>-14.07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3.14" calcext:value-type="float">
            <text:p>-13.1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-59" calcext:value-type="float">
            <text:p>-59</text:p>
          </table:table-cell>
          <table:table-cell office:value-type="float" office:value="-12.81" calcext:value-type="float">
            <text:p>-12.8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12.94" calcext:value-type="float">
            <text:p>-12.94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12.92" calcext:value-type="float">
            <text:p>-12.9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2.86" calcext:value-type="float">
            <text:p>-12.8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12.12" calcext:value-type="float">
            <text:p>-12.1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12.04" calcext:value-type="float">
            <text:p>-12.0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12.66" calcext:value-type="float">
            <text:p>-12.66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11.76" calcext:value-type="float">
            <text:p>-11.7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1.82" calcext:value-type="float">
            <text:p>-11.8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12.33" calcext:value-type="float">
            <text:p>-12.3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11.77" calcext:value-type="float">
            <text:p>-11.7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12.11" calcext:value-type="float">
            <text:p>-12.1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12.25" calcext:value-type="float">
            <text:p>-12.2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12.53" calcext:value-type="float">
            <text:p>-12.53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13.43" calcext:value-type="float">
            <text:p>-13.43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12.87" calcext:value-type="float">
            <text:p>-12.87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1.98" calcext:value-type="float">
            <text:p>-11.98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11.95" calcext:value-type="float">
            <text:p>-11.95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11.61" calcext:value-type="float">
            <text:p>-11.61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12.06" calcext:value-type="float">
            <text:p>-12.06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11.99" calcext:value-type="float">
            <text:p>-11.99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11.68" calcext:value-type="float">
            <text:p>-11.68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11.35" calcext:value-type="float">
            <text:p>-11.3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11.74" calcext:value-type="float">
            <text:p>-11.7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11.63" calcext:value-type="float">
            <text:p>-11.63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11.73" calcext:value-type="float">
            <text:p>-11.7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" calcext:value-type="float">
            <text:p>-5</text:p>
          </table:table-cell>
          <table:table-cell office:value-type="float" office:value="-59" calcext:value-type="float">
            <text:p>-59</text:p>
          </table:table-cell>
          <table:table-cell office:value-type="float" office:value="-11.98" calcext:value-type="float">
            <text:p>-11.98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2.21" calcext:value-type="float">
            <text:p>-12.2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11.73" calcext:value-type="float">
            <text:p>-11.73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11.71" calcext:value-type="float">
            <text:p>-11.7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2.16" calcext:value-type="float">
            <text:p>-12.16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1.67" calcext:value-type="float">
            <text:p>-11.67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11.8" calcext:value-type="float">
            <text:p>-11.8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10.81" calcext:value-type="float">
            <text:p>-10.81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10.94" calcext:value-type="float">
            <text:p>-10.94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11.46" calcext:value-type="float">
            <text:p>-11.46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11.64" calcext:value-type="float">
            <text:p>-11.64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11.22" calcext:value-type="float">
            <text:p>-11.2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10.66" calcext:value-type="float">
            <text:p>-10.6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10.96" calcext:value-type="float">
            <text:p>-10.9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10.9" calcext:value-type="float">
            <text:p>-10.9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10.31" calcext:value-type="float">
            <text:p>-10.3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10.4" calcext:value-type="float">
            <text:p>-10.4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10.34" calcext:value-type="float">
            <text:p>-10.3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10.38" calcext:value-type="float">
            <text:p>-10.3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10.32" calcext:value-type="float">
            <text:p>-10.32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9.86" calcext:value-type="float">
            <text:p>-9.8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9.37" calcext:value-type="float">
            <text:p>-9.37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8.83" calcext:value-type="float">
            <text:p>-8.83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8.58" calcext:value-type="float">
            <text:p>-8.5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-8.41" calcext:value-type="float">
            <text:p>-8.41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8.53" calcext:value-type="float">
            <text:p>-8.53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7.94" calcext:value-type="float">
            <text:p>-7.94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8.43" calcext:value-type="float">
            <text:p>-8.43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7.66" calcext:value-type="float">
            <text:p>-7.66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7.38" calcext:value-type="float">
            <text:p>-7.38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8.03" calcext:value-type="float">
            <text:p>-8.0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8.18" calcext:value-type="float">
            <text:p>-8.1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7.09" calcext:value-type="float">
            <text:p>-7.09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7.5" calcext:value-type="float">
            <text:p>-7.5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7.31" calcext:value-type="float">
            <text:p>-7.3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-6.8" calcext:value-type="float">
            <text:p>-6.8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6.4" calcext:value-type="float">
            <text:p>-6.4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7.11" calcext:value-type="float">
            <text:p>-7.11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6.84" calcext:value-type="float">
            <text:p>-6.84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6.17" calcext:value-type="float">
            <text:p>-6.17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92" calcext:value-type="float">
            <text:p>-6.92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38" calcext:value-type="float">
            <text:p>-6.38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6.58" calcext:value-type="float">
            <text:p>-6.58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6.14" calcext:value-type="float">
            <text:p>-6.14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93" calcext:value-type="float">
            <text:p>-6.93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6.5" calcext:value-type="float">
            <text:p>-6.5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6.55" calcext:value-type="float">
            <text:p>-6.55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7.21" calcext:value-type="float">
            <text:p>-7.2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7.3" calcext:value-type="float">
            <text:p>-7.3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7.2" calcext:value-type="float">
            <text:p>-7.2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7.3" calcext:value-type="float">
            <text:p>-7.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23" calcext:value-type="float">
            <text:p>-23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6.14" calcext:value-type="float">
            <text:p>-6.14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6.51" calcext:value-type="float">
            <text:p>-6.51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6.17" calcext:value-type="float">
            <text:p>-6.17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07" calcext:value-type="float">
            <text:p>-6.07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6.3" calcext:value-type="float">
            <text:p>-6.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95" calcext:value-type="float">
            <text:p>-5.95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46" calcext:value-type="float">
            <text:p>-6.46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09" calcext:value-type="float">
            <text:p>-6.09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44" calcext:value-type="float">
            <text:p>-6.4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8" calcext:value-type="float">
            <text:p>-6.8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5" calcext:value-type="float">
            <text:p>-7.5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22" calcext:value-type="float">
            <text:p>-7.2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6.6" calcext:value-type="float">
            <text:p>-6.6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6.52" calcext:value-type="float">
            <text:p>-6.5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7.21" calcext:value-type="float">
            <text:p>-7.2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7.32" calcext:value-type="float">
            <text:p>-7.3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6.86" calcext:value-type="float">
            <text:p>-6.86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65" calcext:value-type="float">
            <text:p>-6.65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7.01" calcext:value-type="float">
            <text:p>-7.01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6.54" calcext:value-type="float">
            <text:p>-6.54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6.28" calcext:value-type="float">
            <text:p>-6.2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11" calcext:value-type="float">
            <text:p>-6.11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6.76" calcext:value-type="float">
            <text:p>-6.76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6.09" calcext:value-type="float">
            <text:p>-6.09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6.55" calcext:value-type="float">
            <text:p>-6.5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59" calcext:value-type="float">
            <text:p>-6.59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99" calcext:value-type="float">
            <text:p>-5.99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2" calcext:value-type="float">
            <text:p>-6.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07" calcext:value-type="float">
            <text:p>-6.07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-5.52" calcext:value-type="float">
            <text:p>-5.52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99" calcext:value-type="float">
            <text:p>-5.99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office:value-type="float" office:value="-23" calcext:value-type="float">
            <text:p>-23</text:p>
          </table:table-cell>
          <table:table-cell office:value-type="float" office:value="-5.69" calcext:value-type="float">
            <text:p>-5.69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63" calcext:value-type="float">
            <text:p>-6.63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6.16" calcext:value-type="float">
            <text:p>-6.16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7.14" calcext:value-type="float">
            <text:p>-7.1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6.59" calcext:value-type="float">
            <text:p>-6.59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56" calcext:value-type="float">
            <text:p>-6.5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6.65" calcext:value-type="float">
            <text:p>-6.65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5.48" calcext:value-type="float">
            <text:p>-5.4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6.42" calcext:value-type="float">
            <text:p>-6.4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23" calcext:value-type="float">
            <text:p>-5.23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5.26" calcext:value-type="float">
            <text:p>-5.26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office:value-type="float" office:value="-4.81" calcext:value-type="float">
            <text:p>-4.81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-4.69" calcext:value-type="float">
            <text:p>-4.69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6.15" calcext:value-type="float">
            <text:p>-6.15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6.83" calcext:value-type="float">
            <text:p>-6.83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6.61" calcext:value-type="float">
            <text:p>-6.6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6.27" calcext:value-type="float">
            <text:p>-6.27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59" calcext:value-type="float">
            <text:p>-6.59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6.23" calcext:value-type="float">
            <text:p>-6.23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95" calcext:value-type="float">
            <text:p>-5.9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52" calcext:value-type="float">
            <text:p>-5.52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.87" calcext:value-type="float">
            <text:p>-5.87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46" calcext:value-type="float">
            <text:p>-5.4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95" calcext:value-type="float">
            <text:p>-5.95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21" calcext:value-type="float">
            <text:p>-21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56" calcext:value-type="float">
            <text:p>-5.56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6.39" calcext:value-type="float">
            <text:p>-6.39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55" calcext:value-type="float">
            <text:p>-5.55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35" calcext:value-type="float">
            <text:p>-5.35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93" calcext:value-type="float">
            <text:p>-5.93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4.57" calcext:value-type="float">
            <text:p>-4.57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32" calcext:value-type="float">
            <text:p>-5.32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6.41" calcext:value-type="float">
            <text:p>-6.41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5.51" calcext:value-type="float">
            <text:p>-5.51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4.52" calcext:value-type="float">
            <text:p>-4.52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57" calcext:value-type="float">
            <text:p>-4.57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5.98" calcext:value-type="float">
            <text:p>-5.98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53" calcext:value-type="float">
            <text:p>-5.53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5.3" calcext:value-type="float">
            <text:p>-5.3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07" calcext:value-type="float">
            <text:p>-5.07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69" calcext:value-type="float">
            <text:p>-5.69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14" calcext:value-type="float">
            <text:p>-5.14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69" calcext:value-type="float">
            <text:p>-4.69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95" calcext:value-type="float">
            <text:p>-4.95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45" calcext:value-type="float">
            <text:p>-5.45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4.89" calcext:value-type="float">
            <text:p>-4.89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4.54" calcext:value-type="float">
            <text:p>-4.54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33" calcext:value-type="float">
            <text:p>-5.33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19" calcext:value-type="float">
            <text:p>-5.19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38" calcext:value-type="float">
            <text:p>-5.38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37" calcext:value-type="float">
            <text:p>-5.37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5.14" calcext:value-type="float">
            <text:p>-5.14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.89" calcext:value-type="float">
            <text:p>-4.89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44" calcext:value-type="float">
            <text:p>-5.44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5.49" calcext:value-type="float">
            <text:p>-5.49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5.05" calcext:value-type="float">
            <text:p>-5.05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1" calcext:value-type="float">
            <text:p>-5.1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52" calcext:value-type="float">
            <text:p>-4.52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55" calcext:value-type="float">
            <text:p>-4.55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4.5" calcext:value-type="float">
            <text:p>-4.5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4.22" calcext:value-type="float">
            <text:p>-4.22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57" calcext:value-type="float">
            <text:p>-4.57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41" calcext:value-type="float">
            <text:p>-5.41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5.5" calcext:value-type="float">
            <text:p>-5.5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4.62" calcext:value-type="float">
            <text:p>-4.62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23" calcext:value-type="float">
            <text:p>-5.23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61" calcext:value-type="float">
            <text:p>-4.61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06" calcext:value-type="float">
            <text:p>-5.06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4.56" calcext:value-type="float">
            <text:p>-4.56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98" calcext:value-type="float">
            <text:p>-4.98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5.07" calcext:value-type="float">
            <text:p>-5.07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7" calcext:value-type="float">
            <text:p>-4.7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4.6" calcext:value-type="float">
            <text:p>-4.6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46" calcext:value-type="float">
            <text:p>-4.46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99" calcext:value-type="float">
            <text:p>-4.99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69" calcext:value-type="float">
            <text:p>-4.69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53" calcext:value-type="float">
            <text:p>-4.53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.75" calcext:value-type="float">
            <text:p>-4.75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27" calcext:value-type="float">
            <text:p>-5.27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5.26" calcext:value-type="float">
            <text:p>-5.26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4.92" calcext:value-type="float">
            <text:p>-4.92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61" calcext:value-type="float">
            <text:p>-4.61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81" calcext:value-type="float">
            <text:p>-4.81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14" calcext:value-type="float">
            <text:p>-5.14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4.62" calcext:value-type="float">
            <text:p>-4.62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5" calcext:value-type="float">
            <text:p>-4.5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4.5" calcext:value-type="float">
            <text:p>-4.5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48" calcext:value-type="float">
            <text:p>-4.48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92" calcext:value-type="float">
            <text:p>-4.9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16" calcext:value-type="float">
            <text:p>-4.16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65" calcext:value-type="float">
            <text:p>-4.65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44" calcext:value-type="float">
            <text:p>-4.44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38" calcext:value-type="float">
            <text:p>-4.38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54" calcext:value-type="float">
            <text:p>-4.54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5" calcext:value-type="float">
            <text:p>-4.5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75" calcext:value-type="float">
            <text:p>-4.75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4.69" calcext:value-type="float">
            <text:p>-4.69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3" calcext:value-type="float">
            <text:p>-4.3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44" calcext:value-type="float">
            <text:p>-4.44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41" calcext:value-type="float">
            <text:p>-4.41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4.57" calcext:value-type="float">
            <text:p>-4.57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06" calcext:value-type="float">
            <text:p>-5.06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4.49" calcext:value-type="float">
            <text:p>-4.49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89" calcext:value-type="float">
            <text:p>-4.89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4.62" calcext:value-type="float">
            <text:p>-4.62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4.41" calcext:value-type="float">
            <text:p>-4.41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48" calcext:value-type="float">
            <text:p>-4.48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77" calcext:value-type="float">
            <text:p>-3.77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07" calcext:value-type="float">
            <text:p>-4.07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66" calcext:value-type="float">
            <text:p>-3.66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48" calcext:value-type="float">
            <text:p>-3.48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6" calcext:value-type="float">
            <text:p>-3.6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35" calcext:value-type="float">
            <text:p>-4.35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27" calcext:value-type="float">
            <text:p>-3.27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31" calcext:value-type="float">
            <text:p>-3.31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16" calcext:value-type="float">
            <text:p>-4.16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42" calcext:value-type="float">
            <text:p>-3.42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-131" calcext:value-type="float">
            <text:p>-131</text:p>
          </table:table-cell>
          <table:table-cell office:value-type="float" office:value="-79.89" calcext:value-type="float">
            <text:p>-79.8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-127" calcext:value-type="float">
            <text:p>-127</text:p>
          </table:table-cell>
          <table:table-cell office:value-type="float" office:value="-67.99" calcext:value-type="float">
            <text:p>-67.9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-119" calcext:value-type="float">
            <text:p>-119</text:p>
          </table:table-cell>
          <table:table-cell office:value-type="float" office:value="-60.86" calcext:value-type="float">
            <text:p>-60.8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-99" calcext:value-type="float">
            <text:p>-99</text:p>
          </table:table-cell>
          <table:table-cell office:value-type="float" office:value="-53.1" calcext:value-type="float">
            <text:p>-53.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-90" calcext:value-type="float">
            <text:p>-90</text:p>
          </table:table-cell>
          <table:table-cell office:value-type="float" office:value="-46.03" calcext:value-type="float">
            <text:p>-46.0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76" calcext:value-type="float">
            <text:p>-76</text:p>
          </table:table-cell>
          <table:table-cell office:value-type="float" office:value="-42.72" calcext:value-type="float">
            <text:p>-42.7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-97" calcext:value-type="float">
            <text:p>-97</text:p>
          </table:table-cell>
          <table:table-cell office:value-type="float" office:value="-38" calcext:value-type="float">
            <text:p>-3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75" calcext:value-type="float">
            <text:p>-75</text:p>
          </table:table-cell>
          <table:table-cell office:value-type="float" office:value="-33.56" calcext:value-type="float">
            <text:p>-33.5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69" calcext:value-type="float">
            <text:p>-69</text:p>
          </table:table-cell>
          <table:table-cell office:value-type="float" office:value="-28.62" calcext:value-type="float">
            <text:p>-28.6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24.93" calcext:value-type="float">
            <text:p>-24.9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-22.91" calcext:value-type="float">
            <text:p>-22.9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-70" calcext:value-type="float">
            <text:p>-70</text:p>
          </table:table-cell>
          <table:table-cell office:value-type="float" office:value="-22.12" calcext:value-type="float">
            <text:p>-22.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-54" calcext:value-type="float">
            <text:p>-54</text:p>
          </table:table-cell>
          <table:table-cell office:value-type="float" office:value="-21.45" calcext:value-type="float">
            <text:p>-21.4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20.95" calcext:value-type="float">
            <text:p>-20.9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18.7" calcext:value-type="float">
            <text:p>-18.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office:value-type="float" office:value="-17.84" calcext:value-type="float">
            <text:p>-17.84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office:value-type="float" office:value="-16.46" calcext:value-type="float">
            <text:p>-16.4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15.46" calcext:value-type="float">
            <text:p>-15.46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-14.01" calcext:value-type="float">
            <text:p>-14.0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office:value-type="float" office:value="-33" calcext:value-type="float">
            <text:p>-33</text:p>
          </table:table-cell>
          <table:table-cell office:value-type="float" office:value="-13.5" calcext:value-type="float">
            <text:p>-13.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13.18" calcext:value-type="float">
            <text:p>-13.18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13.1" calcext:value-type="float">
            <text:p>-13.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13.48" calcext:value-type="float">
            <text:p>-13.48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-54" calcext:value-type="float">
            <text:p>-54</text:p>
          </table:table-cell>
          <table:table-cell office:value-type="float" office:value="-13.52" calcext:value-type="float">
            <text:p>-13.5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  <table:table-cell office:value-type="float" office:value="-58" calcext:value-type="float">
            <text:p>-58</text:p>
          </table:table-cell>
          <table:table-cell office:value-type="float" office:value="-13.45" calcext:value-type="float">
            <text:p>-13.4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13.37" calcext:value-type="float">
            <text:p>-13.37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  <table:table-cell office:value-type="float" office:value="-67" calcext:value-type="float">
            <text:p>-67</text:p>
          </table:table-cell>
          <table:table-cell office:value-type="float" office:value="-13.28" calcext:value-type="float">
            <text:p>-13.2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12.12" calcext:value-type="float">
            <text:p>-12.1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12.23" calcext:value-type="float">
            <text:p>-12.23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-33" calcext:value-type="float">
            <text:p>-33</text:p>
          </table:table-cell>
          <table:table-cell office:value-type="float" office:value="-11.59" calcext:value-type="float">
            <text:p>-11.59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-12.03" calcext:value-type="float">
            <text:p>-12.03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12.12" calcext:value-type="float">
            <text:p>-12.1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12.06" calcext:value-type="float">
            <text:p>-12.06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11.27" calcext:value-type="float">
            <text:p>-11.27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11.42" calcext:value-type="float">
            <text:p>-11.4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11.9" calcext:value-type="float">
            <text:p>-11.9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12.12" calcext:value-type="float">
            <text:p>-12.1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11.74" calcext:value-type="float">
            <text:p>-11.7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11.51" calcext:value-type="float">
            <text:p>-11.5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10.38" calcext:value-type="float">
            <text:p>-10.3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11.13" calcext:value-type="float">
            <text:p>-11.13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10.72" calcext:value-type="float">
            <text:p>-10.7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9.88" calcext:value-type="float">
            <text:p>-9.8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float" office:value="-10.93" calcext:value-type="float">
            <text:p>-10.9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10.24" calcext:value-type="float">
            <text:p>-10.2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10.05" calcext:value-type="float">
            <text:p>-10.05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10.04" calcext:value-type="float">
            <text:p>-10.04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10.55" calcext:value-type="float">
            <text:p>-10.5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10.14" calcext:value-type="float">
            <text:p>-10.1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8.87" calcext:value-type="float">
            <text:p>-8.87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8.67" calcext:value-type="float">
            <text:p>-8.6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9.21" calcext:value-type="float">
            <text:p>-9.2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9.65" calcext:value-type="float">
            <text:p>-9.6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9.21" calcext:value-type="float">
            <text:p>-9.2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9.04" calcext:value-type="float">
            <text:p>-9.04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8.86" calcext:value-type="float">
            <text:p>-8.8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8.85" calcext:value-type="float">
            <text:p>-8.85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8.28" calcext:value-type="float">
            <text:p>-8.2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8.42" calcext:value-type="float">
            <text:p>-8.42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7.77" calcext:value-type="float">
            <text:p>-7.77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7.37" calcext:value-type="float">
            <text:p>-7.37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7.29" calcext:value-type="float">
            <text:p>-7.29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7.72" calcext:value-type="float">
            <text:p>-7.7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8.03" calcext:value-type="float">
            <text:p>-8.0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7.03" calcext:value-type="float">
            <text:p>-7.03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7.05" calcext:value-type="float">
            <text:p>-7.0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7.26" calcext:value-type="float">
            <text:p>-7.26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75" calcext:value-type="float">
            <text:p>-6.7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18" calcext:value-type="float">
            <text:p>-7.18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7.46" calcext:value-type="float">
            <text:p>-7.46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79" calcext:value-type="float">
            <text:p>-6.79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7.06" calcext:value-type="float">
            <text:p>-7.06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7.69" calcext:value-type="float">
            <text:p>-7.69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7.59" calcext:value-type="float">
            <text:p>-7.59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7.34" calcext:value-type="float">
            <text:p>-7.3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6.58" calcext:value-type="float">
            <text:p>-6.5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float" office:value="-6.85" calcext:value-type="float">
            <text:p>-6.85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7.24" calcext:value-type="float">
            <text:p>-7.2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6.83" calcext:value-type="float">
            <text:p>-6.83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96" calcext:value-type="float">
            <text:p>-6.9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6.94" calcext:value-type="float">
            <text:p>-6.94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7.34" calcext:value-type="float">
            <text:p>-7.34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7.06" calcext:value-type="float">
            <text:p>-7.06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6.8" calcext:value-type="float">
            <text:p>-6.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7.75" calcext:value-type="float">
            <text:p>-7.7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67" calcext:value-type="float">
            <text:p>-7.6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7.16" calcext:value-type="float">
            <text:p>-7.1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6.6" calcext:value-type="float">
            <text:p>-6.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.99" calcext:value-type="float">
            <text:p>-6.99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6.66" calcext:value-type="float">
            <text:p>-6.66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6.09" calcext:value-type="float">
            <text:p>-6.09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6.08" calcext:value-type="float">
            <text:p>-6.0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34" calcext:value-type="float">
            <text:p>-6.3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6.25" calcext:value-type="float">
            <text:p>-6.25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7.14" calcext:value-type="float">
            <text:p>-7.1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7.74" calcext:value-type="float">
            <text:p>-7.74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6.8" calcext:value-type="float">
            <text:p>-6.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6.38" calcext:value-type="float">
            <text:p>-6.38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-5.89" calcext:value-type="float">
            <text:p>-5.89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6.1" calcext:value-type="float">
            <text:p>-6.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6.46" calcext:value-type="float">
            <text:p>-6.4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18" calcext:value-type="float">
            <text:p>-6.1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6.2" calcext:value-type="float">
            <text:p>-6.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6.75" calcext:value-type="float">
            <text:p>-6.75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6.05" calcext:value-type="float">
            <text:p>-6.05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76" calcext:value-type="float">
            <text:p>-6.7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6.52" calcext:value-type="float">
            <text:p>-6.5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6.45" calcext:value-type="float">
            <text:p>-6.4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35" calcext:value-type="float">
            <text:p>-6.3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55" calcext:value-type="float">
            <text:p>-6.55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7.72" calcext:value-type="float">
            <text:p>-7.72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6.31" calcext:value-type="float">
            <text:p>-6.3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-23" calcext:value-type="float">
            <text:p>-23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6.96" calcext:value-type="float">
            <text:p>-6.96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19" calcext:value-type="float">
            <text:p>-19</text:p>
          </table:table-cell>
          <table:table-cell office:value-type="float" office:value="-6.06" calcext:value-type="float">
            <text:p>-6.0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96" calcext:value-type="float">
            <text:p>-5.9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6.61" calcext:value-type="float">
            <text:p>-6.6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6.07" calcext:value-type="float">
            <text:p>-6.07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6.03" calcext:value-type="float">
            <text:p>-6.03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6.36" calcext:value-type="float">
            <text:p>-6.36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5.45" calcext:value-type="float">
            <text:p>-5.4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6.03" calcext:value-type="float">
            <text:p>-6.0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6.27" calcext:value-type="float">
            <text:p>-6.2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6.09" calcext:value-type="float">
            <text:p>-6.09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6.56" calcext:value-type="float">
            <text:p>-6.56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6.36" calcext:value-type="float">
            <text:p>-6.3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6.51" calcext:value-type="float">
            <text:p>-6.51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41" calcext:value-type="float">
            <text:p>-6.4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6.03" calcext:value-type="float">
            <text:p>-6.03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83" calcext:value-type="float">
            <text:p>-5.8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-5.33" calcext:value-type="float">
            <text:p>-5.3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6.18" calcext:value-type="float">
            <text:p>-6.18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6.33" calcext:value-type="float">
            <text:p>-6.33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6.5" calcext:value-type="float">
            <text:p>-6.5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99" calcext:value-type="float">
            <text:p>-5.99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52" calcext:value-type="float">
            <text:p>-5.52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.78" calcext:value-type="float">
            <text:p>-5.78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5.32" calcext:value-type="float">
            <text:p>-5.3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9" calcext:value-type="float">
            <text:p>-5.9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5.57" calcext:value-type="float">
            <text:p>-5.5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59" calcext:value-type="float">
            <text:p>-5.59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12" calcext:value-type="float">
            <text:p>-5.1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36" calcext:value-type="float">
            <text:p>-5.36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44" calcext:value-type="float">
            <text:p>-5.44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4.61" calcext:value-type="float">
            <text:p>-4.61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5" calcext:value-type="float">
            <text:p>-5.5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36" calcext:value-type="float">
            <text:p>-5.3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.48" calcext:value-type="float">
            <text:p>-5.4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87" calcext:value-type="float">
            <text:p>-5.8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57" calcext:value-type="float">
            <text:p>-5.57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19" calcext:value-type="float">
            <text:p>-5.19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6" calcext:value-type="float">
            <text:p>-4.6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7" calcext:value-type="float">
            <text:p>-4.7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5.04" calcext:value-type="float">
            <text:p>-5.04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3" calcext:value-type="float">
            <text:p>-4.3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3.96" calcext:value-type="float">
            <text:p>-3.96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38" calcext:value-type="float">
            <text:p>-4.38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49" calcext:value-type="float">
            <text:p>-4.49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5.05" calcext:value-type="float">
            <text:p>-5.05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87" calcext:value-type="float">
            <text:p>-4.87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35" calcext:value-type="float">
            <text:p>-4.3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81" calcext:value-type="float">
            <text:p>-4.81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86" calcext:value-type="float">
            <text:p>-5.8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5.33" calcext:value-type="float">
            <text:p>-5.3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41" calcext:value-type="float">
            <text:p>-5.4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44" calcext:value-type="float">
            <text:p>-5.44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5.53" calcext:value-type="float">
            <text:p>-5.5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4.53" calcext:value-type="float">
            <text:p>-4.53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4.6" calcext:value-type="float">
            <text:p>-4.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48" calcext:value-type="float">
            <text:p>-4.48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56" calcext:value-type="float">
            <text:p>-4.56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39" calcext:value-type="float">
            <text:p>-4.39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1" calcext:value-type="float">
            <text:p>-4.11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7" calcext:value-type="float">
            <text:p>-4.7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48" calcext:value-type="float">
            <text:p>-4.48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33" calcext:value-type="float">
            <text:p>-4.33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6" calcext:value-type="float">
            <text:p>-4.6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66" calcext:value-type="float">
            <text:p>-4.66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4.81" calcext:value-type="float">
            <text:p>-4.81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4.75" calcext:value-type="float">
            <text:p>-4.75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13" calcext:value-type="float">
            <text:p>-5.1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5.05" calcext:value-type="float">
            <text:p>-5.05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49" calcext:value-type="float">
            <text:p>-4.49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62" calcext:value-type="float">
            <text:p>-4.62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64" calcext:value-type="float">
            <text:p>-4.64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14" calcext:value-type="float">
            <text:p>-5.14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92" calcext:value-type="float">
            <text:p>-4.92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4.38" calcext:value-type="float">
            <text:p>-4.38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66" calcext:value-type="float">
            <text:p>-4.66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65" calcext:value-type="float">
            <text:p>-4.65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5.44" calcext:value-type="float">
            <text:p>-5.44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66" calcext:value-type="float">
            <text:p>-5.66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37" calcext:value-type="float">
            <text:p>-5.37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39" calcext:value-type="float">
            <text:p>-4.39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95" calcext:value-type="float">
            <text:p>-4.95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5.12" calcext:value-type="float">
            <text:p>-5.12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5.75" calcext:value-type="float">
            <text:p>-5.75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35" calcext:value-type="float">
            <text:p>-4.35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68" calcext:value-type="float">
            <text:p>-4.68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.66" calcext:value-type="float">
            <text:p>-4.66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97" calcext:value-type="float">
            <text:p>-4.97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81" calcext:value-type="float">
            <text:p>-4.81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5.1" calcext:value-type="float">
            <text:p>-5.1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23" calcext:value-type="float">
            <text:p>-5.23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5.38" calcext:value-type="float">
            <text:p>-5.38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24" calcext:value-type="float">
            <text:p>-5.24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54" calcext:value-type="float">
            <text:p>-4.54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61" calcext:value-type="float">
            <text:p>-4.61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46" calcext:value-type="float">
            <text:p>-4.46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5" calcext:value-type="float">
            <text:p>-5.5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5.42" calcext:value-type="float">
            <text:p>-5.42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5.12" calcext:value-type="float">
            <text:p>-5.12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54" calcext:value-type="float">
            <text:p>-4.54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65" calcext:value-type="float">
            <text:p>-4.65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23" calcext:value-type="float">
            <text:p>-4.23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3.71" calcext:value-type="float">
            <text:p>-3.7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44" calcext:value-type="float">
            <text:p>-4.44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56" calcext:value-type="float">
            <text:p>-4.56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76" calcext:value-type="float">
            <text:p>-4.76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55" calcext:value-type="float">
            <text:p>-4.55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56" calcext:value-type="float">
            <text:p>-4.56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4.14" calcext:value-type="float">
            <text:p>-4.14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4.62" calcext:value-type="float">
            <text:p>-4.62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76" calcext:value-type="float">
            <text:p>-4.76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5.49" calcext:value-type="float">
            <text:p>-5.49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4.61" calcext:value-type="float">
            <text:p>-4.61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36" calcext:value-type="float">
            <text:p>-4.36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62" calcext:value-type="float">
            <text:p>-4.62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57" calcext:value-type="float">
            <text:p>-4.57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4.46" calcext:value-type="float">
            <text:p>-4.46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4.7" calcext:value-type="float">
            <text:p>-4.7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.33" calcext:value-type="float">
            <text:p>-4.33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5.06" calcext:value-type="float">
            <text:p>-5.06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5.38" calcext:value-type="float">
            <text:p>-5.38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47" calcext:value-type="float">
            <text:p>-4.47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4.16" calcext:value-type="float">
            <text:p>-4.16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4.56" calcext:value-type="float">
            <text:p>-4.56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5.1" calcext:value-type="float">
            <text:p>-5.1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72" calcext:value-type="float">
            <text:p>-4.72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3.74" calcext:value-type="float">
            <text:p>-3.74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64" calcext:value-type="float">
            <text:p>-4.64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4.46" calcext:value-type="float">
            <text:p>-4.46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4.41" calcext:value-type="float">
            <text:p>-4.41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4.24" calcext:value-type="float">
            <text:p>-4.24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5.1" calcext:value-type="float">
            <text:p>-5.1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69" calcext:value-type="float">
            <text:p>-4.69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1" calcext:value-type="float">
            <text:p>-4.1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.16" calcext:value-type="float">
            <text:p>-4.16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4.38" calcext:value-type="float">
            <text:p>-4.38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4.7" calcext:value-type="float">
            <text:p>-4.7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4.02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4.71" calcext:value-type="float">
            <text:p>-4.71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4.24" calcext:value-type="float">
            <text:p>-4.24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4.11" calcext:value-type="float">
            <text:p>-4.11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95" calcext:value-type="float">
            <text:p>-3.95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74" calcext:value-type="float">
            <text:p>-3.74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7" calcext:value-type="float">
            <text:p>-3.7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4.52" calcext:value-type="float">
            <text:p>-4.52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4.54" calcext:value-type="float">
            <text:p>-4.54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4.68" calcext:value-type="float">
            <text:p>-4.68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82" calcext:value-type="float">
            <text:p>-3.82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75" calcext:value-type="float">
            <text:p>-3.75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54" calcext:value-type="float">
            <text:p>-3.54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4.12" calcext:value-type="float">
            <text:p>-4.12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74" calcext:value-type="float">
            <text:p>-3.74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95" calcext:value-type="float">
            <text:p>-3.95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88" calcext:value-type="float">
            <text:p>-3.88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4.02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66" calcext:value-type="float">
            <text:p>-3.66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75" calcext:value-type="float">
            <text:p>-3.75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77" calcext:value-type="float">
            <text:p>-3.77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52" calcext:value-type="float">
            <text:p>-2.52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.27" calcext:value-type="float">
            <text:p>-3.27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3.5" calcext:value-type="float">
            <text:p>-3.5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35:30.132000000</dc:date>
    <meta:editing-duration>PT1M32S</meta:editing-duration>
    <meta:editing-cycles>1</meta:editing-cycles>
    <meta:document-statistic meta:table-count="1" meta:cell-count="17648" meta:object-count="0"/>
    <meta:generator>LibreOffice/4.4.3.2$Windows_x86 LibreOffice_project/88805f81e9fe61362df02b9941de8e38a9b5fd16</meta:generator>
  </office:meta>
</office:document-meta>
</file>